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7</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北京同志中心宣布停運 中國LGBTQ運動何去何從？</text:span>
</text:h>
      <text:p text:style-name="P4">
Author: None (Language: zh)</text:p>
      <text:p text:style-name="P4">
Publisher: None</text:p>
      <text:p text:style-name="P4">
Time: 2023-05-16T06:43:00Z</text:p>
      <text:p text:style-name="P4">
Description: 國際不再恐同日前夕，中國最大的LGBTQ組織「北京同志中心」週一無預警社交媒體宣布終止營運。中國當局近年加大力度打壓，LGBTQ組織相繼關閉中國LGBTQ運動者說對結果並不意外，但相信LGBTQ社群有辦法延續運動能量。</text:p>
      <text:p text:style-name="P4">
Videos: []</text:p>
      <text:p text:style-name="P4">
Images: ["<text:a xlink:type="simple" xlink:href="https://static.dw.com/image/57047533_303.jpg" text:style-name="Internet_20_link" text:visited-style-name="Visited_20_Internet_20_Link">
57047533_303.jpg</text:a>
", "<text:a xlink:type="simple" xlink:href="https://static.dw.com/image/49864187_401.jpg" text:style-name="Internet_20_link" text:visited-style-name="Visited_20_Internet_20_Link">
49864187_401.jpg</text:a>
"]</text:p>
      <text:p text:style-name="P4">
Subject: 时政风云</text:p>
      <text:p text:style-name="P4">
Subjects: []</text:p>
      <text:p text:style-name="P4">
Keywords: ['岛屿主权争端', '专题报道：全景观看“习马会”', '中国', '中共十九大', '德中关系']</text:p>
      <text:p text:style-name="P4">
ID: 65632979</text:p>
      <!--METADATA-->
      <text:p text:style-name="P4">
<text:a xlink:type="simple" xlink:href="https://www.dw.com/zh/overlay/image/article/65632979/57047533" text:style-name="Internet_20_link" text:visited-style-name="Visited_20_Internet_20_Link">
 <draw:frame draw:style-name="fr1" draw:name="Image2" text:anchor-type="as-char" svg:width="6.9236in" svg:height="3.896998in" draw:z-index="0">
<draw:image xlink:href="../Images/dwzh/2023-05-16T06-43-00Z/57047533_303.jpg" xlink:type="simple" xlink:show="embed" xlink:actuate="onLoad" draw:mime-type="image/jpeg"/>
</draw:frame>
</text:a>
</text:p>
      <text:p text:style-name="P4">
中國過去幾年有多個LGBTQ團體陸續因受到政府施壓而宣布關閉。</text:p>
      <text:p text:style-name="P4">
（德國之聲中文網）成立15年的「北京同志中心」（北同）週一（5月15日）晚間在其社媒帳號發布聲明，宣布「因不可抗力」，該中心將終止營運。消息傳出後，不少中國網民在其貼文下留言，對該組織自2008年為中國LGBTQ社群做出的貢獻表示感謝，也感嘆呼籲希望能有「繼任者」出現接力服務性少數社群。</text:p>
      <text:p text:style-name="P4">
長期在中國推動LGBTQ社群運動的安迪（化名）在接受DW訪問時表示，對於北同宣布終止營運並不感到意外，因為在過去幾年數個大學LGBTQ社團或民間的LGBTQ團體受到中國政府打壓後，LGBTQ社團在中國已「沒有做事的空間」。他說：「北同中心文中提到『不可抗力』，這肯定是中國政府的命令讓他們無法繼續運作，所以我對這樣的結果並不感到意外。」</text:p>
      <text:p text:style-name="P4">
2020年，中國規模最大的多元性別活動「上海驕傲節」在官網無預警宣布停辦，當時各界猜測與中國政府向主辦團隊施壓有關。2021年， <text:a xlink:type="simple" xlink:href="https://www.dw.com/zh/zh/中国高校lgbt帐号遭封-学者同志团体的致命一击/a-58198503" text:style-name="Internet_20_link" text:visited-style-name="Visited_20_Internet_20_Link">
</text:a>
，當時在微信上分享遭封殺名單的帳號也陸續被停號。</text:p>
      <text:p text:style-name="P4">
安迪告訴DW，他自己近期也因舉辦與LGBTQ社群相關的活動，被當地政府找去「喝茶」，詢問他之前辦了哪些活動，這讓他覺得，若他繼續用類似方式辦活動的話，或許也會開始<text:a xlink:type="simple" xlink:href="" text:style-name="Internet_20_link" text:visited-style-name="Visited_20_Internet_20_Link">
 面臨一些政府的干涉 </text:a>
。他說：「若活動參與人數過多，可能也不行。近期我聽說美國領事館要辦一個活動，想邀請同志朋友參加，但當地的同志團體並未把相關消息發到社交媒體的公眾號上，因為此舉除了會召集同志朋友外，活動主辦方又是美國領事館，這兩個因素在中國政府眼中都是不恰當的。」</text:p>
      <text:p text:style-name="P4">
長期關注亞洲各國LGBTQ運動發展的「國際立即行動」（OutrightInternational）亞洲區方案主任呂欣潔在接受DW訪問時表示，中國過去幾年的各種跡象，都顯示北同中心結束營運是不可避免的路，許多中國LGBTQ運動者跟她說，當一個組織無法營運各種活動或沒有空間去宣導事務時，要繼續營運是非常困難的。她說：「對於這個消息，我感到遺憾但也不意外。」</text:p>
      <text:h text:style-name="P12" text:outline-level="3">
<text:span text:style-name="T4">
北同中心：中國LGBTQ的「安全空間」</text:span>
</text:h>
      <text:p text:style-name="P4">
呂欣潔告訴DW，對中國的LGBTQ運動者來說，2008年成立的北同中心提供該社群一個安全空間，且在諮商、家庭暴力與跨性別權益倡導等方面都有很深的著墨。她說：「對同志運動來說，擁有一個安全的空間是很重要的，因為在中國在早期，LGBTQ社群辦活動時，在空間議題上遭受到很大壓力，所以有一個安全空間讓社群夥伴可以去，在遇到困難時有地方可以求助，這在同志運動中，是很基本的服務。」</text:p>
      <text:p text:style-name="P4">
除了提供一個安全空間外，北同也是中國LGBTQ運動者一個「很穩定」的角色。呂欣潔補充道：「在很多團體可能遭受不同壓力時，北同中心一直都在，所以對中國運動者來說，北同中心停止營運，會讓他們感到更絕望。」</text:p>
      <text:p text:style-name="P4">
她也提到，事實上過去幾年，包含北同中心在內的多個中國LGBTQ團體都打算終止營運，因為只要一辦活動就會被關切。然而，當他們想終止營運時，中國政府卻屢屢阻止他們這麼做。呂欣潔指出，主要原因是，中國政府認為這些LGBTQ團體一旦宣布終止營運，相關事件便會引起公眾討論。她說：「這對營運者來說是很辛苦的，他們不能做事，又要待在那邊。現在看來他們做了個決定，但我相信他們會找到不同空間去繼續推動他們想做的工作。」</text:p>
      <text:p text:style-name="P4">
安迪也提到，北同中心因成立較早，其推出的服務往往會促使其他地區的LGBTQ機構跟進。他告訴DW：「這幾年他們轉向做心靈諮詢這一塊，而這個領域看上去應該是很安全的。他們透過對LGBTQ社群友善的心理師提供諮詢服務，所以即便北同中心關閉了，這些服務應該還會存在。」</text:p>
      <text:p text:style-name="P4">
<draw:frame draw:style-name="fr1" draw:name="Image3" text:anchor-type="as-char" svg:width="6.9236in" svg:height="3.896998in" draw:z-index="0">
<draw:image xlink:href="../Images/dwzh/2023-05-16T06-43-00Z/49864187_401.jpg" xlink:type="simple" xlink:show="embed" xlink:actuate="onLoad" draw:mime-type="image/jpeg"/>
</draw:frame>
</text:p>
      <text:p text:style-name="P4">
安迪與呂欣潔都表示，他們相信中國LGBTQ運動者在努力這麼久後，終能找到方法突破現狀，將整個運動推進到中國當局難以掌控的區域。</text:p>
      <text:h text:style-name="P12" text:outline-level="3">
<text:span text:style-name="T4">
中國同志運動何去何從？</text:span>
</text:h>
      <text:p text:style-name="P4">
中國各地的LGBTQ組織陸續受中國政府施壓而被迫關閉，但安迪認為，LGBTQ社群的交流不會因此而消失，社群成員會發想出越來越多新的活動與交流形式。他說：「表面上看感覺政策收緊了，但這個發展對LGBTQ機構的朋友來說，可能是一個很好的提醒，那就是他們需要更換思路，當政策已經變時，要更靈活轉變。」</text:p>
      <text:p text:style-name="P4">
呂欣潔也認為，雖然北同中心終止營運對很多人來說是一個很大的衝擊，且LGBTQ運動能運作的空間也可能因此更加限縮，但從別的角度上來看，現在中國LGBTQ運動失去一個清楚的標地並非一件絕對的壞事。她告訴DW：「現在中國當局就是要監控各式各樣他們認為會造成社會動蕩不安的角色，所以一個具體的空間，會讓政府能監視他們，去把他周邊相關的人事物都納入掌控範圍。若這個社群變成一個比較流動的狀態，我覺得在中國現在的氛圍下，LGBTQ運動能產生更多樣貌，這不見得是壞事。」</text:p>
      <text:p text:style-name="P4">
安迪與呂欣潔都表示，他們相信中國LGBTQ運動者在努力這麼久後，終能找到方法突破現狀，將整個運動推進到中國當局難以掌控的區域。安迪說：「同志社群人這麼多，大家肯定有不同需求，這些東西不會因為一個政府的政策，就不能繼續運作。」</text:p>
      <text:p text:style-name="P4">
Source: <text:a xlink:type="simple" xlink:href="https://www.dw.com/zh/北京同志中心宣布停運-中國lgbtq運動何去何從？/a-65632979" text:style-name="Internet_20_link" text:visited-style-name="Visited_20_Internet_20_Link">
https://www.dw.com/zh/北京同志中心宣布停運-中國lgbtq運動何去何從？/a-65632979?maca=chi-rss-chi-all-1127-rdf</text:a>
</text:p>
      <!--NEWS-->
      <text:h text:style-name="P10" text:outline-level="1">
<text:span text:style-name="T4">
游锡堃到访华盛顿　吁美国及盟友支持台海稳定</text:span>
</text:h>
      <text:p text:style-name="P4">
Author: None</text:p>
      <text:p text:style-name="P4">
Publisher: Radio Free Asia (Organization)</text:p>
      <text:p text:style-name="P4">
Published Time: 2023-05-16T16:51:00-04:00</text:p>
      <text:p text:style-name="P4">
Modified Time: 2023-05-17T11:43:27-04:00</text:p>
      <text:p text:style-name="P4">
Description: None</text:p>
      <text:p text:style-name="P4">
Videos: []</text:p>
      <text:p text:style-name="P4">
Audios: ["<text:a xlink:type="simple" xlink:href="https://www.rfa.org/mandarin/yataibaodao/gangtai/tj-0516202310283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4" text:anchor-type="as-char" svg:width="6.9236in" svg:height="4.567343in" draw:z-index="0">
<draw:image xlink:href="../Images/rfamandarin/2023-05-16T16-51-00-04-00/000000.png" xlink:type="simple" xlink:show="embed" xlink:actuate="onLoad" draw:mime-type="image/png"/>
</draw:frame>
 5月16日，美国华盛顿智库哈德逊研究所（HudsonInstitute）举办研讨会。 <text:a xlink:type="simple" xlink:href="https://www.rfa.org/mandarin/yataibaodao/gangtai/tj-05162023102835.html/@@images/image" text:style-name="Internet_20_link" text:visited-style-name="Visited_20_Internet_20_Link">
</text:a>
记者唐缘媛摄  <text:a xlink:type="simple" xlink:href="https://www.rfa.org/mandarin/yataibaodao/gangtai/tj-05162023102835.html/@@stream" text:style-name="Internet_20_link" text:visited-style-name="Visited_20_Internet_20_Link">
</text:a>
</text:p>
      <text:p text:style-name="P4">
美、中竞争日趋升级之际，台湾海峡的和平稳定成为各界关注的焦点。5月16日，正在美国首都华盛顿访问的台湾立法院长游锡堃发表公开演说，呼吁美国和盟友继续支持台海稳定。</text:p>
      <text:p text:style-name="P4">
<text:a xlink:type="simple" xlink:href="https://www.rfa.org/mandarin/Xinwen/5-05162023114354.html" text:style-name="Internet_20_link" text:visited-style-name="Visited_20_Internet_20_Link">
 <text:span text:style-name="T4">
美众院美中战略竞争委员会晤游锡堃 商讨如何挺台抗中</text:span>
 </text:a>
  * <text:span text:style-name="T4">
<text:a xlink:type="simple" xlink:href="https://www.rfa.org/mandarin/yataibaodao/gangtai/hx-07212022092635.html" text:style-name="Internet_20_link" text:visited-style-name="Visited_20_Internet_20_Link">
 </text:a>
 </text:span>
  * <text:a xlink:type="simple" xlink:href="https://www.rfa.org/mandarin/Xinwen/3-11022022121303.html" text:style-name="Internet_20_link" text:visited-style-name="Visited_20_Internet_20_Link">
 <text:span text:style-name="T4">
游锡堃会见美国人权基金会长：共同维护民主</text:span>
 </text:a>
</text:p>
      <text:p text:style-name="P4">
本周二，美国华盛顿智库哈德逊研究所（Hudson Institute）针对中国对台文攻武吓等议题举办研讨会，美国学者及台湾的立法院长游锡堃应邀发言。</text:p>
      <text:p text:style-name="P4">
<text:span text:style-name="T4">
游锡堃：台湾只是踏板 习近平的目标是称霸世界</text:span>
</text:p>
      <text:p text:style-name="P4">
游锡堃到访华盛顿之际，恰逢七国集团峰会（G7）将在日本广岛举行前夕，而此次峰会的重点也将聚焦中国的经济胁迫问题。</text:p>
      <text:p text:style-name="P4">
游锡堃在会上，首先感谢美国近年来对台湾越来越清晰的支持：“我们感谢贵国（美国）在去年年底通过《2023年国防授权法案》时，同意五年提供台湾一百亿美元的军援，也感谢拜登政府最近可能将动用总统拨款权直接无偿提供价值五亿美元的武器给台湾。我们非常感谢拜登总统所说的，如果台湾遭到前所未见的攻击，美国将会出兵防卫台湾。”</text:p>
      <text:p text:style-name="P4">
游锡堃同时警告说，台湾并不是中国当局的最终目标，中国当局的终极目标是重塑国际秩序：“台湾不是中共的终极目的地，中共的目标是东升西降，是欧美、是全球，是要成为世界帝国。台湾只是它前进时的踏板而已。……今年3月23日的普习会，（习近平）更与普丁（普京）达成‘共同推动百年变局的共识’，其改变既有国际秩序的意图，已经毫不掩饰。……所以我们可以肯定地说，保护台湾便是保护欧美，确保台湾安全便是确保全球的公共利益。”</text:p>
      <text:p text:style-name="P4">
<text:span text:style-name="T4">
 <draw:frame draw:style-name="fr1" draw:name="Image5" text:anchor-type="as-char" svg:width="6.9236in" svg:height="5.1927in" draw:z-index="0">
<draw:image xlink:href="../Images/rfamandarin/2023-05-16T16-51-00-04-00/000001.png" xlink:type="simple" xlink:show="embed" xlink:actuate="onLoad" draw:mime-type="image/png"/>
</draw:frame>
台湾的立法院长游锡堃在研讨会前接受本台专访（记者唐缘媛摄）  <text:a xlink:type="simple" xlink:href="https://www.rfa.org/mandarin/yataibaodao/gangtai/tj-05162023102835.html/571672474e8c.jpg" text:style-name="Internet_20_link" text:visited-style-name="Visited_20_Internet_20_Link">
</text:a>
</text:span>
</text:p>
      <text:p text:style-name="P4">
<text:span text:style-name="T4">
游锡堃：感谢日、韩、菲强化对台支持</text:span>
</text:p>
      <text:p text:style-name="P4">
游锡堃还谈到，近期日本、韩国、菲律宾等美国盟友对台湾的支持也日渐增强：“日本岸田文雄首相、韩国尹锡悦总统表明，台湾问题是全球问题，会持续强化美、日、韩安保合作，并坚决反对武力改变台海和平现状；菲律宾总统小马克士（马科斯,Ferdinand MarcosJr）也说，如果台海发生战争，将可能准许美军使用菲律宾的基地。……（上述盟友）再加上美国的协助，成为印太地区安全与和平的最重要稳定力量。”</text:p>
      <text:p text:style-name="P4">
游锡堃并在会上呼吁，希望美国及美国盟友支持台湾加入国际民航组织、世界卫生组织、国际货币基金等国际组织，以确保台湾能共同守护印太地区的繁荣、安全与稳定。</text:p>
      <text:p text:style-name="P4">
<text:span text:style-name="T4">
学者：美国对台政策应更明确</text:span>
</text:p>
      <text:p text:style-name="P4">
哈德逊研究所高级研究员努里·特克尔（NuryTurkel）则在会上建议，美国政府在对中以及对台政策方面，用词应该要更为清晰、一致，如此才能有效吓阻中国的武力威胁。</text:p>
      <text:p text:style-name="P4">
他说：“如果我们无法向美国民众解释为什么台湾的民主、主权很重要，我们就无法获得美国民众的支持，这很危险，对台湾也没有帮助。另一方面，对台湾来说，如果美国政府传递不一致的讯号，这会削弱台湾民众捍卫台湾主权的勇气。此外，不一致的信号也会影响到北京，这会让北京认为美国有弱点。”</text:p>
      <text:p text:style-name="P4">
记者：唐缘媛 责编：何平 网编：洪伟</text:p>
      <text:p text:style-name="P4">
Source: <text:a xlink:type="simple" xlink:href="https://www.rfa.org/mandarin/yataibaodao/gangtai/tj-05162023102835.html" text:style-name="Internet_20_link" text:visited-style-name="Visited_20_Internet_20_Link">
https://www.rfa.org/mandarin/yataibaodao/gangtai/tj-05162023102835.html</text:a>
</text:p>
      <!--NEWS-->
      <text:h text:style-name="P10" text:outline-level="1">
<text:span text:style-name="T4">
乌军称击落六枚高超音速导弹</text:span>
</text:h>
      <text:p text:style-name="P4">
Author: 联合早报 (Person)</text:p>
      <text:p text:style-name="P4">
Publisher: 联合早报 (Organization)</text:p>
      <text:p text:style-name="P4">
Published Time: 2023-05-16T18:27</text:p>
      <text:p text:style-name="P4">
Modified Time: 2023-05-17T08:48</text:p>
      <text:p text:style-name="P4">
Description: 俄罗斯星期二（5月16日）对基辅发动了异常猛烈的空袭。乌克兰军队称已击落18枚俄军导弹，包括六枚高超音速导弹。路透社报道，俄军星期二凌晨对基辅发起本月第八轮空袭。基辅市市长克里琴科...</text:p>
      <text:p text:style-name="P4">
Videos: []</text:p>
      <text:p text:style-name="P4">
Audios: []</text:p>
      <text:p text:style-name="P4">
Images: []</text:p>
      <text:p text:style-name="P4">
Type: NewsArticle</text:p>
      <text:p text:style-name="P4">
Breadcrumbs: ['即时', '国际']</text:p>
      <text:p text:style-name="P4">
Keywords: ['俄乌战争', '俄罗斯', '乌克兰', '基辅', '空袭', '导弹']</text:p>
      <!--METADATA-->
      <text:p text:style-name="P4">
俄罗斯星期二（5月16日）对基辅发动了异常猛烈的空袭。乌克兰军队称已击落18枚俄军导弹，包括六枚高超音速导弹。</text:p>
      <text:p text:style-name="P4">
路透社报道，俄军星期二凌晨对基辅发起本月第八轮空袭。基辅市市长克里琴科（Vitali Klitschko）事后证实，至少有三人受伤，一栋建筑受损。</text:p>
      <text:p text:style-name="P4">
基辅市军事管理部门负责人波普科（Serhiy Popko）则在即时通信平台贴文说：“导弹发射非常密集，在最短时间内发射最多的攻击导弹。”</text:p>
      <text:p text:style-name="P4">
乌军指出，俄罗斯在夜里向乌克兰发射了18枚导弹，全部已被击落。乌军也摧毁了六架伊朗制无人机和三架侦察无人机。</text:p>
      <text:p text:style-name="P4">
乌军武装部队联合指挥官纳伊夫（Serhiy Naev）说：“敌人的任务是散播恐慌，制造混乱。但在北部作战区包括基辅，一切都在乌军的完全控制下。”</text:p>
      <text:p text:style-name="P4">
俄罗斯军事新闻媒体则引述俄国防部报道称，俄军一枚高超音速导弹摧毁了乌克兰的美制爱国者地对空导弹系统。</text:p>
      <text:p text:style-name="P4">
Source: <text:a xlink:type="simple" xlink:href="https://www.zaobao.com.sg/realtime/world/story20230516-1395298" text:style-name="Internet_20_link" text:visited-style-name="Visited_20_Internet_20_Link">
https://www.zaobao.com.sg/realtime/world/story20230516-1395298</text:a>
</text:p>
      <!--NEWS-->
      <text:h text:style-name="P10" text:outline-level="1">
<text:span text:style-name="T4">
马国撤销“阿拉”案上诉 安华：仅适用于砂拉越</text:span>
</text:h>
      <text:p text:style-name="P4">
Author: 联合早报 (Person)</text:p>
      <text:p text:style-name="P4">
Publisher: 联合早报 (Organization)</text:p>
      <text:p text:style-name="P4">
Published Time: 2023-05-16T20:13</text:p>
      <text:p text:style-name="P4">
Modified Time: 2023-05-17T11:04</text:p>
      <text:p text:style-name="P4">
Description: 马来西亚政府表明，政府虽撤销“禁止基督徒使用‘阿拉’字眼”案的上诉，但这项判决仅适用于砂拉越，并不影响其他州属的回教法规。换言之，除了砂拉越，马国其他州属的基督徒仍然不准以“阿拉”...</text:p>
      <text:p text:style-name="P4">
Videos: []</text:p>
      <text:p text:style-name="P4">
Audios: []</text:p>
      <text:p text:style-name="P4">
Images: []</text:p>
      <text:p text:style-name="P4">
Type: NewsArticle</text:p>
      <text:p text:style-name="P4">
Breadcrumbs: ['即时', '国际']</text:p>
      <text:p text:style-name="P4">
Keywords: ['马来西亚', '安华', '基督徒', '回教', '砂拉越']</text:p>
      <!--METADATA-->
      <text:p text:style-name="P4">
马来西亚政府表明，政府虽撤销 <text:a xlink:type="simple" xlink:href="https://www.zaobao.com/realtime/world/story20210318-1132282" text:style-name="Internet_20_link" text:visited-style-name="Visited_20_Internet_20_Link">
</text:a>
，但这项判决仅适用于砂拉越，并不影响其他州属的回教法规。换言之，除了砂拉越，马国其他州属的基督徒仍然不准以“阿拉”字眼来指称上帝。</text:p>
      <text:p text:style-name="P4">
马国内政部长赛夫丁星期一（5月15日）宣布，政府今年4月18日撤回上诉，不再挑战吉隆坡高庭两年前宣判砂拉越的马来族基督徒有权使用“阿拉”字眼的判决。这引起了马来与回教右派组织的不满，国盟也以此大做文章，宣称安华政府并未捍卫回教。</text:p>
      <text:p text:style-name="P4">
赛夫丁星期二（16日）说，吉隆坡高庭对该案的判决是针对当时内政部没收含有“阿拉”字眼的基督教教材光碟，加上此案是一项民事诉讼，政府因此决定撤销上诉。</text:p>
      <text:p text:style-name="P4">
安华星期二在马六甲出席开斋节活动时强调，吉隆坡高庭的相关裁决只限于砂拉越而非其他州属。“这是属于砂拉越的案件，砂拉越不受其他州属（禁止非回教徒使用阿拉字眼）的约束。但这不代表（吉隆坡高庭的裁决）适用在马六甲、槟城、雪兰莪或其他州属。”</text:p>
      <text:p text:style-name="P4">
马国内政部及西马各州都禁止非回教徒使用阿拉字眼。砂拉越基督徒吉尔艾尔2008年5月从印度尼西亚返回吉隆坡时，在机场遭海关人员充公八张含有“阿拉”字眼的基督教教材光碟。吉尔2008年8月提出诉讼，要求撤销充公光碟的决定。</text:p>
      <text:p text:style-name="P4">
吉隆坡高庭2021年3月10日作出标杆性裁决，宣判在宗教和教育目的上，基督教徒有权使用“阿拉”字眼，也有权使用“真主之家”（Baituallah）、“祈祷”（Solat）及“回教麦加圣堂”（Kaabah）等三个字眼。马国政府随即提出上诉。</text:p>
      <text:p text:style-name="P4">
此事也引起团结政府成员党巫统的关注。负责法律及体制改革的首相署部长阿莎丽娜星期二发文告说，她和其他巫统部长准备将此案带入内阁会议讨论。</text:p>
      <text:p text:style-name="P4">
Source: <text:a xlink:type="simple" xlink:href="https://www.zaobao.com.sg/realtime/world/story20230516-1395315" text:style-name="Internet_20_link" text:visited-style-name="Visited_20_Internet_20_Link">
https://www.zaobao.com.sg/realtime/world/story20230516-1395315</text:a>
</text:p>
      <!--NEWS-->
      <text:h text:style-name="P10" text:outline-level="1">
<text:span text:style-name="T4">
专栏 | 民主沙龙：中国人讲中国事 （2023-05-16）</text:span>
</text:h>
      <text:p text:style-name="P4">
Author: None</text:p>
      <text:p text:style-name="P4">
Publisher: Radio Free Asia (Organization)</text:p>
      <text:p text:style-name="P4">
Published Time: 2023-05-16T20:56:41-04:00</text:p>
      <text:p text:style-name="P4">
Modified Time: 2023-05-16T20:56:41-04:00</text:p>
      <text:p text:style-name="P4">
Description: None</text:p>
      <text:p text:style-name="P4">
Videos: []</text:p>
      <text:p text:style-name="P4">
Audios: ["<text:a xlink:type="simple" xlink:href="https://www.rfa.org/mandarin/zhuanlan/minzhushalong/salon-0516202310520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 text:anchor-type="as-char" svg:width="6.9236in" svg:height="4.612011in" draw:z-index="0">
<draw:image xlink:href="../Images/rfamandarin/2023-05-16T20-56-41-04-00/000000.png" xlink:type="simple" xlink:show="embed" xlink:actuate="onLoad" draw:mime-type="image/png"/>
</draw:frame>
中国地方政府对电动车处以罚款的现象严重，图为2023年3月20日北京街头的部分电动车。 美联社图片  <text:a xlink:type="simple" xlink:href="https://www.rfa.org/mandarin/zhuanlan/minzhushalong/salon-05162023105209.html/@@stream" text:style-name="Internet_20_link" text:visited-style-name="Visited_20_Internet_20_Link">
</text:a>
</text:p>
      <text:p text:style-name="P4">
<text:span text:style-name="T4">
<text:span text:style-name="T5">
自由亚洲电台在美国首都华盛顿面向中国大陆听友开通的</text:span>
 </text:span>
 <text:span text:style-name="T4">
<text:span text:style-name="T5">
“</text:span>
 </text:span>
 <text:span text:style-name="T4">
<text:span text:style-name="T5">
民主沙龙热线</text:span>
 </text:span>
 <text:span text:style-name="T4">
<text:span text:style-name="T5">
”</text:span>
 </text:span>
 <text:span text:style-name="T4">
<text:span text:style-name="T5">
。</text:span>
 </text:span>
</text:p>
      <text:p text:style-name="P4">
<text:span text:style-name="T4">
__ </text:span>
</text:p>
      <text:p text:style-name="P4">
<text:span text:style-name="T4">
<text:span text:style-name="T5">
热线时间：</text:span>
 </text:span>
 <text:span text:style-name="T4">
<text:span text:style-name="T5">
北京时间每个星期一晚上</text:span>
 </text:span>
 <text:span text:style-name="T4">
<text:span text:style-name="T5">
10</text:span>
 </text:span>
 <text:span text:style-name="T4">
<text:span text:style-name="T5">
点</text:span>
 </text:span>
 <text:span text:style-name="T4">
<text:span text:style-name="T5">
----11</text:span>
 </text:span>
 <text:span text:style-name="T4">
<text:span text:style-name="T5">
点</text:span>
 </text:span>
<text:span text:style-name="T4">
<text:span text:style-name="T5">
30</text:span>
 </text:span>
 <text:span text:style-name="T4">
<text:span text:style-name="T5">
分</text:span>
 </text:span>
</text:p>
      <text:p text:style-name="P4">
<text:span text:style-name="T4">
<text:span text:style-name="T5">
热线国际免费号码：</text:span>
 </text:span>
 <text:span text:style-name="T4">
__ </text:span>
 <text:span text:style-name="T4">
<text:span text:style-name="T5">
400-842-7775</text:span>
 </text:span>
 <text:span text:style-name="T4">
<text:span text:style-name="T5">
，</text:span>
 </text:span>
 <text:span text:style-name="T4">
<text:span text:style-name="T5">
400-842-7776</text:span>
 </text:span>
</text:p>
      <text:p text:style-name="P4">
<text:span text:style-name="T4">
<text:span text:style-name="T5">
热线</text:span>
 </text:span>
 <text:span text:style-name="T4">
<text:span text:style-name="T5">
skype</text:span>
 </text:span>
 <text:span text:style-name="T4">
<text:span text:style-name="T5">
帐号：</text:span>
 </text:span>
 <text:span text:style-name="T4">
<text:span text:style-name="T5">
Linyueyang01</text:span>
 </text:span>
</text:p>
      <text:p text:style-name="P4">
<text:span text:style-name="T4">
__ </text:span>
</text:p>
      <text:p text:style-name="P4">
<text:span text:style-name="T4">
<text:span text:style-name="T5">
期待与您</text:span>
 </text:span>
 <text:span text:style-name="T4">
__ </text:span>
 <text:span text:style-name="T4">
<text:span text:style-name="T5">
“民主沙龙热线”空中相聚</text:span>
 </text:span>
 <text:span text:style-name="T4">
<text:span text:style-name="T5">
---</text:span>
 </text:span>
 <text:span text:style-name="T4">
<text:span text:style-name="T5">
林悦杨</text:span>
 </text:span>
</text:p>
      <text:p text:style-name="P4">
南方听友：中国社会上问题很多，例如当地政府针对电动车罚款非常严重。一罚款就是1500块。大家都不敢骑车出门，更不敢骑车出门消费。小生意现在没有人上门，赚钱非常难。老百姓没有钱，无法消费。社会上的恶性事件时常发生，因为社会公正出了问题，老百姓遇到不公正，找政府，依然无法解决，只好自己解决。</text:p>
      <text:p text:style-name="P4">
西藏听友：海外藏人的组织，运动这么多年没有什么效果。非常失望。海外的藏人，享有自由，只是口头说说，要保护西藏的语言，文化等等，但是没有军队，不会有效果。</text:p>
      <text:p text:style-name="P4">
江苏听友：非常希望“拆墙运动”，能够使得中国老百姓能够使用短波收音机收听海外中文电台。台海关系方面，希望台湾有原子弹，这样大陆就不敢动武了。</text:p>
      <text:p text:style-name="P4">
索要翻墙软件， <text:a xlink:type="simple" xlink:href="" text:style-name="Internet_20_link" text:visited-style-name="Visited_20_Internet_20_Link">
 </text:a>
 。</text:p>
      <text:p text:style-name="P4">
请关注主持人林悦杨的社媒，与我们互动：</text:p>
      <text:p text:style-name="P4">
<text:span text:style-name="T4">
<text:span text:style-name="T5">
推特帐号：</text:span>
 </text:span>
 <text:span text:style-name="T4">
<text:span text:style-name="T5">
linyueyang</text:span>
 </text:span>
</text:p>
      <text:p text:style-name="P4">
<text:span text:style-name="T4">
<text:span text:style-name="T5">
Skype</text:span>
 </text:span>
 <text:span text:style-name="T4">
<text:span text:style-name="T5">
帐号：</text:span>
 </text:span>
 <text:span text:style-name="T4">
<text:span text:style-name="T5">
Linyueyang01</text:span>
 </text:span>
</text:p>
      <text:p text:style-name="P4">
<text:span text:style-name="T4">
<text:span text:style-name="T5">
微信帐号：linyueyang</text:span>
 </text:span>
</text:p>
      <text:p text:style-name="P4">
Source: <text:a xlink:type="simple" xlink:href="https://www.rfa.org/mandarin/zhuanlan/minzhushalong/salon-05162023105209.html" text:style-name="Internet_20_link" text:visited-style-name="Visited_20_Internet_20_Link">
https://www.rfa.org/mandarin/zhuanlan/minzhushalong/salon-05162023105209.html</text:a>
</text:p>
      <!--NEWS-->
      <text:h text:style-name="P10" text:outline-level="1">
<text:span text:style-name="T4">
英荷承诺建立国际联盟 对乌克兰提供F16战机</text:span>
</text:h>
      <text:p text:style-name="P4">
Publisher: 法新社</text:p>
      <text:p text:style-name="P4">
Published Time: 2023-05-17T-11:32:09+00:00</text:p>
      <text:p text:style-name="P4">
Modified Time: 2023-05-17T08:05:03+00:00</text:p>
      <text:p text:style-name="P4">
Description: （法新社雷克雅维克16日电） 英国首相苏纳克（Rishi Sunak）和荷兰总理吕特（Mark Rutte）今天承诺，将建立一个「国际联盟」，提供战斗喷射机支援乌克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 text:anchor-type="as-char" svg:width="6.9236in" svg:height="3.617581in" draw:z-index="0">
<draw:image xlink:href="../Images/rficn/2023-05-17T-11-32-09-00-00/000000.png" xlink:type="simple" xlink:show="embed" xlink:actuate="onLoad" draw:mime-type="image/png"/>
</draw:frame>
</text:p>
      <text:p text:style-name="P4">
欧洲理事会（Council ofEurope）在冰岛召开高峰会，苏纳克办公室发言人在一项场边会议后的声明中表示：「首相和吕特总理同意，他们将致力建立（一个）国际联盟，为乌克兰提供空中作战能力，从训练到交付F16喷射机予以全力支持。」</text:p>
      <text:p text:style-name="P4">
乌克兰总统泽伦斯基（VolodymyrZelenskyy）昨天在伦敦郊外的契克斯（Chequers）乡村别墅拜访苏纳克后表示，他对于在乌克兰抗俄战争中建立「喷射机联盟」一事非常乐观。</text:p>
      <text:p text:style-name="P4">
截至目前为止，西方国家一直不愿提供先进喷射机帮助乌克兰掌握制空权。</text:p>
      <text:p text:style-name="P4">
然而，苏纳克昨天表示，英国正准备开设一所飞行学校来培训乌克兰飞行员。</text:p>
      <text:p text:style-name="P4">
与此同时，法国总统马克宏（Emmanuel Macron）提出训练乌克兰战机飞行员的可能性，但是排除派战机至乌克兰。</text:p>
      <text:p text:style-name="P4">
苏纳克的发言人表示，首相「重申他的信念，也就是乌克兰的合法地位就在北大西洋公约组织（NATO）。两位领导人同意盟国提供乌克兰长期安全援助的重要性，以保证他们能够吓阻未来的攻击。」</text:p>
      <text:p text:style-name="P4">
Source: <text:a xlink:type="simple" xlink:href="https://www.rfi.fr/cn/%E5%9B%BD%E9%99%85%E6%8A%A5%E9%81%93/20230517-%E8%8B%B1%E8%8D%B7%E6%89%BF%E8%AF%BA%E5%BB%BA%E7%AB%8B%E5%9B%BD%E9%99%85%E8%81%94%E7%9B%9F-%E5%AF%B9%E4%B9%8C%E5%85%8B%E5%85%B0%E6%8F%90%E4%BE%9Bf16%E6%88%98%E6%9C%BA" text:style-name="Internet_20_link" text:visited-style-name="Visited_20_Internet_20_Link">
https://www.rfi.fr/cn/%E5%9B%BD%E9%99%85%E6%8A%A5%E9%81%93/20230517-%E8%8B%B1%E8%8D%B7%E6%89%BF%E8%AF%BA%E5%BB%BA%E7%AB%8B%E5%9B%BD%E9%99%85%E8%81%94%E7%9B%9F-%E5%AF%B9%E4%B9%8C%E5%85%8B%E5%85%B0%E6%8F%90%E4%BE%9Bf16%E6%88%98%E6%9C%BA</text:a>
</text:p>
      <!--NEWS-->
      <text:h text:style-name="P10" text:outline-level="1">
<text:span text:style-name="T4">
警方与美国官员：美国车队在奈及利亚东南部遇袭</text:span>
</text:h>
      <text:p text:style-name="P4">
Publisher: 法新社</text:p>
      <text:p text:style-name="P4">
Published Time: 2023-05-17T-16:32:08+00:00</text:p>
      <text:p text:style-name="P4">
Modified Time: 2023-05-17T07:05:03+00:00</text:p>
      <text:p text:style-name="P4">
Descripti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 text:anchor-type="as-char" svg:width="6.9236in" svg:height="3.617581in" draw:z-index="0">
<draw:image xlink:href="../Images/rficn/2023-05-17T-16-32-08-00-00/000000.png" xlink:type="simple" xlink:show="embed" xlink:actuate="onLoad" draw:mime-type="image/png"/>
</draw:frame>
</text:p>
      <text:p text:style-name="P4">
（法新社阿布加16日电）奈及利亚警方与1名美国官员表示，枪手今天在奈及利亚东南的安那布拉州（Anambra）袭击美国大使馆车队，造成4人死亡，另有3人遭绑架。华府官员证实此一攻击事件，但表示车队中没有美国人。奈及利亚警方发言人艾肯加（Tochukwu Ikenga）表示，「车队中没有美国公民。」美国国家安全会议发言人柯比（JohnKirby）在华盛顿向记者简报证实这起攻击事件。</text:p>
      <text:p text:style-name="P4">
艾肯加说，枪手「杀害2名警察机动小组人员和领事馆2名工作人员」，「然后纵火焚烧他们的车辆」。这2名工作人员是大使馆聘用的当地人。</text:p>
      <text:p text:style-name="P4">
艾肯加在声明中说，「救援／恢复行动」晚间仍在进行中。</text:p>
      <text:p text:style-name="P4">
柯比表示，「美国大使馆车队遭到攻击。我可以确定，其中并无美国公民」。</text:p>
      <text:p text:style-name="P4">
美国国务院一名发言人说，「美国驻奈及利亚大使馆人员正与奈及利亚安全部门合作调查中」。</text:p>
      <text:p text:style-name="P4">
艾肯加指出，现场已部署联合安全部队，但枪手绑架了2名警方干员和1名司机。</text:p>
      <text:p text:style-name="P4">
奈及利亚官员将攻击事件归咎于分离主义团体「比亚法拉原住民组织」（Indigenous People of Biafra,IPOB），官方认定他们是恐怖主义团体。该组织一再否认涉及暴力事件。</text:p>
      <text:p text:style-name="P4">
Source: <text:a xlink:type="simple" xlink:href="https://www.rfi.fr/cn/%E5%9B%BD%E9%99%85%E6%8A%A5%E9%81%93/20230517-%E8%AD%A6%E6%96%B9%E4%B8%8E%E7%BE%8E%E5%9B%BD%E5%AE%98%E5%91%98-%E7%BE%8E%E5%9B%BD%E8%BD%A6%E9%98%9F%E5%9C%A8%E5%A5%88%E5%8F%8A%E5%88%A9%E4%BA%9A%E4%B8%9C%E5%8D%97%E9%83%A8%E9%81%87%E8%A2%AD" text:style-name="Internet_20_link" text:visited-style-name="Visited_20_Internet_20_Link">
https://www.rfi.fr/cn/%E5%9B%BD%E9%99%85%E6%8A%A5%E9%81%93/20230517-%E8%AD%A6%E6%96%B9%E4%B8%8E%E7%BE%8E%E5%9B%BD%E5%AE%98%E5%91%98-%E7%BE%8E%E5%9B%BD%E8%BD%A6%E9%98%9F%E5%9C%A8%E5%A5%88%E5%8F%8A%E5%88%A9%E4%BA%9A%E4%B8%9C%E5%8D%97%E9%83%A8%E9%81%87%E8%A2%AD</text:a>
</text:p>
      <!--NEWS-->
      <text:h text:style-name="P10" text:outline-level="1">
<text:span text:style-name="T4">
中国一带一路议题  义大利审慎因应</text:span>
</text:h>
      <text:p text:style-name="P4">
Publisher: 法新社</text:p>
      <text:p text:style-name="P4">
Published Time: 2023-05-17T-19:02:07+00:00</text:p>
      <text:p text:style-name="P4">
Modified Time: 2023-05-17T06:50:02+00:00</text:p>
      <text:p text:style-name="P4">
Description: （法新社罗马16日电） 义大利总理梅洛尼（Giorgia Meloni）本周将会晤七大工业国集团（G7）领袖，盟国将致力确保罗马当局已准备好退出北京的「一带一路」倡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 text:anchor-type="as-char" svg:width="6.9236in" svg:height="3.617581in" draw:z-index="0">
<draw:image xlink:href="../Images/rficn/2023-05-17T-19-02-07-00-00/000000.png" xlink:type="simple" xlink:show="embed" xlink:actuate="onLoad" draw:mime-type="image/png"/>
</draw:frame>
</text:p>
      <text:p text:style-name="P4">
债务缠身的义大利2019年成为已开发民主大国中，唯一签署中国一带一路计画的国家，批评者谴责这个计画旨在购买政治影响力、具掠夺性的「特洛伊木马」。</text:p>
      <text:p text:style-name="P4">
义大利与中国的一带一路协议将于明年3月自动续签，除非义大利在今年底前退出，但退出绝非易事。</text:p>
      <text:p text:style-name="P4">
梅洛尼所属的极右翼「义大利兄弟党」（Brothers of Italy）去年9月赢得大选，该党热衷于展现罗马当局对美国、北约和欧盟的忠诚。</text:p>
      <text:p text:style-name="P4">
梅洛尼在能否拿到第一份白宫邀请函方面，也面临国内的压力，因为政治观察家认为义大利与中国间具高度象徵意义的一带一路协议，将成为一大潜在障碍。</text:p>
      <text:p text:style-name="P4">
梅洛尼在去年竞选期间表示，与中国达成协议是个「严重的错误」，义大利现任国防部长也表示，「不太可能」续约一带一路。</text:p>
      <text:p text:style-name="P4">
然而，为防激怒北京当局、令义大利企业冒着被报复的风险，罗马当局对此态度相当谨慎；在COVID-19（2019冠状病毒疾病）疫情和俄罗斯因俄乌战争遭遇制裁下，义大利企业已备受冲击。</text:p>
      <text:p text:style-name="P4">
梅洛尼上周表示，目前尚未做出任何决定，并称这种情况「必须非常谨慎地因应」。</text:p>
      <text:p text:style-name="P4">
在日本广岛举行的G7峰会中，与会领袖将就中国日益增长的军事和经济实力方面，寻求达成相同共识。</text:p>
      <text:p text:style-name="P4">
一名政府消息人士告诉法新社，义大利不会在本次G7峰会发表声明，但预计会在不加剧紧张局势的情况下，针对如何与中国保持距离进行闭门讨论。</text:p>
      <text:p text:style-name="P4">
Source: <text:a xlink:type="simple" xlink:href="https://www.rfi.fr/cn/%E5%9B%BD%E9%99%85%E6%8A%A5%E9%81%93/20230517-%E4%B8%AD%E5%9B%BD%E4%B8%80%E5%B8%A6%E4%B8%80%E8%B7%AF%E8%AE%AE%E9%A2%98-%E4%B9%89%E5%A4%A7%E5%88%A9%E5%AE%A1%E6%85%8E%E5%9B%A0%E5%BA%94" text:style-name="Internet_20_link" text:visited-style-name="Visited_20_Internet_20_Link">
https://www.rfi.fr/cn/%E5%9B%BD%E9%99%85%E6%8A%A5%E9%81%93/20230517-%E4%B8%AD%E5%9B%BD%E4%B8%80%E5%B8%A6%E4%B8%80%E8%B7%AF%E8%AE%AE%E9%A2%98-%E4%B9%89%E5%A4%A7%E5%88%A9%E5%AE%A1%E6%85%8E%E5%9B%A0%E5%BA%94</text:a>
</text:p>
      <!--NEWS-->
      <text:h text:style-name="P10" text:outline-level="1">
<text:span text:style-name="T4">
约基奇西区决赛缴大三元 金块首战痛击湖人</text:span>
</text:h>
      <text:p text:style-name="P4">
Publisher: 法新社</text:p>
      <text:p text:style-name="P4">
Published Time: 2023-05-17T-24:02:07+00:00</text:p>
      <text:p text:style-name="P4">
Modified Time: 2023-05-17T05:35:02+00:00</text:p>
      <text:p text:style-name="P4">
Description: （法新社丹佛16日电） 明星中锋约基奇今天交出34分、21篮板、14助攻的大三元成绩单，率NBA金块在7战4胜制的西区冠军赛首战，以132比126击败湖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 text:anchor-type="as-char" svg:width="6.9236in" svg:height="3.617581in" draw:z-index="0">
<draw:image xlink:href="../Images/rficn/2023-05-17T-24-02-07-00-00/000000.png" xlink:type="simple" xlink:show="embed" xlink:actuate="onLoad" draw:mime-type="image/png"/>
</draw:frame>
</text:p>
      <text:p text:style-name="P4">
美国职篮NBA西区冠军赛首战，在例行赛西区排名第1的丹佛金块于主场迎战一路从附加赛打上来的洛杉矶湖人。</text:p>
      <text:p text:style-name="P4">
约基奇（Nikola Jokic）首节狂抓12个篮板，上半场就有19分、16篮板的双十成绩，3节打完已缔造31分、19篮板、12助攻的大三元表现。</text:p>
      <text:p text:style-name="P4">
金块在队史上还未拿过NBA总冠军，2009年在西区冠军战不敌湖人。当年湖人在布莱恩（Kobe Bryant）率领下夺得总冠军，开启2连霸大业 。</text:p>
      <text:p text:style-name="P4">
2020年，在COVID-19（2019冠状病毒疾病）疫情期间，金块在西区决赛输给詹姆斯（LeBron James）、戴维斯（AnthonyDavis）联手领军的湖人，那一季湖人最终在「泡泡园区」拿下总冠军。</text:p>
      <text:p text:style-name="P4">
Source: <text:a xlink:type="simple" xlink:href="https://www.rfi.fr/cn/%E8%BF%90%E5%8A%A8%E5%A4%A9%E5%9C%B0/20230517-%E7%BA%A6%E5%9F%BA%E5%A5%87%E8%A5%BF%E5%8C%BA%E5%86%B3%E8%B5%9B%E7%BC%B4%E5%A4%A7%E4%B8%89%E5%85%83-%E9%87%91%E5%9D%97%E9%A6%96%E6%88%98%E7%97%9B%E5%87%BB%E6%B9%96%E4%BA%BA" text:style-name="Internet_20_link" text:visited-style-name="Visited_20_Internet_20_Link">
https://www.rfi.fr/cn/%E8%BF%90%E5%8A%A8%E5%A4%A9%E5%9C%B0/20230517-%E7%BA%A6%E5%9F%BA%E5%A5%87%E8%A5%BF%E5%8C%BA%E5%86%B3%E8%B5%9B%E7%BC%B4%E5%A4%A7%E4%B8%89%E5%85%83-%E9%87%91%E5%9D%97%E9%A6%96%E6%88%98%E7%97%9B%E5%87%BB%E6%B9%96%E4%BA%BA</text:a>
</text:p>
      <!--NEWS-->
      <text:h text:style-name="P10" text:outline-level="1">
<text:span text:style-name="T4">
吁欧洲挺台 特拉斯：你们的未来就是我们的未来</text:span>
</text:h>
      <text:p text:style-name="P4">
Publisher: 法新社</text:p>
      <text:p text:style-name="P4">
Published Time: 2023-05-17T-9:32:09+00:00</text:p>
      <text:p text:style-name="P4">
Modified Time: 2023-05-17T08:20:03+00:00</text:p>
      <text:p text:style-name="P4">
Description: （法新社台北17日电） 英国前首相特拉斯今天表示，台湾身处民主前线，自由世界应对台展现支持；她指出，从天安门事件、香港问题可见中国不守承诺，如今台湾面临中国威胁，自由阵营应主动采取行动，否则「没有自由的民主，什么都不是」，并说「你们的未来就是我们的未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 text:anchor-type="as-char" svg:width="6.9236in" svg:height="3.617581in" draw:z-index="0">
<draw:image xlink:href="../Images/rficn/2023-05-17T-9-32-09-00-00/000000.png" xlink:type="simple" xlink:show="embed" xlink:actuate="onLoad" draw:mime-type="image/png"/>
</draw:frame>
</text:p>
      <text:p text:style-name="P4">
英国前首相特拉斯（Liz Truss）16日至20日访台，今天应远景基金会邀请，在台北发表演讲，外交部长吴钊燮、美国全球妇女议题无任所大使柯里（KelleyCurrie，另译：柯莉）、日本前防卫副大臣中山泰秀、远景基金会董事长陈唐山、执行长赖怡忠出席活动。</text:p>
      <text:p text:style-name="P4">
特拉斯致词时表示，自己一直想要访台，但过去担任首相期间受到限制无法成行，如今顺利抵访感到高兴与荣幸。</text:p>
      <text:p text:style-name="P4">
特拉斯说，在威权阵营及民主阵营对立之际，台湾身处民主前线更显重要，挑战就在不远处，因此此行访台正是表达英国或欧洲国家与台湾人民同在，确保台湾的成功故事能持续下去。</text:p>
      <text:p text:style-name="P4">
特拉斯表示，台湾在世界多个领域皆为佼佼者，不论在半导体领域或珍珠奶茶产业都带给世界广大影响力，西方国家可借镜台湾经验学习优点。</text:p>
      <text:p text:style-name="P4">
她举例，1989年天安门事件、香港国安法带来的影响，以及新疆维吾尔族受到迫害，以此可见中国并不信守承诺；如今中国频繁以军机舰侵扰台湾、对台进行认知作战，特拉斯认为，欧洲国家应主动采取行动，对于中国带有威胁的举动有所反应，「因为没有自由的民主，什么都不是」。</text:p>
      <text:p text:style-name="P4">
英国成功加入跨太平洋伙伴全面进步协定（CPTPP），这是英国2020年正式脱欧后参与的最大规模贸易协定。特拉斯表示，期许台湾申请进程能顺利，呼吁各国支持台湾加入CPTPP，因英国、日本及加拿大与台湾在经贸领域深化合作势必有所助益。</text:p>
      <text:p text:style-name="P4">
特拉斯指出，对于中国阻挠和威胁，欧洲国家不应袖手旁观，不仅要展现对台支持，更应对中国问责，民主世界必须携手同行，「因为你们的未来就是我们的未来」。</text:p>
      <text:p text:style-name="P4">
Source: <text:a xlink:type="simple" xlink:href="https://www.rfi.fr/cn/%E5%9B%BD%E9%99%85%E6%8A%A5%E9%81%93/20230517-%E5%90%81%E6%AC%A7%E6%B4%B2%E6%8C%BA%E5%8F%B0-%E7%89%B9%E6%8B%89%E6%96%AF-%E4%BD%A0%E4%BB%AC%E7%9A%84%E6%9C%AA%E6%9D%A5%E5%B0%B1%E6%98%AF%E6%88%91%E4%BB%AC%E7%9A%84%E6%9C%AA%E6%9D%A5" text:style-name="Internet_20_link" text:visited-style-name="Visited_20_Internet_20_Link">
https://www.rfi.fr/cn/%E5%9B%BD%E9%99%85%E6%8A%A5%E9%81%93/20230517-%E5%90%81%E6%AC%A7%E6%B4%B2%E6%8C%BA%E5%8F%B0-%E7%89%B9%E6%8B%89%E6%96%AF-%E4%BD%A0%E4%BB%AC%E7%9A%84%E6%9C%AA%E6%9D%A5%E5%B0%B1%E6%98%AF%E6%88%91%E4%BB%AC%E7%9A%84%E6%9C%AA%E6%9D%A5</text:a>
</text:p>
      <!--NEWS-->
      <text:h text:style-name="P10" text:outline-level="1">
<text:span text:style-name="T4">
中亞峰會在即 中國在盤算什麼？</text:span>
</text:h>
      <text:p text:style-name="P4">
Author: None (Language: zh)</text:p>
      <text:p text:style-name="P4">
Publisher: None</text:p>
      <text:p text:style-name="P4">
Time: 2023-05-17T01:58:00Z</text:p>
      <text:p text:style-name="P4">
Description: 中國-中亞峰會將於5月18日至19日舉行，屆時中國將接待中亞5國領袖，促進與該區的經濟和貿易關係。隨著俄羅斯受制裁打擊，中亞地區在國際事務和貿易上的地位越來越顯著。</text:p>
      <text:p text:style-name="P4">
Videos: []</text:p>
      <text:p text:style-name="P4">
Images: ["<text:a xlink:type="simple" xlink:href="https://static.dw.com/image/63325586_303.jpg" text:style-name="Internet_20_link" text:visited-style-name="Visited_20_Internet_20_Link">
63325586_303.jpg</text:a>
", "<text:a xlink:type="simple" xlink:href="https://static.dw.com/image/63390677_401.jpg" text:style-name="Internet_20_link" text:visited-style-name="Visited_20_Internet_20_Link">
63390677_401.jpg</text:a>
", "<text:a xlink:type="simple" xlink:href="https://static.dw.com/image/61920330_401.jpg" text:style-name="Internet_20_link" text:visited-style-name="Visited_20_Internet_20_Link">
61920330_401.jpg</text:a>
", "<text:a xlink:type="simple" xlink:href="https://static.dw.com/image/63155475_401.jpeg" text:style-name="Internet_20_link" text:visited-style-name="Visited_20_Internet_20_Link">
63155475_401....</text:a>
"]</text:p>
      <text:p text:style-name="P4">
Subject: 时政风云</text:p>
      <text:p text:style-name="P4">
Subjects: []</text:p>
      <text:p text:style-name="P4">
Keywords: ['俄罗斯', '乌克兰', '新疆', '普京', '俄罗斯入侵乌克兰']</text:p>
      <text:p text:style-name="P4">
ID: 65651146</text:p>
      <!--METADATA-->
      <text:p text:style-name="P4">
<text:a xlink:type="simple" xlink:href="https://www.dw.com/zh/overlay/image/article/65651146/63325586" text:style-name="Internet_20_link" text:visited-style-name="Visited_20_Internet_20_Link">
 <draw:frame draw:style-name="fr1" draw:name="Image12" text:anchor-type="as-char" svg:width="6.9236in" svg:height="3.896998in" draw:z-index="0">
<draw:image xlink:href="../Images/dwzh/2023-05-17T01-58-00Z/63325586_303.jpg" xlink:type="simple" xlink:show="embed" xlink:actuate="onLoad" draw:mime-type="image/jpeg"/>
</draw:frame>
</text:a>
</text:p>
      <text:p text:style-name="P4">
圖為2016年9月，上海合作組織成員國在吉爾吉斯斯坦舉行聯合反恐演習，該組織包含中國、俄國與多個中亞國家。</text:p>
      <text:p text:style-name="P4">
（德國之聲中文網）中國國家主席習近平本週將主持 <text:a xlink:type="simple" xlink:href="https://www.dw.com/zh/zh/習近平將主持中國中亞峰會-專家深入俄後院/a-65546471" text:style-name="Internet_20_link" text:visited-style-name="Visited_20_Internet_20_Link">
 </text:a>
 ，哈薩克斯坦、吉爾吉斯斯坦、塔吉克斯坦、土庫曼斯坦和烏茲別克斯坦的領袖都將出席。</text:p>
      <text:p text:style-name="P4">
在七國集團（G7）的廣島會議登場前一天，中國－中亞峰會週四（5月18日）在西安舉行，為期2日。自中國與中亞國家建立外交關係30多年以來，這場峰會是習近平與中亞領袖首次舉辦實體的高層會談。</text:p>
      <text:p text:style-name="P4">
根據中國外交部，習近平將發表重要講話，接著與區域領袖共商中國與中亞的合作及共同關心的重大國際問題。會後，他們還預計簽署「重要政治文件」。</text:p>
      <text:p text:style-name="P4">
華府智庫大西洋理事會（Atlantic Council）全球中國中心的客座研究員邱芷恩（NivaYau）認為，北京正試圖建立一種「區域團結」，以推動其目標。</text:p>
      <text:p text:style-name="P4">
邱芷恩告訴DW：「這場峰會是一種新的模式，至今已試驗了幾年，也的確提高了 <text:a xlink:type="simple" xlink:href="https://www.dw.com/zh/zh/疫情後首出關-習近平為何出訪中亞/a-63100583" text:style-name="Internet_20_link" text:visited-style-name="Visited_20_Internet_20_Link">
 </text:a>
 的程度。」</text:p>
      <text:p text:style-name="P4">
中國身為世界第2大能源消耗國，在中亞投資了數十億美元，方便獲取該區蘊藏的天然氣。此外，經過中亞、連通歐洲與中國的鐵路，也是中國「一帶一路」倡議的重要項目。</text:p>
      <text:p text:style-name="P4">
「因為俄羅斯遭受制裁，中亞在國際事務上扮演了更加顯著的角色。」阿克蘇斯中亞事務協會（Oxus Society for Central AsianAffairs）研究部主任賈丁（Bradley Jardine）表示：「在一帶一路倡議下，中亞被視為中國和歐洲之間貿易流通的中繼站。」</text:p>
      <text:p text:style-name="P4">
<draw:frame draw:style-name="fr1" draw:name="Image13" text:anchor-type="as-char" svg:width="6.9236in" svg:height="3.896998in" draw:z-index="0">
<draw:image xlink:href="../Images/dwzh/2023-05-17T01-58-00Z/63390677_401.jpg" xlink:type="simple" xlink:show="embed" xlink:actuate="onLoad" draw:mime-type="image/jpeg"/>
</draw:frame>
</text:p>
      <text:p text:style-name="P4">
中國政府把「中歐班列」視為加深與「一帶一路」沿線各國貿易往來的重要建設。圖為去年該鐵路業者在德國杜伊斯堡舉行一場慶祝活動。</text:p>
      <text:h text:style-name="P12" text:outline-level="3">
<text:span text:style-name="T4">
免簽證協議將促進關係</text:span>
</text:h>
      <text:p text:style-name="P4">
過去3年來的經濟增長被新冠疫情打斷，如今中國也在尋求恢復與中亞的經濟關係。據中國官媒《環球時報》報導，中國商務部截至今年3月底的數據顯示，中國對所有中亞國家的直接投資超過了150億美元。</text:p>
      <text:p text:style-name="P4">
新加坡南洋理工大學拉惹勒南國際關係學院（RSIS）高級研究員潘睿凡（RaffaelloPantucci）說：「疫情前，中國原本就要成為所有中亞國家的最大貿易夥伴，雖然疫情期間貿易大幅下滑，但我還是會認為中國在未來1年左右，在與中亞貿易上恢復地位。」</text:p>
      <text:p text:style-name="P4">
西安峰會之後，外界預料中國將與幾個中亞國家推出新的免簽證協議。目前，哈薩克斯坦和烏茲別克斯坦已與中國達成了相關協議。吉爾吉斯斯坦仍在與北京商定條件。</text:p>
      <text:p text:style-name="P4">
大西洋理事會的邱芷恩告訴DW，免簽證制度與中亞對中出口的開放有關。多年來，中亞各國家一直在努力向中國出售更多種類的產品。</text:p>
      <text:p text:style-name="P4">
邱芷恩表示，免簽證制度是中國對中亞「打出的一張牌」，而要實現這件事，不能沒有商人的自由流動。她補充說，中國已經與東南亞國家建立了類似協議。</text:p>
      <text:p text:style-name="P4">
<draw:frame draw:style-name="fr1" draw:name="Image14" text:anchor-type="as-char" svg:width="6.9236in" svg:height="3.896998in" draw:z-index="0">
<draw:image xlink:href="../Images/dwzh/2023-05-17T01-58-00Z/61920330_401.jpg" xlink:type="simple" xlink:show="embed" xlink:actuate="onLoad" draw:mime-type="image/jpeg"/>
</draw:frame>
</text:p>
      <text:p text:style-name="P4">
專家認為，中亞對中國的重要意義之一在於該區緊鄰新疆。圖為新疆烏魯木齊的第三看守所。（資料照）</text:p>
      <text:p text:style-name="P4">
RSIS的潘睿凡則提及，有幾個中亞國家跟新疆維吾爾自治區接壤。在新疆， <text:a xlink:type="simple" xlink:href="https://www.dw.com/zh/zh/新疆公安文件曝光3年-仍在盼望自由曙光/a-64195115" text:style-name="Internet_20_link" text:visited-style-name="Visited_20_Internet_20_Link">
</text:a>
 。</text:p>
      <text:p text:style-name="P4">
潘睿凡告訴DW：「對中國來說，中亞的重要性在於它緊鄰新疆，因此新疆的發展跟此區域有相當密切的關係。」</text:p>
      <text:h text:style-name="P12" text:outline-level="3">
<text:span text:style-name="T4">
中國會不會在安全方面發揮更大作用？</text:span>
</text:h>
      <text:p text:style-name="P4">
俄羅斯長期以來被視為替中亞提供安全的重要角色，但近年來，中國一直在深化與塔吉克斯坦等國的安全協議，且塔吉克斯坦每2年都會跟中國軍隊舉行聯合反恐演習。潘睿凡說，中國主要關切雙邊反恐協定。</text:p>
      <text:p text:style-name="P4">
潘睿凡表示，中國因應安全威脅的做法，跟俄羅斯可能採用的方式不會是一樣的，後者會動員或部署大量軍隊，而中國在中亞並不是採取擴張主義。</text:p>
      <text:p text:style-name="P4">
邱芷恩補充道， <text:a xlink:type="simple" xlink:href="https://www.dw.com/zh/zh/德语媒体中俄是否在中亚碰撞/a-60515622" text:style-name="Internet_20_link" text:visited-style-name="Visited_20_Internet_20_Link">
 </text:a>
 ，而是在 <text:a xlink:type="simple" xlink:href="https://www.dw.com/zh/zh/中國做和平使者習近平博鰲論壇提全球安全倡議/a-61552667" text:style-name="Internet_20_link" text:visited-style-name="Visited_20_Internet_20_Link">
</text:a>
 ，例如 <text:a xlink:type="simple" xlink:href="https://www.dw.com/zh/zh/防堵颜色革命-中国称愿助哈萨克斯坦抵御外来势力/a-60381254" text:style-name="Internet_20_link" text:visited-style-name="Visited_20_Internet_20_Link">
</text:a>
 和監視。</text:p>
      <text:p text:style-name="P4">
她對DW說：「中國正在向中亞地區輸出這些行為準則；現在可以觀察到，吉爾吉斯斯坦等國的公民社會空間迅速地縮小，但該國的公民社會原本是區域內最好的。」</text:p>
      <text:p text:style-name="P4">
「這直接反映， <text:a xlink:type="simple" xlink:href="https://www.dw.com/zh/zh/上合峰会-中俄试图拉拢邻国改写国际规则/a-63158699" text:style-name="Internet_20_link" text:visited-style-name="Visited_20_Internet_20_Link">
 </text:a>
的事實。如今俄羅斯無法像以前一樣提供那麼多資助給中亞，此時中國介入了，給了中亞領袖大量的投資與保證。」邱芷恩如此總結。</text:p>
      <text:p text:style-name="P4">
<draw:frame draw:style-name="fr1" draw:name="Image15" text:anchor-type="as-char" svg:width="6.9236in" svg:height="3.896998in" draw:z-index="0">
<draw:image xlink:href="../Images/dwzh/2023-05-17T01-58-00Z/63155475_401.jpeg" xlink:type="simple" xlink:show="embed" xlink:actuate="onLoad" draw:mime-type="image/jpeg"/>
</draw:frame>
</text:p>
      <text:p text:style-name="P4">
去年9月，上海合作組織在烏茲別克斯坦舉行領袖峰會，中國國家主席習近平也有出席。該組織包含中國、俄國與中亞多國。</text:p>
      <text:p text:style-name="P4">
Source: <text:a xlink:type="simple" xlink:href="https://www.dw.com/zh/中亞峰會在即-中國在盤算什麼？/a-65651146" text:style-name="Internet_20_link" text:visited-style-name="Visited_20_Internet_20_Link">
https://www.dw.com/zh/中亞峰會在即-中國在盤算什麼？/a-65651146?maca=chi-rss-chi-all-1127-rdf</text:a>
</text:p>
      <!--NEWS-->
      <text:h text:style-name="P10" text:outline-level="1">
<text:span text:style-name="T4">
国民党征召新北市长侯友宜参选总统 吁团结胜选守护中华民国</text:span>
</text:h>
      <text:p text:style-name="P4">
Author: None</text:p>
      <text:p text:style-name="P4">
Publisher: Radio Free Asia (Organization)</text:p>
      <text:p text:style-name="P4">
Published Time: 2023-05-17T02:58:04-04:00</text:p>
      <text:p text:style-name="P4">
Modified Time: 2023-05-17T02:58: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 text:anchor-type="as-char" svg:width="6.9236in" svg:height="3.863815in" draw:z-index="0">
<draw:image xlink:href="../Images/rfamandarin/2023-05-17T02-58-04-04-00/000000.png" xlink:type="simple" xlink:show="embed" xlink:actuate="onLoad" draw:mime-type="image/png"/>
</draw:frame>
 国民党中常会宣布征召侯友宜参选2024台湾总统大选。<text:a xlink:type="simple" xlink:href="https://www.rfa.org/mandarin/Xinwen/st-05172023025256.html/@@images/image" text:style-name="Internet_20_link" text:visited-style-name="Visited_20_Internet_20_Link">
 </text:a>
国民党新闻发布会截图。</text:p>
      <text:p text:style-name="P4">
在台湾，国民党 主席朱立伦17日在中常会宣布，国民党征召新北市长侯友宜 参选2024总统大选。</text:p>
      <text:p text:style-name="P4">
朱立伦表示，以隆重态度、科学数据，各县市立委提名同志共同意见，宣布国民党征召新北市长侯友宜参选2024总统大选。他说，侯友宜是除暴安良的英雄，曾是领导八万警察大军的警政署长，并为四百万新北市民服务十三年施政满意度最高市长。侯市长不但是正义的化身，是人民的公仆，更重要有宏观远见的领导力，具有协调力，有坚强的意志，更有温暖的爱心。</text:p>
      <text:p text:style-name="P4">
侯友宜在致辞时强调，现阶段国家在国际情势兵凶战危，国内冲突对立，百废待举，让年轻人看不到未来，必须大破大立。</text:p>
      <text:p text:style-name="P4">
侯友宜喊了三次“再次让政党轮替”，才能救国家、救台湾。他还说，要参选就要胜选，要参选就要团结国家，要参选就带给人民希望。</text:p>
      <text:p text:style-name="P4">
侯友宜致词穿插国台语，他表示，守护中华民国，爱台澎金马人民，是他一生唯一信念，永不改变。“中华民国是我们的国家，台湾是我们的厝（家）”。</text:p>
      <text:p text:style-name="P4">
记者 夏小华 责编 许书婷</text:p>
      <text:p text:style-name="P4">
Source: <text:a xlink:type="simple" xlink:href="https://www.rfa.org/mandarin/Xinwen/st-05172023025256.html" text:style-name="Internet_20_link" text:visited-style-name="Visited_20_Internet_20_Link">
https://www.rfa.org/mandarin/Xinwen/st-05172023025256.html</text:a>
</text:p>
      <!--NEWS-->
      <text:h text:style-name="P10" text:outline-level="1">
<text:span text:style-name="T4">
美公布五起訴案 控中國公民竊敏感技術</text:span>
</text:h>
      <text:p text:style-name="P4">
Author: None (Language: zh)</text:p>
      <text:p text:style-name="P4">
Publisher: None</text:p>
      <text:p text:style-name="P4">
Time: 2023-05-17T03:06:00Z</text:p>
      <text:p text:style-name="P4">
Description: 美中科技戰持續，一位中國籍前蘋果公司工程師，因涉嫌竊取高端科技、使中俄企業受惠，遭到美國司法部起訴。案件詳情為何？還有多少人涉案？</text:p>
      <text:p text:style-name="P4">
Videos: []</text:p>
      <text:p text:style-name="P4">
Images: ["<text:a xlink:type="simple" xlink:href="https://static.dw.com/image/62180696_303.jpg" text:style-name="Internet_20_link" text:visited-style-name="Visited_20_Internet_20_Link">
62180696_303.jpg</text:a>
", "<text:a xlink:type="simple" xlink:href="https://static.dw.com/image/62070331_401.jpg" text:style-name="Internet_20_link" text:visited-style-name="Visited_20_Internet_20_Link">
62070331_401.jpg</text:a>
"]</text:p>
      <text:p text:style-name="P4">
Subject: 时政风云</text:p>
      <text:p text:style-name="P4">
Subjects: ['俄罗斯', '乌克兰', '岛屿主权争端', '专题报道：全景观看“习马会”', '苹果公司', '中国', '中共十九大', '德中关系', '普京', '俄罗斯入侵乌克兰']</text:p>
      <text:p text:style-name="P4">
Keywords: ['美国司法部', '中美科技战', '中国', '俄罗斯', '商业机密', '苹果公司']</text:p>
      <text:p text:style-name="P4">
ID: 65651138</text:p>
      <!--METADATA-->
      <text:p text:style-name="P4">
<text:a xlink:type="simple" xlink:href="https://www.dw.com/zh/overlay/image/article/65651138/62180696" text:style-name="Internet_20_link" text:visited-style-name="Visited_20_Internet_20_Link">
 <draw:frame draw:style-name="fr1" draw:name="Image17" text:anchor-type="as-char" svg:width="6.9236in" svg:height="3.896998in" draw:z-index="0">
<draw:image xlink:href="../Images/dwzh/2023-05-17T03-06-00Z/62180696_303.jpg" xlink:type="simple" xlink:show="embed" xlink:actuate="onLoad" draw:mime-type="image/jpeg"/>
</draw:frame>
</text:a>
</text:p>
      <text:p text:style-name="P4">
其中一位被告王偉寶，於2016年至2018年在蘋果公司擔任軟體工程師（蘋果門市示意圖）</text:p>
      <text:p text:style-name="P4">
（德國之聲中文網）路透社報導，美國週二（5月16日）公布5起案件，指控被告涉嫌竊取技術以 <text:a xlink:type="simple" xlink:href="https://www.dw.com/zh/zh/被指支持伊朗核计划-中俄公司遭美国制裁/a-55758863" text:style-name="Internet_20_link" text:visited-style-name="Visited_20_Internet_20_Link">
</text:a>
，其中一名被告為前蘋果公司工程師，他被控竊取公司自駕汽車等自治系統（AS）科技，隨後逃至中國。</text:p>
      <text:p text:style-name="P4">
<text:a xlink:type="simple" xlink:href="https://www.dw.com/zh/zh/美司法部起诉赌场大亨-指其代表中国游说特朗普/a-61837295" text:style-name="Internet_20_link" text:visited-style-name="Visited_20_Internet_20_Link">
 </text:a>
在記者會上詳述，這5起案件都與 <text:a xlink:type="simple" xlink:href="https://www.dw.com/zh/zh/窃取技术美情报官员拒用华为中兴/a-42581950" text:style-name="Internet_20_link" text:visited-style-name="Visited_20_Internet_20_Link">
 </text:a>
。其中2起案件涉及美國官員所稱的「採購網絡」，也就是建立了一種渠道，幫助俄羅斯軍事和情報部門獲得敏感技術。</text:p>
      <text:p text:style-name="P4">
路透社報導，美國司法部國家安全司司長奧爾森（Matt Olsen）說：「我們決心要竭盡所能，以防這些先進的（科技）工具落入他國對手的手中。」</text:p>
      <text:p text:style-name="P4">
今年2月，美國為保護敏感技術而成立「顛覆科技打擊部隊」（disruptive technology strikeforce），旨在利用情報和數據，協助識別對商業機密構成的威脅。這5起控訴，是該部隊成立以來首度對外公佈案件，儘管在其成立之前，相關調查就已展開。</text:p>
      <text:h text:style-name="P12" text:outline-level="3">
<text:span text:style-name="T4">
三華人涉案</text:span>
</text:h>
      <text:p text:style-name="P4">
根據該部門16日公佈的起訴書，其中一位被告為35歲的中國公民王偉寶，他於2016年至2018年在蘋果公司擔任軟體工程師，獲得對數據庫的「廣泛訪問權限」。2017年，他在美國獲得一家中國公司的聘用，該公司從事開發自動駕駛汽車，但在獲得新工作後的4個月，他才從蘋果公司離職。</text:p>
      <text:p text:style-name="P4">
起訴書指出，蘋果公司發現王偉寶在離職的前幾天，訪問了大量的專有數據。2018年6月，美國聯邦特工搜查他的家，亦發現大量蘋果公司的數據，而在搜查後不久，王偉寶即搭機前往中國。</text:p>
      <text:p text:style-name="P4">
<draw:frame draw:style-name="fr1" draw:name="Image18" text:anchor-type="as-char" svg:width="6.9236in" svg:height="3.896998in" draw:z-index="0">
<draw:image xlink:href="../Images/dwzh/2023-05-17T03-06-00Z/62070331_401.jpg" xlink:type="simple" xlink:show="embed" xlink:actuate="onLoad" draw:mime-type="image/jpeg"/>
</draw:frame>
</text:p>
      <text:p text:style-name="P4">
美國檢方指出，其一被告竊取了蘋果公司汽車事業的自駕技術，運用至中國競業。（圖為中國百度旗下汽車品牌集度）</text:p>
      <text:p text:style-name="P4">
美國加州北區檢察官拉姆齊（IsmailRamsey）在記者會上表示，王偉寶被控6項獨立罪名，他若被引渡成功和定罪，每項罪名將面臨10年監禁。據報，王偉寶是第3位遭控為中國竊取自動科技商業機密的前蘋果員工。</text:p>
      <text:p text:style-name="P4">
路透社報導，蘋果公司拒絕就該案發表評論。自2014年以來，蘋果公司的汽車事業，即泰坦項目（ProjectTitan），就計畫要從頭設計一輛汽車，但發展並不穩定。該公司去年12月發表一份報告稱，該車的推出時間將延至2026年，而根據最新一份報告顯示，蘋果公司已在美國加州的對該車進行道路測試。</text:p>
      <text:p text:style-name="P4">
另外2位遭起訴的華人，分別是39歲的中國公民喬向江（Xiangjiang Qiao，音譯）及64歲的李黎明（Liming Li，音譯）。</text:p>
      <text:p text:style-name="P4">
喬向江涉嫌利用一家受制裁的中國公司，向伊朗提供用於生產大規模殺傷性武器和彈道導彈的材料，被以逃避制裁、洗錢和銀行欺詐罪起訴；他人目前仍在中國。</text:p>
      <text:p text:style-name="P4">
李黎明則被控竊取美國加州雇主的商業機密，於中國建立競爭企業；他本月稍早時被捕，並被拘留至今，其律師拒絕向媒體發表評論。</text:p>
      <text:p text:style-name="P4">
加州中區聯邦檢察官埃斯特拉達（MartinEstrada）在新聞稿中說：「李（黎明）竊取了數千份不屬於他的敏感技術文件，並利用這些文件來幫助外國公司建立競爭性技術——可用於製造核潛艇和軍機的技術。」</text:p>
      <text:h text:style-name="P12" text:outline-level="3">
<text:span text:style-name="T4">
无人驾驶技术 中美争霸新赛场</text:span>
</text:h>
      <text:h text:style-name="P12" text:outline-level="3">
<text:span text:style-name="T4">
案件涉及俄羅斯公民</text:span>
</text:h>
      <text:p text:style-name="P4">
其他2起案件皆與協助俄羅斯獲得敏感技術有關。</text:p>
      <text:p text:style-name="P4">
其中1起案件的被告為一名希臘公民，他於5月9日被捕，被控涉嫌代表俄羅斯政府獲取10多種不同類型的敏感技術，並擔任2名俄羅斯「特別指定國民」（SDN）的採購代理人，以協助俄羅斯情報部門工作。SDN名單是美國針對其認定的恐怖分子、軍閥、暴政官員或損害美國及其盟友利益者所執行的制裁名單。</text:p>
      <text:p text:style-name="P4">
另外1起案件則有2名俄羅斯公民遭到起訴，他們因參與一項採購計劃而被捕。他們涉嫌向多家俄羅斯商業航空公司提供 <text:a xlink:type="simple" xlink:href="https://www.dw.com/zh/zh/针对中国-美商务部技术出口管制即将出台/a-51710945" text:style-name="Internet_20_link" text:visited-style-name="Visited_20_Internet_20_Link">
</text:a>
 的零部件。</text:p>
      <text:p text:style-name="P4">
（綜合報導）</text:p>
      <text:p text:style-name="P4">
Source: <text:a xlink:type="simple" xlink:href="https://www.dw.com/zh/美公布五起訴案-控中國公民竊敏感技術/a-65651138" text:style-name="Internet_20_link" text:visited-style-name="Visited_20_Internet_20_Link">
https://www.dw.com/zh/美公布五起訴案-控中國公民竊敏感技術/a-65651138?maca=chi-rss-chi-all-1127-rdf</text:a>
</text:p>
      <!--NEWS-->
      <text:h text:style-name="P10" text:outline-level="1">
<text:span text:style-name="T4">
Skype海外致电中国座机或手机自动断线</text:span>
</text:h>
      <text:p text:style-name="P4">
Author: None</text:p>
      <text:p text:style-name="P4">
Publisher: Radio Free Asia (Organization)</text:p>
      <text:p text:style-name="P4">
Published Time: 2023-05-17T03:36:00-04:00</text:p>
      <text:p text:style-name="P4">
Modified Time: 2023-05-17T12:53:11-04:00</text:p>
      <text:p text:style-name="P4">
Description: None</text:p>
      <text:p text:style-name="P4">
Videos: []</text:p>
      <text:p text:style-name="P4">
Audios: ["<text:a xlink:type="simple" xlink:href="https://www.rfa.org/mandarin/yataibaodao/meiti/gt1-0517202303360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9" text:anchor-type="as-char" svg:width="6.9236in" svg:height="4.096463in" draw:z-index="0">
<draw:image xlink:href="../Images/rfamandarin/2023-05-17T03-36-00-04-00/000000.png" xlink:type="simple" xlink:show="embed" xlink:actuate="onLoad" draw:mime-type="image/png"/>
</draw:frame>
Skype发通知：因技术问题，导致Skype暂无法拨打中国大陆地区的电话。 网络图片/古亭提供  <text:a xlink:type="simple" xlink:href="https://www.rfa.org/mandarin/yataibaodao/meiti/gt1-05172023033601.html/@@stream" text:style-name="Internet_20_link" text:visited-style-name="Visited_20_Internet_20_Link">
</text:a>
</text:p>
      <text:p text:style-name="P4">
近期，微软即时通讯软件Skype无法接通中国手机，甚至座机用户。本台记者多次致电中国多地多个座机和手机号码，几秒钟内就自动断线。Skype中国运营商表示，出现"技术问题"，但网民怀疑当局有意切断无法监控的通讯程序。</text:p>
      <text:p text:style-name="P4">
<text:a xlink:type="simple" xlink:href="https://www.rfa.org/mandarin/yataibaodao/renquanfazhi/GF1-11272020050155.html" text:style-name="Internet_20_link" text:visited-style-name="Visited_20_Internet_20_Link">
 <text:span text:style-name="T4">
能否上网当局说了算？ 公安部推网络身份证粤闽试行</text:span>
 </text:a>
  * <text:span text:style-name="T4">
<text:a xlink:type="simple" xlink:href="http://www.rfa.org/mandarin/yataibaodao/meiti/ql2-11202020093311.html" text:style-name="Internet_20_link" text:visited-style-name="Visited_20_Internet_20_Link">
 </text:a>
 </text:span>
</text:p>
      <text:p text:style-name="P4">
本周，海外人士在网上抱怨其使用付费的通讯工具Skype致电在中国亲友的手机号码，但发现始终无法打通。于是，有海外的中国人将此事发到网上，以核实Skype无法致电中国境内的遭遇是否属实，结果许多网民均有同样的经历。</text:p>
      <text:p text:style-name="P4">
本台记者周三（17日）尝试用Skype致电北京、上海、广州、深圳、大连、哈尔滨及青岛的固定电话号码和手机，连线三秒钟内自动断线，Skype页面显示“你的连接太弱，请稍后再试”，上述情况已持续三日。</text:p>
      <text:p text:style-name="P4">
<draw:frame draw:style-name="fr1" draw:name="Image20" text:anchor-type="as-char" svg:width="6.9236in" svg:height="4.123651in" draw:z-index="0">
<draw:image xlink:href="../Images/rfamandarin/2023-05-17T03-36-00-04-00/000001.png" xlink:type="simple" xlink:show="embed" xlink:actuate="onLoad" draw:mime-type="image/png"/>
</draw:frame>
在中国境外致电国内，无论座机或手机，三秒钟自动断线。（网络图片/古亭提供）  <text:a xlink:type="simple" xlink:href="https://www.rfa.org/mandarin/yataibaodao/meiti/gt1-05172023033601.html/m0517-gt1p.jpg" text:style-name="Internet_20_link" text:visited-style-name="Visited_20_Internet_20_Link">
</text:a>
</text:p>
      <text:p text:style-name="P4">
<text:span text:style-name="T4">
最近用Skype也要翻墙</text:span>
</text:p>
      <text:p text:style-name="P4">
Skype是少数在中国境内可合法运作的通讯软件。江苏Skype用户秦先生接受本台查询时说，他不清楚海外致电国内是否能接通，但最近使用Skype进行点对点语音通话也需要翻墙：“我现在有时候（用Skype）要翻墙才能打通，以前不需要，如果发文件，不翻墙能上载。”</text:p>
      <text:p text:style-name="P4">
据报，在一个网络论坛上，有楼主说他在美国“用手机Skype打大陆的朋友手机；自从上周起，就打不通了。每次响两声就断线”，还说不只是他一个人遇到这种情况，因此怀疑中国的网络防火墙又升级了。</text:p>
      <text:p text:style-name="P4">
另有网民跟帖回应：“是的！我家也打不通了……也不知道啥时候可以修好。”“太恶心了吧，国内居然这样。”“快跟朝鲜一样了。”。</text:p>
      <text:p text:style-name="P4">
江苏宜兴时事评论人士张建平对此表示，他不知道境外朋友通过Skype还是电话打他手机，但每次境外来的都有语音提醒。他对本台说：“接收方接到的每一个国际电话，电话里都会提醒这是一个国际电话，请您谨防诈骗。所以Skype会不会被封，我现在不知道。当然我觉得从技术上说，当局应该有这个能力，但是从法律上来说，Skype公司应当承担相应的法律责任。它有保持通讯畅通的义务。”</text:p>
      <text:p text:style-name="P4">
<text:span text:style-name="T4">
中国运营商称“因技术问题”导致故障</text:span>
</text:p>
      <text:p text:style-name="P4">
在Skype中国运营商的微博账号，并未发布消息，其最后一条推广新版Skype的图文发自去年3月。网民留言几乎都是抱怨，比如账号无故被冻结，上载图片失败等。</text:p>
      <text:p text:style-name="P4">
Skype中国运营商“时光谱信息技术（上海）有限公司”的官网上，5月6日挂出“Skype紧急通知”写道，“因技术问题，导致Skype暂无法拨打中国大陆地区的电话，相关技术人员正在全力处理中，请大家耐心等待，由此给您带来的不便，我们深表歉意！”</text:p>
      <text:p text:style-name="P4">
有网络人士分析，当局此次停止Skype应用客户与中国境内通话，可能是在提升对语音通话的监控功能，可能会在Skype通话系统中加入插件，便于监控通话内容。</text:p>
      <text:p text:style-name="P4">
记者：古亭 责编：许书婷 陈美华 嘉远 网编：瑞哲</text:p>
      <text:p text:style-name="P4">
Source: <text:a xlink:type="simple" xlink:href="https://www.rfa.org/mandarin/yataibaodao/meiti/gt1-05172023033601.html" text:style-name="Internet_20_link" text:visited-style-name="Visited_20_Internet_20_Link">
https://www.rfa.org/mandarin/yataibaodao/meiti/gt1-05172023033601.html</text:a>
</text:p>
      <!--NEWS-->
      <text:h text:style-name="P10" text:outline-level="1">
<text:span text:style-name="T4">
控告"孙力军团伙"　709案核心人物周世锋遭软禁</text:span>
</text:h>
      <text:p text:style-name="P4">
Author: None</text:p>
      <text:p text:style-name="P4">
Publisher: Radio Free Asia (Organization)</text:p>
      <text:p text:style-name="P4">
Published Time: 2023-05-17T03:48:00-04:00</text:p>
      <text:p text:style-name="P4">
Modified Time: 2023-05-17T12:52:12-04:00</text:p>
      <text:p text:style-name="P4">
Description: None</text:p>
      <text:p text:style-name="P4">
Videos: []</text:p>
      <text:p text:style-name="P4">
Audios: ["<text:a xlink:type="simple" xlink:href="https://www.rfa.org/mandarin/yataibaodao/renquanfazhi/gf-0517202303452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21" text:anchor-type="as-char" svg:width="6.9236in" svg:height="3.941985in" draw:z-index="0">
<draw:image xlink:href="../Images/rfamandarin/2023-05-17T03-48-00-04-00/000000.png" xlink:type="simple" xlink:show="embed" xlink:actuate="onLoad" draw:mime-type="image/png"/>
</draw:frame>
 律师周世锋被视为709案核心人物 <text:a xlink:type="simple" xlink:href="https://www.rfa.org/mandarin/yataibaodao/renquanfazhi/gf-05172023034521.html/@@images/image" text:style-name="Internet_20_link" text:visited-style-name="Visited_20_Internet_20_Link">
</text:a>
知情人士独家提供  <text:a xlink:type="simple" xlink:href="https://www.rfa.org/mandarin/yataibaodao/renquanfazhi/gf-05172023034521.html/@@stream" text:style-name="Internet_20_link" text:visited-style-name="Visited_20_Internet_20_Link">
</text:a>
</text:p>
      <text:p text:style-name="P4">
中国709案核心人物、前北京锋锐律师事务所主任周世锋去年九月获释后一直被当局严密监控。近日，当局对他的维稳措施进一步升级。周世锋认为，这与他持续控告中国公安部原副部长孙力军有关。</text:p>
      <ul>
        <li>
<text:span text:style-name="T4">
<text:a xlink:type="simple" xlink:href="https://www.rfa.org/mandarin/yataibaodao/renquanfazhi/cm-05082023121334.html" text:style-name="Internet_20_link" text:visited-style-name="Visited_20_Internet_20_Link">
 </text:a>
 </text:span>
  * <text:span text:style-name="T4">
<text:a xlink:type="simple" xlink:href="https://www.rfa.org/mandarin/yataibaodao/renquanfazhi/gt1-12152022004758.html" text:style-name="Internet_20_link" text:visited-style-name="Visited_20_Internet_20_Link">
 </text:a>
 </text:span>
  * <text:a xlink:type="simple" xlink:href="https://www.rfa.org/mandarin/Xinwen/7-12072022142900.html" text:style-name="Internet_20_link" text:visited-style-name="Visited_20_Internet_20_Link">
 <text:span text:style-name="T4">
“709事件”核心人物周世锋出狱后首度发声 揭事件真相</text:span>
 </text:a>
</li>
      </ul>
      <text:p text:style-name="P4">
周世锋获释后未能重获人身自由。知情人士向本台表示，周世锋上月从北京返回老家河南安阳后，持续受到国保严密监控，相信这与他要求国保反映冤情有关。</text:p>
      <text:p text:style-name="P4">
知情人士：“他们一气之下从原来的监控、跟踪，变相软禁，三个人轮流换班，在小区街上暗藏着。要见任何人或者到稍微远一些的地方，就得经他们批准，谁要见他也得他们批准。”</text:p>
      <text:p text:style-name="P4">
<text:span text:style-name="T4">
周世锋称709案乃假案 自己被威胁认罪</text:span>
</text:p>
      <text:p text:style-name="P4">
创办前北京锋锐律师事务所的周世锋被视为709案核心人物。2016年，因“颠覆国家政权罪”被判监七年。知情人士表示，周世锋确信，709案是中国公安部原副部长孙力军为首的“政治团伙”主导制造的假案，审判过程严重违法。他获释后，先后致信中纪委、中国国家信访局、最高人民检察院，最高人民法院等。内容提到，自己被剥夺最后陈述权及上诉权，并指控审判人员在开庭前威胁他认罪。</text:p>
      <text:p text:style-name="P4">
知情人士：“必须强调，他（周世锋）维护宪法，捍卫人权，又维护习近平的根本利益，同时也维护了习近平的根本尊严，因为周世锋控告‘孙力军政治团伙’，他的流毒害怕了，因而受到了‘孙力军政治团伙’的迫害。”</text:p>
      <text:p text:style-name="P4">
周世锋致公检法司的控告信至今石沉大海，而寄给中国国家信访局的信件则转给了控告对象。</text:p>
      <text:p text:style-name="P4">
知情人士：“国家信访局转给了天津市公安局，天津市公安局转给了河西区分局，河西区分局转给了分局的国保支队。国保支队是他（周世锋）所控告对象中最低的级别。”</text:p>
      <text:p text:style-name="P4">
现居美国的中国维权律师滕彪认为，中国当局不会正视周世锋的控诉。</text:p>
      <text:p text:style-name="P4">
<draw:frame draw:style-name="fr1" draw:name="Image22" text:anchor-type="as-char" svg:width="6.9236in" svg:height="3.891041in" draw:z-index="0">
<draw:image xlink:href="../Images/rfamandarin/2023-05-17T03-48-00-04-00/000001.png" xlink:type="simple" xlink:show="embed" xlink:actuate="onLoad" draw:mime-type="image/png"/>
</draw:frame>
维权律师滕彪（图）相信，中国当局不会正视周世锋的控诉。（滕彪提供，拍摄日期不详）  <text:a xlink:type="simple" xlink:href="https://www.rfa.org/mandarin/yataibaodao/renquanfazhi/gf-05172023034521.html/m0517gf-2.jpg" text:style-name="Internet_20_link" text:visited-style-name="Visited_20_Internet_20_Link">
</text:a>
</text:p>
      <text:p text:style-name="P4">
滕彪：“首先这是他的言论、表达自由，也是宪法赋予的权利，当然不构成任何违法、犯罪。虽然最高法院说所有来信都会处理，但是实际上，这种事情它不会有任何反应。2015年的709大抓捕当中，虽然孙力军起到非常重要的帮凶作用，但是709大抓捕（相关决定）还是来自于中共最高层。”</text:p>
      <text:p text:style-name="P4">
2015年7月起， 中国政府展开跨省约谈与拘捕，超过300名维权律师和维权人士被牵连。</text:p>
      <text:p text:style-name="P4">
记者：高锋 责编：许书婷 陈美华 嘉远 网编：瑞哲</text:p>
      <text:p text:style-name="P4">
Source: <text:a xlink:type="simple" xlink:href="https://www.rfa.org/mandarin/yataibaodao/renquanfazhi/gf-05172023034521.html" text:style-name="Internet_20_link" text:visited-style-name="Visited_20_Internet_20_Link">
https://www.rfa.org/mandarin/yataibaodao/renquanfazhi/gf-05172023034521.html</text:a>
</text:p>
      <!--NEWS-->
      <text:h text:style-name="P10" text:outline-level="1">
<text:span text:style-name="T4">
国台办称富察涉“煽动分裂国家犯罪”　其妻已与他通信</text:span>
</text:h>
      <text:p text:style-name="P4">
Author: None</text:p>
      <text:p text:style-name="P4">
Publisher: Radio Free Asia (Organization)</text:p>
      <text:p text:style-name="P4">
Published Time: 2023-05-17T04:47:00-04:00</text:p>
      <text:p text:style-name="P4">
Modified Time: 2023-05-17T10:19: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5.014026in" draw:z-index="0">
<draw:image xlink:href="../Images/rfamandarin/2023-05-17T04-47-00-04-00/000000.png" xlink:type="simple" xlink:show="embed" xlink:actuate="onLoad" draw:mime-type="image/png"/>
</draw:frame>
 台湾八旗文化出版社总编辑富察延贺（左）。 <text:a xlink:type="simple" xlink:href="https://www.rfa.org/mandarin/Xinwen/st2-05172023044731.html/@@images/image" text:style-name="Internet_20_link" text:visited-style-name="Visited_20_Internet_20_Link">
</text:a>
八旗文化脸书。</text:p>
      <text:p text:style-name="P4">
台湾八旗文化总编辑“富察”李延贺3月赴中，遭中国逮捕失联至今超过50天。中国国台办发言人马晓光17日表示，李延贺涉嫌从事煽动分裂国家犯罪活动，相关案件正进一步办理中。</text:p>
      <text:p text:style-name="P4">
马晓光说，上次发布会已经宣布，2023年3月21日，上海市国家安全局依法对涉嫌从事煽动分裂国家犯罪活动的犯罪嫌疑人李延贺采取刑事强制措施，目前相关案件正在进一步办理中。办案单位已安排李延贺妻子在上海与其进行通话和通信，并将继续依法保障李延贺的各项合法权益。</text:p>
      <text:p text:style-name="P4">
马晓光称，李延贺涉嫌从事煽动分裂国家犯罪活动，这是个案。“广大台湾同胞只要没有这样的主观恶意和行为，对于两岸交流就不需要有任何疑虑”。</text:p>
      <text:p text:style-name="P4">
台湾陆委会副主委兼发言人詹志宏4日谈及中共人大常委会通过修正《反间谍法》，扩大间谍行为范围，使民众赴中风险大幅提升，如台湾人平时出游常会对建筑物拍照摄影留念、使用GPS地图、与当地人士闲聊、访谈或参加宗教活动等都可能被罗织罪名，故提醒台湾民众前往中国前应审慎评估。但马晓光17日反批陆委会是“完全是无中生有”。</text:p>
      <text:p text:style-name="P4">
责编 许书婷</text:p>
      <text:p text:style-name="P4">
Source: <text:a xlink:type="simple" xlink:href="https://www.rfa.org/mandarin/Xinwen/st2-05172023044731.html" text:style-name="Internet_20_link" text:visited-style-name="Visited_20_Internet_20_Link">
https://www.rfa.org/mandarin/Xinwen/st2-05172023044731.html</text:a>
</text:p>
      <!--NEWS-->
      <text:h text:style-name="P10" text:outline-level="1">
<text:span text:style-name="T4">
前英相：苏纳克政府应兑现承诺 关闭孔子学院</text:span>
</text:h>
      <text:p text:style-name="P4">
Publisher: 法新社</text:p>
      <text:p text:style-name="P4">
Published Time: 2023-05-17T05:02:08+00:00</text:p>
      <text:p text:style-name="P4">
Modified Time: 2023-05-17T04:35:01+00:00</text:p>
      <text:p text:style-name="P4">
Description: （法新社台北17日电） 今天访问台湾的英国前首相特拉斯（Liz Truss）将把矛头指向中国及现任英相苏纳克，要求西方对北京采取强硬态度。</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617581in" draw:z-index="0">
<draw:image xlink:href="../Images/rficn/2023-05-17T05-02-08-00-00/000000.png" xlink:type="simple" xlink:show="embed" xlink:actuate="onLoad" draw:mime-type="image/png"/>
</draw:frame>
</text:p>
      <text:p text:style-name="P4">
特拉斯在台北演说时，将呼吁现任英相苏纳克（Rishi Sunak）兑现去年角逐保守党领袖位置时所提出的竞选承诺，将中国列为战略「威胁」。</text:p>
      <text:p text:style-name="P4">
她也将要求苏纳克「立即」关闭由中共控制的孔子学院，改由香港和台湾人经营的文化中心取代。</text:p>
      <text:p text:style-name="P4">
她将在演说中指控苏纳克和其他西方政府「试图坚持一种想法，亦即我们可以在气候变迁等问题上与中国合作，就好像没有什么不对一样」。</text:p>
      <text:p text:style-name="P4">
「但没有自由民主，其余就是空谈。我们都知道，在不据实以告的极权主义政权下，环境或全球健康会发生什么事。」</text:p>
      <text:p text:style-name="P4">
「他们的话没有一个字可信。」</text:p>
      <text:p text:style-name="P4">
Source: <text:a xlink:type="simple" xlink:href="https://www.rfi.fr/cn/%E5%9B%BD%E9%99%85%E6%8A%A5%E9%81%93/20230517-%E5%89%8D%E8%8B%B1%E7%9B%B8-%E8%8B%8F%E7%BA%B3%E5%85%8B%E6%94%BF%E5%BA%9C%E5%BA%94%E5%85%91%E7%8E%B0%E6%89%BF%E8%AF%BA-%E5%85%B3%E9%97%AD%E5%AD%94%E5%AD%90%E5%AD%A6%E9%99%A2" text:style-name="Internet_20_link" text:visited-style-name="Visited_20_Internet_20_Link">
https://www.rfi.fr/cn/%E5%9B%BD%E9%99%85%E6%8A%A5%E9%81%93/20230517-%E5%89%8D%E8%8B%B1%E7%9B%B8-%E8%8B%8F%E7%BA%B3%E5%85%8B%E6%94%BF%E5%BA%9C%E5%BA%94%E5%85%91%E7%8E%B0%E6%89%BF%E8%AF%BA-%E5%85%B3%E9%97%AD%E5%AD%94%E5%AD%90%E5%AD%A6%E9%99%A2</text:a>
</text:p>
      <!--NEWS-->
      <text:h text:style-name="P10" text:outline-level="1">
<text:span text:style-name="T4">
马刺喜获NBA状元签 料选「法国怪物」温班亚马</text:span>
</text:h>
      <text:p text:style-name="P4">
Publisher: 法新社</text:p>
      <text:p text:style-name="P4">
Published Time: 2023-05-17T05:32:08+00:00</text:p>
      <text:p text:style-name="P4">
Modified Time: 2023-05-17T05:05:01+00:00</text:p>
      <text:p text:style-name="P4">
Description: （法新社纽约16日综合外电报导）今天在NBA选秀顺位「乐透」抽签喜获「状元签」的马刺，料将网罗「法国怪物」温班亚马（Victor Wembanyam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 text:anchor-type="as-char" svg:width="6.9236in" svg:height="3.617581in" draw:z-index="0">
<draw:image xlink:href="../Images/rficn/2023-05-17T05-32-08-00-00/000000.png" xlink:type="simple" xlink:show="embed" xlink:actuate="onLoad" draw:mime-type="image/png"/>
</draw:frame>
</text:p>
      <text:p text:style-name="P4">
能参加美国职篮NBA选秀顺位「乐透」抽签的，是本季未能晋级季后赛的14队。例行赛战绩最差的底特律活塞、休士顿火箭和圣安东尼奥马刺，抽中状元签的机率最高，依照目前的规则，3队抽中状元签的机率均为14.0%。</text:p>
      <text:p text:style-name="P4">
马刺今天由球团高层何特（Peter J. Holt）代表，一举拿下状元签，榜眼签、探花签分别由夏洛特黄蜂、波特兰拓荒者获得，第4顺位则归火箭所有。</text:p>
      <text:p text:style-name="P4">
获得状元签的马刺，几乎可以确定会选NBA史上最受关注的新秀之一，身高7��3�迹ㄔ�221公分）的19岁法国长人温班亚马，外界预料他进到NBA后能立即展现影响力。</text:p>
      <text:p text:style-name="P4">
NBA总裁席佛（Adam Silver）说：「他是一个不可思议的年轻人，现在才19岁，但显然会是一代长人。」</text:p>
      <text:p text:style-name="P4">
这是马刺第3次赢得乐透选秀状元签，前两次他们用状元签签下的球员，都让球队收获满满。</text:p>
      <text:p text:style-name="P4">
马刺1987年选进「海军上将」罗宾森（David Robinson）、1997年再挑中「石佛」邓肯（TimDuncan），两人是目前的总教练帕波维奇（Gregg Popovich）率队5次拿下总冠军的重要基石。</text:p>
      <text:p text:style-name="P4">
本季马刺战绩22胜60负，并列联盟倒数第2。</text:p>
      <text:p text:style-name="P4">
帕波维奇过去与国际球员吉诺布里（Manu Ginobili，阿根廷籍）、帕克（TonyParker，法国籍）合作十分成功，现在可望再与温班亚马携手打造新的「马刺王朝」。</text:p>
      <text:p text:style-name="P4">
第5到第14顺位依序是活塞、魔术、印第安纳溜马、华盛顿巫师、犹他爵士、达拉斯独行侠、魔术、奥克拉荷马雷霆、多伦多暴龙、纽奥良鹈鹕。</text:p>
      <text:p text:style-name="P4">
Source: <text:a xlink:type="simple" xlink:href="https://www.rfi.fr/cn/%E8%BF%90%E5%8A%A8%E5%A4%A9%E5%9C%B0/20230517-%E9%A9%AC%E5%88%BA%E5%96%9C%E8%8E%B7nba%E7%8A%B6%E5%85%83%E7%AD%BE-%E6%96%99%E9%80%89-%E6%B3%95%E5%9B%BD%E6%80%AA%E7%89%A9-%E6%B8%A9%E7%8F%AD%E4%BA%9A%E9%A9%AC" text:style-name="Internet_20_link" text:visited-style-name="Visited_20_Internet_20_Link">
https://www.rfi.fr/cn/%E8%BF%90%E5%8A%A8%E5%A4%A9%E5%9C%B0/20230517-%E9%A9%AC%E5%88%BA%E5%96%9C%E8%8E%B7nba%E7%8A%B6%E5%85%83%E7%AD%BE-%E6%96%99%E9%80%89-%E6%B3%95%E5%9B%BD%E6%80%AA%E7%89%A9-%E6%B8%A9%E7%8F%AD%E4%BA%9A%E9%A9%AC</text:a>
</text:p>
      <!--NEWS-->
      <text:h text:style-name="P10" text:outline-level="1">
<text:span text:style-name="T4">
约基奇超狂大三元率金块夺胜 戴维斯40分难救湖人</text:span>
</text:h>
      <text:p text:style-name="P4">
Publisher: 法新社</text:p>
      <text:p text:style-name="P4">
Published Time: 2023-05-17T06:02:07+00:00</text:p>
      <text:p text:style-name="P4">
Modified Time: 2023-05-17T05:35:03+00:00</text:p>
      <text:p text:style-name="P4">
Description: （法新社丹佛16日电） 约基奇今天夺下34分、21篮板、14助攻的超狂大三元，让戴维斯即便轰下40分也无济于事，最终金块132比126在NBA西区冠军赛首战获胜。</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617581in" draw:z-index="0">
<draw:image xlink:href="../Images/rficn/2023-05-17T06-02-07-00-00/000000.png" xlink:type="simple" xlink:show="embed" xlink:actuate="onLoad" draw:mime-type="image/png"/>
</draw:frame>
</text:p>
      <text:p text:style-name="P4">
美国职篮NBA丹佛金块今天在主场进行的第1场西区冠军赛迎战洛杉矶湖人，此役金块在高登（AaronGordon）灌篮后，就以20比9领先达两位数。首节金块得分多点开花，先发5人都有得分进帐，且约基奇（NikolaJokic）单节抢下12个篮板，比湖人全队的6个篮板多一倍，因此以37比25领先。</text:p>
      <text:p text:style-name="P4">
次节湖人詹姆斯（LeBron James）两罚1中，将落后缩小到9分，但约基奇的三分弹帮金块要回两位数领先。在莫瑞（JamalMurray）带球，于中场前1.1秒投篮命中后，金块上半场72比54领先湖人。</text:p>
      <text:p text:style-name="P4">
下半场开打后，金块在约基奇砍进一记三分球下，一度领先达21分。湖人利用八村垒（Rui Hachimura）上篮、芮维斯（AustinReaves）与戴维斯（AnthonyDavis）陆续两罚俱中，连追6分拉近分差。金块靠约基奇飙进三分线外的压哨三分球，在3节打完后，以106比92保持领先。</text:p>
      <text:p text:style-name="P4">
末节湖人打出8比2开局追近分差，之后几度将落后追到剩下3分差距。终场前26.1秒，约基奇两罚俱中，落后5分的湖人原本还有机会一搏，但詹姆斯发生失误，芮维斯犯规争取时间，在约基奇两罚中1后，金块以6分之差留下胜利。</text:p>
      <text:p text:style-name="P4">
金块拿下西区冠军赛首战胜利，在7战4胜制系列赛1比0领先，19日将继续在主场打第2战。</text:p>
      <text:p text:style-name="P4">
金块今天抓下47个篮板，比湖人多了17个，是赢球关键之一。</text:p>
      <text:p text:style-name="P4">
金块此役包括先发5人在内，全队有6人得分破十。约基奇有34分、21篮板、14助攻、2阻攻的亮眼表现，莫瑞也贡献了31分，卡德威－波普（KentaviousCaldwell-Pope）挹注21分，小波特（Michael Porter Jr.）有15分、10篮板的双十成绩。</text:p>
      <text:p text:style-name="P4">
湖人的戴维斯今天夺下40分、10篮板，詹姆斯有26分、12篮板、9助攻的准大三元演出，芮维斯、替补的八村垒分别攻下23分、17分。</text:p>
      <text:p text:style-name="P4">
Source: <text:a xlink:type="simple" xlink:href="https://www.rfi.fr/cn/%E8%BF%90%E5%8A%A8%E5%A4%A9%E5%9C%B0/20230517-%E7%BA%A6%E5%9F%BA%E5%A5%87%E8%B6%85%E7%8B%82%E5%A4%A7%E4%B8%89%E5%85%83%E7%8E%87%E9%87%91%E5%9D%97%E5%A4%BA%E8%83%9C-%E6%88%B4%E7%BB%B4%E6%96%AF40%E5%88%86%E9%9A%BE%E6%95%91%E6%B9%96%E4%BA%BA" text:style-name="Internet_20_link" text:visited-style-name="Visited_20_Internet_20_Link">
https://www.rfi.fr/cn/%E8%BF%90%E5%8A%A8%E5%A4%A9%E5%9C%B0/20230517-%E7%BA%A6%E5%9F%BA%E5%A5%87%E8%B6%85%E7%8B%82%E5%A4%A7%E4%B8%89%E5%85%83%E7%8E%87%E9%87%91%E5%9D%97%E5%A4%BA%E8%83%9C-%E6%88%B4%E7%BB%B4%E6%96%AF40%E5%88%86%E9%9A%BE%E6%95%91%E6%B9%96%E4%BA%BA</text:a>
</text:p>
      <!--NEWS-->
      <text:h text:style-name="P10" text:outline-level="1">
<text:span text:style-name="T4">
预算还是意愿　美国会对抗中策略有争议</text:span>
</text:h>
      <text:p text:style-name="P4">
Author: None</text:p>
      <text:p text:style-name="P4">
Publisher: Radio Free Asia (Organization)</text:p>
      <text:p text:style-name="P4">
Published Time: 2023-05-17T06:24:00-04:00</text:p>
      <text:p text:style-name="P4">
Modified Time: 2023-05-17T15:48:30-04:00</text:p>
      <text:p text:style-name="P4">
Description: None</text:p>
      <text:p text:style-name="P4">
Videos: []</text:p>
      <text:p text:style-name="P4">
Audios: ["<text:a xlink:type="simple" xlink:href="https://www.rfa.org/mandarin/yataibaodao/junshiwaijiao/wy-0516202321363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27" text:anchor-type="as-char" svg:width="6.9236in" svg:height="4.623178in" draw:z-index="0">
<draw:image xlink:href="../Images/rfamandarin/2023-05-17T06-24-00-04-00/000000.png" xlink:type="simple" xlink:show="embed" xlink:actuate="onLoad" draw:mime-type="image/png"/>
</draw:frame>
美国会参议院拨款委员会周二（5月16日）召开听证会，对国务院、国防部和商务部三大部门对抗中国的2024年预算听取国务卿布林肯等人的报告。 <text:a xlink:type="simple" xlink:href="https://www.rfa.org/mandarin/yataibaodao/junshiwaijiao/wy-05162023213634.html/@@images/image" text:style-name="Internet_20_link" text:visited-style-name="Visited_20_Internet_20_Link">
</text:a>
记者王允摄影  <text:a xlink:type="simple" xlink:href="https://www.rfa.org/mandarin/yataibaodao/junshiwaijiao/wy-05162023213634.html/@@stream" text:style-name="Internet_20_link" text:visited-style-name="Visited_20_Internet_20_Link">
</text:a>
</text:p>
      <text:p text:style-name="P4">
美国会参议院拨款委员会周二（5月16日）召开听证会，对国务院、国防部和商务部三大部门对抗中国的2024年预算听取国务卿布林肯等人的报告。</text:p>
      <text:p text:style-name="P4">
<text:a xlink:type="simple" xlink:href="https://www.rfa.org/mandarin/yataibaodao/junshiwaijiao/kw-02282023090542.html" text:style-name="Internet_20_link" text:visited-style-name="Visited_20_Internet_20_Link">
 <text:span text:style-name="T4">
聚焦美中竞争 美众院外委会主席吁强化对华出口管制</text:span>
 </text:a>
  * <text:span text:style-name="T4">
<text:a xlink:type="simple" xlink:href="https://www.rfa.org/mandarin/yataibaodao/junshiwaijiao/tj-04252023114747.html" text:style-name="Internet_20_link" text:visited-style-name="Visited_20_Internet_20_Link">
 </text:a>
 </text:span>
  * <text:span text:style-name="T4">
<text:a xlink:type="simple" xlink:href="https://www.rfa.org/mandarin/yataibaodao/gangtai/kw-04082022105751.html" text:style-name="Internet_20_link" text:visited-style-name="Visited_20_Internet_20_Link">
 </text:a>
 </text:span>
</text:p>
      <text:p text:style-name="P4">
这场听证会是美国国会参议院拨款委员会审议2024年美国政府预算过程中召开的第一场全员到齐的会议，出席会议的美国政府代表分别是国务卿布林肯（AntonyBlinken）、国防部长奥斯汀（Lloyd Austin）和商务部长雷蒙多（Gina Raimondo）。</text:p>
      <text:p text:style-name="P4">
参议员克里斯托弗·库恩斯（ChristopherCoons）在听证会上强调了三位政府大员同时出席这场听证会的意义，“他们同时出席实际是强调，在面对来自中国的真实挑战时，我们需要采取联合的方法来强化美国的国家安全、外交、发展和经济竞争力等等。”</text:p>
      <text:p text:style-name="P4">
这一说法在当天的听证会上有广泛的回响，国防部长奥斯汀和其他几位参议员也提到，美国在面对中国竞争时，需要采取“全政府”的力量，联合政府的各个部门。</text:p>
      <text:p text:style-name="P4">
<text:span text:style-name="T4">
预算，还是预算</text:span>
</text:p>
      <text:p text:style-name="P4">
2024年度美国政府预算制定过程中遇到的一个问题，是新一届国会众议院提出了庞大的预算削减计划，这给行政部门制定应对中国挑战的计划时带来了挑战。</text:p>
      <text:p text:style-name="P4">
<draw:frame draw:style-name="fr1" draw:name="Image28" text:anchor-type="as-char" svg:width="6.9236in" svg:height="4.764783in" draw:z-index="0">
<draw:image xlink:href="../Images/rfamandarin/2023-05-17T06-24-00-04-00/000001.png" xlink:type="simple" xlink:show="embed" xlink:actuate="onLoad" draw:mime-type="image/png"/>
</draw:frame>
美国国务卿布林肯2023年5月16日抵达听证会现场（记者王允摄影）  <text:a xlink:type="simple" xlink:href="https://www.rfa.org/mandarin/yataibaodao/junshiwaijiao/wy-05162023213634.html/73b0573a56fe2-5e03679780af52308fbe542c8bc14f1a.jpg" text:style-name="Internet_20_link" text:visited-style-name="Visited_20_Internet_20_Link">
</text:a>
</text:p>
      <text:p text:style-name="P4">
三位政府高官在听证会上都强调，如果无法获得足够的预算，将会影响与中国竞争的有关政策的执行。</text:p>
      <text:p text:style-name="P4">
国防部长奥斯汀以军事舰船的建造为例来说明这种预算的重要性，“这可能影响到用于提高舰船建造效率的97亿美元预算，无法完成原定的目标，无法签订哥伦比亚级核潜艇的第二期合同，无法开始弗吉尼亚级核潜艇的建造等等。”</text:p>
      <text:p text:style-name="P4">
国务卿布林肯则指出，预算的削减可能影响到实现两党一致赞同的外交目标，“更具体地说，在中国问题上，在我们的预算中有几个项目很关键，它们是用于在各个地区对抗中国的影响力；（预算削减）会影响到我们在这些地方接触各利益方，并建立伙伴关系。”</text:p>
      <text:p text:style-name="P4">
商务部长雷蒙多在解释这个问题时首先指出了商务部工业与安全局(BIS)的重要性，“如果我们回到2022年的情况，（削减预算）意味着我们会缺少125个人手，这些人的工作是出口控制上的用户核实；去年我们在54个国家进行了1100多项用户核实，其中大部分是有关中国的。没有这125人，我们无法完成这些工作，美国的技术就会落到中国违法使用者的手中。”</text:p>
      <text:p text:style-name="P4">
<text:span text:style-name="T4">
预算，还是意愿？</text:span>
</text:p>
      <text:p text:style-name="P4">
但参议员们对一些关键问题的理解不同。虽然三位政府高官来听证会主要是为了说明自己部门提出预算的必要性，但作为政府监督者的参议员中有人认为，对抗中国这样的国家更主要是看政府的意愿，而不是预算。</text:p>
      <text:p text:style-name="P4">
南卡罗来纳州资深参议员林赛‧格雷厄姆（LindseyGraham）说，“那种认为我们有很强硬的中国政策的说法都是废话，并不是有了预算就可以预防中国，而关键是我们是否有意愿去与中国对抗。”</text:p>
      <text:p text:style-name="P4">
格雷厄姆说，“我不得不说，中国截住了这里所有的话题！”他强调，要对抗中国，不应该去看预算上的空缺，或是美国有多少在地的外交官。他说，“在我看来，我们过去两年所做的只是让所有坏家伙更加地大胆。”</text:p>
      <text:p text:style-name="P4">
但布林肯在此之前已指出，中国目前在全世界的外交官数目比美国要多出一百多人，在这一意义上说，美国在外交上是有赤字的。他说，目前美国外交官空缺很多，有14个外交官候选人还在参议院等待确认，他们已经等待了一年或更长时间，另外还有40位处于任命过程的不同阶段。</text:p>
      <text:p text:style-name="P4">
布林肯警告说，美国外交官的空缺会在国际影响力方面产生真空，而中国正在填补这种真空。</text:p>
      <text:p text:style-name="P4">
记者：王允 编辑：梒青 网编：瑞哲</text:p>
      <text:p text:style-name="P4">
Source: <text:a xlink:type="simple" xlink:href="https://www.rfa.org/mandarin/yataibaodao/junshiwaijiao/wy-05162023213634.html" text:style-name="Internet_20_link" text:visited-style-name="Visited_20_Internet_20_Link">
https://www.rfa.org/mandarin/yataibaodao/junshiwaijiao/wy-05162023213634.html</text:a>
</text:p>
      <!--NEWS-->
      <text:h text:style-name="P10" text:outline-level="1">
<text:span text:style-name="T4">
美国商业盗窃案 来自中国的苹果工程师涉案</text:span>
</text:h>
      <text:p text:style-name="P4">
Publisher: 法新社</text:p>
      <text:p text:style-name="P4">
Published Time: 2023-05-17T06:32:08+00:00</text:p>
      <text:p text:style-name="P4">
Modified Time: 2023-05-17T06:05:01+00:00</text:p>
      <text:p text:style-name="P4">
Description: （法新社华盛顿16日电） 美国今天宣布对数名中国和俄罗斯人提出告诉，指控他们窃取商业机密并违反禁运规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3.617581in" draw:z-index="0">
<draw:image xlink:href="../Images/rficn/2023-05-17T06-32-08-00-00/000000.png" xlink:type="simple" xlink:show="embed" xlink:actuate="onLoad" draw:mime-type="image/png"/>
</draw:frame>
</text:p>
      <text:p text:style-name="P4">
美国司法部国家安全部门助理部长欧森（MatthewOlsen）公布多起走私、窃取商业机密案；司法部与商务部今年2月成立「破坏性科技打击任务小组」（Disruptive Technology StrikeForce）主责这类案件。</text:p>
      <text:p text:style-name="P4">
欧森指出：「我们在执行美国法律时保持警惕，以阻止敏感技术流向外国对手。」这些案件由全美各地的检察官办公室负责起诉。</text:p>
      <text:p text:style-name="P4">
根据今天公布的起诉书，来自中国的35岁软体工程师王伟宝（WeibaoWang，音译）2016年至2018年获苹果聘用，他被控窃取与自动驾驶汽车研发相关的软体和其它商业机密。联邦调查人员在2018年搜查其住家，几个小时后，王伟宝便搭上前往中国的班机离开美国。</text:p>
      <text:p text:style-name="P4">
另一起案件中，美国纽约南区检察官威廉斯（Damian Williams）表示，39岁的乔向强（Xiangjiang Qiao，音译）又名韩森（JoeHansen），被控违反美国制裁，试图向伊朗运送可用于制造大规模毁灭性武器的「等静压石墨」。</text:p>
      <text:p text:style-name="P4">
美国当局表示，「等静压石墨」是一种可用于洲际弹道飞弹尖端的高科技材料。</text:p>
      <text:p text:style-name="P4">
美国官员说，其他刑事案件涉及瓦解所谓的采购网络，这些网络协助俄罗斯情报部门获得敏感的美国军事技术和飞机零件。</text:p>
      <text:p text:style-name="P4">
Source: <text:a xlink:type="simple" xlink:href="https://www.rfi.fr/cn/%E5%9B%BD%E9%99%85%E6%8A%A5%E9%81%93/20230517-%E7%BE%8E%E5%9B%BD%E5%95%86%E4%B8%9A%E7%9B%97%E7%AA%83%E6%A1%88-%E6%9D%A5%E8%87%AA%E4%B8%AD%E5%9B%BD%E7%9A%84%E8%8B%B9%E6%9E%9C%E5%B7%A5%E7%A8%8B%E5%B8%88%E6%B6%89%E6%A1%88" text:style-name="Internet_20_link" text:visited-style-name="Visited_20_Internet_20_Link">
https://www.rfi.fr/cn/%E5%9B%BD%E9%99%85%E6%8A%A5%E9%81%93/20230517-%E7%BE%8E%E5%9B%BD%E5%95%86%E4%B8%9A%E7%9B%97%E7%AA%83%E6%A1%88-%E6%9D%A5%E8%87%AA%E4%B8%AD%E5%9B%BD%E7%9A%84%E8%8B%B9%E6%9E%9C%E5%B7%A5%E7%A8%8B%E5%B8%88%E6%B6%89%E6%A1%88</text:a>
</text:p>
      <!--NEWS-->
      <text:h text:style-name="P10" text:outline-level="1">
<text:span text:style-name="T4">
乌称成功拦截6枚匕首飞弹 俄：没发射那么多</text:span>
</text:h>
      <text:p text:style-name="P4">
Publisher: 法新社</text:p>
      <text:p text:style-name="P4">
Published Time: 2023-05-17T07:02:07+00:00</text:p>
      <text:p text:style-name="P4">
Modified Time: 2023-05-17T06:35:02+00:00</text:p>
      <text:p text:style-name="P4">
Description: （法新社莫斯科16日电） 俄罗斯今天凌晨密集空袭乌克兰首都基辅，乌克兰称其防空系统击落所有18枚飞弹，包括6枚「匕首」极音速飞弹，莫斯科否认这番说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617581in" draw:z-index="0">
<draw:image xlink:href="../Images/rficn/2023-05-17T07-02-07-00-00/000000.png" xlink:type="simple" xlink:show="embed" xlink:actuate="onLoad" draw:mime-type="image/png"/>
</draw:frame>
</text:p>
      <text:p text:style-name="P4">
俄罗斯国防部长萧依古（Sergei Shoigu）告诉俄罗斯新闻社（RiaNovosti）：「俄罗斯发射的『匕首」（Kinzhal）飞弹数量，没有（乌克兰）所说被他们射下来的那么多。」</text:p>
      <text:p text:style-name="P4">
乌克兰今天稍早表示，已击落其中6枚飞弹；这些飞弹是俄罗斯加强远程打击能力的关键武器。</text:p>
      <text:p text:style-name="P4">
乌克兰国防部长列兹尼科夫（Oleksiy Reznikov）说：「乌克兰空军取得另一个令人难以置信的成功！」</text:p>
      <text:p text:style-name="P4">
乌克兰总统泽伦斯基（Volodymyr Zelenskyy）透过视讯会议告诉欧洲理事会（Council ofEurope），连夜朝乌克兰领土发射的俄罗斯飞弹已「百分之百」遭到拦截。</text:p>
      <text:p text:style-name="P4">
俄罗斯总统蒲亭（Vladimir Putin）曾宣称匕首飞弹「举世无敌」，是一种几乎无法拦截的超级武器。</text:p>
      <text:p text:style-name="P4">
乌克兰表示，乌军5月初透过上个月交付给基辅的强大美国爱国者防空系统，首次击落一枚俄罗斯飞弹。（译者：刘文瑜/核稿：蔡佳敏）</text:p>
      <text:p text:style-name="P4">
Source: <text:a xlink:type="simple" xlink:href="https://www.rfi.fr/cn/%E5%9B%BD%E9%99%85%E6%8A%A5%E9%81%93/20230517-%E4%B9%8C%E7%A7%B0%E6%88%90%E5%8A%9F%E6%8B%A6%E6%88%AA6%E6%9E%9A%E5%8C%95%E9%A6%96%E9%A3%9E%E5%BC%B9-%E4%BF%84-%E6%B2%A1%E5%8F%91%E5%B0%84%E9%82%A3%E4%B9%88%E5%A4%9A" text:style-name="Internet_20_link" text:visited-style-name="Visited_20_Internet_20_Link">
https://www.rfi.fr/cn/%E5%9B%BD%E9%99%85%E6%8A%A5%E9%81%93/20230517-%E4%B9%8C%E7%A7%B0%E6%88%90%E5%8A%9F%E6%8B%A6%E6%88%AA6%E6%9E%9A%E5%8C%95%E9%A6%96%E9%A3%9E%E5%BC%B9-%E4%BF%84-%E6%B2%A1%E5%8F%91%E5%B0%84%E9%82%A3%E4%B9%88%E5%A4%9A</text:a>
</text:p>
      <!--NEWS-->
      <text:h text:style-name="P10" text:outline-level="1">
<text:span text:style-name="T4">
拜登缩短出国行程 麦卡锡称债务谈判有望达成协议</text:span>
</text:h>
      <text:p text:style-name="P4">
Author: 联合早报 (Person)</text:p>
      <text:p text:style-name="P4">
Publisher: 联合早报 (Organization)</text:p>
      <text:p text:style-name="P4">
Published Time: 2023-05-17T07:07</text:p>
      <text:p text:style-name="P4">
Modified Time: 2023-05-17T08:30</text:p>
      <text:p text:style-name="P4">
Description: 美国总统拜登和国会领袖召开紧急会议后，双方均对达成提高美国债务上限协议有信心，但拜登称“还有工作得做”，并决定缩短他本周的外国行程。综合路透社和英国广播公司（BBC）报道，拜登和国...</text:p>
      <text:p text:style-name="P4">
Videos: []</text:p>
      <text:p text:style-name="P4">
Audios: []</text:p>
      <text:p text:style-name="P4">
Images: []</text:p>
      <text:p text:style-name="P4">
Type: NewsArticle</text:p>
      <text:p text:style-name="P4">
Breadcrumbs: ['即时', '国际']</text:p>
      <text:p text:style-name="P4">
Keywords: ['美国', '拜登', '麦卡锡', '债务违约']</text:p>
      <!--METADATA-->
      <text:p text:style-name="P4">
美国总统拜登和国会领袖召开紧急会议后，双方均对达成提高美国债务上限协议有信心，但拜登称“还有工作得做”，并决定缩短他本周的外国行程。</text:p>
      <text:p text:style-name="P4">
综合路透社和英国广播公司（BBC）报道，拜登和国会领袖包括共和党籍众议院议长麦卡锡、参议院少数党领袖麦康奈尔及民主党籍众议院领袖杰弗里斯和参议院多数党领袖舒默，星期二（5月16日）在白宫进行了一小时的会议。副总统哈里斯也出席。</text:p>
      <text:p text:style-name="P4">
麦卡锡会后告诉媒体，双方对提高债务上限仍存在很大分歧，但他也说：“在本周末之前达成协议是可能的。要达成协议并不困难。”</text:p>
      <text:p text:style-name="P4">
白宫称星期二的会议“取得良好进展，双方坦率交换意见”。</text:p>
      <text:p text:style-name="P4">
白宫说，拜登感到乐观，他认为“只要双方本着诚意进行谈判，并认识到任何一方都不可能得到自己想要的一切，我们一定可以达成一份负责任的两党预算协议”。</text:p>
      <text:p text:style-name="P4">
但拜登对共和党人不愿考虑增加收入的渠道表示失望， <text:a xlink:type="simple" xlink:href="https://www.zaobao.com/news/world/story20230310-1371019" text:style-name="Internet_20_link" text:visited-style-name="Visited_20_Internet_20_Link">
</text:a>
 以协助其他美国人的计划，是 <text:a xlink:type="simple" xlink:href="https://www.zaobao.com/realtime/world/story20230310-1371096" text:style-name="Internet_20_link" text:visited-style-name="Visited_20_Internet_20_Link">
</text:a>
 的关键部分。</text:p>
      <text:p text:style-name="P4">
如果拜登和国会领袖无法达成协议，美国可能在6月1日就出现有史以来的首次债务违约。</text:p>
      <text:p text:style-name="P4">
拜登原定星期三（17日）飞往日本参加七国集团（G7）领导人峰会后，将到 <text:a xlink:type="simple" xlink:href="https://www.zaobao.com/news/world/story20230515-1395024" text:style-name="Internet_20_link" text:visited-style-name="Visited_20_Internet_20_Link">
</text:a>
，然后续程到澳大利亚出席四方安全对话会议。</text:p>
      <text:p text:style-name="P4">
白宫说，拜登现在决定缩短行程，出席了19日至21日的G7广岛峰会后，他就会返回华盛顿，“以确保国会采取行动”，避免债务违约。</text:p>
      <text:p text:style-name="P4">
Source: <text:a xlink:type="simple" xlink:href="https://www.zaobao.com.sg/realtime/world/story20230517-1395431" text:style-name="Internet_20_link" text:visited-style-name="Visited_20_Internet_20_Link">
https://www.zaobao.com.sg/realtime/world/story20230517-1395431</text:a>
</text:p>
      <!--NEWS-->
      <text:h text:style-name="P10" text:outline-level="1">
<text:span text:style-name="T4">
欧洲理事会宣布设乌克兰战损登录平台</text:span>
</text:h>
      <text:p text:style-name="P4">
Publisher: 法新社</text:p>
      <text:p text:style-name="P4">
Published Time: 2023-05-17T07:32:08+00:00</text:p>
      <text:p text:style-name="P4">
Modified Time: 2023-05-17T07:05:02+00:00</text:p>
      <text:p text:style-name="P4">
Description: （法新社冰岛首都雷克雅维克16日电） 46国组成的欧洲主要人权组织「欧洲理事会」今天在冰岛首都雷克雅维克召开峰会时，建立「战损登录」平台记录俄罗斯对乌克兰的战争破坏，以利日后求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5-17T07-32-08-00-00/000000.png" xlink:type="simple" xlink:show="embed" xlink:actuate="onLoad" draw:mime-type="image/png"/>
</draw:frame>
</text:p>
      <text:p text:style-name="P4">
包括法国总统马克宏（Emmanuel Macron）和德国总理萧兹（Olaf Scholz）在内的欧洲理事会（Council ofEurope）领袖强调，莫斯科必须对入侵乌克兰至今15个月期间造成的伤害和破坏负责。</text:p>
      <text:p text:style-name="P4">
将在海牙设立的战损登录（register of damages）平台，旨在记录俄罗斯侵略乌克兰造成的有形损失。</text:p>
      <text:p text:style-name="P4">
乌克兰总统泽伦斯基（VolodymyrZelenskyy）在两天峰会开始时的影片讲话中说，「没有正义就没有可靠的和平」，战损登录为「全面的补偿机制」奠定了基础。</text:p>
      <text:p text:style-name="P4">
但泽伦斯基表示，现在针对乌克兰的弹道飞弹和无人机攻击，显示「俄罗斯正非常努力地提高杀伤能力」。</text:p>
      <text:p text:style-name="P4">
因此，乌克兰需要「额外的防空系统和飞弹━我们还需要更多战机，没有它们，任何防空系统都不会完美」。</text:p>
      <text:p text:style-name="P4">
泽伦斯基旋风访问欧洲主要国家之后，发出上述呼吁。德国、法国和英国承诺提供更多军事支援，法国和英国还表示将训练乌克兰战机飞行员。</text:p>
      <text:p text:style-name="P4">
但西方国家对向乌克兰提供先进战斗机抱持谨慎态度，因为担心战争会因此升级。</text:p>
      <text:p text:style-name="P4">
Source: <text:a xlink:type="simple" xlink:href="https://www.rfi.fr/cn/%E5%9B%BD%E9%99%85%E6%8A%A5%E9%81%93/20230517-%E6%AC%A7%E6%B4%B2%E7%90%86%E4%BA%8B%E4%BC%9A%E5%AE%A3%E5%B8%83%E8%AE%BE%E4%B9%8C%E5%85%8B%E5%85%B0%E6%88%98%E6%8D%9F%E7%99%BB%E5%BD%95%E5%B9%B3%E5%8F%B0" text:style-name="Internet_20_link" text:visited-style-name="Visited_20_Internet_20_Link">
https://www.rfi.fr/cn/%E5%9B%BD%E9%99%85%E6%8A%A5%E9%81%93/20230517-%E6%AC%A7%E6%B4%B2%E7%90%86%E4%BA%8B%E4%BC%9A%E5%AE%A3%E5%B8%83%E8%AE%BE%E4%B9%8C%E5%85%8B%E5%85%B0%E6%88%98%E6%8D%9F%E7%99%BB%E5%BD%95%E5%B9%B3%E5%8F%B0</text:a>
</text:p>
      <!--NEWS-->
      <text:h text:style-name="P10" text:outline-level="1">
<text:span text:style-name="T4">
澳洲拟延后举行四方首脑会议 重新安排拜登访问</text:span>
</text:h>
      <text:p text:style-name="P4">
Author: 联合早报 (Person)</text:p>
      <text:p text:style-name="P4">
Publisher: 联合早报 (Organization)</text:p>
      <text:p text:style-name="P4">
Published Time: 2023-05-17T07:51</text:p>
      <text:p text:style-name="P4">
Modified Time: 2023-05-17T08:25</text:p>
      <text:p text:style-name="P4">
Description: 美国总统拜登为解决美国联邦债务问题而决定取消澳大利亚的行程，澳洲总理阿尔巴尼斯计划为此延后举行四方安全对话首脑会议。路透社报道，阿尔巴尼斯星期三（5月17日）发表声明说，他正就此事...</text:p>
      <text:p text:style-name="P4">
Videos: []</text:p>
      <text:p text:style-name="P4">
Audios: []</text:p>
      <text:p text:style-name="P4">
Images: []</text:p>
      <text:p text:style-name="P4">
Type: NewsArticle</text:p>
      <text:p text:style-name="P4">
Breadcrumbs: ['即时', '国际']</text:p>
      <text:p text:style-name="P4">
Keywords: ['四方安全对话', '澳大利亚', '拜登', '债务违约', '阿尔巴尼斯']</text:p>
      <!--METADATA-->
      <text:p text:style-name="P4">
<text:a xlink:type="simple" xlink:href="https://www.zaobao.com/realtime/world/story20230517-1395431" text:style-name="Internet_20_link" text:visited-style-name="Visited_20_Internet_20_Link">
 </text:a>
，澳洲总理阿尔巴尼斯计划为此延后举行四方安全对话首脑会议。</text:p>
      <text:p text:style-name="P4">
路透社报道，阿尔巴尼斯星期三（5月17日）发表声明说，他正就此事与印度总理莫迪及日本首相岸田文雄进行讨论。</text:p>
      <text:p text:style-name="P4">
四方安全对话由美国、澳洲、印度、日本组成。本次四方首脑会议原定于5月24日在悉尼召开。</text:p>
      <text:p text:style-name="P4">
阿尔巴尼斯说，他和拜登同意重新安排拜登访问澳洲的日期。</text:p>
      <text:p text:style-name="P4">
<text:a xlink:type="simple" xlink:href="https://www.zaobao.com/realtime/world/story20230514-1394638" text:style-name="Internet_20_link" text:visited-style-name="Visited_20_Internet_20_Link">
 </text:a>
，随后原本要到巴布亚新几内亚与太平洋岛国领导人会晤，然后续程到澳洲出席四方会议。</text:p>
      <text:p text:style-name="P4">
拜登星期二（16日）与国会领袖再次进行债务上限谈判后，宣布缩短出国行程，出席了19日至21日的G7峰会后就返回华盛顿，“以确保国会采取行动”，避免 <text:a xlink:type="simple" xlink:href="https://www.zaobao.com/realtime/world/story20230516-1395357" text:style-name="Internet_20_link" text:visited-style-name="Visited_20_Internet_20_Link">
</text:a>
 。</text:p>
      <text:p text:style-name="P4">
四方安全对话是已故日本前首相安倍晋三提出的一个概念，中国崛起后与美日印澳的摩擦都增加，安倍晋三寻求四个民主国家相互合作，中国谴责四方安全对话旨在围堵中国。</text:p>
      <text:p text:style-name="P4">
Source: <text:a xlink:type="simple" xlink:href="https://www.zaobao.com.sg/realtime/world/story20230517-1395434" text:style-name="Internet_20_link" text:visited-style-name="Visited_20_Internet_20_Link">
https://www.zaobao.com.sg/realtime/world/story20230517-1395434</text:a>
</text:p>
      <!--NEWS-->
      <text:h text:style-name="P10" text:outline-level="1">
<text:span text:style-name="T4">
朝媒：金正恩指导军事侦察卫星发射准备工作</text:span>
</text:h>
      <text:p text:style-name="P4">
Author: 联合早报 (Person)</text:p>
      <text:p text:style-name="P4">
Publisher: 联合早报 (Organization)</text:p>
      <text:p text:style-name="P4">
Published Time: 2023-05-17T08:08</text:p>
      <text:p text:style-name="P4">
Modified Time: 2023-05-17T08:08</text:p>
      <text:p text:style-name="P4">
Description: 朝鲜官方媒体星期三（5月17日）报道，朝鲜领导人金正恩星期二（16日）对侦察卫星发射准备委员会的工作进行现场指导，并批准委员会今后的行动计划。韩联社引述朝中社称，金正恩对工作情况进...</text:p>
      <text:p text:style-name="P4">
Videos: []</text:p>
      <text:p text:style-name="P4">
Audios: []</text:p>
      <text:p text:style-name="P4">
Images: []</text:p>
      <text:p text:style-name="P4">
Type: NewsArticle</text:p>
      <text:p text:style-name="P4">
Breadcrumbs: ['即时', '国际']</text:p>
      <text:p text:style-name="P4">
Keywords: ['朝鲜', '金正恩', '卫星', '军事']</text:p>
      <!--METADATA-->
      <text:p text:style-name="P4">
朝鲜官方媒体星期三（5月17日）报道，朝鲜领导人金正恩星期二（16日）对侦察卫星发射准备委员会的工作进行现场指导，并批准委员会今后的行动计划。</text:p>
      <text:p text:style-name="P4">
韩联社引述朝中社称，金正恩对工作情况进行了解，并查看已完成各项检查和测试的 <text:a xlink:type="simple" xlink:href="https://www.zaobao.com/realtime/world/story20230419-1384760" text:style-name="Internet_20_link" text:visited-style-name="Visited_20_Internet_20_Link">
</text:a>
。金正恩强调，成功发射军事侦察卫星出于国家安全形势所迫，是将党和政府旨在增强国防力量的政策落到实处的过程，也可推动国家太空军事及科技事业进一步发展。他也高度评价委员会尽职尽责。</text:p>
      <text:p text:style-name="P4">
报道称，朝鲜国务委员会成员包括来自宇宙开发局、国防科研机构、各级高校及科研机构的科学家和工程师，军事侦察卫星1号发射项目处于收尾的“结束”阶段。</text:p>
      <text:p text:style-name="P4">
Source: <text:a xlink:type="simple" xlink:href="https://www.zaobao.com.sg/realtime/world/story20230517-1395436" text:style-name="Internet_20_link" text:visited-style-name="Visited_20_Internet_20_Link">
https://www.zaobao.com.sg/realtime/world/story20230517-1395436</text:a>
</text:p>
      <!--NEWS-->
      <text:h text:style-name="P10" text:outline-level="1">
<text:span text:style-name="T4">
日本Q1成长 日股连续第4天收涨</text:span>
</text:h>
      <text:p text:style-name="P4">
Publisher: 法新社</text:p>
      <text:p text:style-name="P4">
Published Time: 2023-05-17T08:32:08+00:00</text:p>
      <text:p text:style-name="P4">
Modified Time: 2023-05-17T08:05:02+00:00</text:p>
      <text:p text:style-name="P4">
Description: （法新社东京17日电） 获利于日圆疲软与日本经济在第一季呈现成长，日本东京股市连续第4天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5-17T08-32-08-00-00/000000.png" xlink:type="simple" xlink:show="embed" xlink:actuate="onLoad" draw:mime-type="image/png"/>
</draw:frame>
</text:p>
      <text:p text:style-name="P4">
日股日经225指数收涨250.60点或0.84%，来到30093.59点，为2021年9月以来最高点；东证股价指数收涨6.43点或0.30%，来到2133.61点。</text:p>
      <text:p text:style-name="P4">
Source: <text:a xlink:type="simple" xlink:href="https://www.rfi.fr/cn/%E8%B4%A2%E7%BB%8F%E5%BF%AB%E8%AE%AF/20230517-%E6%97%A5%E6%9C%ACq1%E6%88%90%E9%95%BF-%E6%97%A5%E8%82%A1%E8%BF%9E%E7%BB%AD%E7%AC%AC4%E5%A4%A9%E6%94%B6%E6%B6%A8" text:style-name="Internet_20_link" text:visited-style-name="Visited_20_Internet_20_Link">
https://www.rfi.fr/cn/%E8%B4%A2%E7%BB%8F%E5%BF%AB%E8%AE%AF/20230517-%E6%97%A5%E6%9C%ACq1%E6%88%90%E9%95%BF-%E6%97%A5%E8%82%A1%E8%BF%9E%E7%BB%AD%E7%AC%AC4%E5%A4%A9%E6%94%B6%E6%B6%A8</text:a>
</text:p>
      <!--NEWS-->
      <text:h text:style-name="P10" text:outline-level="1">
<text:span text:style-name="T4">
OpenAI执行长美国会听证 警告AI不安全应制定规范</text:span>
</text:h>
      <text:p text:style-name="P4">
Publisher: 法新社</text:p>
      <text:p text:style-name="P4">
Published Time: 2023-05-17T08:32:09+00:00</text:p>
      <text:p text:style-name="P4">
Modified Time: 2023-05-17T08:20:04+00:00</text:p>
      <text:p text:style-name="P4">
Description: （法新社华盛顿16日电） 美国国会正就监管AI寻求共识，OpenAI执行长阿特曼今日首次赴国会听证，面对议员提出有关AI影响选举、就业和过度集中于少数企业的问题，他呼吁成立专责机构加强规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5-17T08-32-09-00-00/000000.png" xlink:type="simple" xlink:show="embed" xlink:actuate="onLoad" draw:mime-type="image/png"/>
</draw:frame>
</text:p>
      <text:p text:style-name="P4">
OpenAI执行长阿特曼（Sam Altman）今日出席美国参议院司法委员会听证会，两党议员就AI广泛影响和监管措施向阿特曼提问。</text:p>
      <text:p text:style-name="P4">
美国共和党籍联邦参议员霍利（Josh Hawley）开场指出，生成式AI（GenerativeAI）发展规模有如网际网路，为人类历史上最重要的技术创新之一，随即提出警告说，「这可能会招致类似原子弹的严重后果」。</text:p>
      <text:p text:style-name="P4">
阿特曼表示，生成式AI的出现好比「印刷机时刻」，能够改善和创造工作；他强调，监管措施对风险控管至关重要，并说他对AI可能对世界带来危害深感忧心，希望能与政府合作，防范新技术发生问题。</text:p>
      <text:p text:style-name="P4">
几名国会成员和专家对AI系统可能影响选举，像是散播不实讯息或是操纵选民，表达严正关切。</text:p>
      <text:p text:style-name="P4">
民主党籍参议员布鲁门塔（Richard Blumenthal）播放AI生成的录音，指出如果生成的内容支持乌克兰投降或是支持俄罗斯总统蒲亭（VladimirPutin）领导，「这景象很可怕」。</text:p>
      <text:p text:style-name="P4">
阿特曼说，他对AI模型普遍操纵、说服或制造虚假互动讯息极为忧虑。</text:p>
      <text:p text:style-name="P4">
此外，国会成员也对AI技术过度集中于少数大企业之手提出担忧，民主党籍参议员布克（CoryBooker）点出OpenAI与微软（Microsoft）相互合作，并说科技巨擘控制大众生活，影响力与日俱增，令人感到恐怖。</text:p>
      <text:p text:style-name="P4">
阿特曼回应，的确只有少数公司能提供生成式AI模型，但他认为如此状况下，政府要关注的企业不多「可能有益于监管」，他相信未来会有更多竞争。</text:p>
      <text:p text:style-name="P4">
OpenAI去年底推出聊天机器人ChatGPT，两个月活跃用户破亿，外界对加速控管AI的呼声高涨，近期，美国政府和国会对立法监管AI展开研议，这是阿特曼首度赴国会听证，被视为两党议员就此议题寻求共识的重要一步。</text:p>
      <text:p text:style-name="P4">
阿特曼于听证会建议美国政府考虑实施3项计画：成立新的机构批准AI模型、建立一套安全准则规范AI模型、要求独立专家学者对AI模型进行审核。</text:p>
      <text:p text:style-name="P4">
同时，他支持设立一个国际组织为AI制定标准，并举出管制核武已有前例。</text:p>
      <text:p text:style-name="P4">
Source: <text:a xlink:type="simple" xlink:href="https://www.rfi.fr/cn/%E5%9B%BD%E9%99%85%E6%8A%A5%E9%81%93/20230517-openai%E6%89%A7%E8%A1%8C%E9%95%BF%E7%BE%8E%E5%9B%BD%E4%BC%9A%E5%90%AC%E8%AF%81-%E8%AD%A6%E5%91%8Aai%E4%B8%8D%E5%AE%89%E5%85%A8%E5%BA%94%E5%88%B6%E5%AE%9A%E8%A7%84%E8%8C%83" text:style-name="Internet_20_link" text:visited-style-name="Visited_20_Internet_20_Link">
https://www.rfi.fr/cn/%E5%9B%BD%E9%99%85%E6%8A%A5%E9%81%93/20230517-openai%E6%89%A7%E8%A1%8C%E9%95%BF%E7%BE%8E%E5%9B%BD%E4%BC%9A%E5%90%AC%E8%AF%81-%E8%AD%A6%E5%91%8Aai%E4%B8%8D%E5%AE%89%E5%85%A8%E5%BA%94%E5%88%B6%E5%AE%9A%E8%A7%84%E8%8C%83</text:a>
</text:p>
      <!--NEWS-->
      <text:h text:style-name="P10" text:outline-level="1">
<text:span text:style-name="T4">
唯色RFA博客：与一位藏学家的对话：关于无辜受责的达赖喇嘛（三）</text:span>
</text:h>
      <text:p text:style-name="P4">
Author: None</text:p>
      <text:p text:style-name="P4">
Publisher: Radio Free Asia (Organization)</text:p>
      <text:p text:style-name="P4">
Published Time: 2023-05-17T09:00:00-04:00</text:p>
      <text:p text:style-name="P4">
Modified Time: 2023-05-15T14:06: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34" text:anchor-type="as-char" svg:width="6.9236in" svg:height="3.897317in" draw:z-index="0">
<draw:image xlink:href="../Images/rfamandarin/2023-05-17T09-00-00-04-00/000000.png" xlink:type="simple" xlink:show="embed" xlink:actuate="onLoad" draw:mime-type="image/png"/>
</draw:frame>
 拉达克数万民众的抗议游行 <text:a xlink:type="simple" xlink:href="https://www.rfa.org/mandarin/pinglun/weiseblog/ws-05152023140232.html/@@images/image" text:style-name="Internet_20_link" text:visited-style-name="Visited_20_Internet_20_Link">
</text:a>
图片截自拉达克民众上传的视频</text:p>
      <text:p text:style-name="P4">
我：还有一点不知你有没有注意到，这次网暴尊者的事件激起反响最多的，或者说是抗议最有力的，应该是喜马拉雅地区的民众，他们集会，游行，充满情绪地呐喊。还不单是藏人和藏传佛教信众，像拉达克就有很多穆斯林参加，还有基督教徒和其他宗教的信众。也就是说抗议者并不都是藏传佛教徒。而历史悠久的拉达克，本身也是一个敏感的地区，是一个在如今的地缘政治上，处于中国和印度之间的敏感区域。仅拉达克就有数万人几次集会游行，抗议对达赖喇嘛的泼污，这么大规模的抗议据说是拉达克历史上没有过的。这个现象不应忽略。</text:p>
      <text:p text:style-name="P4">
喜马拉雅地区在地缘政治上的意义很重要。其实中国是很关注的，中国非常关注喜马拉雅地区的。“一带一路”早就把喜马拉雅研究得很透彻了。我读过相关的书籍和文章。中国和尼泊尔，中国和印度，中国和不丹等等。而在这些边境相连的地区，嘉瓦仁波切的影响力相当大，那么这一点，之前有没有被中国注意到呢？</text:p>
      <text:p text:style-name="P4">
我观察到的是，之前在中国的新浪微博，针对嘉瓦仁波切的妖魔化是特别凶猛的，各种谩骂各种漫画的点击率都是数十万甚至更多，都冲上热搜排行第三了。但是正往上冲的时候，突然就降温了，现在已经很降温了，这是为什么？在中国的社交媒体上，涉政话题要想成为热点话题，没有官方的允许是不可能的，更何况是与达赖喇嘛有关的敏感话题。所以我看到4月15号新浪微博开始降温，4月17号更是特别明显地降温，而这两个时间都是拉达克民众大规模抗议的日子，让我觉得之所以降温或许与喜马拉雅地区的抗议有关。</text:p>
      <text:p text:style-name="P4">
拉达克的藏人和流亡西藏社区的藏人不一样，在印度的流亡社区的藏人是难民，而拉达克的藏人是印度人，有印度的身份。我还注意到拉达克当局通过了一个决定，宣布印度的一些媒体一些网络大咖，如果不向被他们污名化的嘉瓦仁波切做出公开道歉的话，拉达克是不允许他们进入的，不让他们来开会来旅游等等。拉达克这么做，是不是与这些年尊者在喜马拉雅地区的影响力有关？我们可以看到，在尊者每次举办的法会上，来自喜马拉雅的民众是最多的，拉达克的传统服饰很引人注目。去年夏天，印度的新冠疫情缓解，尊者就去了拉达克，还住了一个多月，而且跟拉达克的穆斯林关系非常好。</text:p>
      <text:p text:style-name="P4">
<draw:frame draw:style-name="fr1" draw:name="Image35" text:anchor-type="as-char" svg:width="6.9236in" svg:height="8.503601in" draw:z-index="0">
<draw:image xlink:href="../Images/rfamandarin/2023-05-17T09-00-00-04-00/000001.png" xlink:type="simple" xlink:show="embed" xlink:actuate="onLoad" draw:mime-type="image/png"/>
</draw:frame>
尊者达赖喇嘛于去年7月间在拉达克首府列城举行三天法会的盛况。（图片截自推特）  <text:a xlink:type="simple" xlink:href="https://www.rfa.org/mandarin/pinglun/weiseblog/ws-05152023140232.html/66708rfa535a5ba21-002.jpeg" text:style-name="Internet_20_link" text:visited-style-name="Visited_20_Internet_20_Link">
</text:a>
</text:p>
      <text:p text:style-name="P4">
朋友：我的感觉，世人看达赖喇嘛有两种看法：一种是把达赖喇嘛当人来看，而人的话，会犯错误。但是达赖喇嘛所代表的不仅仅是个人，他代表的是神，这是第二种看法。而且不仅仅是一个神，还是人们心目中非常完美的神。政治、文化、军队等等，都无法解释也不能解决这样一种现象。</text:p>
      <text:p text:style-name="P4">
达赖喇嘛一年比一年更多的得到喜马拉雅地区人民的认可。其实也不仅仅是喜马拉雅地区的人民，我最近参加了几次西方佛教徒的聚会，非常多的人，他们在达赖喇嘛被污名化的事件刚发生时可能有怀疑，但是在观察和了解之后，他们认为达赖喇嘛没有错，是无辜的。这样一来，达赖喇嘛就真正的成了一个佛。而成了佛之后，他不会死的。即使肉体死了，精神也不会死的。</text:p>
      <text:p text:style-name="P4">
实际上印度有很大的担心，担心喜马拉雅藏传佛教化，他们怕这个。印度有一个战略研究所的所长，拉达克人，他不太喜欢喜马拉雅藏传佛教化，写了一本书。印度的政治决策者和军事决策者有这方面的担心。如果喜马拉雅藏传佛教化，所有的喜马拉雅地区比如印度的拉达克、达旺等边境地区，还有尼泊尔的一些边境地区也变得越来越藏传佛教化，而佛教的力量可能会让印度觉得是麻烦。所以在印度的一些决策者那里有这样的考虑，就是说喜马拉雅地区不应该藏传佛教化，但他们没有考虑到这次对达赖喇嘛的污名化可能会带来另外的效果。印度的那些媒体其实没有战略的考虑，他们可能不喜欢达赖喇嘛，主要是不喜欢藏传佛教的影响力，但是他们没有考虑到在做了歪曲的报道之后，会在喜马拉雅地区激起什么样的反应，他们完全没有想到。</text:p>
      <text:p text:style-name="P4">
实际上喜马拉雅地区的民众在过去跟藏传佛教的关系并不像现在这么紧密。他们以前也不知道自己究竟是哪种宗教的信徒，是印度教的还是藏传佛教的并不太清楚。随着藏人在印度流亡的时间越来越长，逐渐地，仁波切和高僧们建的寺院多起来了，从喜马拉雅地区来寺院学习藏传佛教的小孩子、年轻人也多起来了，学成后从寺院回到自己家乡盖庙传法的僧人也多起来了。这样几十年后，藏传佛教在印度已经很有成果了。印度一些决策者并不愿意看到，但他们已经没有办法了。既然他们说这些地区的人是印度人，那么就应该给这些人和所有印度人一样的权利。</text:p>
      <text:p text:style-name="P4">
而这次对达赖喇嘛污名化，印度政治方面的人会发现，从政治角度来讲的话副作用太大了。不仅对印度政府如此，对中国政府也是一样。现在出现了一个什么情况呢？喜马拉雅地区与流亡藏人社区甚至所有藏区在某个意义上来说已经统一了，都非常地信仰达赖喇嘛，达赖喇嘛确实已经成了一个佛。</text:p>
      <text:p text:style-name="P4">
<draw:frame draw:style-name="fr1" draw:name="Image36" text:anchor-type="as-char" svg:width="6.9236in" svg:height="9.705222in" draw:z-index="0">
<draw:image xlink:href="../Images/rfamandarin/2023-05-17T09-00-00-04-00/000002.png" xlink:type="simple" xlink:show="embed" xlink:actuate="onLoad" draw:mime-type="image/png"/>
</draw:frame>
住在欧洲的藏人上街抗议对达赖喇嘛的污名化。（图片取自Facebook）  <text:a xlink:type="simple" xlink:href="https://www.rfa.org/mandarin/pinglun/weiseblog/ws-05152023140232.html/66708rfa535a5ba21-003.jpeg" text:style-name="Internet_20_link" text:visited-style-name="Visited_20_Internet_20_Link">
</text:a>
</text:p>
      <text:p text:style-name="P4">
如果把达赖喇嘛当作人来看，如果达赖喇嘛确实有问题，那么就不会是神或菩萨。但是达赖喇嘛没有问题，没有犯错甚至没有犯罪，那么对他的这种污名化就是不能接受的！藏人就不用说了。喜马拉雅地区的民众同样无法接受。你为什么攻击我的喇嘛？你为什么辱骂我的宗教？这必然会激起强烈的反效果。</text:p>
      <text:p text:style-name="P4">
无论是印度的一些政客、一些媒体人等，还是中国的很多人，他们实在是不懂得信仰的力量，不了解信仰者的心理。这些人现在惹了一个他们不应该惹的人。如果这个人做错了什么，那么他的神性就会消失。但这个人根本没有做错，那么他的神性就会翻倍地增长。我们可以看到：任何一个国家任何一个地方，如果想消灭一个宗教，你就给他自由，他会慢慢地变弱，但是你如果压迫宗教，特别是在印度这样的社会几乎是不可能这么做的，那么宗教就会更加强大。今天我和一个西方学者谈到这个事件和这些话题，他说“这是上帝给你们的礼物”，他相信上帝，所以这么说。当然藏人很痛苦，信众很痛苦，我们看到了藏人和信众公开表达了这种痛苦，我们也看到了达赖喇嘛现在不是人了，而是神了，是真正的图吉钦波（千手千眼观世音菩萨）！</text:p>
      <text:p text:style-name="P4">
哈哈哈。所以现在最大的问题就在这。政治家今天考虑这个明天考虑那个，今天滑向这边明天滑向那边，而且新闻也是一个热点被另一个热点很快覆盖。但是藏人和喜马拉雅地区的人一直在谈论，不会结束的。</text:p>
      <text:p text:style-name="P4">
从政治学的角度来说，那些政客是不愿意把一个人当成神来看的。但现在很多人的心目中，是把达赖喇嘛看成殉道者了，He becomes amartyr（他成为一个殉道者）了！他本来没有做错什么，却无端遭到很多力量的压迫。但他们不愿意看到他这样的一个人成为殉道者成为神。尤其是把他当成敌人的那些人更不愿意。因为达赖喇嘛成了殉道者，那就会是永恒的存在。从政治学的角度，那些人已经失败了，百分之百的失败了。正如jesuswas first martyr（耶稣是第一个殉道者），达赖喇嘛也是这样。</text:p>
      <text:p text:style-name="P4">
我：你说的太好了！我也是这样感觉的。就是这样啊。嘉瓦仁波切在我们的心目中本来就是观世音菩萨啊。藏人自己和藏传佛教徒把尊者视为观世音菩萨，而在其他的他者那里，他们把尊者看作是人，而且是个老人，在这次事件中还有人说什么老年痴呆、老年退化等等等等，完全想当然了。你说得太对了，经历了被污名化、被妖魔化之后，嘉瓦仁波切已经成为类似耶稣那样的殉道者。耶稣受难，耶稣被钉在十字架上，殉道了，这个形象是无比深刻无法磨灭的。嘉瓦仁波切他以自己被世人伤害的方式，成为一个现世中救度众生的、大慈大悲的菩萨。现在这些人的泼污，反而完美了尊者的观世音菩萨的形象。（连载）</text:p>
      <text:p text:style-name="P4">
（文章只代表特约评论员个人的立场和观点）</text:p>
      <text:p text:style-name="P4">
Source: <text:a xlink:type="simple" xlink:href="https://www.rfa.org/mandarin/pinglun/weiseblog/ws-05152023140232.html" text:style-name="Internet_20_link" text:visited-style-name="Visited_20_Internet_20_Link">
https://www.rfa.org/mandarin/pinglun/weiseblog/ws-05152023140232.html</text:a>
</text:p>
      <!--NEWS-->
      <text:h text:style-name="P10" text:outline-level="1">
<text:span text:style-name="T4">
纽西兰致命旅馆大火酿6死 警方认为案情疑点重重</text:span>
</text:h>
      <text:p text:style-name="P4">
Publisher: 法新社</text:p>
      <text:p text:style-name="P4">
Published Time: 2023-05-17T09:02:09+00:00</text:p>
      <text:p text:style-name="P4">
Modified Time: 2023-05-17T08:50:02+00:00</text:p>
      <text:p text:style-name="P4">
Description: （法新社威灵顿17日电） 纽西兰警方今天说，首都威灵顿一家旅馆昨天发生大火造成至少6人丧生，此案疑似有人纵火，他们已经展开谋杀案调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5-17T09-02-09-00-00/000000.png" xlink:type="simple" xlink:show="embed" xlink:actuate="onLoad" draw:mime-type="image/png"/>
</draw:frame>
</text:p>
      <text:p text:style-name="P4">
起火原因还不清楚，但警方说，15日晚间，在致命火灾发生前2小时一度传出沙发着火，但当时并没有报警。</text:p>
      <text:p text:style-name="P4">
威灵顿警区代理指挥官班奈特（Dion Bennett）说：「我们将寻求确认沙发着火和随后致命火灾之间的任何关连。」</text:p>
      <text:p text:style-name="P4">
新镇（Newtown）郊区旅馆Loafers Lodge的顶楼昨天�R晨发生大火，造成重大结构性损坏，一时难以复原。</text:p>
      <text:p text:style-name="P4">
在经过健康和安全评估后，警方说，调查人员希望下午进入这栋有92个房间的建筑物展开调查，并找到和确认死者。</text:p>
      <text:p text:style-name="P4">
班奈特说：「这个现场检查将是一个广泛而且有系统的过程，我们预计需要一些时间，可能需要几天时间。」</text:p>
      <text:p text:style-name="P4">
「我可以确定，我们正将这场火灾视为纵火案。」（译者：林沂锋/核稿：严思祺）</text:p>
      <text:p text:style-name="P4">
Source: <text:a xlink:type="simple" xlink:href="https://www.rfi.fr/cn/%E5%9B%BD%E9%99%85%E6%8A%A5%E9%81%93/20230517-%E7%BA%BD%E8%A5%BF%E5%85%B0%E8%87%B4%E5%91%BD%E6%97%85%E9%A6%86%E5%A4%A7%E7%81%AB%E9%85%BF6%E6%AD%BB-%E8%AD%A6%E6%96%B9%E8%AE%A4%E4%B8%BA%E6%A1%88%E6%83%85%E7%96%91%E7%82%B9%E9%87%8D%E9%87%8D" text:style-name="Internet_20_link" text:visited-style-name="Visited_20_Internet_20_Link">
https://www.rfi.fr/cn/%E5%9B%BD%E9%99%85%E6%8A%A5%E9%81%93/20230517-%E7%BA%BD%E8%A5%BF%E5%85%B0%E8%87%B4%E5%91%BD%E6%97%85%E9%A6%86%E5%A4%A7%E7%81%AB%E9%85%BF6%E6%AD%BB-%E8%AD%A6%E6%96%B9%E8%AE%A4%E4%B8%BA%E6%A1%88%E6%83%85%E7%96%91%E7%82%B9%E9%87%8D%E9%87%8D</text:a>
</text:p>
      <!--NEWS-->
      <text:h text:style-name="P10" text:outline-level="1">
<text:span text:style-name="T4">
乌克兰称击落6枚俄高超音速导弹 莫斯科称基辅虚报战绩</text:span>
</text:h>
      <text:p text:style-name="P4">
Author: None (Language: zh)</text:p>
      <text:p text:style-name="P4">
Publisher: None</text:p>
      <text:p text:style-name="P4">
Time: 2023-05-17T09:03:00Z</text:p>
      <text:p text:style-name="P4">
Description: 基辅表示，在一夜之间击落了俄方发射的全部18枚导弹，其中包括6枚曾被莫斯科誉为“不可抵挡的”匕首高超音速导弹。不过，俄国防部驳斥了乌克兰的说法，并称一枚高超音速导弹“摧毁了”美国制造的爱国者防空导弹系统。同时，美方的说法又有所不同。</text:p>
      <text:p text:style-name="P4">
Videos: []</text:p>
      <text:p text:style-name="P4">
Images: ["<text:a xlink:type="simple" xlink:href="https://static.dw.com/image/65632271_303.jpg" text:style-name="Internet_20_link" text:visited-style-name="Visited_20_Internet_20_Link">
65632271_303.jpg</text:a>
", "<text:a xlink:type="simple" xlink:href="https://static.dw.com/image/64085005_401.jpg" text:style-name="Internet_20_link" text:visited-style-name="Visited_20_Internet_20_Link">
64085005_401.jpg</text:a>
", "<text:a xlink:type="simple" xlink:href="https://static.dw.com/image/65610579_401.jpg" text:style-name="Internet_20_link" text:visited-style-name="Visited_20_Internet_20_Link">
65610579_401.jpg</text:a>
"]</text:p>
      <text:p text:style-name="P4">
Subject: 时政风云</text:p>
      <text:p text:style-name="P4">
Subjects: ['俄罗斯', '乌克兰', '普京', '俄罗斯入侵乌克兰']</text:p>
      <text:p text:style-name="P4">
Keywords: ['乌克兰', '俄罗斯', '战争', '匕首', '高超音速导弹', '尖端武器', '爱国者', '防空系统', '导弹系统']</text:p>
      <text:p text:style-name="P4">
ID: 65638601</text:p>
      <!--METADATA-->
      <text:p text:style-name="P4">
<text:a xlink:type="simple" xlink:href="https://www.dw.com/zh/overlay/image/article/65638601/65632271" text:style-name="Internet_20_link" text:visited-style-name="Visited_20_Internet_20_Link">
 <draw:frame draw:style-name="fr1" draw:name="Image38" text:anchor-type="as-char" svg:width="6.9236in" svg:height="3.896998in" draw:z-index="0">
<draw:image xlink:href="../Images/dwzh/2023-05-17T09-03-00Z/65632271_303.jpg" xlink:type="simple" xlink:show="embed" xlink:actuate="onLoad" draw:mime-type="image/jpeg"/>
</draw:frame>
</text:a>
</text:p>
      <text:p text:style-name="P4">
图为5月14日黎明的基辅，这个乌克兰首都正响起空袭警报</text:p>
      <text:p text:style-name="P4">
（德国之声中文网）乌克兰周二（5月16日）称，在一晚上击落了18枚俄罗斯的导弹，其中包括六枚俄罗斯高超音速导弹“Kinzhal”（匕首高超音速导弹，Kinzhal是俄语“匕首”的意思）。莫斯科此前曾称该超级武器是不可阻挡的。</text:p>
      <text:p text:style-name="P4">
这是乌克兰首次声称击落了一整排高超音速导弹。如果该消息得到证实，将是对新部署的西方防空系统有效性的一次高调展示。</text:p>
      <text:p text:style-name="P4">
俄罗斯总统普京在2018年公布了匕首高超音速导弹，作为“新一代”的武器之一。他经常吹捧该导弹，以显示俄罗斯的军事硬件是世界一流的，能够与北约对抗。</text:p>
      <text:p text:style-name="P4">
<text:span text:style-name="T4">
更多阅读：<text:a xlink:type="simple" xlink:href="https://www.dw.com/zh/zh/俄罗斯高超音速导弹你所该知道的/a-61235544" text:style-name="Internet_20_link" text:visited-style-name="Visited_20_Internet_20_Link">
 </text:a>
 </text:span>
</text:p>
      <text:p text:style-name="P4">
匕首高超音速导弹可以携带常规弹头或核弹头达2000公里。 <text:a xlink:type="simple" xlink:href="https://www.dw.com/zh/zh/俄罗斯又在乌克兰动用高超音速导弹/a-64972052" text:style-name="Internet_20_link" text:visited-style-name="Visited_20_Internet_20_Link">
</text:a>
 ，并且只承认在少数情况下发射了它们。</text:p>
      <text:h text:style-name="P12" text:outline-level="3">
<text:span text:style-name="T4">
<text:span text:style-name="T4">
“难以置信的成功”</text:span>
</text:span>
</text:h>
      <text:p text:style-name="P4">
乌克兰武装部队总司令扎卢兹尼（ValeriyZaluzhnyi）表示，在一夜间，乌克兰部队拦截了俄罗斯方面发射的全部18枚导弹，分别是从飞机上发射的6枚匕首高超音速导弹、从黑海的船只上发射的9枚Kalibr巡航导弹（口径巡航导弹），以及从陆地上发射的3枚Iskanders（伊斯坎德尔导弹）。</text:p>
      <text:p text:style-name="P4">
据德新社报道，扎卢兹尼表示，乌克兰防空部队还摧毁了俄方6架神风无人机（kamikaze drones）。</text:p>
      <text:p text:style-name="P4">
乌克兰国防部长列兹尼科夫（OleksiyReznikov）在推特上写道：“乌克兰空军取得了另一个令人难以置信的成功！昨晚，我们的天空卫士击落了6枚俄罗斯的匕首高超音速导弹和12枚其他导弹……”。</text:p>
      <text:p text:style-name="P4">
俄罗斯方面目前没有证实基辅的说法，其说法与基辅相悖。</text:p>
      <text:p text:style-name="P4">
路透社报道称，导弹从空中被炸毁后，基辅被闪光灯照亮，碎片如雨。基辅市政当局表示，有三人被坠落的碎片砸伤。</text:p>
      <text:p text:style-name="P4">
本月早些时候，乌克兰首次声称， <text:a xlink:type="simple" xlink:href="https://www.dw.com/zh/zh/乌克兰用爱国者击落俄高超音速导弹/a-65541835" text:style-name="Internet_20_link" text:visited-style-name="Visited_20_Internet_20_Link">
 </text:a>
</text:p>
      <text:h text:style-name="P12" text:outline-level="3">
<text:span text:style-name="T4">
<text:span text:style-name="T4">
莫斯科：“一般乌克兰声称拦截的导弹数量是我们发射数量的三倍”</text:span>
</text:span>
</text:h>
      <text:p text:style-name="P4">
据俄新社报道，当被问及乌克兰声称击落当晚俄发射的全部高超音速导弹的说法时，俄罗斯国防部长绍伊古（Sergei Shoigu）予以驳斥。</text:p>
      <text:p text:style-name="P4">
绍伊古说，一般来讲，乌克兰方面声称拦截的导弹数量是“我们发射数量的三倍”，“而且他们总是弄错导弹的类型，这就是为什么他们无法击中它们”，他没有更详细地说明。</text:p>
      <text:p text:style-name="P4">
俄罗斯方面声称，其夜间攻击击中了所有目标，称其远程精确打击导弹的目标是乌克兰储存西方提供的弹药、武器和军事装备的设施。</text:p>
      <text:h text:style-name="P12" text:outline-level="3">
<text:span text:style-name="T4">
<text:span text:style-name="T4">
“匕首”vs. “爱国者”</text:span>
</text:span>
</text:h>
      <text:p text:style-name="P4">
俄罗斯国防部还表示，一枚匕首高超音速导弹摧毁了美国制造的爱国者地对空导弹防御系统。</text:p>
      <text:p text:style-name="P4">
在一份声明中，俄罗斯国防部说：“匕首高超音速导弹的一次高精度打击击中了基辅的一个美国制造的爱国者防空导弹系统。”</text:p>
      <text:p text:style-name="P4">
<draw:frame draw:style-name="fr1" draw:name="Image39" text:anchor-type="as-char" svg:width="6.9236in" svg:height="3.896998in" draw:z-index="0">
<draw:image xlink:href="../Images/dwzh/2023-05-17T09-03-00Z/64085005_401.jpg" xlink:type="simple" xlink:show="embed" xlink:actuate="onLoad" draw:mime-type="image/jpeg"/>
</draw:frame>
</text:p>
      <text:p text:style-name="P4">
俄罗斯方面声称，其夜间攻击击中所有目标，并利用匕首高超音速导弹摧毁了一个美国制造的爱国者导弹防御系统（资料图片）</text:p>
      <text:p text:style-name="P4">
乌克兰方面周二声称，西方提供的防空系统在夜间100%拦截了俄罗斯方面的导弹。</text:p>
      <text:p text:style-name="P4">
目前看来，美国向乌克兰提供的一个爱国者防空导弹系统可能确实受到了损害。两名不愿透露姓名的美国官员对路透社表示，一个爱国者系统可能在俄罗斯的攻击中损坏，不过并没有被摧毁。其中一名官员说，关于修复该系统的讨论在进行中，目前看来该系统不必从乌克兰撤走。</text:p>
      <text:p text:style-name="P4">
乌克兰方面周三否认俄罗斯的高超音速导弹在对基辅的空袭中摧毁了美国制造的爱国者导弹防御系统。乌克兰空军发言人伊纳特（YuriyIhnat）告诉乌克兰媒体：“我想说，不要担心爱国者的命运”，他表示，用匕首导弹摧毁该系统“是不可能的”，称这是俄罗斯的宣传策略。</text:p>
      <text:p text:style-name="P4">
爱国者系统被认为是美国最先进的防空系统之一，它可以用来应对飞机、巡航导弹和弹道导弹，通常包含发射器、雷达和其他支援车辆。</text:p>
      <text:p text:style-name="P4">
俄罗斯和乌克兰方面完全相悖的说法，也包含着一种武器技术的较量。俄方的匕首高超音速导弹，对阵西方的爱国者导弹防御系统。此前，爱国者拦截匕首高超音速导弹的能力只是理论上的。如果能一次击中全部六枚，将表明它可能是一种可靠的防御手段。</text:p>
      <text:h text:style-name="P12" text:outline-level="3">
<text:span text:style-name="T4">
<text:span text:style-name="T4">
俄罗斯高频率空袭 乌克兰准备大反攻</text:span>
</text:span>
</text:h>
      <text:p text:style-name="P4">
随着乌克兰军队准备发动攻势，俄罗斯现在正以战争中最高的频率发起远程空袭。</text:p>
      <text:p text:style-name="P4">
据路透社报道，俄罗斯本月已经发射了8次无人机和导弹，比此前3月、4月和冬季的频率都要高。而基辅声称击落了其中的大部分。</text:p>
      <text:p text:style-name="P4">
<draw:frame draw:style-name="fr1" draw:name="Image40" text:anchor-type="as-char" svg:width="6.9236in" svg:height="3.896998in" draw:z-index="0">
<draw:image xlink:href="../Images/dwzh/2023-05-17T09-03-00Z/65610579_401.jpg" xlink:type="simple" xlink:show="embed" xlink:actuate="onLoad" draw:mime-type="image/jpeg"/>
</draw:frame>
</text:p>
      <text:p text:style-name="P4">
乌克兰国防部5月12日表示，乌军在巴赫穆特前线发动的攻势取得了重大进展</text:p>
      <text:p text:style-name="P4">
过去一周， <text:a xlink:type="simple" xlink:href="https://www.dw.com/zh/zh/俄乌战况基辅称乌军继续在巴赫穆特推进/a-65606836" text:style-name="Internet_20_link" text:visited-style-name="Visited_20_Internet_20_Link">
 </text:a>
，夺回了巴赫穆特北部和南部郊区的一些领土。莫斯科承认其一些部队已经撤退，但否认其在该市两侧的战线正在崩溃。</text:p>
      <text:p text:style-name="P4">
基辅说，这些进展是局部的，还不代表其即将进行的反攻的全部力量。基辅计划利用西方今年送来的数百辆现代坦克和装甲车。乌克兰的反攻将把战争带进下一个重要阶段。</text:p>
      <text:p text:style-name="P4">
莫斯科于2022年2月对乌克兰发动了全面入侵，现在已经声称兼并了乌克兰约六分之一的领土。乌克兰在战争初期将俄罗斯军队从基辅郊区击退，并在2022年下半年的两次重大反击战中夺回了领土，但自11月以来，乌军一直处于守势。</text:p>
      <text:p text:style-name="P4">
俄罗斯表示，对乌克兰发动战争是必要的，以应对基辅与西方的密切联系对其安全构成的威胁。乌克兰及其盟友称这是一场无端和非法的侵略战争。基辅表示，在所有俄罗斯军队离开其土地之前，不会停止战斗。</text:p>
      <text:p text:style-name="P4">
（路透社，德新社，法新社）</text:p>
      <text:p text:style-name="P4">
Source: <text:a xlink:type="simple" xlink:href="https://www.dw.com/zh/乌克兰称击落6枚俄高超音速导弹-莫斯科称基辅虚报战绩/a-65638601" text:style-name="Internet_20_link" text:visited-style-name="Visited_20_Internet_20_Link">
https://www.dw.com/zh/乌克兰称击落6枚俄高超音速导弹-莫斯科称基辅虚报战绩/a-65638601?maca=chi-rss-chi-all-1127-rdf</text:a>
</text:p>
      <!--NEWS-->
      <text:h text:style-name="P10" text:outline-level="1">
<text:span text:style-name="T4">
OpenAI开发者建议 美国政府立新机构监管AI发展</text:span>
</text:h>
      <text:p text:style-name="P4">
Author: 联合早报 (Person)</text:p>
      <text:p text:style-name="P4">
Publisher: 联合早报 (Organization)</text:p>
      <text:p text:style-name="P4">
Published Time: 2023-05-17T09:22</text:p>
      <text:p text:style-name="P4">
Modified Time: 2023-05-17T09:31</text:p>
      <text:p text:style-name="P4">
Description: 先进聊天机器人ChatGPT创始人呼吁美国立法者规范人工智能（AI）的发展和应用。英国广播公司（BBC）报道，美国人工智能公司OpenAI总裁奥特曼（Sam Altman）星期二（...</text:p>
      <text:p text:style-name="P4">
Videos: []</text:p>
      <text:p text:style-name="P4">
Audios: []</text:p>
      <text:p text:style-name="P4">
Images: []</text:p>
      <text:p text:style-name="P4">
Type: NewsArticle</text:p>
      <text:p text:style-name="P4">
Breadcrumbs: ['即时', '国际']</text:p>
      <text:p text:style-name="P4">
Keywords: ['美国', 'ChatGPT', '人工智能', '听证会']</text:p>
      <!--METADATA-->
      <text:p text:style-name="P4">
先进聊天机器人ChatGPT创始人呼吁美国立法者规范人工智能（AI）的发展和应用。</text:p>
      <text:p text:style-name="P4">
英国广播公司（BBC）报道，美国人工智能公司OpenAI总裁奥特曼（SamAltman）星期二（5月16日）出席参议院司法委员会的听证会，就ChatGPT的潜力和陷阱作证。</text:p>
      <text:p text:style-name="P4">
在OpenAI开发ChatGPT后的短短几个月内，市场上就出现了好几款这类AI模型。</text:p>
      <text:p text:style-name="P4">
38岁的奥特曼说，美国政府应该成立一个新的机构，为人工智能公司颁发许可证。</text:p>
      <text:p text:style-name="P4">
ChatGPT和其他类似的AI程序可以创建极度像人类的答案，但它们在回答问题时，也可能提供大错特错的答案。</text:p>
      <text:p text:style-name="P4">
现已俨然成为AI聊天机器人代言人的奥特曼并没有回避人工智能引发的伦理问题，并推动政府进行更多监管。</text:p>
      <text:p text:style-name="P4">
奥特曼说，人工智能的潜力可能和印刷业技术一样巨大，但他也承认人工智能有潜在的危险。</text:p>
      <text:p text:style-name="P4">
他还承认人工智能可能对经济产生的影响，包括 <text:a xlink:type="simple" xlink:href="https://www.zaobao.com/news/world/story20230501-1389554" text:style-name="Internet_20_link" text:visited-style-name="Visited_20_Internet_20_Link">
</text:a>
 ，导致某些领域裁员。</text:p>
      <text:p text:style-name="P4">
奥特曼说：“这将冲击就业机会。我们尽可能非常明白地坦承这一点。”</text:p>
      <text:p text:style-name="P4">
奥特曼也对人工智能对民主的潜在影响，以及在选举期间可能被用来发送有针对性的错误信息，表示担忧。</text:p>
      <text:h text:style-name="P13" text:outline-level="4">
<text:span text:style-name="T4">
像OpenAI这样的公司应接受独立审计</text:span>
</text:h>
      <text:p text:style-name="P4">
他对成立一个针对人工智能的新机构可以如何监管AI聊天机器人提出几项建议，包括发放或取消人工智能公司的许可证。</text:p>
      <text:p text:style-name="P4">
他也认为，像OpenAI这样的公司应该接受独立审计。</text:p>
      <text:p text:style-name="P4">
共和党参议员霍利说，AI聊天机器人可能具有革命性，但这项新技术也像原子弹的发明。</text:p>
      <text:p text:style-name="P4">
民主党参议员布卢门撒尔说，由AI聊天机器人主导的未来“不一定是我们想要的未来”。</text:p>
      <text:p text:style-name="P4">
他警告说：“我们需要最大限度地利用它的好处而不是它的坏处。国会现在可以做出一个选择。我们在社交媒体面世时也面对了选择。我们已错过一次机会。”</text:p>
      <text:p text:style-name="P4">
出席星期二听证会的两党参议员明显都支持成立一个新机构来监管AI聊天机器人这一新兴行业。</text:p>
      <text:p text:style-name="P4">
然而，技术发展日新月异，立法者对于新机构能否赶得上先进技术的发展仍心存疑问。</text:p>
      <text:p text:style-name="P4">
Source: <text:a xlink:type="simple" xlink:href="https://www.zaobao.com.sg/realtime/world/story20230517-1395449" text:style-name="Internet_20_link" text:visited-style-name="Visited_20_Internet_20_Link">
https://www.zaobao.com.sg/realtime/world/story20230517-1395449</text:a>
</text:p>
      <!--NEWS-->
      <text:h text:style-name="P10" text:outline-level="1">
<text:span text:style-name="T4">
南非等六国元首将前往俄乌调停冲突</text:span>
</text:h>
      <text:p text:style-name="P4">
Author: None (Language: zh)</text:p>
      <text:p text:style-name="P4">
Publisher: None</text:p>
      <text:p text:style-name="P4">
Time: 2023-05-17T09:41:00Z</text:p>
      <text:p text:style-name="P4">
Description: 南非总统拉马福萨5月16日宣布，南非、塞内加尔、乌干达、埃及、刚果共和国、赞比亚等非洲六国元首将“尽快”前往俄罗斯和乌克兰，调停俄乌冲突。5月16日当天，中国政府欧亚事务特别代表李辉开始对乌克兰为期两天的访问。</text:p>
      <text:p text:style-name="P4">
Videos: []</text:p>
      <text:p text:style-name="P4">
Images: ["<text:a xlink:type="simple" xlink:href="https://static.dw.com/image/65648116_303.jpg" text:style-name="Internet_20_link" text:visited-style-name="Visited_20_Internet_20_Link">
65648116_303.jpg</text:a>
", "<text:a xlink:type="simple" xlink:href="https://static.dw.com/image/65648130_401.jpg" text:style-name="Internet_20_link" text:visited-style-name="Visited_20_Internet_20_Link">
65648130_401.jpg</text:a>
", "<text:a xlink:type="simple" xlink:href="https://static.dw.com/image/65613127_401.jpg" text:style-name="Internet_20_link" text:visited-style-name="Visited_20_Internet_20_Link">
65613127_401.jpg</text:a>
"]</text:p>
      <text:p text:style-name="P4">
Subject: 时政风云</text:p>
      <text:p text:style-name="P4">
Subjects: ['南非', '薄熙来', '俄罗斯', '专题报道：习近平访美', '乌克兰', '中国共产党', '专题报道：全景观看“习马会”', '中国反腐风暴', '20国集团', '毛泽东']</text:p>
      <text:p text:style-name="P4">
Keywords: ['南非', '俄罗斯', '乌克兰', '俄乌冲突', '拉马福萨', '李辉', '习近平', '非洲六国']</text:p>
      <text:p text:style-name="P4">
ID: 65657260</text:p>
      <!--METADATA-->
      <text:p text:style-name="P4">
<text:a xlink:type="simple" xlink:href="https://www.dw.com/zh/overlay/image/article/65657260/65648116" text:style-name="Internet_20_link" text:visited-style-name="Visited_20_Internet_20_Link">
 <draw:frame draw:style-name="fr1" draw:name="Image41" text:anchor-type="as-char" svg:width="6.9236in" svg:height="3.896998in" draw:z-index="0">
<draw:image xlink:href="../Images/dwzh/2023-05-17T09-41-00Z/65648116_303.jpg" xlink:type="simple" xlink:show="embed" xlink:actuate="onLoad" draw:mime-type="image/jpeg"/>
</draw:frame>
</text:a>
</text:p>
      <text:p text:style-name="P4">
南非总统西里尔·拉马福萨（Cyril Ramaphosa）</text:p>
      <text:p text:style-name="P4">
（德国之声中文网）南非总统西里尔·拉马福萨（CyrilRamaphosa）5月16日在开普敦宣布，一个由非洲六国元首组成的代表团将尽快前往俄罗斯和乌克兰，以协助寻找俄乌战争的解决之道。</text:p>
      <text:p text:style-name="P4">
拉马福萨是在与到访的新加坡总理李显龙召开记者会时宣布的这一消息。他说，他已经分别与俄罗斯总统普京和乌克兰总统泽连斯基通话并提出了该建议。他们都愿意在莫斯科及基辅接待非洲调停代表团和非洲国家元首。"我与两位领导人的讨论表明，他们都愿意接待非洲领导人，并就如何结束这场冲突进行讨论"，拉马福萨说，"这是否会成功，将取决于将进行的讨论。"</text:p>
      <text:p text:style-name="P4">
<draw:frame draw:style-name="fr1" draw:name="Image42" text:anchor-type="as-char" svg:width="6.9236in" svg:height="3.896998in" draw:z-index="0">
<draw:image xlink:href="../Images/dwzh/2023-05-17T09-41-00Z/65648130_401.jpg" xlink:type="simple" xlink:show="embed" xlink:actuate="onLoad" draw:mime-type="image/jpeg"/>
</draw:frame>
</text:p>
      <text:p text:style-name="P4">
南非总统拉马福萨5月16日欢迎到访的新加坡总理李显龙</text:p>
      <text:p text:style-name="P4">
将参加这次调停努力的非洲六国分别为塞内加尔、乌干达、埃及、刚果共和国、赞比亚和南非。</text:p>
      <text:p text:style-name="P4">
拉马福萨没有向媒体提供明确的出访时程表或其他细节，但强调这场俄乌冲突"破坏性极大"，让非洲"也饱受折磨"。战争导致国际谷物价格上涨并冲击了全球贸易，非洲国家受到很大影响。</text:p>
      <text:p text:style-name="P4">
拉马福萨还表示，联合国秘书长古特瑞斯（AntonioGuterres）和非洲联盟已听取这项倡议的简报并表示欢迎，美国与英国也对非洲调停计划表示"审慎"的支持。在西班牙媒体5月9日发表的专访中，古特雷斯曾表示，他认为俄乌冲突目前没有进行和谈的可能性，双方都相信自己能赢。</text:p>
      <text:h text:style-name="P12" text:outline-level="3">
<text:span text:style-name="T4">
南非的立场</text:span>
</text:h>
      <text:p text:style-name="P4">
本周一（5月15日），拉马福萨强调南非是公正的，尽管面临 "非同寻常的压力"，也不会被卷入"全球大国之间的竞争"。5月11日，美国驻南非大使布里吉提（ReubenBrigety）在媒体简报中表示，美方认为有武器弹药装载到去年12月停靠在开普敦（CapeTown）海军基地的一艘俄罗斯货轮上。拉马福萨当时表示，已针对此事展开调查。</text:p>
      <text:p text:style-name="P4">
在联合国就俄乌战争决议的表决中，南非多次投弃权票。今年2月，联大以141票赞成，7票反对，32票弃权的结果通过了包括乌克兰在内的75国共同提交的"和平公式"决议草案。南非在表决中和中国、印度、伊朗、巴基斯坦、越南等国一样投了弃权票。</text:p>
      <text:h text:style-name="P12" text:outline-level="3">
<text:span text:style-name="T4">
欧亚事务特别代表李辉大使赴乌克兰等国</text:span>
</text:h>
      <text:p text:style-name="P4">
据中国媒体报道，中国政府欧亚事务特别代表 <text:a xlink:type="simple" xlink:href="https://www.dw.com/zh/zh/中国特别代表李辉下周访问乌克兰等国/a-65604536" text:style-name="Internet_20_link" text:visited-style-name="Visited_20_Internet_20_Link">
</text:a>
5月15日已启程赴乌克兰、波兰、法国、德国和俄罗斯访问。路透引述乌克兰官员消息指出，李辉将在16日至17日访问乌克兰。上个月，中国国家主席习近平与乌克兰总统泽伦斯基自去年2月俄乌战争爆发以来首次通了电话。通话中，习近平表示将派中国政府欧亚事务特别代表赴乌克兰等国访问。李辉曾在2009年至2019年9月期间担任中华人民共和国驻俄罗斯大使。2019年5月23日，俄罗斯总统普京向时任俄罗斯大使的李辉授予了国家级勋章"友谊勋章"。</text:p>
      <text:p text:style-name="P4">
<draw:frame draw:style-name="fr1" draw:name="Image43" text:anchor-type="as-char" svg:width="6.9236in" svg:height="3.896998in" draw:z-index="0">
<draw:image xlink:href="../Images/dwzh/2023-05-17T09-41-00Z/65613127_401.jpg" xlink:type="simple" xlink:show="embed" xlink:actuate="onLoad" draw:mime-type="image/jpeg"/>
</draw:frame>
</text:p>
      <text:p text:style-name="P4">
2019年5月23日，俄罗斯总统普京向时任俄罗斯大使的李辉授予了"友谊勋章"</text:p>
      <text:p text:style-name="P4">
（路透社、美联社等）</text:p>
      <text:p text:style-name="P4">
Source: <text:a xlink:type="simple" xlink:href="https://www.dw.com/zh/南非等六国元首将前往俄乌调停冲突/a-65657260" text:style-name="Internet_20_link" text:visited-style-name="Visited_20_Internet_20_Link">
https://www.dw.com/zh/南非等六国元首将前往俄乌调停冲突/a-65657260?maca=chi-rss-chi-all-1127-rdf</text:a>
</text:p>
      <!--NEWS-->
      <text:h text:style-name="P10" text:outline-level="1">
<text:span text:style-name="T4">
北京严控民间资金外流　地下钱庄收费翻倍</text:span>
</text:h>
      <text:p text:style-name="P4">
Author: None</text:p>
      <text:p text:style-name="P4">
Publisher: Radio Free Asia (Organization)</text:p>
      <text:p text:style-name="P4">
Published Time: 2023-05-17T09:53:00-04:00</text:p>
      <text:p text:style-name="P4">
Modified Time: 2023-05-17T12:46:28-04:00</text:p>
      <text:p text:style-name="P4">
Description: None</text:p>
      <text:p text:style-name="P4">
Videos: []</text:p>
      <text:p text:style-name="P4">
Audios: ["<text:a xlink:type="simple" xlink:href="https://www.rfa.org/mandarin/yataibaodao/jingmao/gt2-0517202307343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44" text:anchor-type="as-char" svg:width="6.9236in" svg:height="4.612011in" draw:z-index="0">
<draw:image xlink:href="../Images/rfamandarin/2023-05-17T09-53-00-04-00/000000.png" xlink:type="simple" xlink:show="embed" xlink:actuate="onLoad" draw:mime-type="image/png"/>
</draw:frame>
 北京严控民间资金外流 <text:a xlink:type="simple" xlink:href="https://www.rfa.org/mandarin/yataibaodao/jingmao/gt2-05172023073438.html/@@images/image" text:style-name="Internet_20_link" text:visited-style-name="Visited_20_Internet_20_Link">
</text:a>
路透社资料图片  <text:a xlink:type="simple" xlink:href="https://www.rfa.org/mandarin/yataibaodao/jingmao/gt2-05172023073438.html/@@stream" text:style-name="Internet_20_link" text:visited-style-name="Visited_20_Internet_20_Link">
</text:a>
</text:p>
      <text:p text:style-name="P4">
中国民间大量资金外逃，导致地下钱庄收取的佣金水涨船高。据知情人士披露，近期通过地下钱庄用人民币转美元至境外的佣金达7%，同比上涨一倍。另外，为打击资金外流，两家在线经纪公司的应用程序被迫在中国下架，消息导致富途控股和老虎证券周二在美国的股价大跌。</text:p>
      <text:p text:style-name="P4">
<text:a xlink:type="simple" xlink:href="https://www.rfa.org/mandarin/Xinwen/7-05162023162808.html" text:style-name="Internet_20_link" text:visited-style-name="Visited_20_Internet_20_Link">
 <text:span text:style-name="T4">
北京打击范围扩大 两在线经纪公司应用程序将在中国下架</text:span>
 </text:a>
  * <text:span text:style-name="T4">
<text:a xlink:type="simple" xlink:href="https://www.rfa.org/mandarin/yataibaodao/jingmao/tj2-01202023121858.html" text:style-name="Internet_20_link" text:visited-style-name="Visited_20_Internet_20_Link">
 </text:a>
 </text:span>
  * <text:a xlink:type="simple" xlink:href="https://www.rfa.org/mandarin/yataibaodao/jingmao/ql-06122020055416.html" text:style-name="Internet_20_link" text:visited-style-name="Visited_20_Internet_20_Link">
 <text:span text:style-name="T4">
中国政府监管存户资金流向 民众忧回到计划经济年代</text:span>
 </text:a>
</text:p>
      <text:p text:style-name="P4">
近期，上海、深圳等地一线城市的二手房成交量和价格大幅度下跌。深圳豪宅降价一千万元，却无人问津，上海数千万元的豪宅大跌数百万元。舆论认为，局势不稳造成抛售房产，套现资金。不愿公开身份的欧阳女士本周三（17日）告诉自由亚洲电台，近期不少人通过地下钱庄将资金转移到境外，转移资金的手续费由去年冬季的3%左右，提高到本周的7%左右。她说：“通过地下钱庄汇款，前两天我听说最高的7%，就是因为需求很大，汇款难度比以前高了。很多人把自己的生意卖掉了。现在地下钱庄不做10万（美元）、20万美元汇款生意，单笔最少50万美金起。”</text:p>
      <text:p text:style-name="P4">
<draw:frame draw:style-name="fr1" draw:name="Image45" text:anchor-type="as-char" svg:width="6.9236in" svg:height="4.607656in" draw:z-index="0">
<draw:image xlink:href="../Images/rfamandarin/2023-05-17T09-53-00-04-00/000001.png" xlink:type="simple" xlink:show="embed" xlink:actuate="onLoad" draw:mime-type="image/png"/>
</draw:frame>
中国民间大量资金外逃，导致地下钱庄收取的佣金水涨船高。（路透社资料图片）  <text:a xlink:type="simple" xlink:href="https://www.rfa.org/mandarin/yataibaodao/jingmao/gt2-05172023073438.html/000_1jc75p.jpg" text:style-name="Internet_20_link" text:visited-style-name="Visited_20_Internet_20_Link">
</text:a>
</text:p>
      <text:p text:style-name="P4">
<text:span text:style-name="T4">
资金加速外流地下钱庄收费水涨船高</text:span>
</text:p>
      <text:p text:style-name="P4">
鉴于中国当局更加关注数据安全和资本外流，由腾讯公司所支持的富途控股本周二说，其应用程序将自5月19日起从中国的应用程序商店中删除，而老虎证券也将从5月18日起执行同样操作。上述两家公司都称，他们在中国大陆的现有客户不会受到应用程序下架的影响。不过，该两款应用程序下架将使中国大陆的大量潜在散户投资者无法在美国和香港等市场轻松交易证券。</text:p>
      <text:p text:style-name="P4">
对此，欧阳女士说，富途控股和老虎证券已经多次被中国有关部门要求停止在中国运作。她说，官方主要目的是防止资金外流：“因为你把钱转移出去投资美股或港股。习政府也不喜欢客户跟美国的金融市场交流。昨天传出打压的事情，已经持续了很长一段时间，之前不让开户，前一段时期是盯着老虎证券，现在是一起打，后续估计要把资金通道切断。”</text:p>
      <text:p text:style-name="P4">
中国监管机构早在2021年就警告这两家公司，未在中国获得许可的在线经纪公司如果通过互联网为中国客户提供服务，则属于非法行为。</text:p>
      <text:p text:style-name="P4">
<draw:frame draw:style-name="fr1" draw:name="Image46" text:anchor-type="as-char" svg:width="6.9236in" svg:height="3.881412in" draw:z-index="0">
<draw:image xlink:href="../Images/rfamandarin/2023-05-17T09-53-00-04-00/000002.png" xlink:type="simple" xlink:show="embed" xlink:actuate="onLoad" draw:mime-type="image/png"/>
</draw:frame>
由于中国当局更加关注数据安全和资本外流，在线经纪公司富途控股和老虎证券将在中国大陆删除其应用程序。（RFA制图）  <text:a xlink:type="simple" xlink:href="https://www.rfa.org/mandarin/yataibaodao/jingmao/gt2-05172023073438.html/ff.jpg" text:style-name="Internet_20_link" text:visited-style-name="Visited_20_Internet_20_Link">
</text:a>
</text:p>
      <text:p text:style-name="P4">
<text:span text:style-name="T4">
富途控股和老虎证券已多次被警告</text:span>
</text:p>
      <text:p text:style-name="P4">
资深财经评论人士蔡慎坤对本台说，富途控股和老虎证券在中国市场属于非法运作，但过去中国有足够的外汇储备，而现在的情况大不相同：“现在外汇面临逐步减少，而且幅度很大，在这样的一种情况下，他肯定要切断所有的外资流出的渠道。所以说这只是一个开始。我估计很快会从国内向境外汇出的资金，包括每人每年五万美金的额度都会面临全面的管控。”</text:p>
      <text:p text:style-name="P4">
富途在纳斯达克上市的股票在周二（16日）早盘交易中下跌 7.5%，而老虎证券在公告发布后下跌近9%。</text:p>
      <text:p text:style-name="P4">
媒体人贺先生对本台说，许多现象愈来愈反映出中国正在进行与西方国家脱节的准备：“和世界在经济、政治、文化领域脱节。最终他要达成这个目标，特别是在经济领域。”</text:p>
      <text:p text:style-name="P4">
记者：古亭 责编：许书婷 嘉远 网编：瑞哲</text:p>
      <text:p text:style-name="P4">
Source: <text:a xlink:type="simple" xlink:href="https://www.rfa.org/mandarin/yataibaodao/jingmao/gt2-05172023073438.html" text:style-name="Internet_20_link" text:visited-style-name="Visited_20_Internet_20_Link">
https://www.rfa.org/mandarin/yataibaodao/jingmao/gt2-05172023073438.html</text:a>
</text:p>
      <!--NEWS-->
      <text:h text:style-name="P10" text:outline-level="1">
<text:span text:style-name="T4">
获国民党拟徵召参选总统 侯友宜将面临严峻挑战</text:span>
</text:h>
      <text:p text:style-name="P4">
Publisher: 法新社</text:p>
      <text:p text:style-name="P4">
Published Time: 2023-05-17T10:02:08+00:00</text:p>
      <text:p text:style-name="P4">
Modified Time: 2023-05-17T09:50:01+00:00</text:p>
      <text:p text:style-name="P4">
Description: （法新社台北17日电） 国民党徵召新北市长侯友宜参选2024总统，未来如何兼顾市政与选战，以及两岸等重大论述相对生疏、未曾受到检验，势将成为绿营攻击焦点，加上党内外都须整合，他披上2024战袍后，考验才刚开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5-17T10-02-08-00-00/000000.png" xlink:type="simple" xlink:show="embed" xlink:actuate="onLoad" draw:mime-type="image/png"/>
</draw:frame>
</text:p>
      <text:p text:style-name="P4">
国民党下午召开中常会，党主席朱立伦宣布徵召侯友宜参选2024总统，朱立伦高举侯友宜的手，誓言重返执政，现场掌声、当选声不断，气氛热烈。</text:p>
      <text:p text:style-name="P4">
侯友宜致词时表示，谢谢大家给他的肯定，更重要的是要谢谢鸿海创办人郭台铭，在经济上做出巨大贡献后，为国为民、团结大家一起打拚的精神，他个人不但敬佩，更愿意团结在一起、携手并进，为中华民国、台湾这块土地，团结胜选。</text:p>
      <text:p text:style-name="P4">
侯友宜指出，现阶段国家在国际的情势是兵凶战危、国内冲突对立、百废待举，年轻人看不到未来，因此必须大破大立，再次让政党轮替，救国家、救台湾。</text:p>
      <text:p text:style-name="P4">
侯友宜连说3次要再次让政党轮替，现场掌声与叫好声不断；当侯友宜喊出，要展现破釜沉舟的决心时，现场再度响起掌声。</text:p>
      <text:p text:style-name="P4">
今年66岁的侯友宜是中央警官学校第45期毕业，曾办过多起重大刑案，屡获破格擢升。前总统陈水扁任内，于2006年升任警政署长，成为警政署史上最年轻的首长，继而担任警大校长，仕途平步青云。</text:p>
      <text:p text:style-name="P4">
国民党今天终于宣布徵召，先前一直对参选隐晦以对的侯友宜站上2024起跑线，尽管对手、鸿海创办人郭台铭争取提名落败后表达会信守承诺支持他胜选，初步拆解分裂引信，但侯友宜的最后一哩路，严峻挑战才刚开始。</text:p>
      <text:p text:style-name="P4">
Source: <text:a xlink:type="simple" xlink:href="https://www.rfi.fr/cn/%E5%9B%BD%E9%99%85%E6%8A%A5%E9%81%93/20230517-%E8%8E%B7%E5%9B%BD%E6%B0%91%E5%85%9A%E6%8B%9F%E5%BE%B5%E5%8F%AC%E5%8F%82%E9%80%89%E6%80%BB%E7%BB%9F-%E4%BE%AF%E5%8F%8B%E5%AE%9C%E5%B0%86%E9%9D%A2%E4%B8%B4%E4%B8%A5%E5%B3%BB%E6%8C%91%E6%88%98" text:style-name="Internet_20_link" text:visited-style-name="Visited_20_Internet_20_Link">
https://www.rfi.fr/cn/%E5%9B%BD%E9%99%85%E6%8A%A5%E9%81%93/20230517-%E8%8E%B7%E5%9B%BD%E6%B0%91%E5%85%9A%E6%8B%9F%E5%BE%B5%E5%8F%AC%E5%8F%82%E9%80%89%E6%80%BB%E7%BB%9F-%E4%BE%AF%E5%8F%8B%E5%AE%9C%E5%B0%86%E9%9D%A2%E4%B8%B4%E4%B8%A5%E5%B3%BB%E6%8C%91%E6%88%98</text:a>
</text:p>
      <!--NEWS-->
      <text:h text:style-name="P10" text:outline-level="1">
<text:span text:style-name="T4">
澳洲宣布取消四方安全对话首脑会议</text:span>
</text:h>
      <text:p text:style-name="P4">
Author: 联合早报 (Person)</text:p>
      <text:p text:style-name="P4">
Publisher: 联合早报 (Organization)</text:p>
      <text:p text:style-name="P4">
Published Time: 2023-05-17T10:05</text:p>
      <text:p text:style-name="P4">
Modified Time: 2023-05-17T15:39</text:p>
      <text:p text:style-name="P4">
Description: 澳大利亚总理阿尔巴尼斯星期三（5月17日）宣布取消下周的四方安全对话首脑会议。路透社报道，美国总统拜登为解决美国联邦债务问题而取消澳洲的行程，阿尔巴尼斯随后就此事与印度总理莫迪及日...</text:p>
      <text:p text:style-name="P4">
Videos: []</text:p>
      <text:p text:style-name="P4">
Audios: []</text:p>
      <text:p text:style-name="P4">
Images: []</text:p>
      <text:p text:style-name="P4">
Type: NewsArticle</text:p>
      <text:p text:style-name="P4">
Breadcrumbs: ['即时', '国际']</text:p>
      <text:p text:style-name="P4">
Keywords: ['澳大利亚', '四方安全对话', '拜登', '债务违约', '美国', '莫迪']</text:p>
      <!--METADATA-->
      <text:p text:style-name="P4">
澳大利亚总理阿尔巴尼斯星期三（5月17日）宣布取消下周的四方安全对话首脑会议。</text:p>
      <text:p text:style-name="P4">
路透社报道， <text:a xlink:type="simple" xlink:href="https://www.zaobao.com/realtime/world/story20230517-1395431" text:style-name="Internet_20_link" text:visited-style-name="Visited_20_Internet_20_Link">
 </text:a>
，阿尔巴尼斯随后就此事与印度总理莫迪及日本首相岸田文雄进行讨论。</text:p>
      <text:p text:style-name="P4">
四方安全对话（QUAD）由美国、澳洲、印度、日本组成。本次四方首脑会议原定于5月24日在悉尼举行。</text:p>
      <text:p text:style-name="P4">
阿尔巴尼斯说，四方安全对话领导人将在七国集团（G7）领导人峰会期间会晤。他和莫迪的双边会议仍会按原定计划举行，岸田文雄则会取消访澳。</text:p>
      <text:p text:style-name="P4">
拜登星期三将赴日出席G7峰会，随后 <text:a xlink:type="simple" xlink:href="https://www.zaobao.com/news/world/story20230515-1395024" text:style-name="Internet_20_link" text:visited-style-name="Visited_20_Internet_20_Link">
 </text:a>
，然后续程到澳洲出席四方会议。</text:p>
      <text:p text:style-name="P4">
四方安全对话是已故日本前首相安倍晋三提出的一个概念，中国崛起后与美日印澳的摩擦都增加，安倍晋三寻求四个民主国家相互合作，中国谴责四方安全对话旨在围堵中国。</text:p>
      <text:p text:style-name="P4">
G7峰会5月19日至21日在日本广岛举行。</text:p>
      <text:p text:style-name="P4">
Source: <text:a xlink:type="simple" xlink:href="https://www.zaobao.com.sg/realtime/world/story20230517-1395455" text:style-name="Internet_20_link" text:visited-style-name="Visited_20_Internet_20_Link">
https://www.zaobao.com.sg/realtime/world/story20230517-1395455</text:a>
</text:p>
      <!--NEWS-->
      <text:h text:style-name="P10" text:outline-level="1">
<text:span text:style-name="T4">
英国防大臣：可预见未来不会向乌克兰提供战机</text:span>
</text:h>
      <text:p text:style-name="P4">
Author: None (Language: zh)</text:p>
      <text:p text:style-name="P4">
Publisher: None</text:p>
      <text:p text:style-name="P4">
Time: 2023-05-17T10:21:00Z</text:p>
      <text:p text:style-name="P4">
Description: 据德新社报道，英国国防大臣华莱士与德国国防部长皮斯托里乌斯在柏林举行联合记者会，表明无论英国还是德国都不会在可预见的未来向乌克兰输送战斗机。</text:p>
      <text:p text:style-name="P4">
Videos: []</text:p>
      <text:p text:style-name="P4">
Images: ["<text:a xlink:type="simple" xlink:href="https://static.dw.com/image/65650274_303.jpg" text:style-name="Internet_20_link" text:visited-style-name="Visited_20_Internet_20_Link">
65650274_303.jpg</text:a>
", "<text:a xlink:type="simple" xlink:href="https://static.dw.com/image/65625622_401.jpg" text:style-name="Internet_20_link" text:visited-style-name="Visited_20_Internet_20_Link">
65625622_401.jpg</text:a>
", "<text:a xlink:type="simple" xlink:href="https://static.dw.com/image/65650242_401.jpg" text:style-name="Internet_20_link" text:visited-style-name="Visited_20_Internet_20_Link">
65650242_401.jpg</text:a>
"]</text:p>
      <text:p text:style-name="P4">
Subject: 时政风云</text:p>
      <text:p text:style-name="P4">
Subjects: ['战斗机', '国际战斗机联盟', '欧洲委员会', '乌克兰战争', '俄罗斯侵略乌克兰', 'F-16']</text:p>
      <text:p text:style-name="P4">
Keywords: ['意见反馈']</text:p>
      <text:p text:style-name="P4">
ID: 65657361</text:p>
      <!--METADATA-->
      <text:p text:style-name="P4">
<text:a xlink:type="simple" xlink:href="https://www.dw.com/zh/overlay/image/article/65657361/65650274" text:style-name="Internet_20_link" text:visited-style-name="Visited_20_Internet_20_Link">
 <draw:frame draw:style-name="fr1" draw:name="Image48" text:anchor-type="as-char" svg:width="6.9236in" svg:height="3.896998in" draw:z-index="0">
<draw:image xlink:href="../Images/dwzh/2023-05-17T10-21-00Z/65650274_303.jpg" xlink:type="simple" xlink:show="embed" xlink:actuate="onLoad" draw:mime-type="image/jpeg"/>
</draw:frame>
</text:a>
</text:p>
      <text:p text:style-name="P4">
泽连斯基在欧洲委员会峰会开幕式上视频致辞</text:p>
      <text:p text:style-name="P4">
（德国之声中文网）数月来，基辅一直争取获得西方的战斗机无果。周二晚间传出消息称，英国与荷兰同意建立一个国际战斗机联盟支持乌克兰，但荷兰媒体周三否认了这一说法。周三晚些时候，据德新社报道，英国国防大臣也表示在可预见未来不会向乌克兰输送战斗机。</text:p>
      <text:p text:style-name="P4">
据荷兰媒体NRC周三报道，荷兰首相吕特的发言人向该媒体表示，并未达成具体的约定购买或输送F-16战机。</text:p>
      <text:p text:style-name="P4">
此前据PA通讯社报道称，英国政府一名发言人周二晚间表示，英国与荷兰愿意建立一个国际联盟，帮助乌克兰获得美国F-16战机。</text:p>
      <text:p text:style-name="P4">
<text:a xlink:type="simple" xlink:href="https://www.dw.com/zh/zh/泽连斯基旋风式访欧-苏纳克支持战机联盟思路/a-65626715" text:style-name="Internet_20_link" text:visited-style-name="Visited_20_Internet_20_Link">
 </text:a>
一名发言人表示："首相与荷兰首相吕特约定，建立一个国际联盟，以便为乌克兰提供空中战斗资源，从培训到获得F-16战机。"但NRC报道说，吕特的发言人称，荷兰与英国首相约定，就支持乌克兰保持紧密联络。</text:p>
      <text:p text:style-name="P4">
泽连斯基过去数天对欧洲多国进行了短暂访问。他周二在晚间视频讲话中说："我们在英国与里希（苏纳克）首相约定，致力于一个战斗机联盟的建立--培训、飞机、落实。"他补充说："昨天法国总统马克龙予以支持，今天荷兰首相吕特予以支持。这是联盟好的开始。谢谢你们所有人！"</text:p>
      <text:p text:style-name="P4">
不过，马克龙以及 <text:a xlink:type="simple" xlink:href="https://www.dw.com/zh/zh/泽连斯基到访德国将和平带回欧洲/a-65617423" text:style-name="Internet_20_link" text:visited-style-name="Visited_20_Internet_20_Link">
 </text:a>
。据德广联报道，马克龙此前表示愿意为乌克兰战斗机飞行员提供培训，但拒绝向基辅提供战机。</text:p>
      <text:p text:style-name="P4">
<draw:frame draw:style-name="fr1" draw:name="Image49" text:anchor-type="as-char" svg:width="6.9236in" svg:height="3.896998in" draw:z-index="0">
<draw:image xlink:href="../Images/dwzh/2023-05-17T10-21-00Z/65625622_401.jpg" xlink:type="simple" xlink:show="embed" xlink:actuate="onLoad" draw:mime-type="image/jpeg"/>
</draw:frame>
</text:p>
      <text:p text:style-name="P4">
泽连斯基5月15日访英</text:p>
      <text:p text:style-name="P4">
泽连斯基访问英国时，苏纳克宣布，伦敦希望很快就对乌克兰士兵进行西方战机的培训。这位首相宣布将成立一所乌克兰飞行员的飞行学校，让他们能接受不同机型的培训。周二，苏纳克一名发言人还表示，首相认为，乌克兰应在北约有一席之地。</text:p>
      <text:p text:style-name="P4">
<draw:frame draw:style-name="fr1" draw:name="Image50" text:anchor-type="as-char" svg:width="6.9236in" svg:height="3.896998in" draw:z-index="0">
<draw:image xlink:href="../Images/dwzh/2023-05-17T10-21-00Z/65650242_401.jpg" xlink:type="simple" xlink:show="embed" xlink:actuate="onLoad" draw:mime-type="image/jpeg"/>
</draw:frame>
</text:p>
      <text:p text:style-name="P4">
肖尔茨在雷克雅未克峰会上</text:p>
      <text:h text:style-name="P12" text:outline-level="3">
<text:span text:style-name="T4">
肖尔茨：不要中断与"另一个俄罗斯"的联系</text:span>
</text:h>
      <text:p text:style-name="P4">
德国总理肖尔茨在欧洲委员会峰会上表示，不要中断与普京政府之外的"另一个俄罗斯"的联系。这位社民党政治家在峰会开幕式上表示，总有一天，俄罗斯对乌克兰的战争会终结，"有一点是明确的，那一天不会是以普京的帝国主义获胜而终结。"他说，因为人们会对乌克兰一直提供支持，直到实现公正的和平。欧洲委员会有46个成员国。</text:p>
      <text:h text:style-name="P12" text:outline-level="3">
<text:span text:style-name="T4">
巴赫穆特：乌军称形成"老鼠夹子"之势</text:span>
</text:h>
      <text:p text:style-name="P4">
乌克兰东部城市巴赫穆特的战事，呈现出两条发展形势矛盾的战线。乌克兰军队在巴赫穆特外围继续挺进，俄罗斯军队则在市内继续逼退防守的乌军。随着乌军在外围挺进，或可形成乌指挥官塞尔斯基（OlexanderSyrskyi）所称的俄罗斯军队进入"老鼠夹子"的态势。</text:p>
      <text:h text:style-name="P12" text:outline-level="3">
<text:span text:style-name="T4">
乌军方估计俄投入40万兵力</text:span>
</text:h>
      <text:p text:style-name="P4">
乌军方情报部门估计，目前俄罗斯有约40万兵力投入战斗，其中纯军方人员约37万名士兵，另有约2万名俄罗斯卫队成员，以及近7000名私人雇佣军，如瓦格纳集团。</text:p>
      <text:p text:style-name="P4">
基辅方面估计，自去年二月俄罗斯入侵乌克兰以来，俄方人员损失近20万。但这一每日更新的数字并未标明这是死亡人数还是伤者。冲突双方都并不公布投入兵力以及损失情况。</text:p>
      <text:h text:style-name="P12" text:outline-level="3">
<text:span text:style-name="T4">
欧洲委员会将制定俄罗斯侵略乌克兰战争损失登记册</text:span>
</text:h>
      <text:p text:style-name="P4">
周三，欧洲委员会46国在雷克雅未克的峰会上，还将决议制定一个乌克兰战争损失登记册。由此将所有俄罗斯侵略战争造成的损失记录在册。这样，俄罗斯在法律上和财务上就必须对此负责。所有成员国以及观察家和其它国家均可参与该登记册的事宜。这一想法也出自联合国的一项决议。法国总统马克龙也对此表示支持："我呼吁所有国家加入进来，积极参与这一事务。"</text:p>
      <text:p text:style-name="P4">
（德新社）</text:p>
      <text:p text:style-name="P4">
Source: <text:a xlink:type="simple" xlink:href="https://www.dw.com/zh/英国防大臣：可预见未来不会向乌克兰提供战机/a-65657361" text:style-name="Internet_20_link" text:visited-style-name="Visited_20_Internet_20_Link">
https://www.dw.com/zh/英国防大臣：可预见未来不会向乌克兰提供战机/a-65657361?maca=chi-rss-chi-all-1127-rdf</text:a>
</text:p>
      <!--NEWS-->
      <text:h text:style-name="P10" text:outline-level="1">
<text:span text:style-name="T4">
捷克总统：以"一中两制"与台湾交往</text:span>
</text:h>
      <text:p text:style-name="P4">
Author: None</text:p>
      <text:p text:style-name="P4">
Publisher: Radio Free Asia (Organization)</text:p>
      <text:p text:style-name="P4">
Published Time: 2023-05-17T10:46:00-04:00</text:p>
      <text:p text:style-name="P4">
Modified Time: 2023-05-17T12:55:46-04:00</text:p>
      <text:p text:style-name="P4">
Description: None</text:p>
      <text:p text:style-name="P4">
Videos: []</text:p>
      <text:p text:style-name="P4">
Audios: ["<text:a xlink:type="simple" xlink:href="https://www.rfa.org/mandarin/yataibaodao/gangtai/hx2-0517202310435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51" text:anchor-type="as-char" svg:width="6.9236in" svg:height="4.612011in" draw:z-index="0">
<draw:image xlink:href="../Images/rfamandarin/2023-05-17T10-46-00-04-00/000000.png" xlink:type="simple" xlink:show="embed" xlink:actuate="onLoad" draw:mime-type="image/png"/>
</draw:frame>
 捷克总统彼得帕维尔在 2023 年 5 月 15日在丹麦哥本哈根举行的哥本哈根民主峰会的新闻发布会上与记者交谈。 <text:a xlink:type="simple" xlink:href="https://www.rfa.org/mandarin/yataibaodao/gangtai/hx2-05172023104352.html/@@images/image" text:style-name="Internet_20_link" text:visited-style-name="Visited_20_Internet_20_Link">
</text:a>
路透社图片  <text:a xlink:type="simple" xlink:href="https://www.rfa.org/mandarin/yataibaodao/gangtai/hx2-05172023104352.html/@@stream" text:style-name="Internet_20_link" text:visited-style-name="Visited_20_Internet_20_Link">
</text:a>
</text:p>
      <text:p text:style-name="P4">
捷克总统帕维尔（Petr Pavel）近日表示，中国企图支配世界，比俄罗斯更危险。他解释说，捷克与中国和台湾的交往原則是"一中两制"。</text:p>
      <ul>
        <li>
<text:span text:style-name="T4">
<text:a xlink:type="simple" xlink:href="https://www.rfa.org/mandarin/Xinwen/6-02012023122333.html" text:style-name="Internet_20_link" text:visited-style-name="Visited_20_Internet_20_Link">
 </text:a>
 </text:span>
  * <text:a xlink:type="simple" xlink:href="https://www.rfa.org/mandarin/Xinwen/7-01282023154639.html" text:style-name="Internet_20_link" text:visited-style-name="Visited_20_Internet_20_Link">
 <text:span text:style-name="T4">
捷克新当选总统视中国为安全威胁</text:span>
 </text:a>
</li>
      </ul>
      <text:p text:style-name="P4">
捷克总统帕维尔5月15日在丹麦第六届哥本哈根民主峰会（Copenhagen DemocracySummit）上演讲表示，过去各国与中国互动只看到经济层面，但中国的战略利益和社会核心价值，与西方存在根本差异，中国无意建立对等伙伴关系，而是企图支配世界。长期看来，中国的危险程度远超过俄罗斯。</text:p>
      <text:p text:style-name="P4">
乌克兰总统泽连斯基、台湾总统蔡英文也以录影方式致词。帕维尔示警中国宣称对台将采取包含武力等一切手段与台湾统一。</text:p>
      <text:p text:style-name="P4">
<draw:frame draw:style-name="fr1" draw:name="Image52" text:anchor-type="as-char" svg:width="6.9236in" svg:height="4.379177in" draw:z-index="0">
<draw:image xlink:href="../Images/rfamandarin/2023-05-17T10-46-00-04-00/000001.png" xlink:type="simple" xlink:show="embed" xlink:actuate="onLoad" draw:mime-type="image/png"/>
</draw:frame>
2023年5月15日，蔡英文总统应“民主联盟基金会”（Alliance of Democracies,AoD）邀请，以录影方式于第六届“哥本哈根民主高峰会”发表演说。（台湾总统府提供）  <text:a xlink:type="simple" xlink:href="https://www.rfa.org/mandarin/yataibaodao/gangtai/hx2-05172023104352.html/4e8c.jpg" text:style-name="Internet_20_link" text:visited-style-name="Visited_20_Internet_20_Link">
</text:a>
</text:p>
      <text:p text:style-name="P4">
帕维尔表示，多数国家尊重“一中政策”，捷克也有自己的“一中政策”，捷克将中国和台湾定位为“一中两制”，认为台湾的制度应该保留，与中国的“一中一制”不同。</text:p>
      <text:p text:style-name="P4">
帕维尔强调，捷克在许多领域与台湾关系密切，共享相同价值。</text:p>
      <text:p text:style-name="P4">
就捷克总统对台湾政策“一中两制”的新提法，台湾政治大学名誉教授丁树范接受自由亚洲电台采访指出：“所谓‘一个中国‘原则、‘台湾自古是中国的一部份’这虚幻神话已逐渐破灭，‘中华人民共和国从来没有实际统治台湾’，只不过中国还非常强大，西方国家还不愿意把这神话直接揭穿，就用‘一中两制’指称台湾有另个政府，是两个不同的政治制度。”</text:p>
      <text:p text:style-name="P4">
<text:span text:style-name="T4">
捷克总统如何定义“一中” 两岸能否接受？</text:span>
</text:p>
      <text:p text:style-name="P4">
丁树范认为，其他国家基本“只做不说”。问题是捷克总统怎么定义“一中”？到底指文化、血统、种族上的“中国人”，还是具有国家主权意涵的“中国”？</text:p>
      <text:p text:style-name="P4">
丁树范研判，北京不会同意外国对中国和台湾称“一中两制”这说法：“北京最担心你这‘一中’怎么定义解释它？如果中只是‘中国人’，那就很麻烦了。北京为什么喜欢‘一国两制’，因为这‘中’是一‘国’，是‘中华人民共和’。”</text:p>
      <text:p text:style-name="P4">
至于台湾能否接受“一中两制”？丁树范分析，国民党自认“中国人”应可接受，民进党可能态度上不太能接受“中国人”。</text:p>
      <text:p text:style-name="P4">
丁树范说：“讲中国人有陷阱，讲中国人是中华人民共和国公民，这是民进党最担心的，所以民进党宁可讲华人。站在东南亚立场，华人是一个族群的概念，像新加坡有华裔、有马来裔、印度裔。”</text:p>
      <text:p text:style-name="P4">
台湾辅仁大学外交暨国际事务学程召集人张孟仁接受自由亚洲电台采访分析，帕维尔是北约退休将领，比较亲西方，当今捷克总统、总理和国会议长三巨头都亲台，对台立场合而为一。不像今年三月卸任的前捷克总统齐曼（MilošZeman）属亲中派。帕维尔今年初刚当选总统就与蔡英文通话，创下欧盟国家“准元首”与台湾总统通话先例，并表示期待与蔡见面。</text:p>
      <text:p text:style-name="P4">
张孟仁也指出，帕维尔提到“一中两制”，欧盟和美国早就“偷偷”施行。每当北京抗议，美国、欧盟都会澄清有尊重“一中政策”，但会补上一句“我们有自己定义的一中政策”。</text:p>
      <text:p text:style-name="P4">
张孟仁说：“帕维尔此时再提‘一中两制’，讲的更明显，是在一中原则架构下，将台湾民主体制和中国威权体制区分清楚。尤其最近国际关系也明显区分民主阵营和威权阵营。”</text:p>
      <text:p text:style-name="P4">
张孟仁认为，波罗的海三国可能也会以捷克的对台政策为基准点，很快跟进所谓「一中政策」下的两个制度。</text:p>
      <text:p text:style-name="P4">
台湾国防安全研究院助理研究员钟志东接受自由亚洲电台采访提及，捷克和台湾议长互访，关系很好，新上任总统帕尔维军方出身，对威胁议题积极面对。</text:p>
      <text:p text:style-name="P4">
<text:span text:style-name="T4">
​​学者：捷克总统“一中”两制不等同北京的“一国”两制</text:span>
</text:p>
      <text:p text:style-name="P4">
钟志东认为“一中”和“一国”是不同概念：“他相当程度反应国际社会渐渐接受中国跟台湾不同的事实。过去一中政策、一中原则施压下，台湾被和中国绑在一起。一中两制把台湾和中国分开，其实美国早就渐渐分开处理。”</text:p>
      <text:p text:style-name="P4">
钟志东提到，这几天很热门，联合国所谓2758决议文的问题：“中国错用所谓一中原则，把中华民国台湾的国际地位生存空间压缩，各国讲一中政策、一中原则，是有关中国代表权问题。美国跟欧洲国家对台湾主权地位并没有清楚表态，他们只承认这世界只有一个中国，这中国叫中华人民共和国。因为1971年之前，有个叫中华民国的跟他竞争。”</text:p>
      <text:p text:style-name="P4">
钟志东表示，2758决议文里没有对台湾定位作说明。</text:p>
      <text:p text:style-name="P4">
记者：夏小华 责编：许书婷 梒青 网编：瑞哲</text:p>
      <text:p text:style-name="P4">
Source: <text:a xlink:type="simple" xlink:href="https://www.rfa.org/mandarin/yataibaodao/gangtai/hx2-05172023104352.html" text:style-name="Internet_20_link" text:visited-style-name="Visited_20_Internet_20_Link">
https://www.rfa.org/mandarin/yataibaodao/gangtai/hx2-05172023104352.html</text:a>
</text:p>
      <!--NEWS-->
      <text:h text:style-name="P10" text:outline-level="1">
<text:span text:style-name="T4">
国民党宣布征召新北市长侯友宜参选2024台湾总统</text:span>
</text:h>
      <text:p text:style-name="P4">
Author: None</text:p>
      <text:p text:style-name="P4">
Publisher: Radio Free Asia (Organization)</text:p>
      <text:p text:style-name="P4">
Published Time: 2023-05-17T10:52:00-04:00</text:p>
      <text:p text:style-name="P4">
Modified Time: 2023-05-17T12:48:26-04:00</text:p>
      <text:p text:style-name="P4">
Description: None</text:p>
      <text:p text:style-name="P4">
Videos: []</text:p>
      <text:p text:style-name="P4">
Audios: ["<text:a xlink:type="simple" xlink:href="https://www.rfa.org/mandarin/yataibaodao/gangtai/hx1-0517202310143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 "<text:a xlink:type="simple" xlink:href="000006.png" text:style-name="Internet_20_link" text:visited-style-name="Visited_20_Internet_20_Link">
000006.png</text:a>
", "<text:a xlink:type="simple" xlink:href="000007.png" text:style-name="Internet_20_link" text:visited-style-name="Visited_20_Internet_20_Link">
000007.png</text:a>
"]</text:p>
      <!--METADATA-->
      <text:p text:style-name="P4">
<draw:frame draw:style-name="fr1" draw:name="Image53" text:anchor-type="as-char" svg:width="6.9236in" svg:height="5.1927in" draw:z-index="0">
<draw:image xlink:href="../Images/rfamandarin/2023-05-17T10-52-00-04-00/000000.png" xlink:type="simple" xlink:show="embed" xlink:actuate="onLoad" draw:mime-type="image/png"/>
</draw:frame>
中国国民党主席朱立伦17日宣布征召新北市长侯友宜参选总统，展现团结气势。 <text:a xlink:type="simple" xlink:href="https://www.rfa.org/mandarin/yataibaodao/gangtai/hx1-05172023101434.html/@@images/image" text:style-name="Internet_20_link" text:visited-style-name="Visited_20_Internet_20_Link">
</text:a>
记者李宗翰摄  <text:a xlink:type="simple" xlink:href="https://www.rfa.org/mandarin/yataibaodao/gangtai/hx1-05172023101434.html/@@stream" text:style-name="Internet_20_link" text:visited-style-name="Visited_20_Internet_20_Link">
</text:a>
</text:p>
      <text:p text:style-name="P4">
国民党主席朱立伦宣布，征召新北市长侯友宜参选总统。出局的企业家郭台铭在脸书恭贺侯友宜，并表态挺侯胜选。有分析指，国民党整合成功，后势看好。挺郭者不满未透过初选机制和公正民调做决定，将埋下分裂因子。</text:p>
      <ul>
        <li>
<text:span text:style-name="T4">
<text:a xlink:type="simple" xlink:href="https://www.rfa.org/mandarin/Xinwen/st-05172023025256.html" text:style-name="Internet_20_link" text:visited-style-name="Visited_20_Internet_20_Link">
 </text:a>
 </text:span>
  * <text:span text:style-name="T4">
<text:a xlink:type="simple" xlink:href="https://www.rfa.org/mandarin/yataibaodao/gangtai/hx2-04192023073252.html" text:style-name="Internet_20_link" text:visited-style-name="Visited_20_Internet_20_Link">
 </text:a>
 </text:span>
  * <text:span text:style-name="T4">
<text:a xlink:type="simple" xlink:href="https://www.rfa.org/mandarin/yataibaodao/gangtai/hcm2-04122023071940.html" text:style-name="Internet_20_link" text:visited-style-name="Visited_20_Internet_20_Link">
 </text:a>
 </text:span>
 ****</li>
      </ul>
      <text:p text:style-name="P4">
国民党主席朱立伦17日在中常会宣布：“以隆重态度、最科学数据，各县市立委提名同志共同意见，庄严地宣布国民党征召新北市长侯友宜参选2024总统大选。”</text:p>
      <text:p text:style-name="Quotations">

<text:p text:style-name="P4">
【国民党征召侯友宜参选总统】  &gt;
  【会中高喊团结盼政党轮替】  &gt;
  【侯友宜：守护中华民国是一生信念】 <text:a xlink:type="simple" xlink:href="https://twitter.com/hashtag/%E5%9B%BD%E6%B0%91%E5%85%9A" text:style-name="Internet_20_link" text:visited-style-name="Visited_20_Internet_20_Link">
&gt;
 </text:a>
&gt;
 今天在中常会宣布由新北市长 <text:a xlink:type="simple" xlink:href="https://twitter.com/hashtag/%E4%BE%AF%E5%8F%8B%E5%AE%9C" text:style-name="Internet_20_link" text:visited-style-name="Visited_20_Internet_20_Link">
&gt;
 </text:a>
&gt;
 代表参选台湾2024总统大选。侯友宜致辞时表示，现阶段国家兵凶战危，国内冲突对立百废待举，年轻人看不到未来，必须大破大立，再次让… <text:a xlink:type="simple" xlink:href="https://t.co/VFlyG0d40E" text:style-name="Internet_20_link" text:visited-style-name="Visited_20_Internet_20_Link">
&gt;
 </text:a>
&gt;
&gt;
 — 自由亚洲电台 (@RFA_Chinese) <text:a xlink:type="simple" xlink:href="https://twitter.com/RFA_Chinese/status/1658759683266723840" text:style-name="Internet_20_link" text:visited-style-name="Visited_20_Internet_20_Link">
&gt;
 </text:a>
</text:p>

</text:p>
      <text:p text:style-name="P4">
朱立伦说，侯友宜是除暴安良的英雄，曾是领导八万警察大军的警政署长，并为四百万新北市民服务十三年且是施政满意度最高市长。</text:p>
      <text:p text:style-name="P4">
朱立伦认为：“侯市长是正义的化身，是人民的公仆，更重要的是有宏观远见的领导力，具有协调力，有坚强的意志，更有温暖的爱心。相信国民党一定能团结一致，共同捍卫中华民国，守护台湾的民主自由，维护两岸和平，共同为台湾人民拼好日子。”</text:p>
      <text:p text:style-name="P4">
台媒报导，朱立伦宣布征召名单前曾二度私会郭台铭。朱立伦感谢郭台铭展现国际级企业家的远见、气度，团结支持侯友宜。</text:p>
      <text:p text:style-name="P4">
侯友宜也感谢郭台铭在经济上作出巨大贡献，为中华民国要团结胜选：“尤其现阶段国家在国际情势兵凶战危，国内冲突对立，百废待举，让年轻人看不到未来，必须大破大立。”</text:p>
      <text:p text:style-name="P4">
<draw:frame draw:style-name="fr1" draw:name="Image54" text:anchor-type="as-char" svg:width="6.9236in" svg:height="5.1927in" draw:z-index="0">
<draw:image xlink:href="../Images/rfamandarin/2023-05-17T10-52-00-04-00/000001.png" xlink:type="simple" xlink:show="embed" xlink:actuate="onLoad" draw:mime-type="image/png"/>
</draw:frame>
新北市长侯友宜17日获国民党征召选总统后，发表讲话。（记者李宗翰摄）  <text:a xlink:type="simple" xlink:href="https://www.rfa.org/mandarin/yataibaodao/gangtai/hx1-05172023101434.html/2.jpg" text:style-name="Internet_20_link" text:visited-style-name="Visited_20_Internet_20_Link">
</text:a>
</text:p>
      <text:p text:style-name="P4">
<text:span text:style-name="T4">
 <draw:frame draw:style-name="fr1" draw:name="Image55" text:anchor-type="as-char" svg:width="6.9236in" svg:height="5.1927in" draw:z-index="0">
<draw:image xlink:href="../Images/rfamandarin/2023-05-17T10-52-00-04-00/000002.png" xlink:type="simple" xlink:show="embed" xlink:actuate="onLoad" draw:mime-type="image/png"/>
</draw:frame>
国民党17日宣布征召总统大选人选，中央党部涌入媒体。（记者李宗翰摄）  <text:a xlink:type="simple" xlink:href="https://www.rfa.org/mandarin/yataibaodao/gangtai/hx1-05172023101434.html/3.jpg" text:style-name="Internet_20_link" text:visited-style-name="Visited_20_Internet_20_Link">
</text:a>
</text:span>
</text:p>
      <text:p text:style-name="P4">
<text:span text:style-name="T4">
侯友宜连喊三次“再一次让政党轮替”</text:span>
</text:p>
      <text:p text:style-name="P4">
侯友宜喊了三次“再一次让政党轮替”，才能救国家、救台湾。他还说，要参选就要胜选、就要团结国家、就要带给人民希望。</text:p>
      <text:p text:style-name="P4">
侯友宜致词穿插台语，他表示，守护中华民国，爱台澎金马人民，是他一生唯一信念永不改变。“中华民国是我们的国家，台湾是我们的厝（家）”。</text:p>
      <text:p text:style-name="P4">
鸿海集团创办人郭台铭并未现身，但他提前在中常会前一小时于个人脸书发表“我心长照中华民国”一文，恭喜侯友宜获征召。</text:p>
      <text:p text:style-name="P4">
郭台铭脸书恭喜侯“信守承诺支持侯市长胜选”</text:p>
      <text:p text:style-name="P4">
郭台铭文中表示：“侯市长是国民党内最稳固的民意础石，由他承担更大的责任，是理所当然，也是国民党内最好的人选。我将信守承诺会尽最大努力支持侯市长胜选，让无能的政府下架！”</text:p>
      <text:p text:style-name="P4">
<draw:frame draw:style-name="fr1" draw:name="Image56" text:anchor-type="as-char" svg:width="6.9236in" svg:height="6.229686in" draw:z-index="0">
<draw:image xlink:href="../Images/rfamandarin/2023-05-17T10-52-00-04-00/000003.png" xlink:type="simple" xlink:show="embed" xlink:actuate="onLoad" draw:mime-type="image/png"/>
</draw:frame>
鸿海集团创办人郭台铭在脸书向侯友宜恭喜获征召。（郭台铭脸书）  <text:a xlink:type="simple" xlink:href="https://www.rfa.org/mandarin/yataibaodao/gangtai/hx1-05172023101434.html/4.jpg" text:style-name="Internet_20_link" text:visited-style-name="Visited_20_Internet_20_Link">
</text:a>
</text:p>
      <text:p text:style-name="P4">
上届大选不满未获征召退选的郭台铭，此次卷土重来，先后访美、访日，召开记者会为负气退党向国民党鞠躬道歉。政治素人的他，自称“台湾阿铭”，在北中南举办四场万人大型造势晚会，和选民搏感情。赴金门发表“金门和平宣言”，并宴请蓝营争取支持。征召日宣布前夕，朱立伦夜会侯、郭协调。</text:p>
      <text:p text:style-name="P4">
约数十名韩国瑜的支持者搭棚祭天，呼吁团结。挺郭人士则为郭董抱不平，痛批朱立伦声称凭民调决定，实际是内定，根本是场骗局。</text:p>
      <text:p text:style-name="P4">
另有独派“台湾国”组织，在对街拉起横幅表示，“中国党引进共产党，台湾变坟场”，质疑国民党不管征召谁，终将接受统一，台湾恐走向西藏、新疆、香港命运，失去自主性，受制于极权中国。</text:p>
      <text:p text:style-name="P4">
<draw:frame draw:style-name="fr1" draw:name="Image57" text:anchor-type="as-char" svg:width="6.9236in" svg:height="3.894525in" draw:z-index="0">
<draw:image xlink:href="../Images/rfamandarin/2023-05-17T10-52-00-04-00/000004.png" xlink:type="simple" xlink:show="embed" xlink:actuate="onLoad" draw:mime-type="image/png"/>
</draw:frame>
韩粉17日在国民党中央党部前祭天呼吁国民党团结。（记者夏小华摄）  <text:a xlink:type="simple" xlink:href="https://www.rfa.org/mandarin/yataibaodao/gangtai/hx1-05172023101434.html/5.jpg" text:style-name="Internet_20_link" text:visited-style-name="Visited_20_Internet_20_Link">
</text:a>
</text:p>
      <text:p text:style-name="P4">
<draw:frame draw:style-name="fr1" draw:name="Image58" text:anchor-type="as-char" svg:width="6.9236in" svg:height="3.894525in" draw:z-index="0">
<draw:image xlink:href="../Images/rfamandarin/2023-05-17T10-52-00-04-00/000005.png" xlink:type="simple" xlink:show="embed" xlink:actuate="onLoad" draw:mime-type="image/png"/>
</draw:frame>
蓝营人士钱达等在国民党外为郭台铭抱不平，质疑征召标准凭主席说了算。（记者夏小华摄）  <text:a xlink:type="simple" xlink:href="https://www.rfa.org/mandarin/yataibaodao/gangtai/hx1-05172023101434.html/6.jpg" text:style-name="Internet_20_link" text:visited-style-name="Visited_20_Internet_20_Link">
</text:a>
</text:p>
      <text:p text:style-name="P4">
<text:span text:style-name="T4">
学者：整合成功令人惊艳 国民党选情后势看好</text:span>
</text:p>
      <text:p text:style-name="P4">
台湾中山大学政治学研究所教授廖达琪接受自由亚洲电台采访分析，国民党征召顺利告一段落，令人惊艳的是，外界预测郭不是那么容易服气放手。</text:p>
      <text:p text:style-name="P4">
廖达琪说：“郭没有悬念在国民党阵营士气和实力有增加，后续看怎么发展？基本上带给传统国民党支持者比较大的希望，带给中间选民、年轻族群换换口味，很新鲜的事情。这转折，郭董的部份，蛮有戏剧张力，蛮有感动力，台湾政坛很久没看这样，政治人物一般以自私著称，怎么可能现在这样就放下？”</text:p>
      <text:p text:style-name="P4">
廖达琪分析，若郭董坚定挺侯为国民党求胜，则内部矛盾、摩擦、争权夺利等情况就大为减低。柯文哲支持者不少“蓝色力量”，如今蓝色力量巩固后，柯慢慢会被边缘化。郭台铭原有约20%支持度，灌入国民党传统支持者，则侯友宜选情看强看好，赖清德就要比较谨慎小心，柯文哲可挪动的影响空间，则在逐渐窄化缩小当中。</text:p>
      <text:p text:style-name="P4">
<draw:frame draw:style-name="fr1" draw:name="Image59" text:anchor-type="as-char" svg:width="6.9236in" svg:height="4.002706in" draw:z-index="0">
<draw:image xlink:href="../Images/rfamandarin/2023-05-17T10-52-00-04-00/000006.png" xlink:type="simple" xlink:show="embed" xlink:actuate="onLoad" draw:mime-type="image/png"/>
</draw:frame>
独派“台湾国”团体17日在国民党对街拉横幅，痛批票投国民党台湾变坟场。（记者夏小华摄）  <text:a xlink:type="simple" xlink:href="https://www.rfa.org/mandarin/yataibaodao/gangtai/hx1-05172023101434.html/7.jpg" text:style-name="Internet_20_link" text:visited-style-name="Visited_20_Internet_20_Link">
</text:a>
</text:p>
      <text:p text:style-name="P4">
<draw:frame draw:style-name="fr1" draw:name="Image60" text:anchor-type="as-char" svg:width="6.9236in" svg:height="5.1927in" draw:z-index="0">
<draw:image xlink:href="../Images/rfamandarin/2023-05-17T10-52-00-04-00/000007.png" xlink:type="simple" xlink:show="embed" xlink:actuate="onLoad" draw:mime-type="image/png"/>
</draw:frame>
独派“台湾国”团体17日在国民党对街拉横幅，痛批票投国民党台湾变坟场。（记者夏小华摄）  <text:a xlink:type="simple" xlink:href="https://www.rfa.org/mandarin/yataibaodao/gangtai/hx1-05172023101434.html/8.jpg" text:style-name="Internet_20_link" text:visited-style-name="Visited_20_Internet_20_Link">
</text:a>
</text:p>
      <text:p text:style-name="P4">
<text:span text:style-name="T4">
赖清德、侯友宜、柯文哲三人支持度呈正三角？</text:span>
</text:p>
      <text:p text:style-name="P4">
台湾东华大学教授施正锋接受自由亚洲电台采访则认为，选情仍是“正三角形”，三人实力相当。</text:p>
      <text:p text:style-name="P4">
施正锋说：“民进党跟国民党是瞧不起柯文哲，认为柯比较弱，我不认为，他至少有20%、25%支持者。没有特别政党认同的年轻人对他应该有蛮大期待。”</text:p>
      <text:p text:style-name="P4">
施正锋分析，国民党算整合成功，郭台铭可能只是要副总统、行政院长的位子，相对好处理，跟着郭出来在旁撑腰的立委，也会稳住朱的整合，配合侯打赢选战。问题是，这二、三年下来，民进党虽然支持度下降，国民党的支持度却没有相对增加。</text:p>
      <text:p text:style-name="P4">
施正锋说：“侯友宜提二千三百万台湾人决定台湾的前途，相当程度承认我是华独，往中间靠，这情况下好像要挡住柯文哲去抢浅蓝的部份。”施正锋反问，但选民吃不吃进套还不知道？</text:p>
      <text:p text:style-name="P4">
记者：夏小华 李宗翰 责编：许书婷 梒青 网编：瑞哲</text:p>
      <text:p text:style-name="P4">
Source: <text:a xlink:type="simple" xlink:href="https://www.rfa.org/mandarin/yataibaodao/gangtai/hx1-05172023101434.html" text:style-name="Internet_20_link" text:visited-style-name="Visited_20_Internet_20_Link">
https://www.rfa.org/mandarin/yataibaodao/gangtai/hx1-05172023101434.html</text:a>
</text:p>
      <!--NEWS-->
      <text:h text:style-name="P10" text:outline-level="1">
<text:span text:style-name="T4">
美高官：削减预算将削弱美国与中国竞争的能力</text:span>
</text:h>
      <text:p text:style-name="P4">
Author: 联合早报 (Person)</text:p>
      <text:p text:style-name="P4">
Publisher: 联合早报 (Organization)</text:p>
      <text:p text:style-name="P4">
Published Time: 2023-05-17T10:53</text:p>
      <text:p text:style-name="P4">
Modified Time: 2023-05-17T11:33</text:p>
      <text:p text:style-name="P4">
Description: 美国总统拜登的三名内阁成员罕见齐现身国会，他们警告，削减预算将削弱美国在军事、外交和经济上与中国竞争的能力。路透社报道，美国国务卿布林肯、国防部长奥斯汀和商务部长雷蒙多，星期二（5...</text:p>
      <text:p text:style-name="P4">
Videos: []</text:p>
      <text:p text:style-name="P4">
Audios: []</text:p>
      <text:p text:style-name="P4">
Images: []</text:p>
      <text:p text:style-name="P4">
Type: NewsArticle</text:p>
      <text:p text:style-name="P4">
Breadcrumbs: ['即时', '国际']</text:p>
      <text:p text:style-name="P4">
Keywords: ['美中关系', '债务违约', '布林肯', '奥斯汀', '雷蒙多']</text:p>
      <!--METADATA-->
      <text:p text:style-name="P4">
美国总统拜登的三名内阁成员罕见齐现身国会，他们警告，削减预算将削弱美国在军事、外交和经济上与中国竞争的能力。</text:p>
      <text:p text:style-name="P4">
路透社报道，美国国务卿布林肯、国防部长奥斯汀和商务部长雷蒙多，星期二（5月16日）一起出席参议院听证会，将美中竞争与 <text:a xlink:type="simple" xlink:href="https://www.zaobao.com/realtime/world/story20230517-1395431" text:style-name="Internet_20_link" text:visited-style-name="Visited_20_Internet_20_Link">
</text:a>
挂钩，凸显出美国集中全力，把重点放在与中国这个亚洲超级大国的竞争上。</text:p>
      <text:p text:style-name="P4">
参议院拨款委员会当天就拜登的预算要求和美中关系举行听证会，布林肯、奥斯汀和雷蒙多在听证会上作证。美国内阁部长很少一起在公开听证会上作证，但民主党人和共和党人一直争相表明，他们认为中国政府是华盛顿面临的最大挑战。</text:p>
      <text:p text:style-name="P4">
参议院拨款委员会主席默里在听证会的开场发言，就驳斥共和党以削减非军事支出作为提高债务上限的提议。</text:p>
      <text:p text:style-name="P4">
她说：“大家要注意，中国没有为了要不要偿还债务或搞垮自己的经济而在那里争论不休。中国也没有争论到底要不要投资于未来，要不要削减和限制促进竞争力的投资。”</text:p>
      <text:p text:style-name="P4">
去年， <text:a xlink:type="simple" xlink:href="https://www.zaobao.com/news/world/story20220812-1302107" text:style-name="Internet_20_link" text:visited-style-name="Visited_20_Internet_20_Link">
 </text:a>
，授权政府拨款数千亿美元，加大美国在半导体和其他技术领域的优势。</text:p>
      <text:p text:style-name="P4">
美国立法者现在正在考虑如何阻止中国大陆向台湾发动攻击，改善与第三国家的关系以遏制中国的影响力，收紧条例以阻止美国资本流向中国公司，并限制美国技术流向中国。</text:p>
      <text:p text:style-name="P4">
雷蒙多在听证会上强调：“与中国竞争……需要充分利用我们的经济、外交和军事手段。”</text:p>
      <text:p text:style-name="P4">
美国总统拜登和共和党领袖正就提高美国31.4万亿美元（约42万亿新元）的债务上限，以避免美国出现灾难性的债务违约进行艰难的谈判。</text:p>
      <text:p text:style-name="P4">
拜登和众议院议长麦卡锡等国会领袖星期二再次召开会议后，双方均对达成提高美国债务上限协议有信心，但拜登称“还有工作得做”，并决定缩短他本周的外访行程。</text:p>
      <text:p text:style-name="P4">
Source: <text:a xlink:type="simple" xlink:href="https://www.zaobao.com.sg/realtime/world/story20230517-1395460" text:style-name="Internet_20_link" text:visited-style-name="Visited_20_Internet_20_Link">
https://www.zaobao.com.sg/realtime/world/story20230517-1395460</text:a>
</text:p>
      <!--NEWS-->
      <text:h text:style-name="P10" text:outline-level="1">
<text:span text:style-name="T4">
英前首相特拉斯访台　呼吁确保台湾自我防卫</text:span>
</text:h>
      <text:p text:style-name="P4">
Author: None</text:p>
      <text:p text:style-name="P4">
Publisher: Radio Free Asia (Organization)</text:p>
      <text:p text:style-name="P4">
Published Time: 2023-05-17T10:57:00-04:00</text:p>
      <text:p text:style-name="P4">
Modified Time: 2023-05-17T13:16:41-04:00</text:p>
      <text:p text:style-name="P4">
Description: None</text:p>
      <text:p text:style-name="P4">
Videos: []</text:p>
      <text:p text:style-name="P4">
Audios: ["<text:a xlink:type="simple" xlink:href="https://www.rfa.org/mandarin/yataibaodao/gangtai/hcm-0517202308341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61" text:anchor-type="as-char" svg:width="6.9236in" svg:height="4.612011in" draw:z-index="0">
<draw:image xlink:href="../Images/rfamandarin/2023-05-17T10-57-00-04-00/000000.png" xlink:type="simple" xlink:show="embed" xlink:actuate="onLoad" draw:mime-type="image/png"/>
</draw:frame>
 英国前首相特拉斯访台发表演讲 <text:a xlink:type="simple" xlink:href="https://www.rfa.org/mandarin/yataibaodao/gangtai/hcm-05172023083410.html/@@images/image" text:style-name="Internet_20_link" text:visited-style-name="Visited_20_Internet_20_Link">
</text:a>
法新社图片  <text:a xlink:type="simple" xlink:href="https://www.rfa.org/mandarin/yataibaodao/gangtai/hcm-05172023083410.html/@@stream" text:style-name="Internet_20_link" text:visited-style-name="Visited_20_Internet_20_Link">
</text:a>
</text:p>
      <text:p text:style-name="P4">
英国前首相特拉斯(LizTruss)访台发表公开演讲强调，台湾是自由社会的灯塔，她呼吁西方社会除了制定"经济北约"，还要在安全层面紧密合作，确保台湾拥有自我防卫的能力。当被问到访台是否考量风险时，特拉斯表示，中国试图限制台湾的访宾，如果纵容这样的行为，今后北京更容易达成它的目标。</text:p>
      <ul>
        <li>
<text:span text:style-name="T4">
<text:a xlink:type="simple" xlink:href="https://www.rfa.org/mandarin/yataibaodao/gangtai/hcm2-05162023083413.html" text:style-name="Internet_20_link" text:visited-style-name="Visited_20_Internet_20_Link">
 </text:a>
 </text:span>
  * <text:span text:style-name="T4">
<text:a xlink:type="simple" xlink:href="https://www.rfa.org/mandarin/Xinwen/8-05152023162207.html" text:style-name="Internet_20_link" text:visited-style-name="Visited_20_Internet_20_Link">
 </text:a>
 </text:span>
</li>
      </ul>
      <text:p text:style-name="P4">
特拉斯在台湾的演讲首先提到，台湾处于自由的前线，台湾的威胁就来自于80英里外的一个极权主义政权。中国领导人习近平发表统一宣言，派出更多战机扰台，此威胁不但不会消失还与日俱增。</text:p>
      <text:p text:style-name="P4">
“中国共产党清楚地表明，不希望看到台湾以目前的形式存在，那是对中共最直接的挑战。”特拉斯指出，台湾人过得比中国人好、更自由、更快乐，幸福指数比中国高出37位。</text:p>
      <text:p text:style-name="P4">
“我这周来这里的原因，我想尽我所能帮助确保你们继续成功。提高世人对台湾所处位置的认识。”特拉斯细数台湾的经济与民主蓬勃发展，除了半导体还有珍珠奶茶行销世界，全球9成最先进的芯片，6成的手机、和电脑产品都来自台湾，围绕台湾的航运路线对全球商业绝对至关重要。</text:p>
      <text:p text:style-name="P4">
<text:span text:style-name="T4">
新疆、香港自由遭威胁 不允许在台发生</text:span>
</text:p>
      <text:p text:style-name="P4">
特拉斯举出在中国自由被剥夺的情景，包括1989年坦克进入天安门广场，《香港国安法》侵蚀港人的自由，在新疆强迫维吾尔人劳动，百万人遭监禁。她呼吁，这样的情况不允许在台湾发生。“如果台湾的自由受到威胁，台湾人民就会挺身而出。但你们也需要整个自由世界的盟友来支援你，我是盟友之一，你们在自由世界中有很多朋友”。</text:p>
      <text:p text:style-name="P4">
<draw:frame draw:style-name="fr1" draw:name="Image62" text:anchor-type="as-char" svg:width="6.9236in" svg:height="4.61393in" draw:z-index="0">
<draw:image xlink:href="../Images/rfamandarin/2023-05-17T10-57-00-04-00/000001.png" xlink:type="simple" xlink:show="embed" xlink:actuate="onLoad" draw:mime-type="image/png"/>
</draw:frame>
 英国前首相特拉斯访台发表演讲（路透社）  <text:a xlink:type="simple" xlink:href="https://www.rfa.org/mandarin/yataibaodao/gangtai/hcm-05172023083410.html/2023-05-17t040228z_351213875_rc2301a5ik7q_rtrmadp_3_taiwan-britain-truss.jpg" text:style-name="Internet_20_link" text:visited-style-name="Visited_20_Internet_20_Link">
</text:a>
</text:p>
      <text:p text:style-name="P4">
<text:span text:style-name="T4">
欧洲不该坐视台湾遭受威胁</text:span>
</text:p>
      <text:p text:style-name="P4">
特拉斯认为，“台湾未来最大的危险是宿命论。”那些论者主张，中国攻台不可避免，习近平正在等待“不战而屈人之兵”的机会。她强调，在自由民主国家的人都不该帮助和教唆这样的想法。“欧洲国家以距离太远或不是我们关注的核心部分为由，在台湾问题上撒手不管是完全不负责任的。”她坚信，这是欧洲人民的核心利益，封锁或入侵台湾会破坏欧洲的自由和民主，就像俄罗斯入侵乌克兰，会破坏太平洋的自由和民主。</text:p>
      <text:p text:style-name="P4">
她还提到，日前中国驻法大使卢沙野公开否定波罗的海国家独立存在的说法，就会发现欧洲和亚洲是密不可分的关系。特拉斯认为，在乌克兰问题上，不该让中国发挥影响力，强迫乌克兰接受不公平的解决方案，应加速乌克兰加入北约的进程。她也担心任何契约都可能使盟国更难保卫台湾，“所有自由国家都必须致力于一个自由的台湾，并准备以具体措施予以支持”。</text:p>
      <text:p text:style-name="P4">
<text:span text:style-name="T4">
特拉斯主张经济北约应对中国威胁</text:span>
</text:p>
      <text:p text:style-name="P4">
中国的经济锐实力，让西方社会仍存有幻想。特拉斯提到自己从事公职的经验，不只是英国，其他国家的财政部门都热衷于与中国接触，因为他们不想放弃在中国投资的丰厚利润与商业利益。但是看看立陶宛和其他东欧国家，勇敢抵制中国破坏其商业的企图。</text:p>
      <text:p text:style-name="P4">
对于如何应对这样的挑战，特拉斯提出三点建议，“首先，不能依赖由普京领导的俄罗斯担任主席的联合国安理会，也不能依赖世界贸易组织(WTO)确保公平贸易规则到位，需要‘经济北约’的发展。”</text:p>
      <text:p text:style-name="P4">
支持自由企业的国家应该协调出一个机制，在技术出口、贸易投资和面对经济胁迫时，以商定对中国的最佳做法，如同冷战时期应对苏联的出口管制协调委员会(COCOM)。目前包括G7、欧盟、以及韩国、澳大利亚和其他愿意参与的国家，可以将贸易协定和经贸组织作为维护自由的基石。</text:p>
      <text:p text:style-name="P4">
她希望英国与“跨太平洋伙伴全面进步协定”(CPTPP)主要成员，支持台湾快速加入，同时阻止中国加入。</text:p>
      <text:p text:style-name="P4">
其次，特拉斯主张应对中国经济胁迫，还需要在安全层面紧密合作。现有的北约、“四方安全对话”(QUAD)等机制需要更多协调，尤其是要确保台湾拥有自我防卫的能力。“在没有‘硬实力’的情况下，不能假装威慑有其意义。如果我们真的要防止南中国海发生冲突，我们就需要认真对待军事和防务合作。”</text:p>
      <text:p text:style-name="P4">
她认为这就是为何“澳英美三方安全伙伴关系”(AUKUS)、“全球作战航空计划”(GCAP)这样的倡议如此重要，AUKUS宣布了为澳大利亚提供核动力潜艇的计划；G-CAP 将使英国、意大利和日本共同研发下一代战斗机。</text:p>
      <text:p text:style-name="P4">
第三，特拉斯提醒，必须从经济和安全合作各项领域，减少对中国的依赖。如果北京升级对台湾的侵略，实质脱钩将不可避免。如果不为此做好准备，那么自由世界的所有人都将感受到随之而来的经济痛苦。</text:p>
      <text:p text:style-name="P4">
在演讲的最后她特别强调，本周的访问要直接传达英国人民对台湾人民的声援，“你的未来就是我们的未来”。</text:p>
      <text:p text:style-name="P4">
<text:span text:style-name="T4">
特拉斯：不能让中国限制访问台湾</text:span>
</text:p>
      <text:p text:style-name="P4">
演讲结束后，特拉斯与媒体进行近半个小时的访谈。有媒体提问，去年8月美国前联邦众议院议长佩洛西(NancyPelosi)访台，引发中国展开军演，特拉斯是否有考量到相关风险？</text:p>
      <text:p text:style-name="P4">
<draw:frame draw:style-name="fr1" draw:name="Image63" text:anchor-type="as-char" svg:width="6.9236in" svg:height="4.61393in" draw:z-index="0">
<draw:image xlink:href="../Images/rfamandarin/2023-05-17T10-57-00-04-00/000002.png" xlink:type="simple" xlink:show="embed" xlink:actuate="onLoad" draw:mime-type="image/png"/>
</draw:frame>
特拉斯在记者会批评中国限制访台，该起身反对这样的霸凌行为。(路透社)  <text:a xlink:type="simple" xlink:href="https://www.rfa.org/mandarin/yataibaodao/gangtai/hcm-05172023083410.html/2023-05-17t033916z_919754662_rc2301a5cp9n_rtrmadp_3_taiwan-britain-truss.jpg" text:style-name="Internet_20_link" text:visited-style-name="Visited_20_Internet_20_Link">
</text:a>
</text:p>
      <text:p text:style-name="P4">
“我来台湾是受到台湾政府的邀请，我相信台湾的民选政府最知道对台湾人民最好的是什么样的协助。”特拉斯强调，北京试图限制台湾的访宾，限制大家讨论台湾，并让支持者噤声。这些威吓的手段，不只是在英国，在台湾也能看到。所以必须要起身反对这样的霸凌行为。有媒体追问，她访台是否会削弱中英关系，她反驳，“我们真的要让中国来决定台湾可以跟世界哪些国家来往吗？这是非常危险的想法。”</text:p>
      <text:p text:style-name="P4">
媒体提问，她对于美国前国安顾问欧布莱恩曾说中国会两年内入侵台湾看法。特拉斯表示，中国国家主席习近平有想要拿下台湾的野心，但不确定何时以及如何进行。她认为习近平和中共更倾向以不使用武力，当然，必要时会使用武力。自由世界能做的就是，让中国政府明白攻台会有严重的后果，包括经济制裁、关键技术的出口限制。她说道，“我们将确保台湾具有自我防卫能力，人们对可能的日期有各种猜测。唯一的答案是尽快准备，确保我们准备好了。”</text:p>
      <text:p text:style-name="P4">
<text:span text:style-name="T4">
特拉斯访台 中国跳脚</text:span>
</text:p>
      <text:p text:style-name="P4">
特拉斯访台，中国多个部门会高分贝发声，中国外交部发言人汪文斌在例行记者会批评，特拉斯访台只是要拿“台湾问题刷存在感”。中国驻英国大使馆随即发出长篇声明，认为特拉斯此举有挑衅之意，与台独势力沆瀣一气，试图挑动两岸对立与对抗、加剧两岸紧张态势，“其行可鄙，其心可诛。”不过，解放军并未有太多的大动作，据台湾国防部公布，从16日上午6时起至17日上午6时止，侦获共机9架次。</text:p>
      <text:p text:style-name="P4">
记者：黄春梅 责编：许书婷 梒青 网编：瑞哲</text:p>
      <text:p text:style-name="P4">
Source: <text:a xlink:type="simple" xlink:href="https://www.rfa.org/mandarin/yataibaodao/gangtai/hcm-05172023083410.html" text:style-name="Internet_20_link" text:visited-style-name="Visited_20_Internet_20_Link">
https://www.rfa.org/mandarin/yataibaodao/gangtai/hcm-05172023083410.html</text:a>
</text:p>
      <!--NEWS-->
      <text:h text:style-name="P10" text:outline-level="1">
<text:span text:style-name="T4">
中国要求外国驻北京使馆 移除建筑外墙政治符号</text:span>
</text:h>
      <text:p text:style-name="P4">
Publisher: 法新社</text:p>
      <text:p text:style-name="P4">
Published Time: 2023-05-17T11:02:08+00:00</text:p>
      <text:p text:style-name="P4">
Modified Time: 2023-05-17T10:50:02+00:00</text:p>
      <text:p text:style-name="P4">
Description: （法新社北京17日电） 中国已经照会驻北京的数个外国代表机构不要在所属建筑外墙展现「政治宣传」，相关要求似乎针对它们自从俄罗斯全面入侵乌克兰以来所展示的乌克兰国旗图像。</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617581in" draw:z-index="0">
<draw:image xlink:href="../Images/rficn/2023-05-17T11-02-08-00-00/000000.png" xlink:type="simple" xlink:show="embed" xlink:actuate="onLoad" draw:mime-type="image/png"/>
</draw:frame>
</text:p>
      <text:p text:style-name="P4">
俄罗斯去年2月全面入侵乌克兰，引发国际谴责声浪，数个国家驻中国外交代表机构升起乌克兰国旗，或在海报和灯箱上展现乌克兰国旗的图像相挺。</text:p>
      <text:p text:style-name="P4">
外交官指出：「我们和其他代表机构收到要求大使馆和代表处避免使用建筑外墙进行『政治宣传』的照会。」</text:p>
      <text:p text:style-name="P4">
这名外交官表示，所属代表机构无意照办。</text:p>
      <text:p text:style-name="P4">
驻北京的另外3名外交官证实中国发出这项照会，内容虽然没有直接提到乌克兰国旗，但显然是针对这而来。</text:p>
      <text:p text:style-name="P4">
Source: <text:a xlink:type="simple" xlink:href="https://www.rfi.fr/cn/%E5%9B%BD%E9%99%85%E6%8A%A5%E9%81%93/20230517-%E4%B8%AD%E5%9B%BD%E8%A6%81%E6%B1%82%E5%A4%96%E5%9B%BD%E9%A9%BB%E5%8C%97%E4%BA%AC%E4%BD%BF%E9%A6%86-%E7%A7%BB%E9%99%A4%E5%BB%BA%E7%AD%91%E5%A4%96%E5%A2%99%E6%94%BF%E6%B2%BB%E7%AC%A6%E5%8F%B7" text:style-name="Internet_20_link" text:visited-style-name="Visited_20_Internet_20_Link">
https://www.rfi.fr/cn/%E5%9B%BD%E9%99%85%E6%8A%A5%E9%81%93/20230517-%E4%B8%AD%E5%9B%BD%E8%A6%81%E6%B1%82%E5%A4%96%E5%9B%BD%E9%A9%BB%E5%8C%97%E4%BA%AC%E4%BD%BF%E9%A6%86-%E7%A7%BB%E9%99%A4%E5%BB%BA%E7%AD%91%E5%A4%96%E5%A2%99%E6%94%BF%E6%B2%BB%E7%AC%A6%E5%8F%B7</text:a>
</text:p>
      <!--NEWS-->
      <text:h text:style-name="P10" text:outline-level="1">
<text:span text:style-name="T4">
专栏 | 劳工通讯：深圳宝安区松岗运丰电子厂撤迁 工人要求赔偿（三）</text:span>
</text:h>
      <text:p text:style-name="P4">
Author: None</text:p>
      <text:p text:style-name="P4">
Publisher: Radio Free Asia (Organization)</text:p>
      <text:p text:style-name="P4">
Published Time: 2023-05-17T11:07:23-04:00</text:p>
      <text:p text:style-name="P4">
Modified Time: 2023-05-17T11:07:23-04:00</text:p>
      <text:p text:style-name="P4">
Description: None</text:p>
      <text:p text:style-name="P4">
Videos: []</text:p>
      <text:p text:style-name="P4">
Audios: ["<text:a xlink:type="simple" xlink:href="https://www.rfa.org/mandarin/zhuanlan/laogongtongxun/hdf-051720231104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4.634345in" draw:z-index="0">
<draw:image xlink:href="../Images/rfamandarin/2023-05-17T11-07-23-04-00/000000.png" xlink:type="simple" xlink:show="embed" xlink:actuate="onLoad" draw:mime-type="image/png"/>
</draw:frame>
 <text:a xlink:type="simple" xlink:href="https://www.rfa.org/mandarin/zhuanlan/laogongtongxun/hdf-05172023110457.html/@@images/image" text:style-name="Internet_20_link" text:visited-style-name="Visited_20_Internet_20_Link">
</text:a>
Photo: RFA  <text:a xlink:type="simple" xlink:href="https://www.rfa.org/mandarin/zhuanlan/laogongtongxun/hdf-05172023110457.html/@@stream" text:style-name="Internet_20_link" text:visited-style-name="Visited_20_Internet_20_Link">
</text:a>
</text:p>
      <text:p text:style-name="P4">
今年五一劳动节前，位于深圳宝安区松岗街道的运丰电子科技（深圳）有限公司，厂方突然开始拆卸搬走机器引发工人怀疑老板要关厂。情绪激动的工人们不知所措，便 <text:a xlink:type="simple" xlink:href="https://maps.clb.org.hk/" text:style-name="Internet_20_link" text:visited-style-name="Visited_20_Internet_20_Link">
</text:a>
，要求老板承诺做出合理补偿。</text:p>
      <text:p text:style-name="P4">
当地警察出动来到现场，消防也在楼下铺设了充气垫，以防不测。而当地工会则照例缺席。</text:p>
      <text:p text:style-name="P4">
宝安区松岗街道办网站一则消息说，就在3月30日，也就是今次事件发生前三个星期，松岗街道工会刚开过 <text:a xlink:type="simple" xlink:href="http://www.baoan.gov.cn/sgjd/zwgk/qt/gzdt/content/post_10517892.html" text:style-name="Internet_20_link" text:visited-style-name="Visited_20_Internet_20_Link">
</text:a>
，宝安区工会副主席陈锦花在会上讲话，要求基层工会要竭力为职工办实事、做好事、解难事，从而不断增强工会的感知力、响应力、影响力和凝聚力，并要求“工会组织亮牌子、工会主席亮身份”。</text:p>
      <text:p text:style-name="P4">
松岗街道工会主席丁艳在会上表态说，她要努力打造一支强有力的工会干部队伍，把“党政所需、社会所求、职工所急、工会所能”的事做好，实现“职工对美好生活的向往”，让职工群众真正感受到工会是“职工之家”，工会干部是最可信赖的“娘家人”。</text:p>
      <text:p text:style-name="P4">
两级工会主席的话音未落，3个星期后，运丰厂便出现了“党政所需、社会所求、职工所急“的状况。</text:p>
      <text:p text:style-name="P4">
据运丰电子科技（深圳）有限 <text:a xlink:type="simple" xlink:href="http://www.welfarepcb.com/profile_cn.html" text:style-name="Internet_20_link" text:visited-style-name="Visited_20_Internet_20_Link">
 </text:a>
资料，1984年5月运丰电路版有限公司在香港成立，1991年5月深圳松岗运丰电路板厂成立，2012年5月，松岗运丰电路板厂根据国家相关政策指令要求转营，并更名为运丰电子科技（深圳）有限公司。</text:p>
      <text:p text:style-name="P4">
该厂 <text:a xlink:type="simple" xlink:href="http://www.welfarepcb.com/index_cn.html" text:style-name="Internet_20_link" text:visited-style-name="Visited_20_Internet_20_Link">
 </text:a>
 包括索尼、卡西欧、富士康、三美电机等国际知名品牌，是 <text:a xlink:type="simple" xlink:href="http://www.welfarepcb.com/awards_cn.html" text:style-name="Internet_20_link" text:visited-style-name="Visited_20_Internet_20_Link">
</text:a>
“、”最佳供应商“和”关键部件供应商“，富士康的”品质绩优供应商“，并两次收到索尼的感谢状。</text:p>
      <text:p text:style-name="P4">
此外，运丰厂还被授予深圳市”绿色企业“、深圳外来人员法制教育先进单位、宝安区优秀企业、松岗街道优秀企业以及中国海关信得过企业。</text:p>
      <text:p text:style-name="P4">
如此一家客户稳定并受到各级政府嘉奖的企业，而且厂里还建立了工会，企业与员工之间的信任为什么如此脆弱呢？工人有诉求为什么一下子就发展到集体登上楼顶维权呢？工人上楼顶之前有没有找过当地工会求助呢？事发之后，当地工会有没有像主席们在工会代表大会上所说的”亮牌子、亮身份“，发挥工会感知力、响应力、影响力和凝聚力，代表工人跟企业协商谈判解决问题呢？</text:p>
      <text:p text:style-name="P4">
请收听我带着这些疑问，跟深圳市宝安区总工会出钱购买服务的“职工心理咨询专线”，以及运丰电子科技（深圳）有限公司工会主席的谈话。</text:p>
      <text:p text:style-name="P4">
Source: <text:a xlink:type="simple" xlink:href="https://www.rfa.org/mandarin/zhuanlan/laogongtongxun/hdf-05172023110457.html" text:style-name="Internet_20_link" text:visited-style-name="Visited_20_Internet_20_Link">
https://www.rfa.org/mandarin/zhuanlan/laogongtongxun/hdf-05172023110457.html</text:a>
</text:p>
      <!--NEWS-->
      <text:h text:style-name="P10" text:outline-level="1">
<text:span text:style-name="T4">
韩国领事与被中国刑拘的韩国脚孙准浩面谈</text:span>
</text:h>
      <text:p text:style-name="P4">
Author: None</text:p>
      <text:p text:style-name="P4">
Publisher: Radio Free Asia (Organization)</text:p>
      <text:p text:style-name="P4">
Published Time: 2023-05-17T11:17:46-04:00</text:p>
      <text:p text:style-name="P4">
Modified Time: 2023-05-17T11:17: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4.612011in" draw:z-index="0">
<draw:image xlink:href="../Images/rfamandarin/2023-05-17T11-17-46-04-00/000000.png" xlink:type="simple" xlink:show="embed" xlink:actuate="onLoad" draw:mime-type="image/png"/>
</draw:frame>
 韩国足球员孙准浩 美联社资料图片据韩联社周三（5月17日）报道，被中国警方刑事拘留的山东泰山足球俱乐部韩国外援孙准浩日前与韩国驻沈阳总领事馆官员面谈。孙准浩是上周（12日）在上海虹桥机场准备离境前被警方带走，目前在辽宁省朝阳市公安局接受调查。中国方面指控他涉嫌非国家工作人员受贿罪。中国媒体报道指出，目前中国足坛的反腐风暴波及孙准浩所属的山东泰山足球俱乐部主帅郝伟和球员，孙准浩被拘可能与此有关。韩国驻沈阳总领事馆对外表示，这次与孙准浩会面进行了1个小时，孙准浩表示未被侵犯人权。 另外，韩国足协也已经向中国足协和亚足联发送了公文，以了解事件真相。孙准浩出生于1992年，2014年开始职业足球生涯，2021年转入山东泰山俱乐部。 （责编：王允）</text:p>
      <text:p text:style-name="P4">
Source: <text:a xlink:type="simple" xlink:href="https://www.rfa.org/mandarin/Xinwen/1-05172023111542.html" text:style-name="Internet_20_link" text:visited-style-name="Visited_20_Internet_20_Link">
https://www.rfa.org/mandarin/Xinwen/1-05172023111542.html</text:a>
</text:p>
      <!--NEWS-->
      <text:h text:style-name="P10" text:outline-level="1">
<text:span text:style-name="T4">
中国渔船印度洋翻船　失联39人</text:span>
</text:h>
      <text:p text:style-name="P4">
Author: None</text:p>
      <text:p text:style-name="P4">
Publisher: Radio Free Asia (Organization)</text:p>
      <text:p text:style-name="P4">
Published Time: 2023-05-17T11:26:02-04:00</text:p>
      <text:p text:style-name="P4">
Modified Time: 2023-05-17T11:26: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4.623178in" draw:z-index="0">
<draw:image xlink:href="../Images/rfamandarin/2023-05-17T11-26-02-04-00/000000.png" xlink:type="simple" xlink:show="embed" xlink:actuate="onLoad" draw:mime-type="image/png"/>
</draw:frame>
 "鲁蓬远渔028”在印度洋海域翻覆，图为参与搜救的“鲁蓬远渔018”船。 <text:a xlink:type="simple" xlink:href="https://www.rfa.org/mandarin/Xinwen/2-05172023111852.html/@@images/image" text:style-name="Internet_20_link" text:visited-style-name="Visited_20_Internet_20_Link">
</text:a>
网络图片据中国官媒新华社报道，名为“鲁蓬远渔028”的一艘中国远洋渔船周二（5月16日）在印度洋中部海域倾覆，船上39人失联。其中中国籍船员17人，印尼籍17人，菲律宾籍5人。中国国家主席习近平已经指令展开救援，但到目前为止尚未发布失联人员。法新社在报道中指出，中国在过去20年拥有了世界最大的深海捕鱼船队，但中国渔民在深海捕鱼过程中，也发生了更多的海上纠纷和事故。 （责编：王允）</text:p>
      <text:p text:style-name="P4">
Source: <text:a xlink:type="simple" xlink:href="https://www.rfa.org/mandarin/Xinwen/2-05172023111852.html" text:style-name="Internet_20_link" text:visited-style-name="Visited_20_Internet_20_Link">
https://www.rfa.org/mandarin/Xinwen/2-05172023111852.html</text:a>
</text:p>
      <!--NEWS-->
      <text:h text:style-name="P10" text:outline-level="1">
<text:span text:style-name="T4">
乌克兰称在巴赫姆特两翼击退俄军</text:span>
</text:h>
      <text:p text:style-name="P4">
Publisher: 法新社</text:p>
      <text:p text:style-name="P4">
Published Time: 2023-05-17T11:32:09+00:00</text:p>
      <text:p text:style-name="P4">
Modified Time: 2023-05-17T11:05:02+00:00</text:p>
      <text:p text:style-name="P4">
Description: （法新社基辅16日电） 乌克兰当局今天表示，已将俄罗斯军队从巴赫姆特（Bakhmut）的两翼击退，但也承认俄军正在这个陷入困境的城镇内部推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617581in" draw:z-index="0">
<draw:image xlink:href="../Images/rficn/2023-05-17T11-32-09-00-00/000000.png" xlink:type="simple" xlink:show="embed" xlink:actuate="onLoad" draw:mime-type="image/png"/>
</draw:frame>
</text:p>
      <text:p text:style-name="P4">
乌克兰国防部副部长马里亚尔（Ganna Maliar）表示，乌克兰已从俄国在巴赫姆特周围的钳形攻势中夺回约20平方公里的土地。巴赫姆特是俄国入侵行动的中心。</text:p>
      <text:p text:style-name="P4">
马里亚尔在社群媒体上指出：「与此同时，敌方在巴赫姆特内部进行了某种程度的推进，并正以炮火摧毁这个城镇。」</text:p>
      <text:p text:style-name="P4">
乌克兰地面部队指挥官瑟尔斯基（OleksandrSyrskyi）稍早曾表示，他已探访了巴赫姆特附近的部队，颁奖给这些参与俄国全面入侵以来这场时间最长战役的部队。</text:p>
      <text:p text:style-name="P4">
瑟尔斯基说道：「瓦格纳集团（Wagner）的成员进入巴赫姆特，就如同老鼠进了捕鼠笼。」瓦格纳集团为俄罗斯佣兵组织。</text:p>
      <text:p text:style-name="P4">
英国国防部表示：「在过去4天里，乌克兰军队在战术上取得进展，稳定了巴赫姆特的两翼，并将其化为优势。」</text:p>
      <text:p text:style-name="P4">
同一日，瓦格纳集团首脑普里格津（Yevgeny Prigozhin）在俄国军事部落客分享的一段影片中表示，一名美国志愿者在东部与乌军并肩作战时丧生。</text:p>
      <text:p text:style-name="P4">
普里格津说道，「这位美国公民来和我们见面了」，并展示他声称为美国人的一具遗体。目前还不清楚这段影片是在何时何地拍摄。</text:p>
      <text:p text:style-name="P4">
Source: <text:a xlink:type="simple" xlink:href="https://www.rfi.fr/cn/%E5%9B%BD%E9%99%85%E6%8A%A5%E9%81%93/20230517-%E4%B9%8C%E5%85%8B%E5%85%B0%E7%A7%B0%E5%9C%A8%E5%B7%B4%E8%B5%AB%E5%A7%86%E7%89%B9%E4%B8%A4%E7%BF%BC%E5%87%BB%E9%80%80%E4%BF%84%E5%86%9B" text:style-name="Internet_20_link" text:visited-style-name="Visited_20_Internet_20_Link">
https://www.rfi.fr/cn/%E5%9B%BD%E9%99%85%E6%8A%A5%E9%81%93/20230517-%E4%B9%8C%E5%85%8B%E5%85%B0%E7%A7%B0%E5%9C%A8%E5%B7%B4%E8%B5%AB%E5%A7%86%E7%89%B9%E4%B8%A4%E7%BF%BC%E5%87%BB%E9%80%80%E4%BF%84%E5%86%9B</text:a>
</text:p>
      <!--NEWS-->
      <text:h text:style-name="P10" text:outline-level="1">
<text:span text:style-name="T4">
前苹果工程师被美司法部起诉 涉为中国窃取自动驾驶技术</text:span>
</text:h>
      <text:p text:style-name="P4">
Author: None</text:p>
      <text:p text:style-name="P4">
Publisher: Radio Free Asia (Organization)</text:p>
      <text:p text:style-name="P4">
Published Time: 2023-05-17T11:35:00-04:00</text:p>
      <text:p text:style-name="P4">
Modified Time: 2023-05-17T17:18: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4.612011in" draw:z-index="0">
<draw:image xlink:href="../Images/rfamandarin/2023-05-17T11-35-00-04-00/000000.png" xlink:type="simple" xlink:show="embed" xlink:actuate="onLoad" draw:mime-type="image/png"/>
</draw:frame>
 苹果标志 <text:a xlink:type="simple" xlink:href="https://www.rfa.org/mandarin/Xinwen/5a-05172023171706.html/@@images/image" text:style-name="Internet_20_link" text:visited-style-name="Visited_20_Internet_20_Link">
</text:a>
路透社图片</text:p>
      <text:p text:style-name="P4">
美国司法部周二（5月16日）在其网站上公布了一份起诉书，指控苹果前工程师35岁的王维宝（音译）窃取苹果的自动驾驶技术后逃回中国。</text:p>
      <text:p text:style-name="P4">
根据司法部网站，起诉书中提到，王维宝2016年受雇于苹果公司，居住在加利福尼亚州山景城，担任软件工程师。当时苹果还与王维宝签署了保密协议书，并为之提供了保密培训。之后，王维宝被分配到苹果的一个团队中，从事设计和开发自动驾驶系统的硬件和软件。</text:p>
      <text:p text:style-name="P4">
但王维宝在获得苹果敏感资料的权限后，于2017年11月接受一家总部位于中国的公司的美国子公司的聘用，此后四个月才通知苹果公司他将辞职。2018年4月16日，在他离职的最后一天，苹果公司审查了他的苹果网络活动日志，发现他在离职前的几天里访问了大量敏感专有和保密信息。</text:p>
      <text:p text:style-name="P4">
执法部门于2018年6月对王维宝在山景城的住所进行了搜查，发现了大量从苹果获得的数据。当时王维宝在场，并告诉探员他没有出行计划，但当晚他就坐单程飞机，离开旧金山，前往中国广州。在后续的调查中，执法部门发现，王维宝在离开苹果后，在被新公司雇佣期间，还访问了苹果的专有和保密信息。</text:p>
      <text:p text:style-name="P4">
（责编；王允）</text:p>
      <text:p text:style-name="P4">
Source: <text:a xlink:type="simple" xlink:href="https://www.rfa.org/mandarin/Xinwen/5a-05172023171706.html" text:style-name="Internet_20_link" text:visited-style-name="Visited_20_Internet_20_Link">
https://www.rfa.org/mandarin/Xinwen/5a-05172023171706.html</text:a>
</text:p>
      <!--NEWS-->
      <text:h text:style-name="P10" text:outline-level="1">
<text:span text:style-name="T4">
中国70大中城市住宅销售4月份涨幅回落</text:span>
</text:h>
      <text:p text:style-name="P4">
Author: None</text:p>
      <text:p text:style-name="P4">
Publisher: Radio Free Asia (Organization)</text:p>
      <text:p text:style-name="P4">
Published Time: 2023-05-17T11:36:00-04:00</text:p>
      <text:p text:style-name="P4">
Modified Time: 2023-05-17T11:41: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4.612011in" draw:z-index="0">
<draw:image xlink:href="../Images/rfamandarin/2023-05-17T11-36-00-04-00/000000.png" xlink:type="simple" xlink:show="embed" xlink:actuate="onLoad" draw:mime-type="image/png"/>
</draw:frame>
 北京市朝阳区的住宅楼，摄于2022年5月10日。美联社资料图片  据中国国家统计局周三（5月17日）发布的消息，中国70个大中城市商品住宅销售价格涨幅回落，二手住宅回落更为明显。据澎湃新闻网报道，在新房中，北京、上海等四个一线城市的销售价格均有上涨，涨幅比3月份扩张0.1个百分点；但二三线城市销售价格涨幅比3月份分别回落0.2和0.1个百分点。从二手房看，4月份一线城市二手住宅销售价格环比上涨0.2个百分点，涨幅比上月回落0.3%；二三线城市二手住宅销售价格涨幅环比持平。另外，在周二公布的数据中，今年全国1-4月份住宅销售同比增长了11.8%，但房地产开发投资同比则下降了6%，房屋新开工面积同比则下降了21.2%。中国房地产业协会官方网站中房网评论说，这些数据表明，短期房产供应量还有上升空间，需求端整体成交则将进一步走低，点状回暖，城市分化加剧。评论还强调，当前国内需求、内生动力仍显不足，经济活力偏低。（责编：王允）</text:p>
      <text:p text:style-name="P4">
Source: <text:a xlink:type="simple" xlink:href="https://www.rfa.org/mandarin/Xinwen/3-05172023112717.html" text:style-name="Internet_20_link" text:visited-style-name="Visited_20_Internet_20_Link">
https://www.rfa.org/mandarin/Xinwen/3-05172023112717.html</text:a>
</text:p>
      <!--NEWS-->
      <text:h text:style-name="P10" text:outline-level="1">
<text:span text:style-name="T4">
又一大老虎　国资委原副部长级官员骆玉林被查</text:span>
</text:h>
      <text:p text:style-name="P4">
Author: None</text:p>
      <text:p text:style-name="P4">
Publisher: Radio Free Asia (Organization)</text:p>
      <text:p text:style-name="P4">
Published Time: 2023-05-17T11:40:16-04:00</text:p>
      <text:p text:style-name="P4">
Modified Time: 2023-05-17T11:40: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3.88615in" draw:z-index="0">
<draw:image xlink:href="../Images/rfamandarin/2023-05-17T11-40-16-04-00/000000.png" xlink:type="simple" xlink:show="embed" xlink:actuate="onLoad" draw:mime-type="image/png"/>
</draw:frame>
 中国国务院国资委原副部长级官员骆玉林 <text:a xlink:type="simple" xlink:href="https://www.rfa.org/mandarin/Xinwen/4-05172023113730.html/@@images/image" text:style-name="Internet_20_link" text:visited-style-name="Visited_20_Internet_20_Link">
</text:a>
网络图片据中国共产党中央纪委国家监委网站周三（5月17日）披露，中国国务院国资委原副部长级官员骆玉林涉嫌严重违纪违法，目前正接受中共中央纪委国家监委纪律审查和监察调查。骆玉林，河南人，出生于1958年8月，在青海省工作近40年，曾任省政府国资委主任、党委书记等职。2015年底，骆玉林被任命为国有重点大型企业监事会主席。据地方媒体扬子晚报网报道，国有重点大型企业监事会由国务院派出，监事会主席是副部级，一般每名监事会主席负责对数家国有重点大型企业实施监督。骆玉林之后还担任过国资委党委第三巡视组组长等职。随着骆玉林被查，今年已落马的中管干部升至20人。除骆玉林外，还有河北省人大常委会原副主任王雪峰，国家烟草专卖局原党组成员、副局长何泽华等人。 （责编：王允）</text:p>
      <text:p text:style-name="P4">
Source: <text:a xlink:type="simple" xlink:href="https://www.rfa.org/mandarin/Xinwen/4-05172023113730.html" text:style-name="Internet_20_link" text:visited-style-name="Visited_20_Internet_20_Link">
https://www.rfa.org/mandarin/Xinwen/4-05172023113730.html</text:a>
</text:p>
      <!--NEWS-->
      <text:h text:style-name="P10" text:outline-level="1">
<text:span text:style-name="T4">
拜登21日在日本G7峰会举行新闻发布会</text:span>
</text:h>
      <text:p text:style-name="P4">
Author: 联合早报 (Person)</text:p>
      <text:p text:style-name="P4">
Publisher: 联合早报 (Organization)</text:p>
      <text:p text:style-name="P4">
Published Time: 2023-05-17T11:43</text:p>
      <text:p text:style-name="P4">
Modified Time: 2023-05-17T11:43</text:p>
      <text:p text:style-name="P4">
Description: 路透社报道，美国白宫宣布，总统拜登星期天（5月21日）将在日本召开一个新闻发布会。拜登星期三（17日）赴日本出席在广岛举行的七国集团（G7）峰会。</text:p>
      <text:p text:style-name="P4">
Videos: []</text:p>
      <text:p text:style-name="P4">
Audios: []</text:p>
      <text:p text:style-name="P4">
Images: []</text:p>
      <text:p text:style-name="P4">
Type: NewsArticle</text:p>
      <text:p text:style-name="P4">
Breadcrumbs: ['即时', '国际']</text:p>
      <text:p text:style-name="P4">
Keywords: ['美国', '拜登', '七国集团', '日本', '广岛']</text:p>
      <!--METADATA-->
      <text:p text:style-name="P4">
路透社报道，美国白宫宣布，总统拜登星期天（5月21日）将在日本召开一个新闻发布会。</text:p>
      <text:p text:style-name="P4">
<text:a xlink:type="simple" xlink:href="https://www.zaobao.com/realtime/world/story20230514-1394638" text:style-name="Internet_20_link" text:visited-style-name="Visited_20_Internet_20_Link">
 </text:a>
出席在广岛举行的七国集团（G7）峰会。</text:p>
      <text:p text:style-name="P4">
Source: <text:a xlink:type="simple" xlink:href="https://www.zaobao.com.sg/realtime/world/story20230517-1395467" text:style-name="Internet_20_link" text:visited-style-name="Visited_20_Internet_20_Link">
https://www.zaobao.com.sg/realtime/world/story20230517-1395467</text:a>
</text:p>
      <!--NEWS-->
      <text:h text:style-name="P10" text:outline-level="1">
<text:span text:style-name="T4">
確定參選台灣總統 國民黨侯友宜怎談兩岸？</text:span>
</text:h>
      <text:p text:style-name="P4">
Author: None (Language: zh)</text:p>
      <text:p text:style-name="P4">
Publisher: None</text:p>
      <text:p text:style-name="P4">
Time: 2023-05-17T11:43:00Z</text:p>
      <text:p text:style-name="P4">
Description: 2024年台灣總統大選倒數8個月，國民黨17日確定徵召侯友宜參選。身為新北市長，侯友宜的兩岸與國際經驗相對薄弱，也成為各界檢視焦點。他提過哪些兩岸論述？專家怎麼看？</text:p>
      <text:p text:style-name="P4">
Videos: []</text:p>
      <text:p text:style-name="P4">
Images: ["<text:a xlink:type="simple" xlink:href="https://static.dw.com/image/65636419_303.jpg" text:style-name="Internet_20_link" text:visited-style-name="Visited_20_Internet_20_Link">
65636419_303.jpg</text:a>
", "<text:a xlink:type="simple" xlink:href="https://static.dw.com/image/65656839_401.jpg" text:style-name="Internet_20_link" text:visited-style-name="Visited_20_Internet_20_Link">
65656839_401.jpg</text:a>
", "<text:a xlink:type="simple" xlink:href="https://static.dw.com/image/65656798_401.jpg" text:style-name="Internet_20_link" text:visited-style-name="Visited_20_Internet_20_Link">
65656798_401.jpg</text:a>
", "<text:a xlink:type="simple" xlink:href="https://static.dw.com/image/63881303_401.jpg" text:style-name="Internet_20_link" text:visited-style-name="Visited_20_Internet_20_Link">
63881303_401.jpg</text:a>
", "<text:a xlink:type="simple" xlink:href="https://static.dw.com/image/37933716_303.jpg" text:style-name="Internet_20_link" text:visited-style-name="Visited_20_Internet_20_Link">
37933716_303.jpg</text:a>
", "<text:a xlink:type="simple" xlink:href="https://static.dw.com/image/18834380_303.jpg" text:style-name="Internet_20_link" text:visited-style-name="Visited_20_Internet_20_Link">
18834380_303.jpg</text:a>
", "<text:a xlink:type="simple" xlink:href="https://static.dw.com/image/64260727_303.jpg" text:style-name="Internet_20_link" text:visited-style-name="Visited_20_Internet_20_Link">
64260727_303.jpg</text:a>
", "<text:a xlink:type="simple" xlink:href="https://static.dw.com/image/64935816_303.jpg" text:style-name="Internet_20_link" text:visited-style-name="Visited_20_Internet_20_Link">
64935816_303.jpg</text:a>
", "<text:a xlink:type="simple" xlink:href="https://static.dw.com/image/65046140_303.jpg" text:style-name="Internet_20_link" text:visited-style-name="Visited_20_Internet_20_Link">
65046140_303.jpg</text:a>
", "<text:a xlink:type="simple" xlink:href="https://static.dw.com/image/62739415_303.jpg" text:style-name="Internet_20_link" text:visited-style-name="Visited_20_Internet_20_Link">
62739415_303.jpg</text:a>
", "<text:a xlink:type="simple" xlink:href="https://static.dw.com/image/62767778_303.jpg" text:style-name="Internet_20_link" text:visited-style-name="Visited_20_Internet_20_Link">
62767778_303.jpg</text:a>
", "<text:a xlink:type="simple" xlink:href="https://static.dw.com/image/60681952_303.jpg" text:style-name="Internet_20_link" text:visited-style-name="Visited_20_Internet_20_Link">
60681952_303.jpg</text:a>
", "<text:a xlink:type="simple" xlink:href="https://static.dw.com/image/17073167_303.jpg" text:style-name="Internet_20_link" text:visited-style-name="Visited_20_Internet_20_Link">
17073167_303.jpg</text:a>
"]</text:p>
      <text:p text:style-name="P4">
Subject: 时政风云</text:p>
      <text:p text:style-name="P4">
Subjects: []</text:p>
      <text:p text:style-name="P4">
Keywords: ['民主进步党', '台湾', '中国国民党']</text:p>
      <text:p text:style-name="P4">
ID: 65659181</text:p>
      <!--METADATA-->
      <text:p text:style-name="P4">
<text:a xlink:type="simple" xlink:href="https://www.dw.com/zh/overlay/image/article/65659181/65636419" text:style-name="Internet_20_link" text:visited-style-name="Visited_20_Internet_20_Link">
 <draw:frame draw:style-name="fr1" draw:name="Image72" text:anchor-type="as-char" svg:width="6.9236in" svg:height="3.896998in" draw:z-index="0">
<draw:image xlink:href="../Images/dwzh/2023-05-17T11-43-00Z/65636419_303.jpg" xlink:type="simple" xlink:show="embed" xlink:actuate="onLoad" draw:mime-type="image/jpeg"/>
</draw:frame>
</text:a>
</text:p>
      <text:p text:style-name="P4">
國民黨17日正式宣布徵召新北市長侯友宜參選2024年台灣總統。圖為他去年11月出席造勢場合。</text:p>
      <text:p text:style-name="P4">
（德國之聲中文網）歷經多時，台灣在野黨終於推出明年總統大選候選人。國民黨主席朱立倫週三（5月17日）宣布，徵召現任新北市長侯友宜代表該黨參選。朱立倫稱，警察出身的侯友宜為「除暴安良的英雄」，相信他能讓國民黨團結一致，「共同捍衛中華民國，守護台灣的民主自由，<text:a xlink:type="simple" xlink:href="https://www.dw.com/zh/zh/台灣總統大選戰爭與和平之間的抉擇/a-65415439" text:style-name="Internet_20_link" text:visited-style-name="Visited_20_Internet_20_Link">
 </text:a>
 」。</text:p>
      <text:p text:style-name="P4">
侯友宜表示，當前台灣對外面臨「國際情勢兵凶戰危」，內部「百廢待舉」，需要政黨輪替。他說：「守護中華民國，愛台澎金馬這塊土地的人民，是我一生唯一的信念，永不改變。」還特別以台語稱：「中華民國是我們的國家，台灣是我們的厝。」</text:p>
      <text:p text:style-name="P4">
朱立倫與侯友宜都特別感謝了鴻海集團創辦人郭台銘，且多次強調團結的重要性。 <text:a xlink:type="simple" xlink:href="https://www.dw.com/zh/zh/欲角逐台灣總統-郭台銘勿讓民進黨執政/a-65234414" text:style-name="Internet_20_link" text:visited-style-name="Visited_20_Internet_20_Link">
 </text:a>
 ，但17日中常會前，他已透過臉書祝賀侯友宜獲得徵召，稱自己「信守承諾」，將會「盡最大努力支持侯市長勝選」。</text:p>
      <text:p text:style-name="P4">
有民進黨立委在台媒聯訪時透露，該黨候選人賴清德對於侯友宜獲徵召，反應平淡、穩健。賴清德還提出「3點共識」回應，其中一點呼籲各黨提名人選，「一定要確保中華民國台灣主權不被侵蝕，自由民主憲政體制不被破壞」。</text:p>
      <text:p text:style-name="P4">
<draw:frame draw:style-name="fr1" draw:name="Image73" text:anchor-type="as-char" svg:width="6.9236in" svg:height="3.896998in" draw:z-index="0">
<draw:image xlink:href="../Images/dwzh/2023-05-17T11-43-00Z/65656839_401.jpg" xlink:type="simple" xlink:show="embed" xlink:actuate="onLoad" draw:mime-type="image/jpeg"/>
</draw:frame>
</text:p>
      <text:p text:style-name="P4">
民進黨今年4月宣布提名現任副總統賴清德參選台灣總統。</text:p>
      <text:h text:style-name="P12" text:outline-level="3">
<text:span text:style-name="T4">
為什麼徵召侯友宜？</text:span>
</text:h>
      <text:p text:style-name="P4">
在17日的國民黨中常會上，朱立倫稱徵召侯友宜的決定是考量黨內民調，以及各縣市首長及立委的意見。</text:p>
      <text:p text:style-name="P4">
根據國民黨文傳會公布5月份的內參民調數據，「黨內互比」部分顯示侯友宜支持度為40.77％、郭台銘則是31.77％；如果對上民眾黨的柯文哲和民進黨的賴清德，侯友宜輸賴清德4.97個百分點，郭台銘則輸5.63個百分點。</text:p>
      <text:p text:style-name="P4">
台灣中山大學政研所所長劉正山向DW指出，在郭台銘表態有意參選之前，侯友宜早已是國民黨內的討論焦點，他的聲勢並非突如其來的。而郭台銘作為「變數」，除非在民調、地方首長與中央民代等各面向的支持都有「很強大的競爭優勢」，才有可能獲得提名。接下來要考驗黨主席朱立倫如何整合；至於郭台銘下一步何去何從，則要看他能否在黨內發揮影響力。</text:p>
      <text:p text:style-name="P4">
如今郭台銘公開表達支持侯友宜，台灣中山大學政研所榮退教授廖達琪認為，這將替國民黨帶來加分效果。廖達琪向DW表示，如此一來不只會讓 <text:a xlink:type="simple" xlink:href="https://www.dw.com/zh/zh/柯文哲将以台湾总统大选参选人身份赴美访问/a-64899690" text:style-name="Internet_20_link" text:visited-style-name="Visited_20_Internet_20_Link">
</text:a>
 有壓力，對民進黨更是「空前的壓力」。</text:p>
      <text:p text:style-name="P4">
外界關心，郭台銘是否有可能以副總統參選人身分跟侯友宜搭檔參選，廖達琪說，從郭台銘的態度傾向來判斷，「不排除」這種可能性；台灣師範大學政治學研究所教授范世平則告訴DW，郭台銘要的是「完全的權力」，但擔任副總統能做的事有限，因此他認為組成「侯郭配」的機會不大。</text:p>
      <text:p text:style-name="P4">
<draw:frame draw:style-name="fr1" draw:name="Image74" text:anchor-type="as-char" svg:width="6.9236in" svg:height="3.896998in" draw:z-index="0">
<draw:image xlink:href="../Images/dwzh/2023-05-17T11-43-00Z/65656798_401.jpg" xlink:type="simple" xlink:show="embed" xlink:actuate="onLoad" draw:mime-type="image/jpeg"/>
</draw:frame>
</text:p>
      <text:p text:style-name="P4">
17日，國民黨宣布徵召新北市長侯友宜，台灣民眾黨內也通過提名主席柯文哲參選。圖為柯文哲2017年擔任台北市長時在中國參加上海－台北城市論壇。</text:p>
      <text:h text:style-name="P12" text:outline-level="3">
<text:span text:style-name="T4">
專家：侯友宜是「國民黨的蔡英文」</text:span>
</text:h>
      <text:p text:style-name="P4">
侯友宜畢業於台灣中央警官學校，從基層員警做起；1989年，他曾帶隊攻堅當時在絕食、自囚的台獨人士鄭南榕，最後鄭南榕自焚身亡。此後，侯友宜持續在警界步步高升，官及警政署長。2010年，朱立倫當選新北市長，邀請侯友宜擔任副市長，也替侯友宜2018年、2022年兩度選上新北市長奠定基礎。</text:p>
      <text:p text:style-name="P4">
雖然有市政治理經驗，但身為總統候選人，侯友宜的 <text:a xlink:type="simple" xlink:href="https://www.dw.com/zh/zh/台灣九合一大選前瞻2024總統敲門磚/a-63881181" text:style-name="Internet_20_link" text:visited-style-name="Visited_20_Internet_20_Link">
</text:a>
受到各界檢驗。相較於民進黨主席賴清德，侯友宜這方面的立場相對模糊。</text:p>
      <text:p text:style-name="P4">
4月底，侯友宜曾多次提到所謂的「杯水論」，引發台灣內部爭議。他主張，「中華民國是杯子，台灣是水」，兩者是「共生體」，重要的是強化自我防衛能力與國家安全，避免「杯破水覆」。</text:p>
      <text:p text:style-name="P4">
5月初，侯友宜再度被問及他的兩岸立場。他說自己反對「一國兩制」，「堅持台灣自己的民主價值」，但也稱「台獨是沒有法律根據的」，因此反對台獨。侯友宜強調，「一切依照中華民國憲法」，而現階段中華民國的治權就在「台澎金馬」。</text:p>
      <text:p text:style-name="P4">
<draw:frame draw:style-name="fr1" draw:name="Image75" text:anchor-type="as-char" svg:width="6.9236in" svg:height="3.896998in" draw:z-index="0">
<draw:image xlink:href="../Images/dwzh/2023-05-17T11-43-00Z/63881303_401.jpg" xlink:type="simple" xlink:show="embed" xlink:actuate="onLoad" draw:mime-type="image/jpeg"/>
</draw:frame>
</text:p>
      <text:p text:style-name="P4">
鴻海創辦人郭台銘17日透過臉書祝賀侯友宜獲國民黨徵召。（資料照）</text:p>
      <text:p text:style-name="P4">
專家指出，侯友宜的論述之中，其中一個關鍵問題在於，他口中的「台獨」定義仍需要釐清。</text:p>
      <text:p text:style-name="P4">
「他反對一國兩制，又反對台獨，這兩個如果講不好就變成矛盾。」台灣中山大學政治學者劉正山告訴DW，他研判侯友宜可能一方面想表達，在「一中各表」之下沒有必要「一國兩制」，一方面也因為已經有「中華民國」，因此「沒有所謂要不要改變憲法、重新建國」的問題。劉正山認為，由於侯友宜並未說清楚，才「自己給自己產生誤會」。</text:p>
      <text:p text:style-name="P4">
其他專家則指出，侯友宜對台灣定位的說法，跟 <text:a xlink:type="simple" xlink:href="https://www.dw.com/zh/zh/馬英九將訪中-專家不必過度解讀/a-65045066" text:style-name="Internet_20_link" text:visited-style-name="Visited_20_Internet_20_Link">
 </text:a>
存在差異。台灣中山大學榮退教授廖達琪向DW表示，侯友宜的說法跟賴清德路線「沒有差很多」，他可以說有如「國民黨裡的蔡英文」，並不那麼深藍，但是能夠向中間選民訴求。</text:p>
      <text:p text:style-name="P4">
台灣師大政治學者范世平則認為，侯友宜的兩岸論述更偏向民進黨，但也未完全與綠營一致。其中類似的部分在於，雙方都有提到「台灣前途要由台灣人民決定」，但馬英九對這一點模糊帶過。</text:p>
      <text:p text:style-name="P4">
「民進黨、侯友宜跟柯文哲在兩岸的論述上，似乎差距越來越縮小，我覺得這也是好事，台灣的共識會越來越接近。」范世平告訴DW，他認為馬英九的立場在國民黨內仍是主流，而這套論述反而更體現於郭台銘身上；接下來要觀察的是，此論述在該黨內是否會被侯友宜的說法取代，或者透過郭台銘跟柯文哲合作，由民眾黨發揚光大，抑或是郭台銘選擇自行參選以推動其立場。</text:p>
      <ul>
        <li>
          <draw:frame draw:style-name="fr1" draw:name="Image76" text:anchor-type="as-char" svg:width="6.9236in" svg:height="3.896998in" draw:z-index="0">
            <draw:image xlink:href="../Images/dwzh/2023-05-17T11-43-00Z/37933716_303.jpg" xlink:type="simple" xlink:show="embed" xlink:actuate="onLoad" draw:mime-type="image/jpeg"/>
          </draw:frame>
        </li>
      </ul>
      <h5>
爱台还是卖台？国民党“大佬”为何频繁前往中国</h5>
      <text:h text:style-name="P12" text:outline-level="3">
<text:span text:style-name="T4">
马英九赴大陆祭祖 民进党：“中共促统下的棋子”</text:span>
</text:h>
      <text:p text:style-name="P4">
台湾前总统马英九将于3月27日至4月7日前往中国大陆祭祖。总统府20日表示，已于当日收到马英九的出访申报，期盼“马英九作为前任国家元首，此行能向对岸及世界展现符合国家利益与国民情感的作为，展现台湾民主自由的价值与两岸交流对等尊严的立场”。民进党方面批评马英九以祭祖之名赴中，“但相关行程都配合中国统战，这样的规划安排显然没有从国家及国民的立场思考，台湾民众也无法接受中华民国卸任元首成为中共促统下的一枚棋子”。</text:p>
      <ul>
        <li>
          <draw:frame draw:style-name="fr1" draw:name="Image77" text:anchor-type="as-char" svg:width="6.9236in" svg:height="3.896998in" draw:z-index="0">
            <draw:image xlink:href="../Images/dwzh/2023-05-17T11-43-00Z/18834380_303.jpg" xlink:type="simple" xlink:show="embed" xlink:actuate="onLoad" draw:mime-type="image/jpeg"/>
          </draw:frame>
        </li>
      </ul>
      <h5>
爱台还是卖台？国民党“大佬”为何频繁前往中国</h5>
      <text:h text:style-name="P12" text:outline-level="3">
<text:span text:style-name="T4">
未安排“马习二会”</text:span>
</text:h>
      <text:p text:style-name="P4">
台湾风传媒引述匿名消息称，马英九此行主要是前往湖南祭祖，并不会前往北京，也未安排与中共总书记习近平进行“马习二会”，政治效应可望大幅降低。但马英九成为自中华民国政府迁台74年以来，首位访问大陆的台湾卸任元首，“就两岸关系而言，仍具莫大的历史意义”。2015年11月7日，海峡两岸最高领导人习近平和马英九在新加坡举行会面。这是海峡两岸自1949年政治分立以来，双方最高领导人的首次会晤。会中主要就和平的两岸关系交换意见，双方没有签署协议或发布共同声明。</text:p>
      <ul>
        <li>
          <draw:frame draw:style-name="fr1" draw:name="Image78" text:anchor-type="as-char" svg:width="6.9236in" svg:height="3.896998in" draw:z-index="0">
            <draw:image xlink:href="../Images/dwzh/2023-05-17T11-43-00Z/64260727_303.jpg" xlink:type="simple" xlink:show="embed" xlink:actuate="onLoad" draw:mime-type="image/jpeg"/>
          </draw:frame>
        </li>
      </ul>
      <h5>
爱台还是卖台？国民党“大佬”为何频繁前往中国</h5>
      <text:h text:style-name="P12" text:outline-level="3">
<text:span text:style-name="T4">
台媒：马英九将与王沪宁、宋涛举行会面</text:span>
</text:h>
      <text:p text:style-name="P4">
台湾《联合报》20日的报道引述北京消息人士指出，中共中央对台工作领导小组副组长、全国政协主席王沪宁可能在上海与马英九会面，国台办主任宋涛则预计在南京与马英九会面。按上次国民党副主席夏立言访问模式，马英九此次到访的大陆各省市，当地中共“一把手”即省市委书记都将出面会见并宴请。尽管不会与中共总书记习近平会面，但王沪宁、宋涛则可能分别在上海及南京与马英九会面。</text:p>
      <ul>
        <li>
          <draw:frame draw:style-name="fr1" draw:name="Image79" text:anchor-type="as-char" svg:width="6.9236in" svg:height="3.896998in" draw:z-index="0">
            <draw:image xlink:href="../Images/dwzh/2023-05-17T11-43-00Z/64935816_303.jpg" xlink:type="simple" xlink:show="embed" xlink:actuate="onLoad" draw:mime-type="image/jpeg"/>
          </draw:frame>
        </li>
      </ul>
      <h5>
爱台还是卖台？国民党“大佬”为何频繁前往中国</h5>
      <text:h text:style-name="P12" text:outline-level="3">
<text:span text:style-name="T4">
中断超3年的“小三通”即将重新开放</text:span>
</text:h>
      <text:p text:style-name="P4">
3月16日，台湾陆委会副主委梁文杰宣布，3月25日起凡是台湾人及陆配皆可搭乘小三通及中转航班，金厦航线每日1班调整为最多6班，金泉航线每周2班调整为3班；马祖2条航线，由每周最多4班调整为14班。但如果陆籍人士所持证件为“金马澎入出境许可证”，依据现有相关规定，仍不能中转台湾。2020年2月10日起，为因应新冠疫情，台湾实施小三通“暂停措施”。</text:p>
      <ul>
        <li>
          <draw:frame draw:style-name="fr1" draw:name="Image80" text:anchor-type="as-char" svg:width="6.9236in" svg:height="3.896998in" draw:z-index="0">
            <draw:image xlink:href="../Images/dwzh/2023-05-17T11-43-00Z/65046140_303.jpg" xlink:type="simple" xlink:show="embed" xlink:actuate="onLoad" draw:mime-type="image/jpeg"/>
          </draw:frame>
        </li>
      </ul>
      <h5>
爱台还是卖台？国民党“大佬”为何频繁前往中国</h5>
      <text:h text:style-name="P12" text:outline-level="3">
<text:span text:style-name="T4">
国民党副主席夏立言率团二次访问大陆</text:span>
</text:h>
      <text:p text:style-name="P4">
今年2月8日至17日台湾国民党副主席夏立言率团访问中国大陆。在北京停留期间，他与新上任的国台办主任宋涛以及当时仍是“准全国政协主席”的王沪宁举行了会面。香港媒体香港01发表的观察评论文章指出，夏立言近半年内两度访陆，“获见中共官员层级从副部级一下拉升至正国级，背后的意义恐不容小觑。……北京接待夏立言意欲透露的对台讯息，说明了此乃中共对台下一波行动的开端，中央或已定调将扩大规模与台湾各界精英交流沟通，甚至是‘开展广泛深入协商’”。</text:p>
      <ul>
        <li>
          <draw:frame draw:style-name="fr1" draw:name="Image81" text:anchor-type="as-char" svg:width="6.9236in" svg:height="3.896998in" draw:z-index="0">
            <draw:image xlink:href="../Images/dwzh/2023-05-17T11-43-00Z/62739415_303.jpg" xlink:type="simple" xlink:show="embed" xlink:actuate="onLoad" draw:mime-type="image/jpeg"/>
          </draw:frame>
        </li>
      </ul>
      <h5>
爱台还是卖台？国民党“大佬”为何频繁前往中国</h5>
      <text:h text:style-name="P12" text:outline-level="3">
<text:span text:style-name="T4">
佩洛西访台 台海紧张局势急速升温</text:span>
</text:h>
      <text:p text:style-name="P4">
去年8月2日美国众议院议长佩洛西在北京严厉警告声中访台，大陆解放军当晚宣布，从4日12时至7日12时在包围台湾的六个海域空域展开军事演训行动，并组织实弹射击。日本防卫省的报告指出，日方推定中国在4日下午陆续从内陆朝台湾方向发射9枚导弹，其中4枚飞越台湾本岛上空。去年全年中国总共派遣了1727架次军机进入台湾的防空识别区（ADIZ），数量近乎于2021年的两倍。而且在佩洛西访台之后，解放军军机不断飞越海峡中线。</text:p>
      <ul>
        <li>
          <draw:frame draw:style-name="fr1" draw:name="Image82" text:anchor-type="as-char" svg:width="6.9236in" svg:height="3.896998in" draw:z-index="0">
            <draw:image xlink:href="../Images/dwzh/2023-05-17T11-43-00Z/62767778_303.jpg" xlink:type="simple" xlink:show="embed" xlink:actuate="onLoad" draw:mime-type="image/jpeg"/>
          </draw:frame>
        </li>
      </ul>
      <h5>
爱台还是卖台？国民党“大佬”为何频繁前往中国</h5>
      <text:h text:style-name="P12" text:outline-level="3">
<text:span text:style-name="T4">
夏立言在敏感时期访问中国大陆</text:span>
</text:h>
      <text:p text:style-name="P4">
去年解放军围台军演结束不久，国民党副主席夏立言不顾台湾党内外劝阻，率团前往中国大陆访问。国民党新闻稿提到，夏立言与张志军两人就中国军演、农产品检验检疫问题、ECFA早收清单、两岸增加航点（恢复小三通）以及台商权益与投资保障等议题进行沟通。夏立言声称，已向中方反映台湾民众对于中国军方在台湾周边海域连日军演感到不满与忧虑。台湾总统蔡英文在民进党中执会表示，国民党在这个时刻，仍执意前往中国，令人民失望；国民党的做法，更是向国际社会传递错误的信息。</text:p>
      <ul>
        <li>
          <draw:frame draw:style-name="fr1" draw:name="Image83" text:anchor-type="as-char" svg:width="6.9236in" svg:height="3.896998in" draw:z-index="0">
            <draw:image xlink:href="../Images/dwzh/2023-05-17T11-43-00Z/60681952_303.jpg" xlink:type="simple" xlink:show="embed" xlink:actuate="onLoad" draw:mime-type="image/jpeg"/>
          </draw:frame>
        </li>
      </ul>
      <h5>
爱台还是卖台？国民党“大佬”为何频繁前往中国</h5>
      <text:h text:style-name="P12" text:outline-level="3">
<text:span text:style-name="T4">
洪秀柱与汪洋举行会晤</text:span>
</text:h>
      <text:p text:style-name="P4">
2022年2月，国民党前主席洪秀柱前往北京出席北京冬奥会开幕式，并与时任中国全国政协主席的汪洋举行会谈。汪洋在会谈时称“两岸统一的历史大势任何势力都阻挡不了”，洪秀柱则说要在“反独促统”的目标上，加速推动“两岸和平统一大业”。民进党批评洪秀柱沦为中国统战的“棋子”，国民党立委则批评民进党作为执政党却没打算与中国接触往来，改善紧绷的关系。</text:p>
      <ul>
        <li>
          <draw:frame draw:style-name="fr1" draw:name="Image84" text:anchor-type="as-char" svg:width="6.9236in" svg:height="3.896998in" draw:z-index="0">
            <draw:image xlink:href="../Images/dwzh/2023-05-17T11-43-00Z/17073167_303.jpg" xlink:type="simple" xlink:show="embed" xlink:actuate="onLoad" draw:mime-type="image/jpeg"/>
          </draw:frame>
        </li>
      </ul>
      <h5>
爱台还是卖台？国民党“大佬”为何频繁前往中国</h5>
      <text:h text:style-name="P12" text:outline-level="3">
<text:span text:style-name="T4">
央视节目中出现王金平“求和说”</text:span>
</text:h>
      <text:p text:style-name="P4">
2020年9月，国民党原本打算派出前立法院长王金平担任代表团团长出席在厦门举办的第十二届“海峡论坛”。但由于论坛举办前数日，中国大陆央视在社交媒体的“央视频”报道王金平将代表国民党参加海峡论坛的消息时，打出“台海兵凶战危，这人前来求和”的标题，引起台湾朝野一致不满。国民党宣布取消以政党形式参加海峡论坛，同时表示，在这样的气氛下国民党还出团，可能会引起两岸民意的冲撞。</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中國政府對侯友宜的態度</text:span>
</text:h>
      <text:p text:style-name="P4">
針對侯友宜日前稱「反對台獨、反對一國兩制」，中國國台辦發言人馬曉光17日上午回應：「制度不同不是統一障礙，更不是分裂的藉口。」他重申，中國堅持「和平統一」與「一國兩制」基本方針，並在「九二共識」和反「台獨」的基礎上，「共同推動兩岸關係和平發展」。</text:p>
      <text:p text:style-name="P4">
對此，專家廖達琪表示，中國政府本就「不會跟台灣政治人物的說法做一致的呼應，但他們有必要重申他們的立場」；范世平則認為，這「某種程度上駁斥了侯友宜的看法」，中國更希望的是像郭台銘一樣的人，有意跟中國展開統一之後的政治談判，但侯友宜的說法可能代表他將拒絕往此一方向發展。</text:p>
      <text:h text:style-name="P12" text:outline-level="3">
<text:span text:style-name="T4">
專訪國民黨主席朱立倫</text:span>
</text:h>
      <text:p text:style-name="P4">
Source: <text:a xlink:type="simple" xlink:href="https://www.dw.com/zh/確定參選台灣總統-國民黨侯友宜怎談兩岸？/a-65659181" text:style-name="Internet_20_link" text:visited-style-name="Visited_20_Internet_20_Link">
https://www.dw.com/zh/確定參選台灣總統-國民黨侯友宜怎談兩岸？/a-65659181?maca=chi-rss-chi-all-1127-rdf</text:a>
</text:p>
      <!--NEWS-->
      <text:h text:style-name="P10" text:outline-level="1">
<text:span text:style-name="T4">
专栏 | 纵横大历史：第五十讲 五一六通知 (下)</text:span>
</text:h>
      <text:p text:style-name="P4">
Author: None</text:p>
      <text:p text:style-name="P4">
Publisher: Radio Free Asia (Organization)</text:p>
      <text:p text:style-name="P4">
Published Time: 2023-05-17T11:43:36-04:00</text:p>
      <text:p text:style-name="P4">
Modified Time: 2023-05-17T11:43:36-04:00</text:p>
      <text:p text:style-name="P4">
Description: None</text:p>
      <text:p text:style-name="P4">
Videos: []</text:p>
      <text:p text:style-name="P4">
Audios: ["<text:a xlink:type="simple" xlink:href="https://www.rfa.org/mandarin/zhuanlan/zonghengdalishi/wenge/hist-0517202309580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85" text:anchor-type="as-char" svg:width="6.9236in" svg:height="3.897317in" draw:z-index="0">
<draw:image xlink:href="../Images/rfamandarin/2023-05-17T11-43-36-04-00/000000.png" xlink:type="simple" xlink:show="embed" xlink:actuate="onLoad" draw:mime-type="image/png"/>
</draw:frame>
北京红代会中央美术学院“革联红旗”于1967所做的关于《五一六通知》的政治宣传品。 <text:a xlink:type="simple" xlink:href="https://www.rfa.org/mandarin/zhuanlan/zonghengdalishi/wenge/hist-05172023095804.html/@@images/image" text:style-name="Internet_20_link" text:visited-style-name="Visited_20_Internet_20_Link">
</text:a>
网路截图  <text:a xlink:type="simple" xlink:href="https://www.rfa.org/mandarin/zhuanlan/zonghengdalishi/wenge/hist-05172023095804.html/@@stream" text:style-name="Internet_20_link" text:visited-style-name="Visited_20_Internet_20_Link">
</text:a>
</text:p>
      <text:p text:style-name="P4">
大家好，欢迎大家收听《纵横大历史》，我是主持人孙诚。今天，我们将继续进行文革历史系列节目，讲述与文革爆发的标志《五一六通知》相关的历史故事。</text:p>
      <text:p text:style-name="P4">
就在我撰写这一讲的文稿的时候，我所在的美国西部时间正处在2023年5月16日。在1966年的5月16日，中共中央推出了《五一六通知》，标志着文革的正式开始。而在这样一个日子与向大家讲述《五一六通知》，可以说是一个相当巧合的事情。我的一位朋友就在今天，对我说：“又到了一年的‘五一六’了，离文革爆发已经有五十七年了。”还有一位朋友则跟我说：“五十七年了啊。”可见在不少人的心目当中，对于文革那段历史的记忆仍然没有消失。而在这样一个日子回顾五十七年前发生的那决定千百万人命运和生死的一幕，可以说确实是非常有意义的。</text:p>
      <text:p text:style-name="P4">
那么，就让我们继续讲述那段历史吧。</text:p>
      <text:p text:style-name="P4">
在上一讲当中，我们谈到了《五一六通知》的主要内容，点出这份标志着文革爆发的文件，看上去是针对彭真《二月提纲》的批判。这些批判用极高的调门对彭真进行了攻击，把这份提纲所代表的各种罪状都安到了彭真的头上，并且给《二月提纲》扣上了足足十条的“主要错误”，认为这个提纲“站在资产阶级的立场上”，“违背了一切阶级斗争都是政治斗争这一个马克思主义的基本论点”，并表示它歪曲了毛泽东的讲话。《五一六通知》还认为，《二月提纲》试图把对吴晗的批判限制在学术范围内的做法，“是资产阶级思想在党内的反映，是彻头彻尾的修正主义”，并表示所谓“资产阶级的学术”根本就没有资格和“无产阶级的学术”平等竞争，只有被“压倒和消灭”的份。《五一六通知》也把针对《二月提纲》的批判上升到了一个无以复加的高度，说和《二月提纲》所代表的“修正主义路线”的斗争不但关系到所谓“党和国家的前途”以及“将来的面貌”，甚至还是“关系世界革命的一件头等大事”。也就是说，《五一六通知》把批判《二月提纲》所代表的路线，拔高到了一种“拯救地球”的高度。</text:p>
      <text:p text:style-name="P4">
那么，究竟要怎么做，才能进行《五一六通知》中所说的那种斗争呢？事实上，这份通知的最后那几段内容，可以说是最为核心的，也是反复被各种文革史著作所反复引用的。现在，就让我们来听一听这些内容吧。</text:p>
      <text:p text:style-name="P4">
<text:span text:style-name="T4">
二、发动大规模政治清洗：《五一六通知》的用意</text:span>
</text:p>
      <text:p text:style-name="P4">
《五一六通知》的倒数第三自然段前半部分，要求中共的各级党委立即停止执行《二月提纲》，并这样说道：</text:p>
      <text:p text:style-name="P4">
“全党必须遵照毛泽东同志的指示，高举无产阶级文化革命的大旗，彻底揭露那批反党反社会主义的所谓‘学术权威’的资产阶级反动立场，彻底批判学术界、教育界、新闻界、文艺界、出版界的资产阶级反动思想，夺取在这些文化领域中的领导权。”</text:p>
      <text:p text:style-name="P4">
从这些内容来看，这份通知看上去似乎还是在把目标放在学术界、教育界、新闻界、文艺界、出版界方面，表示要“夺取在这些文化领域中的领导权”，要进行“无产阶级文化革命”。也就是说，看上去这场政治运动似乎还是局限在文化方面的、针对知识分子的。但是接下来，《五一六通知》倒数第三自然段的后半段却话锋一转，这样说道：</text:p>
      <text:p text:style-name="P4">
“而要做到这一点，必须同时批判混进党里、政府里、军队里和文化领域的各界里的资产阶级代表人物，清洗这些人，有些则要调动他们的职务。尤其不能信用这些人去做领导文化革命的工作，而过去和现在确有很多人是在做这种工作，这是异常危险的。”</text:p>
      <text:p text:style-name="P4">
从这一段内容就可以看得出来，毛泽东即将发动的这一场“无产阶级文化革命”，攻击的目标绝不仅仅只是文化界的人们，而是要同时在中共党内、政府里、军队中和文化界展开清洗。这一段也表示，尤其不能让这些将被清洗和被调动职务的所谓“资产阶级代表人物”做“领导文化革命的工作”，因为“这是异常危险的”。可以说，这场政治运动虽然叫“文化革命”，但它的实质内容远远超出了文化层面的清洗，是一场大规模的政治清洗。而且，从“不能信用这些人去做领导文化革命的工作”这句话来看，被清洗的目标还包括身处高位的人。</text:p>
      <text:p text:style-name="P4">
《五一六通知》的倒数第二自然段，则带有更为激烈的调门。这段内容是这样的：</text:p>
      <text:p text:style-name="P4">
“混进党里、政府里、军队里和各种文化界的资产阶级代表人物，是一批反革命的修正主义分子，一旦时机成熟，他们就会要夺取政权，由无产阶级专政变为资产阶级专政。这些人物，有些已被我们识破了，有些则还没有被识破，有些正在受到我们信用，被培养为我们的接班人，例如赫鲁晓夫那样的人物，他们现正睡在我们的身旁，各级党委必须充分注意这一点。”</text:p>
      <text:p text:style-name="P4">
这段内容表示，那些即将被清洗或被调动职务的人，是所谓“混进”中共党政军系统和文化界的“资产阶级代表人物”和“反革命的修正主义分子”，而且这些人只要时机成熟，就会夺取中共的政权，搞所谓“资产阶级专政”。而且，这些人中有的人不止是“还没有被识破”，更是在受到信用，被培养成“接班人”。可以说，这段内容描绘出了一群试图从党政军内部和文化界夺取中共政权、而且其中有的还处在“潜伏状态”的人。用《五一六通知》的话来讲，这些人就是中共所说的“睡在我们身边的赫鲁晓夫”。</text:p>
      <text:p text:style-name="P4">
事实上，这段话在当时的政治语境下，可以说是一枚令人非常震惊的政治炸弹，它其中的“接班人”这个用词，就足以使人浮想联翩了。因为实际上，当时一个非常引人注目的事实是，刘少奇已经具备了毛泽东“接班人”的地位。在1961年的时候，毛泽东曾经对访问中国的英国二战名将蒙哥马利表示，他的继承人“很明确，是刘少奇”。在更早一些的1957年，毛泽东则跟当时的苏共领导人赫鲁晓夫说过，中共党内接替他的人“第一是刘少奇”。而刘少奇当时的职务，则是中共中央的第一副主席。在1962年的七千人大会后，毛泽东理论上“退居二线”了，刘少奇则负责主持着中共中央的日常工作。从这些很明确的迹象来看，《五一六通知》当中所说的“接班人”实在是让人没有办法不联想到刘少奇。</text:p>
      <text:p text:style-name="P4">
<draw:frame draw:style-name="fr1" draw:name="Image86" text:anchor-type="as-char" svg:width="6.9236in" svg:height="6.886772in" draw:z-index="0">
<draw:image xlink:href="../Images/rfamandarin/2023-05-17T11-43-36-04-00/000001.png" xlink:type="simple" xlink:show="embed" xlink:actuate="onLoad" draw:mime-type="image/png"/>
</draw:frame>
1966年9月15日，毛泽东与刘少奇、周恩来、林彪在天安门城楼上进行“接见红卫兵”活动。（维基百科）  <text:a xlink:type="simple" xlink:href="https://www.rfa.org/mandarin/zhuanlan/zonghengdalishi/wenge/hist-05172023095804.html/56fe72472.jpg" text:style-name="Internet_20_link" text:visited-style-name="Visited_20_Internet_20_Link">
</text:a>
</text:p>
      <text:p text:style-name="P4">
更为“劲爆”的，还有通知中“睡在我们身边的赫鲁晓夫”这种形容。赫鲁晓夫是在斯大林死后通过苏共党内斗争变成一把手的苏联领导人。他在历史上的知名行动，就是在1956年的苏共二十大上做了批判斯大林的秘密报告，对斯大林的个人独裁和个人崇拜进行了严厉的抨击。在这之后，苏共和中共一步一步地走向了决裂，而赫鲁晓夫也在中共的官方意识形态当中被定义成了一个叛徒的角色，认为他背叛了马列主义和斯大林的政治路线。关于苏共和中共的这些恩怨，我们在之后的内容中会进行详细的讲述。在这里我们只需要先了解到，在1966年时的中共的政治语境下，“赫鲁晓夫”实际上就是“叛徒”的同义词，而“睡在我们身边的赫鲁晓夫”翻译成大白话，意思就是“潜伏在我们身边的叛徒。”</text:p>
      <text:p text:style-name="P4">
值得注意的是，在斯大林死前，赫鲁晓夫在苏共中央身居高位，变成了斯大林身边的红人。在斯大林死后，他则对斯大林进行了否定。赫鲁晓夫的这种履历，实际上也很容易让人联想到刘少奇。《五一六通知》里把“接班人”说成“睡在我们身边的赫鲁晓夫”的这种说法，则很容易地就能使人联想到，假如毛泽东死后，刘少奇是否也会像赫鲁晓夫否定斯大林那样，对毛泽东的政治路线和个人崇拜进行全盘的否定。</text:p>
      <text:p text:style-name="P4">
可以说，在明面上直接猛烈抨击彭真和《二月提纲》的《五一六通知》中，毛泽东表露出了他更大的政治清洗计划，不但不点名地表示在党政军系统和文化界将有一批人被清洗，而且还暗示有人正在像赫鲁晓夫那样潜伏着，准备否定掉毛泽东的政治路线、否定掉所谓的“无产阶级专政”。通知中使用了“接班人”用于描述这些潜伏着的“赫鲁晓夫”，则暗示着这场政治清洗的目标将包括刘少奇。</text:p>
      <text:p text:style-name="P4">
<text:span text:style-name="T4">
三、中共领导层集体按下文革的开始按钮</text:span>
</text:p>
      <text:p text:style-name="P4">
尽管这份通知中已经出现了这么多的暗示内容，但负责中共中央日常工作的刘少奇依然只能按照中共党内程序，主持了1966年5月的中共中央政治局扩大会议，并在会上通过了《五一六通知》。根据文革史学者余汝信对毛派骨干戚本禹的访谈记录，戚本禹曾这样回忆《五一六通知》在会上的通过过程。曾列席这次会议的戚本禹这样回忆道：“是主持会议的刘少奇请出席会议的政治局成员表决，未有反对意见。其后，刘少奇再向坐在后排的列席人员说，你们也表表态，这样，列席者也纷纷举手，算是出席、列席会议的人都‘一致通过’，但后者应不计入票数。”</text:p>
      <text:p text:style-name="P4">
需要指出的是，参加这次中共中央政治局扩大会议的，一共有76个人，其中包括了当时的中共中央政治局委员和候补委员，还有一些部门负责人以及陈伯达、康生、江青、张春桥、王力、关锋、戚本禹等铁杆毛派在内“中央文件起草小组”成员。可以说，这些与会者们包括了当时中共党内的各派力量。在毛泽东不在的情况下，他们在刘少奇的主持下一同表决通过了《五一六通知》，一同按下了文革的开始按钮。从这一点上可以说，这些人中的每一个都和毛泽东一样，身上都背负着对死于文革的民众的血债。</text:p>
      <text:p text:style-name="P4">
那么，值得追问的是，面对毛泽东的步步逼近，刘少奇真的就那么“老实”、那么俯首帖耳吗？主持了通过《五一六通知》的会议的他，真的就会这样束手就擒吗？这个时候不在北京的毛泽东，内心又有着怎样的政治计划，准备怎么一步步向他的政治目标进一步推进，准备怎样展开一场超大规模的政治清洗呢？事实上，刘少奇当然不会这么软，毛泽东也留有更多的后手。他们两人之间的“斗法”，很快就会将狂暴的文革之火进一步点燃，把无数苍生卷入政治运动的狂暴乱流当中。</text:p>
      <text:p text:style-name="P4">
感谢大家，这周就到这里，我们下周再见。</text:p>
      <text:p text:style-name="P4">
撰稿、主持、制作：孙诚</text:p>
      <text:p text:style-name="P4">
Source: <text:a xlink:type="simple" xlink:href="https://www.rfa.org/mandarin/zhuanlan/zonghengdalishi/wenge/hist-05172023095804.html" text:style-name="Internet_20_link" text:visited-style-name="Visited_20_Internet_20_Link">
https://www.rfa.org/mandarin/zhuanlan/zonghengdalishi/wenge/hist-05172023095804.html</text:a>
</text:p>
      <!--NEWS-->
      <text:h text:style-name="P10" text:outline-level="1">
<text:span text:style-name="T4">
想了10多年迟未行动，这个原因让中国“走线客”决定出走</text:span>
</text:h>
      <text:p text:style-name="P4">
Author: VOA</text:p>
      <text:p text:style-name="P4">
Publisher: 美国之音中文网 (Type: Organization)</text:p>
      <text:p text:style-name="P4">
Published Time: 2023-05-17T11:50:53+08:00</text:p>
      <text:p text:style-name="P4">
Modified Time: 2023-05-17 03:50:53Z</text:p>
      <text:p text:style-name="P4">
Description: 这位来自中国的“走线客”对美国之音表示，他十多年前就想离开中国，但迟迟未付诸行动，直到他钟爱的《魔兽世界》游戏在中国下线，他看不到未来的希望，决定出发上路。他在德州边境城市布朗斯维尔的移民释放点向美国之音讲述了他的经历。</text:p>
      <text:p text:style-name="P4">
Videos: []</text:p>
      <text:p text:style-name="P4">
Images: []</text:p>
      <text:p text:style-name="P4">
Categories: '美国移民/难民议题'</text:p>
      <text:p text:style-name="P4">
Type: None</text:p>
      <!--METADATA-->
      <text:p text:style-name="P4">
NoneNone</text:p>
      <text:p text:style-name="P4">
Source: <text:a xlink:type="simple" xlink:href="https://www.voachinese.com/a/7096740.html" text:style-name="Internet_20_link" text:visited-style-name="Visited_20_Internet_20_Link">
https://www.voachinese.com/a/7096740.html</text:a>
</text:p>
      <!--NEWS-->
      <text:h text:style-name="P10" text:outline-level="1">
<text:span text:style-name="T4">
“走线客”过境墨西哥 不忘来杯星巴克</text:span>
</text:h>
      <text:p text:style-name="P4">
Author: VOA</text:p>
      <text:p text:style-name="P4">
Publisher: 美国之音中文网 (Type: Organization)</text:p>
      <text:p text:style-name="P4">
Published Time: 2023-05-17T12:07:08+08:00</text:p>
      <text:p text:style-name="P4">
Modified Time: 2023-05-17 04:07:08Z</text:p>
      <text:p text:style-name="P4">
Description: 墨西哥边境城市雷诺萨的星巴克咖啡店常有中国人光顾，一部分是在当地加工厂工作的中国人，还有一些就是路过这里短暂停留的”走线客“。这家星巴克的工作人员告诉美国之音，许多“走线客”有一定的经济基础，他们中一些人会选择住在一晚上30美金的酒店，再来咖啡店点一杯浓缩咖啡冰饮，休憩一下。</text:p>
      <text:p text:style-name="P4">
Videos: []</text:p>
      <text:p text:style-name="P4">
Images: []</text:p>
      <text:p text:style-name="P4">
Categories: '美国移民/难民议题'</text:p>
      <text:p text:style-name="P4">
Type: None</text:p>
      <!--METADATA-->
      <text:p text:style-name="P4">
NoneNone</text:p>
      <text:p text:style-name="P4">
Source: <text:a xlink:type="simple" xlink:href="https://www.voachinese.com/a/7096748.html" text:style-name="Internet_20_link" text:visited-style-name="Visited_20_Internet_20_Link">
https://www.voachinese.com/a/7096748.html</text:a>
</text:p>
      <!--NEWS-->
      <text:h text:style-name="P10" text:outline-level="1">
<text:span text:style-name="T4">
海参崴成为中国内贸跨境中转港 如何解读？</text:span>
</text:h>
      <text:p text:style-name="P4">
Author: None (Language: zh)</text:p>
      <text:p text:style-name="P4">
Publisher: None</text:p>
      <text:p text:style-name="P4">
Time: 2023-05-17T12:34:00Z</text:p>
      <text:p text:style-name="P4">
Description: 中国官方近日发布公告，将增加俄罗斯符拉迪沃斯托克港为内贸货物跨境运输中转口岸。中国媒体表示，这将大大方便吉林、黑龙江的货物运输。如今的符拉迪沃斯托克正是曾经的海参崴。有网友说，“在时隔163年之后，中国人重新拥有了这个重要的出海口”。</text:p>
      <text:p text:style-name="P4">
Videos: []</text:p>
      <text:p text:style-name="P4">
Images: ["<text:a xlink:type="simple" xlink:href="https://static.dw.com/image/61059339_303.jpg" text:style-name="Internet_20_link" text:visited-style-name="Visited_20_Internet_20_Link">
61059339_303.jpg</text:a>
", "<text:a xlink:type="simple" xlink:href="https://static.dw.com/image/63094252_401.jpg" text:style-name="Internet_20_link" text:visited-style-name="Visited_20_Internet_20_Link">
63094252_401.jpg</text:a>
"]</text:p>
      <text:p text:style-name="P4">
Subject: 经济纵横</text:p>
      <text:p text:style-name="P4">
Subjects: ['俄罗斯', '汉诺威工业博览会', '乌克兰', '岛屿主权争端', '专题报道：全景观看“习马会”', '中国', '中共十九大', '德中关系', '普京', '俄罗斯入侵乌克兰']</text:p>
      <text:p text:style-name="P4">
Keywords: ['海参崴', '符拉迪沃斯托克', '俄罗斯', '中国', '远东', '历史', '货物运输', '贸易', '中国海关总署', '内贸货物跨境运输中转口岸', '东北']</text:p>
      <text:p text:style-name="P4">
ID: 65659558</text:p>
      <!--METADATA-->
      <text:p text:style-name="P4">
<text:a xlink:type="simple" xlink:href="https://www.dw.com/zh/overlay/image/article/65659558/61059339" text:style-name="Internet_20_link" text:visited-style-name="Visited_20_Internet_20_Link">
 <draw:frame draw:style-name="fr1" draw:name="Image87" text:anchor-type="as-char" svg:width="6.9236in" svg:height="3.896998in" draw:z-index="0">
<draw:image xlink:href="../Images/dwzh/2023-05-17T12-34-00Z/61059339_303.jpg" xlink:type="simple" xlink:show="embed" xlink:actuate="onLoad" draw:mime-type="image/jpeg"/>
</draw:frame>
</text:a>
</text:p>
      <text:p text:style-name="P4">
符拉迪沃斯托克是俄罗斯在太平洋沿岸的最大港口城市，是俄罗斯远东地区近海运输中心</text:p>
      <text:p text:style-name="P4">
（德国之声中文网）中国海关总署官网在5月4日发布公告，表示“为落实国家振兴东北老工业基地的战略部署，促进利用境外港口开展内贸货物跨境运输合作，海关总署决定进一步拓展吉林省内贸货物跨境运输业务范围”，“同意在原有吉林省内贸货物跨境运输业务范围的基础上，增加俄罗斯符拉迪沃斯托克港为内贸货物跨境运输中转口岸，增加浙江省舟山甬舟集装箱码头和嘉兴乍浦港2个港口为内贸货物跨境运输入境口岸”，该公告自2023年6月1日起实施。</text:p>
      <text:p text:style-name="P4">
公开资料显示，“内贸货物跨境运输”是指国内贸易货物由中国境内口岸启运，通过境外运至中国境内另一口岸的业务。</text:p>
      <text:p text:style-name="P4">
海关总署公告中“俄罗斯符拉迪沃斯托克港成为内贸跨境运输中转口岸”的内容受到了舆论关注，有公众号发文问道“俄罗斯海参崴港成中国东北‘出海口’？“</text:p>
      <text:h text:style-name="P12" text:outline-level="3">
<text:span text:style-name="T4">
<text:span text:style-name="T4">
曾经的中国国土</text:span>
</text:span>
</text:h>
      <text:p text:style-name="P4">
俄罗斯符拉迪沃斯托克，原名海参崴，在清朝以及此前的元、明等时期均为中国领土。在1860年《中俄北京条约》中，清朝将包括海参崴在内的乌苏里江以东地域割让给俄罗斯帝国，俄罗斯帝国将其命名为符拉迪沃斯托克，俄语意为“征服东方”。</text:p>
      <text:p text:style-name="P4">
如今，符拉迪沃斯托克是俄罗斯太平洋沿岸最大港口城市，是俄罗斯远东地区近海运输中心。它也是俄罗斯在远东地区最大的城市和经济、文化中心，同时是俄罗斯太平洋舰队总部所在地。</text:p>
      <text:p text:style-name="P4">
<draw:frame draw:style-name="fr1" draw:name="Image88" text:anchor-type="as-char" svg:width="6.9236in" svg:height="3.896998in" draw:z-index="0">
<draw:image xlink:href="../Images/dwzh/2023-05-17T12-34-00Z/63094252_401.jpg" xlink:type="simple" xlink:show="embed" xlink:actuate="onLoad" draw:mime-type="image/jpeg"/>
</draw:frame>
</text:p>
      <text:p text:style-name="P4">
图为中国领导人习近平应俄罗斯总统普京邀请，2018年9月在符拉迪沃斯托克出席第四届东方经济论坛</text:p>
      <text:h text:style-name="P12" text:outline-level="3">
<text:span text:style-name="T4">
<text:span text:style-name="T4">
让吉林陆运距出海口大大缩短</text:span>
</text:span>
</text:h>
      <text:p text:style-name="P4">
<text:a xlink:type="simple" xlink:href="https://companies.caixin.com/2023-05-13/102055279.html" text:style-name="Internet_20_link" text:visited-style-name="Visited_20_Internet_20_Link">
 </text:a>
说，“吉林和黑龙江两省没有出海口，长期从辽宁大连港中转海运货物，借俄罗斯远东港口获得出海口后，陆路运距将大幅缩短”，“吉林、黑龙江到辽宁港口陆运普遍超过1000公里，而绥芬河、珲春到俄罗斯海参崴仅约200公里，陆路运输成本可大为降低”。</text:p>
      <text:p text:style-name="P4">
“财新”报道指出，2022年以来，中俄贸易量大增，中国东南沿海港口至海参崴港集装箱船舶运力增加，船舶回程带货能力增强。“在此时机下，2022年9月，吉林珲春市航务局申请增加海参崴为内贸货物跨境运输中转口岸，增加浙江两港为内贸货物跨境运输入境口岸。”</text:p>
      <text:p text:style-name="P4">
报道援引一位上海资深货代人士说，吉林、黑龙江的货物借助境外港口南运，“不但减少了成本，也有利于中国加强与近邻之间产业链、供应链联系的紧密度”，不过“短期内的矛盾是中国向俄罗斯运输货物的各大口岸因货量急升长期拥堵，尽管距离近，把货物运输到海参崴也并不容易”。</text:p>
      <text:p text:style-name="P4">
“海关发布”微信公众号发布消息，5月15日，海关总署口岸监管司负责人就东北地区通过周边国家港口开展国际贸易中转业务答记者问，表示“这是一项相关国家间互利共赢的合作模式”。</text:p>
      <text:h text:style-name="P12" text:outline-level="3">
<text:span text:style-name="T4">
煎饼、鱼子酱和伏特加</text:span>
</text:h>
      <text:h text:style-name="P12" text:outline-level="3">
<text:span text:style-name="T4">
<text:span text:style-name="T4">
“中俄经贸合作新突破”</text:span>
</text:span>
</text:h>
      <text:p text:style-name="P4">
中国官媒 <text:a xlink:type="simple" xlink:href="https://world.huanqiu.com/article/4CuTnbd7thz" text:style-name="Internet_20_link" text:visited-style-name="Visited_20_Internet_20_Link">
 </text:a>
，并引用中方专家的话，表示“这是中俄经贸合作在俄乌冲突下实现的又一个新突破，也是中俄地方合作的新突破”。报道还指出，今年1月至4月，中俄贸易额增长41%以上，超过730亿美元。中国向俄罗斯供应电子产品、设备、家用电器、汽车等消费品；俄罗斯向中国大量出售石油、天然气、煤炭、食品、金属、木材和化工产品。</text:p>
      <text:p text:style-name="P4">
一些网友也将之称为“重大利好”，并幻想中国能够“要回海参崴”。一位知乎网友写道：“最近有一个重大利好消息，……俄罗斯同意将符拉迪沃斯托克（海参崴）提供给中国中转，这意味着时隔163年之后，中国人重新拥有了这个重要出海口。”这位网友说，东北近些年经济并不好的一个重要原因就是“东北没有一个真正的出海口”，“如果我们收回了海参崴，那么就会打破东北现在憋屈且尴尬的局面”。</text:p>
      <text:h text:style-name="P12" text:outline-level="3">
<text:span text:style-name="T4">
<text:span text:style-name="T4">
德媒：俄罗斯历来在远东警惕中国</text:span>
</text:span>
</text:h>
      <text:p text:style-name="P4">
德国媒体 <text:a xlink:type="simple" xlink:href="https://www.faz.net/aktuell/politik/ausland/wladiwostok-china-setzt-auf-russischen-hafen-18895961.html" text:style-name="Internet_20_link" text:visited-style-name="Visited_20_Internet_20_Link">
 </text:a>
指出，在俄罗斯，人们传统上警惕中国在远东的势力扩张。报道表示，俄罗斯外交部已经确认了中方公告，“但目前只是由其在符拉迪沃斯托克的代表确认，而后者只是在其Telegram频道上引用了相应的中方信息。俄罗斯远东地区的海关负责人5月15日表示，他们将应对可能增加的货物运输”。</text:p>
      <text:p text:style-name="P4">
《法兰克福汇报》报道指出，俄罗斯历来对中国在远东的势力扩张感到不安，不过近年来、至少在2014年后就没有再公开表达过这一点。在发动侵略乌克兰的战争后， <text:a xlink:type="simple" xlink:href="https://www.dw.com/zh/zh/习近平结束访俄中国将成最大赢家/a-65078563" text:style-name="Internet_20_link" text:visited-style-name="Visited_20_Internet_20_Link">
</text:a>
</text:p>
      <text:p text:style-name="P4">
这篇报道还提到了今年年初中国官方的新地图规范：中国自然资源部2月下令，在中文地图中，8个俄罗斯地名应当加括标明历史上的中文名称，“符拉迪沃斯托克”要括注“海参崴”。</text:p>
      <text:p text:style-name="P4">
（综合报道）</text:p>
      <text:p text:style-name="P4">
Source: <text:a xlink:type="simple" xlink:href="https://www.dw.com/zh/海参崴成为中国内贸跨境中转港-如何解读？/a-65659558" text:style-name="Internet_20_link" text:visited-style-name="Visited_20_Internet_20_Link">
https://www.dw.com/zh/海参崴成为中国内贸跨境中转港-如何解读？/a-65659558?maca=chi-rss-chi-all-1127-rdf</text:a>
</text:p>
      <!--NEWS-->
      <text:h text:style-name="P10" text:outline-level="1">
<text:span text:style-name="T4">
变态辣椒：集体不作为</text:span>
</text:h>
      <text:p text:style-name="P4">
Author: None</text:p>
      <text:p text:style-name="P4">
Publisher: Radio Free Asia (Organization)</text:p>
      <text:p text:style-name="P4">
Published Time: 2023-05-17T12:52:00-04:00</text:p>
      <text:p text:style-name="P4">
Modified Time: 2023-05-17T12:55: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3.88615in" draw:z-index="0">
<draw:image xlink:href="../Images/rfamandarin/2023-05-17T12-52-00-04-00/000000.png" xlink:type="simple" xlink:show="embed" xlink:actuate="onLoad" draw:mime-type="image/png"/>
</draw:frame>
 <text:a xlink:type="simple" xlink:href="https://www.rfa.org/mandarin/biantailajiaomanhua/pepper-05172023125102.html/@@images/image" text:style-name="Internet_20_link" text:visited-style-name="Visited_20_Internet_20_Link">
</text:a>
Photo: RFA</text:p>
      <text:p text:style-name="P4">
东南亚国家联盟（东盟）领导人结束了在印度尼西亚为期两天的峰会，对成员国缅甸的暴力升级表示“深切关注”。但成员国坚持缅甸军政府于2021年4月与东盟达成的“五点共识”，峰会东道主印度尼西亚总统佐科·维多多承认，东盟在缅甸问题上并未取得实质性进展。维多多警告说，“东盟的信誉受到威胁”，并呼吁与缅甸各方接触。</text:p>
      <text:p text:style-name="P4">
Source: <text:a xlink:type="simple" xlink:href="https://www.rfa.org/mandarin/biantailajiaomanhua/pepper-05172023125102.html" text:style-name="Internet_20_link" text:visited-style-name="Visited_20_Internet_20_Link">
https://www.rfa.org/mandarin/biantailajiaomanhua/pepper-05172023125102.html</text:a>
</text:p>
      <!--NEWS-->
      <text:h text:style-name="P10" text:outline-level="1">
<text:span text:style-name="T4">
前总理施罗德夫人金素妍被“炒鱿鱼”</text:span>
</text:h>
      <text:p text:style-name="P4">
Author: None (Language: zh)</text:p>
      <text:p text:style-name="P4">
Publisher: None</text:p>
      <text:p text:style-name="P4">
Time: 2023-05-17T13:00:00Z</text:p>
      <text:p text:style-name="P4">
Description: 德国北威州经济部证实，北威州国际商务署（NRW.Global Business）已解雇前总理施罗德夫人金素妍。金素妍5月9日和施罗德一道参加了俄罗斯驻德国大使馆举办的胜利日招待会，并因此受到批评。</text:p>
      <text:p text:style-name="P4">
Videos: []</text:p>
      <text:p text:style-name="P4">
Images: ["<text:a xlink:type="simple" xlink:href="https://static.dw.com/image/60056355_303.jpg" text:style-name="Internet_20_link" text:visited-style-name="Visited_20_Internet_20_Link">
60056355_303.jpg</text:a>
", "<text:a xlink:type="simple" xlink:href="https://static.dw.com/image/43057828_303.jpg" text:style-name="Internet_20_link" text:visited-style-name="Visited_20_Internet_20_Link">
43057828_303.jpg</text:a>
", "<text:a xlink:type="simple" xlink:href="https://static.dw.com/image/40612973_303.jpg" text:style-name="Internet_20_link" text:visited-style-name="Visited_20_Internet_20_Link">
40612973_303.jpg</text:a>
", "<text:a xlink:type="simple" xlink:href="https://static.dw.com/image/43056852_303.jpg" text:style-name="Internet_20_link" text:visited-style-name="Visited_20_Internet_20_Link">
43056852_303.jpg</text:a>
", "<text:a xlink:type="simple" xlink:href="https://static.dw.com/image/43056738_303.jpg" text:style-name="Internet_20_link" text:visited-style-name="Visited_20_Internet_20_Link">
43056738_303.jpg</text:a>
", "<text:a xlink:type="simple" xlink:href="https://static.dw.com/image/43057441_303.jpg" text:style-name="Internet_20_link" text:visited-style-name="Visited_20_Internet_20_Link">
43057441_303.jpg</text:a>
", "<text:a xlink:type="simple" xlink:href="https://static.dw.com/image/42584239_303.jpg" text:style-name="Internet_20_link" text:visited-style-name="Visited_20_Internet_20_Link">
42584239_303.jpg</text:a>
", "<text:a xlink:type="simple" xlink:href="https://static.dw.com/image/15899840_303.jpg" text:style-name="Internet_20_link" text:visited-style-name="Visited_20_Internet_20_Link">
15899840_303.jpg</text:a>
", "<text:a xlink:type="simple" xlink:href="https://static.dw.com/image/43056945_303.jpg" text:style-name="Internet_20_link" text:visited-style-name="Visited_20_Internet_20_Link">
43056945_303.jpg</text:a>
", "<text:a xlink:type="simple" xlink:href="https://static.dw.com/image/43033804_303.jpg" text:style-name="Internet_20_link" text:visited-style-name="Visited_20_Internet_20_Link">
43033804_303.jpg</text:a>
", "<text:a xlink:type="simple" xlink:href="https://static.dw.com/image/61095316_401.jpg" text:style-name="Internet_20_link" text:visited-style-name="Visited_20_Internet_20_Link">
61095316_401.jpg</text:a>
"]</text:p>
      <text:p text:style-name="P4">
Subject: 时政风云</text:p>
      <text:p text:style-name="P4">
Subjects: ['俄罗斯', '乌克兰', '科隆', '普京', '俄罗斯入侵乌克兰']</text:p>
      <text:p text:style-name="P4">
Keywords: ['施罗德', '金素妍', '俄罗斯', '乌克兰', '胜利日', '北威州国际商务署', '北威州']</text:p>
      <text:p text:style-name="P4">
ID: 65660445</text:p>
      <!--METADATA-->
      <text:p text:style-name="P4">
<text:a xlink:type="simple" xlink:href="https://www.dw.com/zh/overlay/image/article/65660445/60056355" text:style-name="Internet_20_link" text:visited-style-name="Visited_20_Internet_20_Link">
 <draw:frame draw:style-name="fr1" draw:name="Image90" text:anchor-type="as-char" svg:width="6.9236in" svg:height="3.896998in" draw:z-index="0">
<draw:image xlink:href="../Images/dwzh/2023-05-17T13-00-00Z/60056355_303.jpg" xlink:type="simple" xlink:show="embed" xlink:actuate="onLoad" draw:mime-type="image/jpeg"/>
</draw:frame>
</text:a>
</text:p>
      <text:p text:style-name="P4">
德国前总理施罗德和夫人金素妍（资料图片）</text:p>
      <text:p text:style-name="P4">
（德国之声中文网）北威州经济部证实，德国北威州经济促进机构北威州国际商务署（NRW.GlobalBusiness）无限期解除了德国前总理施罗德第5任夫人金素妍（Soyeon Schröder-Kim）在该机构担任韩国代表的职务，并终止了与她的雇佣关系。《科隆日报》（Kölner Stadt-Anzeiger）本周二（5月16日）首先报道了该消息。</text:p>
      <text:p text:style-name="P4">
北威州经济部在一项声明中说，"此前，北威州国际商务署曾多次向Schröder-Kim女士指出，应保持克制、避免在公开场合就政治敏感话题发表意见，特别是有关俄罗斯对乌克兰的侵略战争。"</text:p>
      <text:p text:style-name="P4">
金素妍自2011年起间接受雇于北威州，担任北威州国际商务署韩国代表。</text:p>
      <ul>
        <li>
          <draw:frame draw:style-name="fr1" draw:name="Image91" text:anchor-type="as-char" svg:width="6.9236in" svg:height="3.896998in" draw:z-index="0">
            <draw:image xlink:href="../Images/dwzh/2023-05-17T13-00-00Z/43057828_303.jpg" xlink:type="simple" xlink:show="embed" xlink:actuate="onLoad" draw:mime-type="image/jpeg"/>
          </draw:frame>
        </li>
      </ul>
      <h5>
施罗德与普京的哥们情谊</h5>
      <text:h text:style-name="P12" text:outline-level="3">
<text:span text:style-name="T4">
知心朋友</text:span>
</text:h>
      <text:p text:style-name="P4">
前德国总理施罗德和俄罗斯总统普京保持着长年友谊。早在担任政府总理（1998-2005）期间，施罗德就和普京紧密合作并在公共场合力挺普京。</text:p>
      <ul>
        <li>
          <draw:frame draw:style-name="fr1" draw:name="Image92" text:anchor-type="as-char" svg:width="6.9236in" svg:height="3.896998in" draw:z-index="0">
            <draw:image xlink:href="../Images/dwzh/2023-05-17T13-00-00Z/40612973_303.jpg" xlink:type="simple" xlink:show="embed" xlink:actuate="onLoad" draw:mime-type="image/jpeg"/>
          </draw:frame>
        </li>
      </ul>
      <h5>
施罗德与普京的哥们情谊</h5>
      <text:h text:style-name="P12" text:outline-level="3">
<text:span text:style-name="T4">
相似经历</text:span>
</text:h>
      <text:p text:style-name="P4">
“也许是我们两家人在二战中经历的苦难将我们紧紧联系在一起。我失去了父亲，普京的兄弟在德军围困列宁格勒期间身亡"，施罗德2016年接受南德意志报采访时这样说道。他说，普京答应我的事，都做到了，反之也亦然。”</text:p>
      <ul>
        <li>
          <draw:frame draw:style-name="fr1" draw:name="Image93" text:anchor-type="as-char" svg:width="6.9236in" svg:height="3.896998in" draw:z-index="0">
            <draw:image xlink:href="../Images/dwzh/2023-05-17T13-00-00Z/43056852_303.jpg" xlink:type="simple" xlink:show="embed" xlink:actuate="onLoad" draw:mime-type="image/jpeg"/>
          </draw:frame>
        </li>
      </ul>
      <h5>
施罗德与普京的哥们情谊</h5>
      <text:h text:style-name="P12" text:outline-level="3">
<text:span text:style-name="T4">
私人友谊</text:span>
</text:h>
      <text:p text:style-name="P4">
在任期里，施罗德就和普京很有默契。紧密的政治友谊很快发展成为私人友谊。普京邀请施罗德圣诞节到莫斯科滑雪橇，施罗德过生日时也邀请普京到汉诺威做客。</text:p>
      <ul>
        <li>
          <draw:frame draw:style-name="fr1" draw:name="Image94" text:anchor-type="as-char" svg:width="6.9236in" svg:height="3.896998in" draw:z-index="0">
            <draw:image xlink:href="../Images/dwzh/2023-05-17T13-00-00Z/43056738_303.jpg" xlink:type="simple" xlink:show="embed" xlink:actuate="onLoad" draw:mime-type="image/jpeg"/>
          </draw:frame>
        </li>
      </ul>
      <h5>
施罗德与普京的哥们情谊</h5>
      <text:h text:style-name="P12" text:outline-level="3">
<text:span text:style-name="T4">
跨代情谊</text:span>
</text:h>
      <text:p text:style-name="P4">
两人相互之间信任有加。据媒体报道，施罗德和普京说德语。普京的一个女儿就读于莫斯科德国学校。施罗德和当时的夫人多丽斯甚至收养了两个俄罗斯孩子。</text:p>
      <ul>
        <li>
          <draw:frame draw:style-name="fr1" draw:name="Image95" text:anchor-type="as-char" svg:width="6.9236in" svg:height="3.896998in" draw:z-index="0">
            <draw:image xlink:href="../Images/dwzh/2023-05-17T13-00-00Z/43057441_303.jpg" xlink:type="simple" xlink:show="embed" xlink:actuate="onLoad" draw:mime-type="image/jpeg"/>
          </draw:frame>
        </li>
      </ul>
      <h5>
施罗德与普京的哥们情谊</h5>
      <text:h text:style-name="P12" text:outline-level="3">
<text:span text:style-name="T4">
完美的民主人士？</text:span>
</text:h>
      <text:p text:style-name="P4">
从一开始，德国人就对施罗德和普京走这么近直摇头。2004年，还在任期中的施罗德评价普京是“完美的民主人士”，引起舆论哗然。</text:p>
      <ul>
        <li>
          <draw:frame draw:style-name="fr1" draw:name="Image96" text:anchor-type="as-char" svg:width="6.9236in" svg:height="3.896998in" draw:z-index="0">
            <draw:image xlink:href="../Images/dwzh/2023-05-17T13-00-00Z/42584239_303.jpg" xlink:type="simple" xlink:show="embed" xlink:actuate="onLoad" draw:mime-type="image/jpeg"/>
          </draw:frame>
        </li>
      </ul>
      <h5>
施罗德与普京的哥们情谊</h5>
      <text:h text:style-name="P12" text:outline-level="3">
<text:span text:style-name="T4">
忠于朋友没商量</text:span>
</text:h>
      <text:p text:style-name="P4">
施罗德从不理会媒体批评。就连俄罗斯吞并克里米亚之后，施罗德也继续力挺普京。去年夏天，他甚至在联邦议院大选进程中，批评德国军队向靠近俄罗斯边界的立陶宛派驻军是发出了一个完全错误的信号。北约盟国对此感到愤怒。</text:p>
      <ul>
        <li>
          <draw:frame draw:style-name="fr1" draw:name="Image97" text:anchor-type="as-char" svg:width="6.9236in" svg:height="3.896998in" draw:z-index="0">
            <draw:image xlink:href="../Images/dwzh/2023-05-17T13-00-00Z/15899840_303.jpg" xlink:type="simple" xlink:show="embed" xlink:actuate="onLoad" draw:mime-type="image/jpeg"/>
          </draw:frame>
        </li>
      </ul>
      <h5>
施罗德与普京的哥们情谊</h5>
      <text:h text:style-name="P12" text:outline-level="3">
<text:span text:style-name="T4">
富有争议的管线项目</text:span>
</text:h>
      <text:p text:style-name="P4">
早在担任总理期间，施罗德就致力于修建将俄罗斯天然气经波罗的海输送到德国的北溪天然气管线。波兰和乌克兰感到自己被抛在一边。德国国内也不乏批评之声。但施罗德却称，北溪是最成功的欧俄项目。</text:p>
      <ul>
        <li>
          <draw:frame draw:style-name="fr1" draw:name="Image98" text:anchor-type="as-char" svg:width="6.9236in" svg:height="3.896998in" draw:z-index="0">
            <draw:image xlink:href="../Images/dwzh/2023-05-17T13-00-00Z/43056945_303.jpg" xlink:type="simple" xlink:show="embed" xlink:actuate="onLoad" draw:mime-type="image/jpeg"/>
          </draw:frame>
        </li>
      </ul>
      <h5>
施罗德与普京的哥们情谊</h5>
      <text:h text:style-name="P12" text:outline-level="3">
<text:span text:style-name="T4">
从总理到天然气老板</text:span>
</text:h>
      <text:p text:style-name="P4">
总理任期结束后，施罗德旋即于2015年12月接任北溪公司股东委员会主席。该公司51%属于俄罗斯天然气公司。普京此前一直敦促他担任该职务。为此，施罗德在德国招致强烈批评，因为他在担任总理期间曾大力推动这一天然气管道项目。</text:p>
      <ul>
        <li>
          <draw:frame draw:style-name="fr1" draw:name="Image99" text:anchor-type="as-char" svg:width="6.9236in" svg:height="3.896998in" draw:z-index="0">
            <draw:image xlink:href="../Images/dwzh/2023-05-17T13-00-00Z/43033804_303.jpg" xlink:type="simple" xlink:show="embed" xlink:actuate="onLoad" draw:mime-type="image/jpeg"/>
          </draw:frame>
        </li>
      </ul>
      <h5>
施罗德与普京的哥们情谊</h5>
      <text:h text:style-name="P12" text:outline-level="3">
<text:span text:style-name="T4">
普京石油企业首席说客</text:span>
</text:h>
      <text:p text:style-name="P4">
2017年8月，施罗德将成为俄罗斯石油公司监事会主席的消息传来，在德国和欧洲引起一场舆论风暴。因俄罗斯吞并克里米亚，半国有的俄罗斯石油公司被列入欧盟制裁名单。但是，施罗德却接受了该职位，并且现在有可能自己也登上欧盟制裁名单。</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参加俄使馆招待会</text:span>
</text:h>
      <text:p text:style-name="P4">
德国新闻网站"明镜"指出，金素妍被解聘的原因是她和前总理施罗德与俄罗斯的密切关系。具体而言，可能与这对夫妇5月9日参加俄罗斯驻德国大使馆举办的纪念战胜纳粹德国78周年胜利日招待会有关。</text:p>
      <text:p text:style-name="P4">
因俄罗斯发动侵略乌克兰的战争，德国的很多政界人士都拒绝参加这一招待会，以示抗议。据悉，当日受邀参加招待会的还有极右翼民粹主义政党德国选项党主席亚历山大·高兰德（AlexanderGauland）。施罗德夫妇出席俄使馆的胜利日招待会一事引发德媒广泛关注和报道。</text:p>
      <text:h text:style-name="P12" text:outline-level="3">
<text:span text:style-name="T4">
一张引发争议的私人照片</text:span>
</text:h>
      <text:p text:style-name="P4">
2022年3月10日，即俄罗斯对乌克兰的侵略战争开始后的14天，金素妍在她的Instagram账户上发布了一张引起很大国际关注的照片。照片上，她本人在窗前闭目祈祷，背景是克里姆林宫。当时，她跟随施罗德来到莫斯科。照片拍摄时，施罗德大概正在克里姆林宫拜会普京，就乌克兰战争进行会谈。当时，施罗德还是俄能源巨头俄罗斯石油公司的监事会成员。</text:p>
      <text:p text:style-name="P4">
<draw:frame draw:style-name="fr1" draw:name="Image100" text:anchor-type="as-char" svg:width="6.9236in" svg:height="3.896998in" draw:z-index="0">
<draw:image xlink:href="../Images/dwzh/2023-05-17T13-00-00Z/61095316_401.jpg" xlink:type="simple" xlink:show="embed" xlink:actuate="onLoad" draw:mime-type="image/jpeg"/>
</draw:frame>
</text:p>
      <text:p text:style-name="P4">
金素妍2022年3月在Instagram上发布的照片</text:p>
      <text:p text:style-name="P4">
据“明镜”披露，在那个时候，北威州国际商务署就建议北威州到2022年底终止与金素妍的合同关系。然而，在"当时的自民党籍北威州经济部长的明确的意愿下"，金素妍的合同在2022年6月延长至2023年底。</text:p>
      <text:p text:style-name="P4">
尚不清楚的是，金素妍会不会因为被北威州国际商务署解聘而去打官司。《世界报》2021年报道，金素妍名下的服务公司Mirae据说在2016年收入18万欧元，2020年收入约15.2万欧元。根据“明镜”的信息，该公司2022年也获得了类似的收入。</text:p>
      <text:p text:style-name="P4">
因与普京的密切关系，施罗德去年5月被剥夺了在联邦议院拥有办公室和雇员的特权。去年8月， <text:a xlink:type="simple" xlink:href="https://www.dw.com/zh/zh/为讨回办公室经费-前总理施罗德起诉联邦议院/a-62791389" text:style-name="Internet_20_link" text:visited-style-name="Visited_20_Internet_20_Link">
</text:a>
。今年5月4日，该诉讼被柏林行政法院驳回。</text:p>
      <text:p text:style-name="P4">
（德新社、明镜等）</text:p>
      <text:p text:style-name="P4">
Source: <text:a xlink:type="simple" xlink:href="https://www.dw.com/zh/前总理施罗德夫人金素妍被-炒鱿鱼/a-65660445" text:style-name="Internet_20_link" text:visited-style-name="Visited_20_Internet_20_Link">
https://www.dw.com/zh/前总理施罗德夫人金素妍被-炒鱿鱼/a-65660445?maca=chi-rss-chi-all-1127-rdf</text:a>
</text:p>
      <!--NEWS-->
      <text:h text:style-name="P10" text:outline-level="1">
<text:span text:style-name="T4">
义大利北部洪水成灾 至少5人死亡</text:span>
</text:h>
      <text:p text:style-name="P4">
Publisher: 法新社</text:p>
      <text:p text:style-name="P4">
Published Time: 2023-05-17T13:02:07+00:00</text:p>
      <text:p text:style-name="P4">
Modified Time: 2023-05-17T12:35:02+00:00</text:p>
      <text:p text:style-name="P4">
Description: （法新社罗马17日电） 义大利北部艾米利-罗马那（Emilia Romagna）地区豪雨引发洪水成灾，地方官员今天表示，已知至少有5人丧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3.617581in" draw:z-index="0">
<draw:image xlink:href="../Images/rficn/2023-05-17T13-02-07-00-00/000000.png" xlink:type="simple" xlink:show="embed" xlink:actuate="onLoad" draw:mime-type="image/png"/>
</draw:frame>
</text:p>
      <text:p text:style-name="P4">
福里市（Forli）的潜水人员找到两具罹难者遗体后，地方当局官员告诉法新社：「目前证实罹难人数已升高到5人。」</text:p>
      <text:p text:style-name="P4">
Source: <text:a xlink:type="simple" xlink:href="https://www.rfi.fr/cn/%E5%9B%BD%E9%99%85%E6%8A%A5%E9%81%93/20230517-%E4%B9%89%E5%A4%A7%E5%88%A9%E5%8C%97%E9%83%A8%E6%B4%AA%E6%B0%B4%E6%88%90%E7%81%BE-%E8%87%B3%E5%B0%915%E4%BA%BA%E6%AD%BB%E4%BA%A1" text:style-name="Internet_20_link" text:visited-style-name="Visited_20_Internet_20_Link">
https://www.rfi.fr/cn/%E5%9B%BD%E9%99%85%E6%8A%A5%E9%81%93/20230517-%E4%B9%89%E5%A4%A7%E5%88%A9%E5%8C%97%E9%83%A8%E6%B4%AA%E6%B0%B4%E6%88%90%E7%81%BE-%E8%87%B3%E5%B0%915%E4%BA%BA%E6%AD%BB%E4%BA%A1</text:a>
</text:p>
      <!--NEWS-->
      <text:h text:style-name="P10" text:outline-level="1">
<text:span text:style-name="T4">
国际法院6月6日聆讯 乌克兰就马航MH17坠机案起诉俄罗斯</text:span>
</text:h>
      <text:p text:style-name="P4">
Author: 联合早报 (Person)</text:p>
      <text:p text:style-name="P4">
Publisher: 联合早报 (Organization)</text:p>
      <text:p text:style-name="P4">
Published Time: 2023-05-17T13:16</text:p>
      <text:p text:style-name="P4">
Modified Time: 2023-05-17T13:22</text:p>
      <text:p text:style-name="P4">
Description: 联合国国际法院将于6月6日开始审理乌克兰起诉俄罗斯违反一联合国条约，支持亲俄分裂分子的案件。路透社报道，国际法院定于6月6日、8日、12日和14日举行为期四天的聆讯。荷兰法院去年认...</text:p>
      <text:p text:style-name="P4">
Videos: []</text:p>
      <text:p text:style-name="P4">
Audios: []</text:p>
      <text:p text:style-name="P4">
Images: []</text:p>
      <text:p text:style-name="P4">
Type: NewsArticle</text:p>
      <text:p text:style-name="P4">
Breadcrumbs: ['即时', '国际']</text:p>
      <text:p text:style-name="P4">
Keywords: ['乌克兰', '俄罗斯', '马来西亚航空公司', 'MH17', '起诉', '联合国']</text:p>
      <!--METADATA-->
      <text:p text:style-name="P4">
联合国国际法院将于6月6日开始审理乌克兰起诉俄罗斯违反一联合国条约，支持亲俄分裂分子的案件。</text:p>
      <text:p text:style-name="P4">
路透社报道，国际法院定于6月6日、8日、12日和14日举行为期四天的聆讯。</text:p>
      <text:p text:style-name="P4">
<text:a xlink:type="simple" xlink:href="https://www.zaobao.com/news/world/story20221118-1334323" text:style-name="Internet_20_link" text:visited-style-name="Visited_20_Internet_20_Link">
 </text:a>
对2014年马来西亚航空公司的MH17航班遭击落负有责任。</text:p>
      <text:p text:style-name="P4">
荷兰法院在审讯中也发现，俄罗斯从2014年5月中旬开始“全面控制”乌克兰东部的顿涅茨克人民共和国军队。</text:p>
      <text:p text:style-name="P4">
<text:a xlink:type="simple" xlink:href="https://www.zaobao.com/realtime/world/story20221117-1334297" text:style-name="Internet_20_link" text:visited-style-name="Visited_20_Internet_20_Link">
 </text:a>
，其中两名俄罗斯人和一名乌克兰人被判无期徒刑，另外一人被宣告无罪。</text:p>
      <text:p text:style-name="P4">
三名罪成的被告是俄罗斯情报特工吉尔金（Igor Girkin）和杜宾斯基（Sergei Dubinsky），以及乌克兰分离主义领袖哈尔琴科（LeonidKharchenko），被裁定无罪的被告是俄罗斯前特种部队成员普拉托夫（Oleg Pulatov）。</text:p>
      <text:p text:style-name="P4">
俄罗斯外交部说，这一判决“有失公正”，是基于政治动机的判决。</text:p>
      <text:p text:style-name="P4">
2014年7月17日，马来西亚航空公司的MH17航班从荷兰阿姆斯特丹起飞前往马来西亚吉隆坡，在乌克兰靠近俄罗斯边界地区坠毁，机上298人全部遇难，其中包括196名荷兰人。</text:p>
      <text:p text:style-name="P4">
2016年9月，荷兰、马来西亚、乌克兰、比利时、澳大利亚五国组建的联合调查团公布报告称，客机被一枚“山毛榉”导弹击中坠毁，该导弹是从乌克兰东部一个亲俄武装控制的村庄发射的。俄方坚决否认对MH17航班坠毁事件负有责任，并指责联合调查团对俄罗斯抱有成见。</text:p>
      <text:p text:style-name="P4">
2019年6月19日，荷兰主导的这一空难联合调查团宣布对四名涉案嫌疑人提起刑事诉讼，四名嫌疑人被控犯有谋杀罪。2020年3月9日，海牙地方法院正式开庭审理此案。</text:p>
      <text:p text:style-name="P4">
Source: <text:a xlink:type="simple" xlink:href="https://www.zaobao.com.sg/realtime/world/story20230517-1395479" text:style-name="Internet_20_link" text:visited-style-name="Visited_20_Internet_20_Link">
https://www.zaobao.com.sg/realtime/world/story20230517-1395479</text:a>
</text:p>
      <!--NEWS-->
      <text:h text:style-name="P10" text:outline-level="1">
<text:span text:style-name="T4">
备受瞩目的德累斯顿“绿穹”珍宝盗窃大案宣判</text:span>
</text:h>
      <text:p text:style-name="P4">
Author: None (Language: zh)</text:p>
      <text:p text:style-name="P4">
Publisher: None</text:p>
      <text:p text:style-name="P4">
Time: 2023-05-17T13:35:00Z</text:p>
      <text:p text:style-name="P4">
Description: 德国历史上最引人注目的文物盗窃案之一周二（5月16日）得以宣判，法院对柏林黑帮雷莫（Remmo）家族有组织犯罪团伙的五名成员作出了数项监禁判决。</text:p>
      <text:p text:style-name="P4">
Videos: []</text:p>
      <text:p text:style-name="P4">
Images: ["<text:a xlink:type="simple" xlink:href="https://static.dw.com/image/65635841_303.jpg" text:style-name="Internet_20_link" text:visited-style-name="Visited_20_Internet_20_Link">
65635841_303.jpg</text:a>
", "<text:a xlink:type="simple" xlink:href="https://static.dw.com/image/51397785_303.jpg" text:style-name="Internet_20_link" text:visited-style-name="Visited_20_Internet_20_Link">
51397785_303.jpg</text:a>
", "<text:a xlink:type="simple" xlink:href="https://static.dw.com/image/38138502_303.jpg" text:style-name="Internet_20_link" text:visited-style-name="Visited_20_Internet_20_Link">
38138502_303.jpg</text:a>
", "<text:a xlink:type="simple" xlink:href="https://static.dw.com/image/38156076_303.jpg" text:style-name="Internet_20_link" text:visited-style-name="Visited_20_Internet_20_Link">
38156076_303.jpg</text:a>
", "<text:a xlink:type="simple" xlink:href="https://static.dw.com/image/38156155_303.jpg" text:style-name="Internet_20_link" text:visited-style-name="Visited_20_Internet_20_Link">
38156155_303.jpg</text:a>
", "<text:a xlink:type="simple" xlink:href="https://static.dw.com/image/38155823_303.jpg" text:style-name="Internet_20_link" text:visited-style-name="Visited_20_Internet_20_Link">
38155823_303.jpg</text:a>
", "<text:a xlink:type="simple" xlink:href="https://static.dw.com/image/38155852_303.jpg" text:style-name="Internet_20_link" text:visited-style-name="Visited_20_Internet_20_Link">
38155852_303.jpg</text:a>
", "<text:a xlink:type="simple" xlink:href="https://static.dw.com/image/38158715_303.jpg" text:style-name="Internet_20_link" text:visited-style-name="Visited_20_Internet_20_Link">
38158715_303.jpg</text:a>
", "<text:a xlink:type="simple" xlink:href="https://static.dw.com/image/38156346_303.jpg" text:style-name="Internet_20_link" text:visited-style-name="Visited_20_Internet_20_Link">
38156346_303.jpg</text:a>
", "<text:a xlink:type="simple" xlink:href="https://static.dw.com/image/18590803_303.jpg" text:style-name="Internet_20_link" text:visited-style-name="Visited_20_Internet_20_Link">
18590803_303.jpg</text:a>
"]</text:p>
      <text:p text:style-name="P4">
Subject: 文化经纬</text:p>
      <text:p text:style-name="P4">
Subjects: ['德中关系', '欧债危机', '欧盟', '德国', '留学德国', '留学德国', '德国联邦大选', '默克尔']</text:p>
      <text:p text:style-name="P4">
Keywords: ['德国', '黑帮', '家族黑帮', '绿穹珍宝馆', '文物盗窃案']</text:p>
      <text:p text:style-name="P4">
ID: 65660444</text:p>
      <!--METADATA-->
      <text:p text:style-name="P4">
<text:a xlink:type="simple" xlink:href="https://www.dw.com/zh/overlay/image/article/65660444/65635841" text:style-name="Internet_20_link" text:visited-style-name="Visited_20_Internet_20_Link">
 <draw:frame draw:style-name="fr1" draw:name="Image102" text:anchor-type="as-char" svg:width="6.9236in" svg:height="3.896998in" draw:z-index="0">
<draw:image xlink:href="../Images/dwzh/2023-05-17T13-35-00Z/65635841_303.jpg" xlink:type="simple" xlink:show="embed" xlink:actuate="onLoad" draw:mime-type="image/jpeg"/>
</draw:frame>
</text:a>
</text:p>
      <text:p text:style-name="P4">
德累斯顿绿穹珍宝馆盗窃案法庭</text:p>
      <text:p text:style-name="P4">
（德国之声中文网）德国东部城市德累斯顿的地区法院周二（5月16日）对一个犯罪集团的成员进行了宣判，罪名是盗窃欧洲最大珍宝收藏博物馆之一绿穹珍宝馆的无价展品。</text:p>
      <text:p text:style-name="P4">
这是德国历史上最引人注目的文物盗窃案之一。</text:p>
      <text:p text:style-name="P4">
法院对柏林黑帮雷莫（Remmo）家族有组织犯罪团伙的五名成员作出了数项监禁判决--从四年零四个月到六年零三个月不等。他们被判定犯有严重的纵火罪和危险的人身伤害罪、使用武器盗窃罪、破坏财产罪和故意纵火罪。</text:p>
      <text:p text:style-name="P4">
判刑最高的是维萨姆-R（26岁）和拉比-R（29岁），他们分别被判处六年零三个月和六年零两个月的监禁。</text:p>
      <text:p text:style-name="P4">
作为辩诉交易的一部分，六名被告中有四人承认参与了犯罪活动，另一人承认帮助为突袭采购物品。</text:p>
      <ul>
        <li>
          <draw:frame draw:style-name="fr1" draw:name="Image103" text:anchor-type="as-char" svg:width="6.9236in" svg:height="3.896998in" draw:z-index="0">
            <draw:image xlink:href="../Images/dwzh/2023-05-17T13-35-00Z/51397785_303.jpg" xlink:type="simple" xlink:show="embed" xlink:actuate="onLoad" draw:mime-type="image/jpeg"/>
          </draw:frame>
        </li>
      </ul>
      <h5>
史上最耸人听闻的艺术品失窃案</h5>
      <text:h text:style-name="P12" text:outline-level="3">
<text:span text:style-name="T4">
2019：德累斯顿绿穹珍宝馆遭窃</text:span>
</text:h>
      <text:p text:style-name="P4">
窃贼从绿穹珍宝馆盗走了3套珠宝饰品。初步调查结果显示，破门而入者经由窗户登堂入室。一般情况下，参观者只能经由一个现代化的安全通道方能进入陈列着约3000件展品的珍宝厅。</text:p>
      <ul>
        <li>
          <draw:frame draw:style-name="fr1" draw:name="Image104" text:anchor-type="as-char" svg:width="6.9236in" svg:height="3.896998in" draw:z-index="0">
            <draw:image xlink:href="../Images/dwzh/2023-05-17T13-35-00Z/38138502_303.jpg" xlink:type="simple" xlink:show="embed" xlink:actuate="onLoad" draw:mime-type="image/jpeg"/>
          </draw:frame>
        </li>
      </ul>
      <h5>
史上最耸人听闻的艺术品失窃案</h5>
      <text:h text:style-name="P12" text:outline-level="3">
<text:span text:style-name="T4">
2017：在柏林，重达100公斤的金币不翼而飞</text:span>
</text:h>
      <text:p text:style-name="P4">
2017年3约，博德博物馆（BodeMuseum）一块重100公斤的金币被人盗走。仅该币所用的材料便值近400万欧元。窃贼很可能是通过一扇窗户进入建筑物的。取名为“大枫叶”（Big MapleLeaf）的这块金币来自加拿大，直径53厘米，厚3厘米，正面铸伊丽萨白二世女王像。</text:p>
      <ul>
        <li>
          <draw:frame draw:style-name="fr1" draw:name="Image105" text:anchor-type="as-char" svg:width="6.9236in" svg:height="3.896998in" draw:z-index="0">
            <draw:image xlink:href="../Images/dwzh/2023-05-17T13-35-00Z/38156076_303.jpg" xlink:type="simple" xlink:show="embed" xlink:actuate="onLoad" draw:mime-type="image/jpeg"/>
          </draw:frame>
        </li>
      </ul>
      <h5>
史上最耸人听闻的艺术品失窃案</h5>
      <text:h text:style-name="P12" text:outline-level="3">
<text:span text:style-name="T4">
2008：欧洲迄今最大艺术盗窃事件</text:span>
</text:h>
      <text:p text:style-name="P4">
2008年，持枪蒙面者从苏黎世比勒收藏展览馆（Sammlung Bührle）窃走价值共1.8亿瑞士法郎的4幅油画：塞尚（PaulCézanne）的《红夹克男孩》（1888年）、德加（Edgar Degas）的《会计师和女儿们》（1871年）、莫奈（ClaudeMonet）的《维特尼附近的罂粟花》（1879年）和本图上梵高（Vincent vanGogh）的《茂盛的栗树花》（1890年）。所幸，遭窃的这些名作后又重见天日。</text:p>
      <ul>
        <li>
          <draw:frame draw:style-name="fr1" draw:name="Image106" text:anchor-type="as-char" svg:width="6.9236in" svg:height="3.896998in" draw:z-index="0">
            <draw:image xlink:href="../Images/dwzh/2023-05-17T13-35-00Z/38156155_303.jpg" xlink:type="simple" xlink:show="embed" xlink:actuate="onLoad" draw:mime-type="image/jpeg"/>
          </draw:frame>
        </li>
      </ul>
      <h5>
史上最耸人听闻的艺术品失窃案</h5>
      <text:h text:style-name="P12" text:outline-level="3">
<text:span text:style-name="T4">
2004年：蒙克艺术博物馆遭武装盗窃</text:span>
</text:h>
      <text:p text:style-name="P4">
表现主义大师蒙克（EdvardMunch）的作品《呐喊》和《圣母玛丽亚》2004年在奥斯陆被盗。众目睽睽之下，两名武装窃贼冲入蒙克博物馆，将画作从墙上扯下。在一次搜查行动中，警方找到了这两幅名画。惜者，《呐喊》一画损坏过巨，再也无法修葺如初。</text:p>
      <ul>
        <li>
          <draw:frame draw:style-name="fr1" draw:name="Image107" text:anchor-type="as-char" svg:width="6.9236in" svg:height="3.896998in" draw:z-index="0">
            <draw:image xlink:href="../Images/dwzh/2023-05-17T13-35-00Z/38155823_303.jpg" xlink:type="simple" xlink:show="embed" xlink:actuate="onLoad" draw:mime-type="image/jpeg"/>
          </draw:frame>
        </li>
      </ul>
      <h5>
史上最耸人听闻的艺术品失窃案</h5>
      <text:h text:style-name="P12" text:outline-level="3">
<text:span text:style-name="T4">
2003：《纺织机旁的玛丽亚》遭窃</text:span>
</text:h>
      <text:p text:style-name="P4">
达·芬奇的这幅约值7000万欧元的油画2003年从苏格兰一宫殿被窃走。两名扮作游客进入展览厅的窃贼制服了德拉姆兰里格城堡的一名警卫，带着此画扬长而去。整整4年时间里，该名画杳无踪迹。直到2007年，在格拉斯哥（Glasgow）的一次搜查行动中，这幅名画方失而复得。</text:p>
      <ul>
        <li>
          <draw:frame draw:style-name="fr1" draw:name="Image108" text:anchor-type="as-char" svg:width="6.9236in" svg:height="3.896998in" draw:z-index="0">
            <draw:image xlink:href="../Images/dwzh/2023-05-17T13-35-00Z/38155852_303.jpg" xlink:type="simple" xlink:show="embed" xlink:actuate="onLoad" draw:mime-type="image/jpeg"/>
          </draw:frame>
        </li>
      </ul>
      <h5>
史上最耸人听闻的艺术品失窃案</h5>
      <text:h text:style-name="P12" text:outline-level="3">
<text:span text:style-name="T4">
1991：梵高数画作遭窃</text:span>
</text:h>
      <text:p text:style-name="P4">
1991年，一男子悄悄让人将自己锁进阿姆斯特丹梵高博物馆（Van Gogh-Museum）的一间厕所内，并在一名看守的帮助下，一口气窃走了20幅画作，其中就有本图所示的《自画像》。不过，失窃事件发生1小时后警方便在窃贼用以逃跑的车内查获了这些画作。两窃贼亦得以在数月内被擒。</text:p>
      <ul>
        <li>
          <draw:frame draw:style-name="fr1" draw:name="Image109" text:anchor-type="as-char" svg:width="6.9236in" svg:height="3.896998in" draw:z-index="0">
            <draw:image xlink:href="../Images/dwzh/2023-05-17T13-35-00Z/38158715_303.jpg" xlink:type="simple" xlink:show="embed" xlink:actuate="onLoad" draw:mime-type="image/jpeg"/>
          </draw:frame>
        </li>
      </ul>
      <h5>
史上最耸人听闻的艺术品失窃案</h5>
      <text:h text:style-name="P12" text:outline-level="3">
<text:span text:style-name="T4">
1990：迄今成谜的波士顿艺术盗窃事件</text:span>
</text:h>
      <text:p text:style-name="P4">
1990年，波士顿伊莎贝拉·斯图尔特·加德纳博物馆（Isabella Steward GardnerMuseum）13幅油画遭窃事件引起国际轰动。两名扮作警察的男子冲入博物馆，窃走名画，其中包括马奈（Édouard Manets）的《切斯·托托尼》（Chez Tortoni）和本图所示的弗美尔（Jan Vermeer）的《音乐会》。窃贼留下的画框，今天依旧空悬原处。</text:p>
      <ul>
        <li>
          <draw:frame draw:style-name="fr1" draw:name="Image110" text:anchor-type="as-char" svg:width="6.9236in" svg:height="3.896998in" draw:z-index="0">
            <draw:image xlink:href="../Images/dwzh/2023-05-17T13-35-00Z/38156346_303.jpg" xlink:type="simple" xlink:show="embed" xlink:actuate="onLoad" draw:mime-type="image/jpeg"/>
          </draw:frame>
        </li>
      </ul>
      <h5>
史上最耸人听闻的艺术品失窃案</h5>
      <text:h text:style-name="P12" text:outline-level="3">
<text:span text:style-name="T4">
1966, 1973, 1981, 1986：史上被窃次数最多的油画</text:span>
</text:h>
      <text:p text:style-name="P4">
伦勃朗的油画《雅克·德 戈恩》先后4次从英国达利齐画廊（Dulwich Picture Gallery）被人窃走：1966、 1973、 1981、1986年。因此，该画亦名“随身带走的伦勃朗”。令人欣慰的是，最后一次失窃后，该作仍得以完璧归赵。</text:p>
      <ul>
        <li>
          <draw:frame draw:style-name="fr1" draw:name="Image111" text:anchor-type="as-char" svg:width="6.9236in" svg:height="3.896998in" draw:z-index="0">
            <draw:image xlink:href="../Images/dwzh/2023-05-17T13-35-00Z/18590803_303.jpg" xlink:type="simple" xlink:show="embed" xlink:actuate="onLoad" draw:mime-type="image/jpeg"/>
          </draw:frame>
        </li>
      </ul>
      <h5>
史上最耸人听闻的艺术品失窃案</h5>
      <text:h text:style-name="P12" text:outline-level="3">
<text:span text:style-name="T4">
1911：当蒙娜丽莎的笑容消失</text:span>
</text:h>
      <text:p text:style-name="P4">
1911年，或许是世界上最有名的女性肖像画遭窃：达·芬奇的《蒙娜丽莎》。意大利青年佩鲁贾（VincenzoPeruggia）从卢浮宫拿走了该画。当时，他扮作博物馆工作人员，将这幅尺寸算相对较小的画作藏掖在工作服内。1913年，该画重见天日，——此前，一名艺术品买卖人将佩鲁贾“出卖”给了警方。</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黎明时分发生的惊天大案</text:span>
</text:span>
</text:h>
      <text:p text:style-name="P4">
<text:a xlink:type="simple" xlink:href="https://www.dw.com/zh/zh/德国德累斯顿绿穹珍宝馆遭窃-丢了10亿欧元珠宝/a-51416524" text:style-name="Internet_20_link" text:visited-style-name="Visited_20_Internet_20_Link">
 </text:a>
，该犯罪团伙的两名成员从德累斯顿皇宫的一扇窗户闯入珍宝馆。他们砸碎了一个陈列柜，并带着可追溯到17和18世纪的宝藏逃走了。</text:p>
      <text:p text:style-name="P4">
检察官说，该团伙曾多次在该地点进行侦察，并提前拆开一段铸铁排水沟，以便随后更容易闯入。闯入之前，这些人放火切断了博物馆外路灯的电源。</text:p>
      <text:p text:style-name="P4">
他们从21件珠宝首饰中偷走了大约4,300颗钻石和其他宝石，尽管这些宝石的价值被估算约为 1.13 亿欧元（1.22 亿美元），但许多人认为它们是无价之宝。</text:p>
      <text:p text:style-name="P4">
据估计，仅破门而入造成的损失就超过 100 万欧元。在逃往柏林之前，他们还在附近的车库放火烧了一辆汽车。几个月后， <text:a xlink:type="simple" xlink:href="https://www.dw.com/zh/zh/绿穹珍宝盗窃大案-双胞胎弟兄之一归案/a-55949486" text:style-name="Internet_20_link" text:visited-style-name="Visited_20_Internet_20_Link">
</text:a>
</text:p>
      <text:p text:style-name="P4">
在辩诉交易的初步谈判后，大部分被盗窃的珍宝被归还给国家博物馆收藏，其中部分受损。</text:p>
      <text:p text:style-name="P4">
检察官很早就怀疑雷莫家族的成员是这起惊天窃案的幕后黑手。雷莫是一个臭名昭著的阿拉伯裔有组织犯罪团伙，在德国媒体中被称为 <text:a xlink:type="simple" xlink:href="https://www.dw.com/zh/zh/家族犯罪-梳理德国最出名家族黑帮/a-57599206" text:style-name="Internet_20_link" text:visited-style-name="Visited_20_Internet_20_Link">
</text:a>
 。法院还认定该家族对 2017年从柏林博德博物馆盗走一枚重达100公斤的巨型金币负有责任。</text:p>
      <text:h text:style-name="P12" text:outline-level="3">
<text:span text:style-name="T4">
还记得轰动世界的德累斯顿珠宝失窃案吗？嫌犯落网了！</text:span>
</text:h>
      <text:h text:style-name="P12" text:outline-level="3">
<text:span text:style-name="T4">
<text:span text:style-name="T4">
绿穹珍宝馆的历史与现状</text:span>
</text:span>
</text:h>
      <text:p text:style-name="P4">
德累斯顿绿穹珍宝馆是德国最著名的博物馆之一。绿穹珍宝馆使用的建筑兴建于17世纪。1723年，萨克森选帝侯"强力王"奥古斯特(August derStarke)设置了王室宝库。现如今，这座博物馆被分成两部分展示。一层是恢复成历史原样的8个房间布局，展示藏品。二层的绿穹珍宝馆展出特藏珍品。</text:p>
      <text:p text:style-name="P4">
该博物馆的名字来源于其中许多房间的绿色柱子和绿色天鹅绒墙布。</text:p>
      <text:p text:style-name="P4">
1945年2月， <text:a xlink:type="simple" xlink:href="https://www.dw.com/zh/zh/德累斯顿纪念二战大轰炸77周年/a-60769549" text:style-name="Internet_20_link" text:visited-style-name="Visited_20_Internet_20_Link">
 </text:a>
期间，绿穹珍宝馆的8个装饰华丽的展厅中有3个被摧毁。幸运的是，部分藏品已事先移走并存放在附近易布桑德斯坦山的堡垒中得以妥善保管。这些珍宝被苏联红军战利品委员会没收并在战后运往苏联，直到1958年莫斯科通过一项决议将它们送回德累斯顿。</text:p>
      <text:p text:style-name="P4">
因为战争对绿穹珍宝馆的损坏，部分藏品只能暂居在该市的阿尔贝廷博物馆（Albertinum）。直到战后半个多世纪后，这些珍宝才在 2004年得以重新返回绿穹珍宝馆。当年展出了1,080 件珍贵的藏品。</text:p>
      <text:p text:style-name="P4">
两年后，经过耗资数百万欧元的重大翻修，绿穹珍宝馆正式重新开放，时任德国总理默克尔出席开幕式。</text:p>
      <text:p text:style-name="P4">
绿穹珍宝馆展出的珍品包括镶嵌珠宝的小雕像、属于新教改革家马丁路德的戒指、镶金的鸵鸟蛋和犀牛角高脚杯。</text:p>
      <text:p text:style-name="P4">
（法新社、德新社）</text:p>
      <text:p text:style-name="P4">
Source: <text:a xlink:type="simple" xlink:href="https://www.dw.com/zh/备受瞩目的德累斯顿-绿穹-珍宝盗窃大案宣判/a-65660444" text:style-name="Internet_20_link" text:visited-style-name="Visited_20_Internet_20_Link">
https://www.dw.com/zh/备受瞩目的德累斯顿-绿穹-珍宝盗窃大案宣判/a-65660444?maca=chi-rss-chi-all-1127-rdf</text:a>
</text:p>
      <!--NEWS-->
      <text:h text:style-name="P10" text:outline-level="1">
<text:span text:style-name="T4">
人权组织起诉法国时装集团涉维吾尔强制劳工</text:span>
</text:h>
      <text:p text:style-name="P4">
Author: None (Language: zh)</text:p>
      <text:p text:style-name="P4">
Publisher: None</text:p>
      <text:p text:style-name="P4">
Time: 2023-05-17T13:37:00Z</text:p>
      <text:p text:style-name="P4">
Description: 多家人权组织周三宣布，将在法国对制衣业巨头优衣库和Inditex提起新的诉讼，因其涉嫌从维吾尔人的强制劳动中获利。</text:p>
      <text:p text:style-name="P4">
Videos: []</text:p>
      <text:p text:style-name="P4">
Images: ["<text:a xlink:type="simple" xlink:href="https://static.dw.com/image/64467069_303.jpg" text:style-name="Internet_20_link" text:visited-style-name="Visited_20_Internet_20_Link">
64467069_303.jpg</text:a>
"]</text:p>
      <text:p text:style-name="P4">
Subject: 时政风云</text:p>
      <text:p text:style-name="P4">
Subjects: ['维吾尔', '柏林时装周', '新疆']</text:p>
      <text:p text:style-name="P4">
Keywords: ['维吾尔人', '强制劳工', '强迫劳动', '服装', '优衣库', 'Zara', '新疆', '维吾尔', '人权组织', '中国人权']</text:p>
      <text:p text:style-name="P4">
ID: 65660627</text:p>
      <!--METADATA-->
      <text:p text:style-name="P4">
<text:a xlink:type="simple" xlink:href="https://www.dw.com/zh/overlay/image/article/65660627/64467069" text:style-name="Internet_20_link" text:visited-style-name="Visited_20_Internet_20_Link">
 <draw:frame draw:style-name="fr1" draw:name="Image112" text:anchor-type="as-char" svg:width="6.9236in" svg:height="3.896998in" draw:z-index="0">
<draw:image xlink:href="../Images/dwzh/2023-05-17T13-37-00Z/64467069_303.jpg" xlink:type="simple" xlink:show="embed" xlink:actuate="onLoad" draw:mime-type="image/jpeg"/>
</draw:frame>
</text:a>
</text:p>
      <text:p text:style-name="P4">
（德国之声中文网）人权组织周二提起的诉讼中，所指控的罪名包括反人类罪、奴役罪、种族灭绝和贩卖人口。起诉方是Sherpa组织、品牌伦理组织（Ethics onLabels）、欧洲维吾尔学院（European Uyghur Institute）以及一名曾在中国新疆一个营地被关押的维吾尔女性。</text:p>
      <text:p text:style-name="P4">
起诉方称，他们希望曝光"其产品生产从 <text:a xlink:type="simple" xlink:href="https://www.dw.com/zh/zh/防范强制劳工-德国供应链法落实得了吗/a-65438393" text:style-name="Internet_20_link" text:visited-style-name="Visited_20_Internet_20_Link">
 </text:a>
获利的跨国服装业可能负有的责任"。</text:p>
      <text:p text:style-name="P4">
此前， <text:a xlink:type="simple" xlink:href="https://www.dw.com/zh/zh/或涉新疆强迫劳动-法国调查四服饰品牌/a-58133658" text:style-name="Internet_20_link" text:visited-style-name="Visited_20_Internet_20_Link">
 </text:a>
，该检察官有权对反人类罪案件进行检控。但4月该案件被撤销，原因是"缺乏对相关诉讼中事实的检控管辖权"。</text:p>
      <text:p text:style-name="P4">
当时，人权组织对迅销集团（FastRetailing）旗下的法国优衣库、Zara等品牌的西班牙母公司Inditex、法国时装集团SMCP以及鞋业品牌Skechers提起诉讼，指控其产品中至少一部分是在<text:a xlink:type="simple" xlink:href="https://www.dw.com/zh/zh/ngo起诉德国5家大企业配合参与新疆强迫劳动/a-59101217" text:style-name="Internet_20_link" text:visited-style-name="Visited_20_Internet_20_Link">
 </text:a>
 生产的。</text:p>
      <text:p text:style-name="P4">
这些人权组织估计，在中国强制劳工人数超过100万。起诉方还认为，相关服装品牌对其签约供货方并没有足够的监督。</text:p>
      <text:p text:style-name="P4">
Sherpa组织在其网站上写道， <text:a xlink:type="simple" xlink:href="https://www.dw.com/zh/zh/美国棉花禁令下-新疆对美出口依旧增长/a-57285861" text:style-name="Internet_20_link" text:visited-style-name="Visited_20_Internet_20_Link">
 </text:a>
，因此五分之一的棉质服装有可能涉及维吾尔强制劳工。</text:p>
      <text:p text:style-name="P4">
起诉方律师伯顿（William Bourdon）表示，希望法国司法体系承认他们的诉求，因这些"纺织公司必须为其明知故犯、从中获利而负责"， <text:a xlink:type="simple" xlink:href="https://www.dw.com/zh/zh/血棉花争议未解-国际奥会传与相关中企合作/a-57115949" text:style-name="Internet_20_link" text:visited-style-name="Visited_20_Internet_20_Link">
</text:a>
 。</text:p>
      <text:p text:style-name="P4">
在此前的诉讼中，时装集团纷纷否认强制劳工的指控。除了这四家公司之外，其它大品牌如耐克也曾受到类似的指责。</text:p>
      <text:h text:style-name="P12" text:outline-level="3">
<text:span text:style-name="T4">
中国民众怎麽看新疆棉事件？</text:span>
</text:h>
      <text:p text:style-name="P4">
华盛顿等国家称对维吾尔穆斯林的打压是"种族灭绝"，联合国人权事务高级专员曾称之为反人类罪。北京则对相关指责予以驳斥，称这些西方谴责的再教育中心是打击宗教极端主义、保障社会稳定的职业培训中心。</text:p>
      <text:p text:style-name="P4">
（法新社）</text:p>
      <text:p text:style-name="P4">
Source: <text:a xlink:type="simple" xlink:href="https://www.dw.com/zh/人权组织起诉法国时装集团涉维吾尔强制劳工/a-65660627" text:style-name="Internet_20_link" text:visited-style-name="Visited_20_Internet_20_Link">
https://www.dw.com/zh/人权组织起诉法国时装集团涉维吾尔强制劳工/a-65660627?maca=chi-rss-chi-all-1127-rdf</text:a>
</text:p>
      <!--NEWS-->
      <text:h text:style-name="P10" text:outline-level="1">
<text:span text:style-name="T4">
国会听证聚焦拜登政府中国政策 美防长：很快将提供台湾额外安全援助</text:span>
</text:h>
      <text:p text:style-name="P4">
Author: chinese@voanews.com (李逸华)</text:p>
      <text:p text:style-name="P4">
Publisher: 美国之音中文网 (Type: NewsMediaOrganization)</text:p>
      <text:p text:style-name="P4">
Published Time: 2023-05-17T13:43:01+08:00</text:p>
      <text:p text:style-name="P4">
Modified Time: 2023-05-17 05:43:01Z</text:p>
      <text:p text:style-name="P4">
Description: 拜登政府国防、外交和经贸内阁成员星期二（5月16日）齐聚国会山，针对美国对中国的外交政策接受议员质询，并呼吁国会在期限到来前批准政府预算，称任何预算的削减将严重影响美国在国际上的竞争力。拜登政府阁员还透露，“美国很快将对台湾提供重大的额外安全援助”。</text:p>
      <text:p text:style-name="P4">
Videos: []</text:p>
      <text:p text:style-name="P4">
Images: []</text:p>
      <text:p text:style-name="P4">
Categories: ['国会报道', '美国', '台湾', '美中关系']</text:p>
      <text:p text:style-name="P4">
Type: None</text:p>
      <!--METADATA-->
      <text:p text:style-name="P4">
NoneNone</text:p>
      <text:p text:style-name="P4">
Source: <text:a xlink:type="simple" xlink:href="https://www.voachinese.com/a/us-senate-hearing-austin-taiwan-security-assistance-20230516/7096758.html" text:style-name="Internet_20_link" text:visited-style-name="Visited_20_Internet_20_Link">
https://www.voachinese.com/a/us-senate-hearing-austin-taiwan-security-assistance-20230516/7096758.html</text:a>
</text:p>
      <!--NEWS-->
      <text:h text:style-name="P10" text:outline-level="1">
<text:span text:style-name="T4">
驻华使团展示乌克兰国旗　中国外交部：不要"政治化宣传"</text:span>
</text:h>
      <text:p text:style-name="P4">
Author: None</text:p>
      <text:p text:style-name="P4">
Publisher: Radio Free Asia (Organization)</text:p>
      <text:p text:style-name="P4">
Published Time: 2023-05-17T13:44:00-04:00</text:p>
      <text:p text:style-name="P4">
Modified Time: 2023-05-17T15:08:02-04:00</text:p>
      <text:p text:style-name="P4">
Description: None</text:p>
      <text:p text:style-name="P4">
Videos: []</text:p>
      <text:p text:style-name="P4">
Audios: ["<text:a xlink:type="simple" xlink:href="https://www.rfa.org/mandarin/yataibaodao/junshiwaijiao/jw1-0517202311060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13" text:anchor-type="as-char" svg:width="6.9236in" svg:height="4.612011in" draw:z-index="0">
<draw:image xlink:href="../Images/rfamandarin/2023-05-17T13-44-00-04-00/000000.png" xlink:type="simple" xlink:show="embed" xlink:actuate="onLoad" draw:mime-type="image/png"/>
</draw:frame>
2023年5月17日，波兰驻北京大使馆，展示对乌克兰支持的横幅。 <text:a xlink:type="simple" xlink:href="https://www.rfa.org/mandarin/yataibaodao/junshiwaijiao/jw1-05172023110604.html/@@images/image" text:style-name="Internet_20_link" text:visited-style-name="Visited_20_Internet_20_Link">
</text:a>
美联社图片  <text:a xlink:type="simple" xlink:href="https://www.rfa.org/mandarin/yataibaodao/junshiwaijiao/jw1-05172023110604.html/@@stream" text:style-name="Internet_20_link" text:visited-style-name="Visited_20_Internet_20_Link">
</text:a>
</text:p>
      <text:p text:style-name="P4">
外媒报道，多家外国驻华使团及国际组织驻华代表处因公开展示乌克兰国旗表达支持，招致中方密切关注。中国官方发出通知，称不要利用中国的建筑外墙进行"政治化宣传"。外交部发言人也喊话说，尊重中国法律法规。</text:p>
      <text:p text:style-name="P4">
<text:a xlink:type="simple" xlink:href="https://www.rfa.org/mandarin/yataibaodao/junshiwaijiao/kw1-05122023104525.html" text:style-name="Internet_20_link" text:visited-style-name="Visited_20_Internet_20_Link">
 <text:span text:style-name="T4">
中国宣布向俄乌等国派遣特使 再扮"调停人"？</text:span>
 </text:a>
  * <text:a xlink:type="simple" xlink:href="https://www.rfa.org/mandarin/yataibaodao/junshiwaijiao/tj-04262023115200.html" text:style-name="Internet_20_link" text:visited-style-name="Visited_20_Internet_20_Link">
 <text:span text:style-name="T4">
习近平与泽连斯基通话 学者：对俄乌战争影响不大</text:span>
 </text:a>
  * <text:span text:style-name="T4">
<text:a xlink:type="simple" xlink:href="https://www.rfa.org/mandarin/Xinwen/cmh2-04262023080641.html" text:style-name="Internet_20_link" text:visited-style-name="Visited_20_Internet_20_Link">
 </text:a>
 </text:span>
</text:p>
      <text:p text:style-name="P4">
路透社5月17日报道，中国官方已通知外国驻华大使馆和国际组织，不要在中国建筑物上进行“政治化宣传”。</text:p>
      <text:p text:style-name="P4">
自去年2月俄乌战争爆发以来，中国的老朋友俄罗斯因其战争行为招致国际谴责。在中国的几个外国使团升起乌克兰国旗，还在海报和灯光中展示乌克兰国旗的代表色，以表达支持。</text:p>
      <text:p text:style-name="P4">
<draw:frame draw:style-name="fr1" draw:name="Image114" text:anchor-type="as-char" svg:width="6.9236in" svg:height="4.61393in" draw:z-index="0">
<draw:image xlink:href="../Images/rfamandarin/2023-05-17T13-44-00-04-00/000001.png" xlink:type="simple" xlink:show="embed" xlink:actuate="onLoad" draw:mime-type="image/png"/>
</draw:frame>
2023年5月17日，斯洛伐克驻北京大使馆展示支持乌克兰的广告牌。（美联社）  <text:a xlink:type="simple" xlink:href="https://www.rfa.org/mandarin/yataibaodao/junshiwaijiao/jw1-05172023110604.html/ap23137337751969.jpg" text:style-name="Internet_20_link" text:visited-style-name="Visited_20_Internet_20_Link">
</text:a>
</text:p>
      <text:p text:style-name="P4">
中国外交部于5月10日通知各国驻华使团及国际组织中国代表处，“不要利用建筑物外墙进行政治化宣传，以免引发国际争端。”</text:p>
      <text:p text:style-name="P4">
四名不愿具名的驻华外交官告诉路透社，虽然上述通知并未明确提到乌克兰国旗或特定的宣传展示，但显然与乌克兰团结展有关。</text:p>
      <text:p text:style-name="P4">
中国外交部发言人汪文斌在17日的例行记者会上被问及此事，但他并未明确指出中方通知与乌克兰有关。他说：“根据《维也纳外交关系公约》和有关国际协定，各国驻华大使馆及各国际组织驻华代表机构负有尊重中国法律法规的义务。”</text:p>
      <text:p text:style-name="P4">
有目击者告诉路透社，在俄罗斯向乌克兰发起所谓的“特别军事行动”的数周后，加拿大大使馆外墙上的乌克兰国旗海报被反对北约的涂鸦损毁。</text:p>
      <text:p text:style-name="P4">
<draw:frame draw:style-name="fr1" draw:name="Image115" text:anchor-type="as-char" svg:width="6.9236in" svg:height="4.61393in" draw:z-index="0">
<draw:image xlink:href="../Images/rfamandarin/2023-05-17T13-44-00-04-00/000002.png" xlink:type="simple" xlink:show="embed" xlink:actuate="onLoad" draw:mime-type="image/png"/>
</draw:frame>
 2023年5月17日，加拿大驻北京大使馆外墙上一面巨大的乌克兰国旗，上面用汉字写着“我们与乌克兰站在一起”的口号。（美联社）  <text:a xlink:type="simple" xlink:href="https://www.rfa.org/mandarin/yataibaodao/junshiwaijiao/jw1-05172023110604.html/ap23137338248447.jpg" text:style-name="Internet_20_link" text:visited-style-name="Visited_20_Internet_20_Link">
</text:a>
</text:p>
      <text:p text:style-name="P4">
<draw:frame draw:style-name="fr1" draw:name="Image116" text:anchor-type="as-char" svg:width="6.9236in" svg:height="4.61393in" draw:z-index="0">
<draw:image xlink:href="../Images/rfamandarin/2023-05-17T13-44-00-04-00/000003.png" xlink:type="simple" xlink:show="embed" xlink:actuate="onLoad" draw:mime-type="image/png"/>
</draw:frame>
2023年5月17日，法国、乌克兰和欧盟的旗帜在法国驻北京大使馆前飘扬。（美联社）  <text:a xlink:type="simple" xlink:href="https://www.rfa.org/mandarin/yataibaodao/junshiwaijiao/jw1-05172023110604.html/ap23137338441230.jpg" text:style-name="Internet_20_link" text:visited-style-name="Visited_20_Internet_20_Link">
</text:a>
</text:p>
      <text:p text:style-name="P4">
欧盟、英国、德国和波兰驻京使团也展示了乌克兰国旗的图像。但这些使团尚未就该事回复媒体的置评请求。</text:p>
      <text:p text:style-name="P4">
中国就乌克兰和平提出呼吁，但是没有谴责俄罗斯，遭到了西方国家批评。</text:p>
      <text:p text:style-name="P4">
在京的一些外国大使馆也在本周三展示了彩虹旗，以声援同性恋、双性恋及跨性别者（LGBT）社群，并庆祝5月17日的国际不再恐同、跨性别与双性恋纪念日，及6月的LGBT骄傲月。</text:p>
      <text:p text:style-name="P4">
中国近年来因打压LGBT激进主义而招致人权组织的广泛批评，目前尚不能知晓中国官方是否会反对这类公开展示。</text:p>
      <text:p text:style-name="P4">
记者：经纬 责编：梒青 网编：瑞哲</text:p>
      <text:p text:style-name="P4">
Source: <text:a xlink:type="simple" xlink:href="https://www.rfa.org/mandarin/yataibaodao/junshiwaijiao/jw1-05172023110604.html" text:style-name="Internet_20_link" text:visited-style-name="Visited_20_Internet_20_Link">
https://www.rfa.org/mandarin/yataibaodao/junshiwaijiao/jw1-05172023110604.html</text:a>
</text:p>
      <!--NEWS-->
      <text:h text:style-name="P10" text:outline-level="1">
<text:span text:style-name="T4">
联合国上调今年世界经济增长预期</text:span>
</text:h>
      <text:p text:style-name="P4">
Author: 联合早报 (Person)</text:p>
      <text:p text:style-name="P4">
Publisher: 联合早报 (Organization)</text:p>
      <text:p text:style-name="P4">
Published Time: 2023-05-17T13:52</text:p>
      <text:p text:style-name="P4">
Modified Time: 2023-05-17T13:52</text:p>
      <text:p text:style-name="P4">
Description: 联合国认为，2023年世界经济状况好于此前预测，将2023年世界经济增长预期从年初预测的1.9%上调至2.3%，将2024年增长预期从2.7%下调至2.5%。新华社报道，联合国经济...</text:p>
      <text:p text:style-name="P4">
Videos: []</text:p>
      <text:p text:style-name="P4">
Audios: []</text:p>
      <text:p text:style-name="P4">
Images: []</text:p>
      <text:p text:style-name="P4">
Type: NewsArticle</text:p>
      <text:p text:style-name="P4">
Breadcrumbs: ['即时', '国际']</text:p>
      <text:p text:style-name="P4">
Keywords: ['联合国', '世界经济', '上调']</text:p>
      <!--METADATA-->
      <text:p text:style-name="P4">
联合国认为，2023年世界经济状况好于此前预测，将2023年世界经济增长预期从年初预测的1.9%上调至2.3%，将2024年增长预期从2.7%下调至2.5%。</text:p>
      <text:p text:style-name="P4">
新华社报道，联合国经济和社会事务部星期二（5月16日）发布《2023年世界经济形势与展望》年中更新报告，将2023年中国经济增长预期从年初预测的4.8%上调至5.3%，将美国和欧盟的经济增长预期分别从0.4%、0.2%上调至1.1%、0.9%。</text:p>
      <text:p text:style-name="P4">
其他主要经济体中，2023年日本经济增长预期低于年初预测；英国和俄罗斯经济将出现萎缩，但萎缩幅度好于年初预测；巴西经济增长预期略高于年初预测。</text:p>
      <text:p text:style-name="P4">
报告预计，2023年发达经济体将增长1.0%，高于年初预测的0.4%；发展中经济体将增长4.1%，略高于年初预测的3.9%；最不发达经济体将增长4.1%，低于年初预测的4.4%，也远低于实现2030年可持续发展目标所需的7%的年增长率。</text:p>
      <text:p text:style-name="P4">
报告预计，世界货物和服务贸易2023年将增长2.3%，高于年初预测。但冠病疫情延宕、地缘政治紧张局势和货币政策紧缩等因素将继续制约世界贸易增长。</text:p>
      <text:p text:style-name="P4">
报告认为，受疫情延宕、乌克兰危机、气候变化、宏观经济形势变化等因素影响，世界经济恐将进入长期低增长阶段。</text:p>
      <text:p text:style-name="P4">
Source: <text:a xlink:type="simple" xlink:href="https://www.zaobao.com.sg/realtime/world/story20230517-1395483" text:style-name="Internet_20_link" text:visited-style-name="Visited_20_Internet_20_Link">
https://www.zaobao.com.sg/realtime/world/story20230517-1395483</text:a>
</text:p>
      <!--NEWS-->
      <text:h text:style-name="P10" text:outline-level="1">
<text:span text:style-name="T4">
被指冒犯解放军 脱口秀演员被警方立案调查</text:span>
</text:h>
      <text:p text:style-name="P4">
Author: None (Language: zh)</text:p>
      <text:p text:style-name="P4">
Publisher: None</text:p>
      <text:p text:style-name="P4">
Time: 2023-05-17T13:58:00Z</text:p>
      <text:p text:style-name="P4">
Description: 笑果文化公司旗下的脱口秀演员HOUSE（李昊石）13日在北京演出时，说自己领养的两条野狗追松鼠的场景让他想起“作风优良，能打胜仗”8个字。该段子被指冒犯解放军，北京文旅局先无限期暂停其所有在京演出，之后公安机关宣布立法调查。</text:p>
      <text:p text:style-name="P4">
Videos: []</text:p>
      <text:p text:style-name="P4">
Images: ["<text:a xlink:type="simple" xlink:href="https://static.dw.com/image/61842432_303.jpg" text:style-name="Internet_20_link" text:visited-style-name="Visited_20_Internet_20_Link">
61842432_303.jpg</text:a>
"]</text:p>
      <text:p text:style-name="P4">
Subject: 时政风云</text:p>
      <text:p text:style-name="P4">
Subjects: ['笑果', '笑果文化', '脱口秀', 'HOUSE(李昊石)', '解放军', '能打胜仗', '作风优良', '李诞']</text:p>
      <text:p text:style-name="P4">
Keywords: ['意见反馈']</text:p>
      <text:p text:style-name="P4">
ID: 65638312</text:p>
      <!--METADATA-->
      <text:p text:style-name="P4">
<text:a xlink:type="simple" xlink:href="https://www.dw.com/zh/overlay/image/article/65638312/61842432" text:style-name="Internet_20_link" text:visited-style-name="Visited_20_Internet_20_Link">
 <draw:frame draw:style-name="fr1" draw:name="Image117" text:anchor-type="as-char" svg:width="6.9236in" svg:height="3.896998in" draw:z-index="0">
<draw:image xlink:href="../Images/dwzh/2023-05-17T13-58-00Z/61842432_303.jpg" xlink:type="simple" xlink:show="embed" xlink:actuate="onLoad" draw:mime-type="image/jpeg"/>
</draw:frame>
</text:a>
</text:p>
      <text:p text:style-name="P4">
习近平在十八大后强调要建设一支听党指挥、能打胜仗、作风优良的人民军队</text:p>
      <text:p text:style-name="P4">
（德国之声中文网）笑果文化公司脱口秀演员的段子被控对中国解放军不敬，引发轩然大波。中国文旅局15日宣布，依据规定祭出行政处罚，对笑果文化开罚超过1335万人民币，并警告、没收违法所得逾1325萬人民币，同时"决定无限期暂停涉事公司在京所有演出活动"。</text:p>
      <text:p text:style-name="P4">
中国官媒新华社17日报导，北京文旅局在接获群众举报后，对有争议的段子展开调查，发现该公司及其演员HOUSE(李昊石)肆意篡改演出申报内容，在13日连两场“笑果脱口秀”演出中出现"严重侮辱人民军队的情节"，造成恶劣社会影响。</text:p>
      <text:p text:style-name="P4">
文旅局发表声明道，"我们绝不允许任何公司和个人在首都舞台肆意诋毁人民军队的光辉形象，绝不允许伤害广大人民群众对子弟兵的深厚感情，绝不允许把严肃题材娱乐化。"</text:p>
      <text:p text:style-name="P4">
对此惩处结果，笑果文化17日也发表声明回应，表示团队已痛定思痛，愿接受政府的"严肃处罚"，并即刻解除与演员李昊石的合同。声明写道："由于我们思想上存在侥幸心理，在管理上存在重大漏洞，我们为此付出了沉重的代价，整個团队陷入了深深的痛心和自责。我们诚恳地接受社会各界对我们的严厉批评，并再次深表歉意。"当日，公安机关宣布对该事件进行立案调查。</text:p>
      <text:h text:style-name="P12" text:outline-level="3">
<text:span text:style-name="T4">
遭罚前已致歉</text:span>
</text:h>
      <text:p text:style-name="P4">
5月15日，笑果文化公司在微博上发表一则致歉声明称，"5月13日，脱口秀演员HOUSE(李昊石)，在演出中有不恰当的比喻，引起了观众争议。在这里，我们向社会大众表示真诚的歉意。"声明表示，已在第一时间对HOUSE进行了严肃的批评，要求他反省，并无限期停止他后续一切演艺工作。李昊石本人也在微博上道歉，称自己在演出中使用了非常不恰当的比喻，给观众造成了不好的感受和联想，"我将为此承担责任，停止一切演艺，深刻反省，重新学习"。</text:p>
      <text:p text:style-name="P4">
同一天，北京晚报在微博上发布消息，较为具体地谈到了笑果文化公司致歉声明中提到的所谓"不恰当的比喻"。报道说，"近日有网友爆料称，在观看喜剧公司'笑果'的北京场演出时，发现其中有非常不妥的表达。一名演员谈到，自己领养了两条野狗，它们在追松鼠时，让他想起来八个字--'作风优良，能打胜仗'。目前，涉事脱口秀演员以及'笑果'均已致歉，承认了错误的存在。"</text:p>
      <text:p text:style-name="P4">
不过，尽管李昊石和笑果文化公司均已道歉，但该事件还远远没有结束。北京晚报在同一报道中写道，"记者了解到，北京市文化执法总队表示，5月15日上午通过网络巡查已获知此事，并已对相关公司进行立案调查。"</text:p>
      <text:h text:style-name="P12" text:outline-level="3">
<text:span text:style-name="T4">
解放军强军口号</text:span>
</text:h>
      <text:p text:style-name="P4">
香港01在报道这一事件时写道，"网民表示，该演员的台词让他感到不适，'你们这个破梗侮辱了人民子弟兵'。中国共产党十八大后，国家主席习近平提出新时代强军目标：'听党指挥，能打胜仗，作风优良'。这12字亦成为解放军强军口号。"</text:p>
      <text:p text:style-name="P4">
2013年三月，在十八大后当选中共总书记，并接任军委主席的习近平在十二届全国人大一次会议解放军代表团全体会议上强调，"建设一支听党指挥、能打胜仗、作风优良的人民军队，是党在新形势下的强军目标。"从那以后，"作风优良，能打胜仗"就一直是解放军的的口号，也被用来形容解放军。</text:p>
      <text:p text:style-name="P4">
中国官媒《人民日报》就该事件发表评论说，"某脱口秀演员被指冒犯人民子弟兵，其所属公司受到立案调查。脱口莫脱轨，玩梗须有度。片面追求笑果而不惜踩线，就陷入了误区。心有所畏、言有所戒、行有所止，这应是职业底线，更该成为行业共识。价值观立得端，言行才不会跑偏。"</text:p>
      <text:p text:style-name="P4">
在微博上，网民在相关报道下留下了各种评论。有人写道，"封杀笑果文化，杀一儆百"；"中国人民解放军就是底线，让笑果消失吧"；"太气人了！这是开玩笑吗！是违法！"</text:p>
      <text:p text:style-name="P4">
也有人问道："犯了哪条法律？"，还有人留下"上纲上线了"以及"因言获罪"的评论。有人感叹，"这种环境脱口秀其实没法演"，一名自称为"一名退役军人"的网民写道："我个人并没有觉得非常不妥。为什么我们总是很敏感，汪汪队里狗狗们可以是特工，猫狗大战里狗狗可以是情报人员。可以有狗狗大厨，狗狗科学家等等等等角色形象。然后狗狗却不能有能打胜仗，作风优良的品格？"</text:p>
      <text:h text:style-name="P12" text:outline-level="3">
<text:span text:style-name="T4">
笑果工作人员：争议内容并不在事前审核的文本内</text:span>
</text:h>
      <text:p text:style-name="P4">
公开资料显示，笑果文化传媒有限公司成立于2014年5月，总部位于上海，是一家中国的艺人经纪公司和喜剧产业公司。该公司曾出品《吐槽大会》、《脱口秀大会》、《冒犯家族》、《怎么办！脱口秀专场》、《全民泡泡超人》等综艺节目，曾蝉联"上海文化企业十佳"。</text:p>
      <text:p text:style-name="P4">
最近几年，笑果文化至少已爆出两起严重的负面事件。2020年，笑果文化旗下艺人、脱口秀演员卡姆因涉毒被拘留，笑果文化随后道歉并决定无限期停止卡姆的所有工作。2021年，旗下艺人李诞的一则广告被指文案内容低俗，有辱女性尊严，笑果文化公司"因未尽到审核义务被处以没收广告费"并罚款20万元人民币。李诞是《脱口秀大会》的鼻祖人物和股东，曾多次带领艺人<text:a xlink:type="simple" xlink:href="https://www.dw.com/zh/zh/中国脱口秀在美国那些在国内不能讲的段子/a-64722978" text:style-name="Internet_20_link" text:visited-style-name="Visited_20_Internet_20_Link">
 </text:a>
 。</text:p>
      <text:p text:style-name="P4">
据湖北日报传媒集团下属的极目新闻报道，一名自称笑果文化编剧的工作人员向极目新闻记者介绍，脱口秀演员演出的内容公司都会进行审批，也会向相关部门进行报备。据他了解，HOUSE演出中的争议内容并不在事前审核的文本内。目前，HOUSE(李昊石)微博账号已被禁言。</text:p>
      <text:p text:style-name="P4">
新华社当地时间5月16日中午发表微博写道：“【 <text:a xlink:type="simple" xlink:href="https://s.weibo.com/weibo" text:style-name="Internet_20_link" text:visited-style-name="Visited_20_Internet_20_Link">
</text:a>
】人民军队保家卫国，每个人都必须敬畏；“听党指挥、能打胜仗、作风优良”，每个字都不容冒犯！”</text:p>
      <text:p text:style-name="P4">
（综合报道）</text:p>
      <text:p text:style-name="P4">
Source: <text:a xlink:type="simple" xlink:href="https://www.dw.com/zh/被指冒犯解放军-脱口秀演员被警方立案调查/a-65638312" text:style-name="Internet_20_link" text:visited-style-name="Visited_20_Internet_20_Link">
https://www.dw.com/zh/被指冒犯解放军-脱口秀演员被警方立案调查/a-65638312?maca=chi-rss-chi-all-1127-rdf</text:a>
</text:p>
      <!--NEWS-->
      <text:h text:style-name="P10" text:outline-level="1">
<text:span text:style-name="T4">
伊朗俄国签约盖铁路 力拚国际南北运输走廊成型</text:span>
</text:h>
      <text:p text:style-name="P4">
Publisher: 法新社</text:p>
      <text:p text:style-name="P4">
Published Time: 2023-05-17T14:02:08+00:00</text:p>
      <text:p text:style-name="P4">
Modified Time: 2023-05-17T13:35:01+00:00</text:p>
      <text:p text:style-name="P4">
Description: （法新社德黑兰17日电） 伊朗和俄罗斯今天签定协议，建设连接俄罗斯至波斯湾和印度的国际南北运输走廊最后一部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5-17T14-02-08-00-00/000000.png" xlink:type="simple" xlink:show="embed" xlink:actuate="onLoad" draw:mime-type="image/png"/>
</draw:frame>
</text:p>
      <text:p text:style-name="P4">
国际南北运输走廊（International North-South Transport Corridor,INSTC）是由船舶、铁路和公路路线组成的货运网络，覆盖俄罗斯、亚塞拜然（Azerbaijan）、伊朗和印度之间长达约7200公里的地区。</text:p>
      <text:p text:style-name="P4">
在德黑兰签定的协议要求俄罗斯和伊朗合作，在伊朗和亚塞拜然之间的阿斯塔拉（Astara）过境点与伊朗北部城市拉希特（Rasht）之间建造一条164公里的铁路。</text:p>
      <text:p text:style-name="P4">
伊朗交通部长巴兹帕什（Mehrdad Bazrpash）说，国际南北运输走廊唯一缺失的一环拉希特-阿斯塔拉铁路的「建设流程已经开始，我们将在未来3年内完成它」。</text:p>
      <text:p text:style-name="P4">
伊朗总统莱希（Ebrahim Raisi）表示，伊朗与俄罗斯的关系具有「巨大潜力」，双方最新协议是「伊朗伊斯兰共和国（Islamic Republic ofIran）和俄罗斯联邦（Russian Federation）合作道路上的重要战略步骤」。</text:p>
      <text:p text:style-name="P4">
俄罗斯总统蒲亭（Vladimir Putin）透过视讯会议在典礼上发表谈话，他称赞新的就业机会和投资给莫斯科和德黑兰带来「明显经济利益」。</text:p>
      <text:p text:style-name="P4">
Source: <text:a xlink:type="simple" xlink:href="https://www.rfi.fr/cn/%E8%B4%A2%E7%BB%8F%E5%BF%AB%E8%AE%AF/20230517-%E4%BC%8A%E6%9C%97%E4%BF%84%E5%9B%BD%E7%AD%BE%E7%BA%A6%E7%9B%96%E9%93%81%E8%B7%AF-%E5%8A%9B%E6%8B%9A%E5%9B%BD%E9%99%85%E5%8D%97%E5%8C%97%E8%BF%90%E8%BE%93%E8%B5%B0%E5%BB%8A%E6%88%90%E5%9E%8B" text:style-name="Internet_20_link" text:visited-style-name="Visited_20_Internet_20_Link">
https://www.rfi.fr/cn/%E8%B4%A2%E7%BB%8F%E5%BF%AB%E8%AE%AF/20230517-%E4%BC%8A%E6%9C%97%E4%BF%84%E5%9B%BD%E7%AD%BE%E7%BA%A6%E7%9B%96%E9%93%81%E8%B7%AF-%E5%8A%9B%E6%8B%9A%E5%9B%BD%E9%99%85%E5%8D%97%E5%8C%97%E8%BF%90%E8%BE%93%E8%B5%B0%E5%BB%8A%E6%88%90%E5%9E%8B</text:a>
</text:p>
      <!--NEWS-->
      <text:h text:style-name="P10" text:outline-level="1">
<text:span text:style-name="T4">
俄罗斯指击中爱国者系统 乌克兰称仍持续服役</text:span>
</text:h>
      <text:p text:style-name="P4">
Publisher: 法新社</text:p>
      <text:p text:style-name="P4">
Published Time: 2023-05-17T14:02:09+00:00</text:p>
      <text:p text:style-name="P4">
Modified Time: 2023-05-17T13:35:02+00:00</text:p>
      <text:p text:style-name="P4">
Description: （法新社基辅17日电） 莫斯科昨天声称俄军「匕首」极音速飞弹，击中美国军援乌克兰的爱国者防空系统；基辅今天强调爱国者目前持续服役中。</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5-17T14-02-09-00-00/000000.png" xlink:type="simple" xlink:show="embed" xlink:actuate="onLoad" draw:mime-type="image/png"/>
</draw:frame>
</text:p>
      <text:p text:style-name="P4">
乌克兰空军发言人伊格纳特（Yuriy Ignat）说：「毋需担心，爱国者一切安好。」他拒绝透露爱国者飞弹防御系统是否受损。</text:p>
      <text:p text:style-name="P4">
伊格纳特还说：「爱国者现在服役中，一切无恙。」</text:p>
      <text:p text:style-name="P4">
基辅今年4月收到首批美制爱国者地对空飞弹系统。</text:p>
      <text:p text:style-name="P4">
美国有线电视新闻网（CNN）引述美国官员消息报导称，俄罗斯昨天清晨发射飞弹攻击基辅，美制爱国者防空系统可能已受损。</text:p>
      <text:p text:style-name="P4">
俄罗斯国防部昨天表示，俄军发射「匕首」击中基辅的爱国者飞弹系统。</text:p>
      <text:p text:style-name="P4">
基辅则宣称乌军防空系统击落6枚俄罗斯极音速飞弹，但遭到俄国国防部长萧依古（Sergei Shoigu）驳斥。</text:p>
      <text:p text:style-name="P4">
「匕首」极音速飞弹是俄罗斯总统蒲亭（Vladimir Putin）2018年公布的「下一世代」武器之一，当时蒲亭宣称匕首飞弹不会被世界上任何防空系统击落。</text:p>
      <text:p text:style-name="P4">
Source: <text:a xlink:type="simple" xlink:href="https://www.rfi.fr/cn/%E5%9B%BD%E9%99%85%E6%8A%A5%E9%81%93/20230517-%E4%BF%84%E7%BD%97%E6%96%AF%E6%8C%87%E5%87%BB%E4%B8%AD%E7%88%B1%E5%9B%BD%E8%80%85%E7%B3%BB%E7%BB%9F-%E4%B9%8C%E5%85%8B%E5%85%B0%E7%A7%B0%E4%BB%8D%E6%8C%81%E7%BB%AD%E6%9C%8D%E5%BD%B9" text:style-name="Internet_20_link" text:visited-style-name="Visited_20_Internet_20_Link">
https://www.rfi.fr/cn/%E5%9B%BD%E9%99%85%E6%8A%A5%E9%81%93/20230517-%E4%BF%84%E7%BD%97%E6%96%AF%E6%8C%87%E5%87%BB%E4%B8%AD%E7%88%B1%E5%9B%BD%E8%80%85%E7%B3%BB%E7%BB%9F-%E4%B9%8C%E5%85%8B%E5%85%B0%E7%A7%B0%E4%BB%8D%E6%8C%81%E7%BB%AD%E6%9C%8D%E5%BD%B9</text:a>
</text:p>
      <!--NEWS-->
      <text:h text:style-name="P10" text:outline-level="1">
<text:span text:style-name="T4">
乌克兰反腐：最高法官被逮捕</text:span>
</text:h>
      <text:p text:style-name="P4">
Author: None (Language: zh)</text:p>
      <text:p text:style-name="P4">
Publisher: None</text:p>
      <text:p text:style-name="P4">
Time: 2023-05-17T14:13:00Z</text:p>
      <text:p text:style-name="P4">
Description: 乌克兰反腐机构表示，他们揭露了该国最高法院的大规模腐败。据当地媒体报道，该法院院长已经被逮捕。目前，乌克兰当局正在加大力度反腐败。</text:p>
      <text:p text:style-name="P4">
Videos: []</text:p>
      <text:p text:style-name="P4">
Images: ["<text:a xlink:type="simple" xlink:href="https://static.dw.com/image/65632032_303.jpg" text:style-name="Internet_20_link" text:visited-style-name="Visited_20_Internet_20_Link">
65632032_303.jpg</text:a>
", "<text:a xlink:type="simple" xlink:href="https://static.dw.com/image/65632022_401.jpg" text:style-name="Internet_20_link" text:visited-style-name="Visited_20_Internet_20_Link">
65632022_401.jpg</text:a>
"]</text:p>
      <text:p text:style-name="P4">
Subject: 新闻广角</text:p>
      <text:p text:style-name="P4">
Subjects: []</text:p>
      <text:p text:style-name="P4">
Keywords: ['薄熙来', '乌克兰', '中国反腐风暴', '周永康', '习近平', '俄罗斯入侵乌克兰']</text:p>
      <text:p text:style-name="P4">
ID: 65635632</text:p>
      <!--METADATA-->
      <text:p text:style-name="P4">
<text:a xlink:type="simple" xlink:href="https://www.dw.com/zh/overlay/image/article/65635632/65632032" text:style-name="Internet_20_link" text:visited-style-name="Visited_20_Internet_20_Link">
 <draw:frame draw:style-name="fr1" draw:name="Image120" text:anchor-type="as-char" svg:width="6.9236in" svg:height="3.896998in" draw:z-index="0">
<draw:image xlink:href="../Images/dwzh/2023-05-17T14-13-00Z/65632032_303.jpg" xlink:type="simple" xlink:show="embed" xlink:actuate="onLoad" draw:mime-type="image/jpeg"/>
</draw:frame>
</text:a>
</text:p>
      <text:p text:style-name="P4">
图为乌克兰最高法院</text:p>
      <text:p text:style-name="P4">
（德国之声中文网）乌克兰国家反腐败局（NABU）和专门的反腐败检察官办公室（SAP）周一（5月15日）晚些时候在其社交媒体账户发文，针对该国最高法院提出腐败指控。</text:p>
      <text:p text:style-name="P4">
“NABU和SAP曝光了最高法院的大规模腐败，特别是最高法院领导和法官们获取不正当利益的计划”，这些乌克兰反腐败机构在Facebook上说。</text:p>
      <text:p text:style-name="P4">
该声明没有明确指出谁被指控贿赂了谁，以及为什么贿赂。NABU和SAP还公布了一张沙发上成捆钞票的照片，承诺稍后将公布细节。</text:p>
      <text:h text:style-name="P12" text:outline-level="3">
<text:span text:style-name="T4">
最高法院院长被逮捕</text:span>
</text:h>
      <text:p text:style-name="P4">
与此同时，乌克兰最高法院宣布召开特别会议。“关于围绕最高法院院长克尼亚兹耶夫（VsevolodKniaziev）事件，最高法院全体会议将于2023年5月16日举行特别会议”，乌克兰最高法院在Facebook上表示。</text:p>
      <text:p text:style-name="P4">
乌克兰媒体报道说，克尼亚兹耶夫被发现收受了300万美元（276万欧元）贿赂，该乌克兰最高司法机构的其他法官也受到突击搜查。</text:p>
      <text:p text:style-name="P4">
克尼亚兹耶夫于2021年10月被任命为最高法院院长。</text:p>
      <text:p text:style-name="P4">
<draw:frame draw:style-name="fr1" draw:name="Image121" text:anchor-type="as-char" svg:width="6.9236in" svg:height="3.896998in" draw:z-index="0">
<draw:image xlink:href="../Images/dwzh/2023-05-17T14-13-00Z/65632022_401.jpg" xlink:type="simple" xlink:show="embed" xlink:actuate="onLoad" draw:mime-type="image/jpeg"/>
</draw:frame>
</text:p>
      <text:p text:style-name="P4">
乌克兰最高法院院长克尼亚兹耶夫（Vsevolod Kniaziev）的资料图片</text:p>
      <text:p text:style-name="P4">
乌克兰总统泽连斯基曾多次承诺，将更加坚决地打击该国普遍存在的贿赂之风。泽连斯基也希望能通过打击腐败，表明 <text:a xlink:type="simple" xlink:href="https://www.dw.com/zh/zh/乌克兰谋求火线入盟-欧盟称或可办理/a-60948387" text:style-name="Internet_20_link" text:visited-style-name="Visited_20_Internet_20_Link">
</text:a>
</text:p>
      <text:h text:style-name="P12" text:outline-level="3">
<text:span text:style-name="T4">
“乌克兰面临两个敌人：俄罗斯和腐败”</text:span>
</text:h>
      <text:p text:style-name="P4">
<text:a xlink:type="simple" xlink:href="https://www.dw.com/zh/zh/乌克兰多名高官因腐败被抓或解职/a-64509946" text:style-name="Internet_20_link" text:visited-style-name="Visited_20_Internet_20_Link">
 </text:a>
，例如时任乌克兰工业部副部长洛辛斯基（WassylLosynskyj）被指在购置发电机时受贿约40万美元。当时的腐败问题也涉及到乌克兰总统办公室——办公室副主任被解职，原因是不当使用了为人道救助捐献的吉普公车。</text:p>
      <text:p text:style-name="P4">
乌克兰明年将举行总统大选，而人们认为基辅政府在反腐事宜上迈出的步伐还太小。</text:p>
      <text:p text:style-name="P4">
<text:a xlink:type="simple" xlink:href="https://chinese.aljazeera.net/news/war-in-ukraine/2023/2/15/%E4%B9%8C%E5%85%8B%E5%85%B0%E9%9D%A2%E4%B8%B4%E4%B8%A4%E4%B8%AA%E6%95%8C%E4%BA%BA%E4%BF%84%E7%BD%97%E6%96%AF%E5%92%8C%E8%85%90%E8%B4%A5" text:style-name="Internet_20_link" text:visited-style-name="Visited_20_Internet_20_Link">
 </text:a>
表示，“乌克兰面临两个敌人：俄罗斯和腐败”。</text:p>
      <text:p text:style-name="P4">
在透明国际发布的2022年度清廉指数排行榜上，所有180个国家及地区中，乌克兰排名第122位。</text:p>
      <text:p text:style-name="P4">
Source: <text:a xlink:type="simple" xlink:href="https://www.dw.com/zh/乌克兰反腐：最高法官被逮捕/a-65635632" text:style-name="Internet_20_link" text:visited-style-name="Visited_20_Internet_20_Link">
https://www.dw.com/zh/乌克兰反腐：最高法官被逮捕/a-65635632?maca=chi-rss-chi-all-1127-rdf</text:a>
</text:p>
      <!--NEWS-->
      <text:h text:style-name="P10" text:outline-level="1">
<text:span text:style-name="T4">
德语媒体：新时代的上山下乡运动</text:span>
</text:h>
      <text:p text:style-name="P4">
Author: None (Language: zh)</text:p>
      <text:p text:style-name="P4">
Publisher: None</text:p>
      <text:p text:style-name="P4">
Time: 2023-05-17T14:15:00Z</text:p>
      <text:p text:style-name="P4">
Description: 失业率创历史新高，青年一代普遍对前景感到迷茫的大背景下，中国党和国家领导人习近平有关"新时代年轻人应当走进乡土“的号召，令人不禁想起了毛泽东时代的上山下乡运动。</text:p>
      <text:p text:style-name="P4">
Videos: []</text:p>
      <text:p text:style-name="P4">
Images: ["<text:a xlink:type="simple" xlink:href="https://static.dw.com/image/64828142_303.jpg" text:style-name="Internet_20_link" text:visited-style-name="Visited_20_Internet_20_Link">
64828142_303.jpg</text:a>
", "<text:a xlink:type="simple" xlink:href="https://static.dw.com/image/63908386_401.jpg" text:style-name="Internet_20_link" text:visited-style-name="Visited_20_Internet_20_Link">
63908386_401.jpg</text:a>
"]</text:p>
      <text:p text:style-name="P4">
Subject: 评论分析</text:p>
      <text:p text:style-name="P4">
Subjects: ['德中关系', '薄熙来', '专题报道：习近平访美', '中国共产党', '岛屿主权争端', '专题报道：全景观看“习马会”', '中国反腐风暴', '20国集团', '中国', '中共十九大']</text:p>
      <text:p text:style-name="P4">
Keywords: ['青年失业', '失业率', '中国', '清零政策', '抗议运动', '上山下乡', '社会稳定', '习近平']</text:p>
      <text:p text:style-name="P4">
ID: 65661636</text:p>
      <!--METADATA-->
      <text:p text:style-name="P4">
<text:a xlink:type="simple" xlink:href="https://www.dw.com/zh/overlay/image/article/65661636/64828142" text:style-name="Internet_20_link" text:visited-style-name="Visited_20_Internet_20_Link">
 <draw:frame draw:style-name="fr1" draw:name="Image122" text:anchor-type="as-char" svg:width="6.9236in" svg:height="3.896998in" draw:z-index="0">
<draw:image xlink:href="../Images/dwzh/2023-05-17T14-15-00Z/64828142_303.jpg" xlink:type="simple" xlink:show="embed" xlink:actuate="onLoad" draw:mime-type="image/jpeg"/>
</draw:frame>
</text:a>
</text:p>
      <text:p text:style-name="P4">
（德国之声中文网）《新苏黎世报》发表评论称，五月四日是中国的青年节，但今年的"五四"似乎并没有让年轻人产生节日的快乐，官方公布的青年失业率已经突破20%，这是有相关统计以来的最高记录。这篇题为《习近平号召大学生下乡唤醒痛苦的历史记忆》的评论写道：</text:p>
      <text:p text:style-name="P4">
"中国年轻人在社交媒体上以'我们是最后一代'自嘲，这让人想起了八十年代初西方年轻人当中曾经弥漫的无望氛围。当时普遍存在的恐惧、悲观、消沉情绪，最终导致了抗议浪潮。毫无疑问，<text:a xlink:type="simple" xlink:href="https://www.dw.com/zh/zh/青年失业率创记录-中国后新冠复苏难/a-65637338" text:style-name="Internet_20_link" text:visited-style-name="Visited_20_Internet_20_Link">
 </text:a>
。这种状况很有可能演变成威胁中共统治的社会炸药。年轻一代已经表现出了他们敢于对制度表达不满的勇气： <text:a xlink:type="simple" xlink:href="https://www.dw.com/zh/zh/11月27日亲历北京亮马桥/a-63950713" text:style-name="Internet_20_link" text:visited-style-name="Visited_20_Internet_20_Link">
</text:a>
。这一次公开提出批评的，又是以大学生为主的群体。中国境内，大约有八十所高校的学生参与了抗议活动。他们的行动也确实给当局造成了压力。两个月后，习近平宣布取消了防疫措施。</text:p>
      <text:p text:style-name="P4">
<draw:frame draw:style-name="fr1" draw:name="Image123" text:anchor-type="as-char" svg:width="6.9236in" svg:height="3.896998in" draw:z-index="0">
<draw:image xlink:href="../Images/dwzh/2023-05-17T14-15-00Z/63908386_401.jpg" xlink:type="simple" xlink:show="embed" xlink:actuate="onLoad" draw:mime-type="image/jpeg"/>
</draw:frame>
</text:p>
      <text:p text:style-name="P4">
去年十一月，中国年轻人走山街头，抗议当局的”清零政策“。</text:p>
      <text:p text:style-name="P4">
如果青年一代所面临的危机进一步激化、常态化，或者一个突发事件在年轻人当中掀起更大规模的抗议行动，那么情况又会怎么样呢？北京当局非常清楚，年轻一代暗藏着影响社会稳定的特殊风险。有鉴于此，学校教育不允许自由思想和提出质疑，而是要培养听从指挥和死记硬背的年轻一代。现在，为了对年轻一代进行更好的控制，习近平显然希望采取进一步的措施：他想把年轻人送到乡下。</text:p>
      <text:p text:style-name="P4">
习近平此前就已经多次强调过让年轻人下乡的建议。但这一建议出现在今年五月四日的《人民日报》头版显要位置，则是此前不曾有过的。习近平发出警告说，年轻人要承担起责任，要做好过苦日子的准备。年轻人应当去下乡找工作，以振兴当地的经济。那些离开城市，去偏远落后地区帮助扶贫的年轻人是值得赞赏的。习近平本人16岁时离开了北京，开始了在山区的生活。习近平表示：'七年的乡村生活，对我是一个很好的锻炼。'"</text:p>
      <text:p text:style-name="P4">
评论指出，2019年底，中国的青年团组织就曾提出让一千万大学生下乡就业的计划，广东和山东也曾提出相关的建议。</text:p>
      <text:p text:style-name="P4">
"在中国，乡下生活同田园诗关联不大，更大程度上意味着前景黯淡。但为了确保社会稳定，共产党现在还是想把本应代表国家未来的、受到教育的年轻一代，放逐到乡村去。</text:p>
      <text:p text:style-name="P4">
这一措施在毛泽东时代是奏效的，在习近平时代同样也会奏效：将年轻学生分散到全国各地的偏远山村，他们就将无法进行抗议。尽管过去三十年当中，他们已经习惯了较大程度的个人自由，比如旅行自由。但持续很久的清零政策显示，面临危机时，政府完全能够强迫数以百万计的人口放弃个人的自由权利。但共产党也将为其不断加码的打压政策付出沉重的经济和社会代价。年轻一代对政府的不信任感也将与日俱增。"</text:p>
      <text:p text:style-name="P4">
政府号召年轻人走进乡村的同时，也确实有很多不堪生活重负的都市青年主动前往偏远地区。《编辑部网络》就此写道：</text:p>
      <text:p text:style-name="P4">
"下乡运动的新圣地是中国最北端的一个偏僻矿山城市：鹤岗。这座靠近俄罗斯的小城被称为是'中国生活成本最低的城市'。几个月来，每天都有数以百计的年轻人来到这座城市。因为即便没有多少积蓄，他们也能在这里实现房产梦：不到八万元就可以买到一个小公寓，而且取暖费是由市政府承担的。</text:p>
      <text:p text:style-name="P4">
但低廉的生活成本实际上也需要付出高昂的代价：鹤岗冬季的气温可以低至零下40摄氏度，而最近的医院也需要数小时的车程。"</text:p>
      <text:p text:style-name="P4">
<text:span text:style-name="T5">
摘编自其他媒体的内容，不代表德国之声的立场或观点。</text:span>
</text:p>
      <text:p text:style-name="P4">
Source: <text:a xlink:type="simple" xlink:href="https://www.dw.com/zh/德语媒体：新时代的上山下乡运动/a-65661636" text:style-name="Internet_20_link" text:visited-style-name="Visited_20_Internet_20_Link">
https://www.dw.com/zh/德语媒体：新时代的上山下乡运动/a-65661636?maca=chi-rss-chi-all-1127-rdf</text:a>
</text:p>
      <!--NEWS-->
      <text:h text:style-name="P10" text:outline-level="1">
<text:span text:style-name="T4">
美防长：很快会向台湾提供更多军事援助</text:span>
</text:h>
      <text:p text:style-name="P4">
Author: None</text:p>
      <text:p text:style-name="P4">
Publisher: Radio Free Asia (Organization)</text:p>
      <text:p text:style-name="P4">
Published Time: 2023-05-17T14:22:22-04:00</text:p>
      <text:p text:style-name="P4">
Modified Time: 2023-05-17T14:22: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4.790685in" draw:z-index="0">
<draw:image xlink:href="../Images/rfamandarin/2023-05-17T14-22-22-04-00/000000.png" xlink:type="simple" xlink:show="embed" xlink:actuate="onLoad" draw:mime-type="image/png"/>
</draw:frame>
 美国国防部长奥斯汀（LloydAustin）周二（5月16日）出席国会预算委员会的听证会 <text:a xlink:type="simple" xlink:href="https://www.rfa.org/mandarin/Xinwen/5-05172023141958.html/@@images/image" text:style-name="Internet_20_link" text:visited-style-name="Visited_20_Internet_20_Link">
</text:a>
法新社图片  美国国防部长奥斯汀（LloydAustin）周二（5月16日）在国会预算委员会的听证会上表示，美国很快就会通过国会去年批准的总统提取权（Presidential DrawdownAuthority），向台湾提供额外重大的安全援助。5月初路透社就曾报道，拜登总统计划依据总统提取权向台湾提供价值5亿美元的武器。去年，拜登政府获得国会授权，凭借这一权力向乌克兰输送了大批武器。奥斯汀部长周二在听证会上解释了这种做法的必要性。他说：北京在印太地区加大了欺凌和挑衅行为；它正在进行历史性的军事建设，包括太空和网络空间。据日本共同网报道，美国国务院去年就曾批准向台湾销售价值1亿美元的武器零件。 但台湾曾对美方去年以来迟迟不交付武器而表示过不满。 （责编：王允）</text:p>
      <text:p text:style-name="P4">
Source: <text:a xlink:type="simple" xlink:href="https://www.rfa.org/mandarin/Xinwen/5-05172023141958.html" text:style-name="Internet_20_link" text:visited-style-name="Visited_20_Internet_20_Link">
https://www.rfa.org/mandarin/Xinwen/5-05172023141958.html</text:a>
</text:p>
      <!--NEWS-->
      <text:h text:style-name="P10" text:outline-level="1">
<text:span text:style-name="T4">
法国人权组织再度起诉跨国公司涉嫌维吾尔强迫劳工</text:span>
</text:h>
      <text:p text:style-name="P4">
Author: None</text:p>
      <text:p text:style-name="P4">
Publisher: Radio Free Asia (Organization)</text:p>
      <text:p text:style-name="P4">
Published Time: 2023-05-17T14:30:19-04:00</text:p>
      <text:p text:style-name="P4">
Modified Time: 2023-05-17T14:30: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88615in" draw:z-index="0">
<draw:image xlink:href="../Images/rfamandarin/2023-05-17T14-30-19-04-00/000000.png" xlink:type="simple" xlink:show="embed" xlink:actuate="onLoad" draw:mime-type="image/png"/>
</draw:frame>
图为西班牙服饰品牌ZARA在西班牙巴塞隆那市的一家店面。ZARA的母公司是Inditex集团。 <text:a xlink:type="simple" xlink:href="https://www.rfa.org/mandarin/Xinwen/6-05172023142324.html/@@images/image" text:style-name="Internet_20_link" text:visited-style-name="Visited_20_Internet_20_Link">
</text:a>
美联社资料图片据法国广播公司报道，法国两家人权组织雪霸（Sherpa）与标签伦理联盟组织（ESE），欧洲维吾尔学院与一位强迫劳动的受害者周二（5月16日）向巴黎法院提出诉讼，要求对涉嫌中国维吾尔人强迫劳工的四家跨国公司展开司法调查。这四家公司分别是西班牙服饰品牌ZARA母公司Inditex集团、日本平价服饰品牌UNIQLO、美國运动鞋品牌SKECHERS，以及Sandro、Maje等品牌的母公司SMCP。这几个人权组织指控这些跨国公司涉嫌“隐匿严重奴役罪”、 “隐匿有组织的人口贩卖罪”、“隐匿种族灭绝罪”以及“隐匿反人类罪”，因为这些公司的产品至少有一部分是存在维吾尔人强迫劳动的工厂生产的。这项诉讼曾在两年前第一次提出，但法国反恐检察官办公室展开调查后驳回了起诉，理由是没有管辖权限。但起诉方对此公开表达困惑，说反恐检察官办公室两年前曾受理过类似案件。（责编：王允）</text:p>
      <text:p text:style-name="P4">
Source: <text:a xlink:type="simple" xlink:href="https://www.rfa.org/mandarin/Xinwen/6-05172023142324.html" text:style-name="Internet_20_link" text:visited-style-name="Visited_20_Internet_20_Link">
https://www.rfa.org/mandarin/Xinwen/6-05172023142324.html</text:a>
</text:p>
      <!--NEWS-->
      <text:h text:style-name="P10" text:outline-level="1">
<text:span text:style-name="T4">
欧洲为乌克兰建战损登录平台 替日后索赔铺路</text:span>
</text:h>
      <text:p text:style-name="P4">
Publisher: 法新社</text:p>
      <text:p text:style-name="P4">
Published Time: 2023-05-17T14:32:09+00:00</text:p>
      <text:p text:style-name="P4">
Modified Time: 2023-05-17T14:05:02+00:00</text:p>
      <text:p text:style-name="P4">
Description: （法新社冰岛首都雷克雅维克17日电） 欧洲领导人今天替乌克兰建置战损登录平台，称此系统「具有历史意义」，且是使俄罗斯为发动战争付出代价的第一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617581in" draw:z-index="0">
<draw:image xlink:href="../Images/rficn/2023-05-17T14-32-09-00-00/000000.png" xlink:type="simple" xlink:show="embed" xlink:actuate="onLoad" draw:mime-type="image/png"/>
</draw:frame>
</text:p>
      <text:p text:style-name="P4">
46国组成的欧洲理事会（Council of Europe）制定战损登录（register ofdamages）平台，是为了替将来可能对俄罗斯领导人提起的诉讼提供证据纪录，进而为索赔奠定基础。</text:p>
      <text:p text:style-name="P4">
欧洲理事会峰会正在冰岛召开。欧洲理事会秘书长布瑞克（Marija PejcinovicBuric）于会议第2天表示，这个平台是踏出「迫切必要的第一步」，以确保能「替战争受害者伸张正义」。</text:p>
      <text:p text:style-name="P4">
布瑞克还表示，截止今天稍早已有40个国家签署参加战损登录平台的创建，包括美国和其他所有的七大工业国集团（G7）成员国。另有3个国家正在完成签署的内部程序。</text:p>
      <text:p text:style-name="P4">
布瑞克和其他领导人强调，欧洲理事会以外的国家也可以支持这个平台。欧洲理事会是一个独立于欧盟之外，但所有欧盟成员国均参与的泛欧洲权力组织。</text:p>
      <text:p text:style-name="P4">
乌克兰总统泽伦斯基（Volodymyr Zelenskyy）昨天在峰会开幕式播放的录影演说中提到：「没有正义就没有可靠的和平」。</text:p>
      <text:p text:style-name="P4">
作为欧洲理事会的一员，乌克兰对于建置战损登录平台的倡议表示强烈欢迎。俄罗斯则是在去年全面入侵乌克兰后，被开除欧洲理事会的会籍资格。</text:p>
      <text:p text:style-name="P4">
数个欧盟国家支持乌克兰成立国际特别法庭的要求，以对俄国侵乌罪行进行审判。</text:p>
      <text:p text:style-name="P4">
总部位于荷兰海牙的国际刑事法院（ICC）于3月对俄罗斯总统蒲亭（Vladimir Putin）发布逮捕令，指控他非法将乌克兰儿童带出境。</text:p>
      <text:p text:style-name="P4">
战损登录平台也将设立在海牙，并在乌克兰开设卫星办事处，会详细纪录俄罗斯在战时造成的损害和破坏。</text:p>
      <text:p text:style-name="P4">
欧洲理事会在声明中表示，战损登录平台最初将成立3年，并称平台「将替遭到俄国侵略的受害者，提供未来的国际全面性索赔机制铺路」。</text:p>
      <text:p text:style-name="P4">
Source: <text:a xlink:type="simple" xlink:href="https://www.rfi.fr/cn/%E5%9B%BD%E9%99%85%E6%8A%A5%E9%81%93/20230517-%E6%AC%A7%E6%B4%B2%E4%B8%BA%E4%B9%8C%E5%85%8B%E5%85%B0%E5%BB%BA%E6%88%98%E6%8D%9F%E7%99%BB%E5%BD%95%E5%B9%B3%E5%8F%B0-%E6%9B%BF%E6%97%A5%E5%90%8E%E7%B4%A2%E8%B5%94%E9%93%BA%E8%B7%AF" text:style-name="Internet_20_link" text:visited-style-name="Visited_20_Internet_20_Link">
https://www.rfi.fr/cn/%E5%9B%BD%E9%99%85%E6%8A%A5%E9%81%93/20230517-%E6%AC%A7%E6%B4%B2%E4%B8%BA%E4%B9%8C%E5%85%8B%E5%85%B0%E5%BB%BA%E6%88%98%E6%8D%9F%E7%99%BB%E5%BD%95%E5%B9%B3%E5%8F%B0-%E6%9B%BF%E6%97%A5%E5%90%8E%E7%B4%A2%E8%B5%94%E9%93%BA%E8%B7%AF</text:a>
</text:p>
      <!--NEWS-->
      <text:h text:style-name="P10" text:outline-level="1">
<text:span text:style-name="T4">
美国会代表团将出访英国　敦促双边合作对华更强硬</text:span>
</text:h>
      <text:p text:style-name="P4">
Author: None</text:p>
      <text:p text:style-name="P4">
Publisher: Radio Free Asia (Organization)</text:p>
      <text:p text:style-name="P4">
Published Time: 2023-05-17T14:35:00-04:00</text:p>
      <text:p text:style-name="P4">
Modified Time: 2023-05-17T16:06:12-04:00</text:p>
      <text:p text:style-name="P4">
Description: None</text:p>
      <text:p text:style-name="P4">
Videos: []</text:p>
      <text:p text:style-name="P4">
Audios: ["<text:a xlink:type="simple" xlink:href="https://www.rfa.org/mandarin/yataibaodao/junshiwaijiao/jw2-0517202311360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27" text:anchor-type="as-char" svg:width="6.9236in" svg:height="5.1927in" draw:z-index="0">
<draw:image xlink:href="../Images/rfamandarin/2023-05-17T14-35-00-04-00/000000.png" xlink:type="simple" xlink:show="embed" xlink:actuate="onLoad" draw:mime-type="image/png"/>
</draw:frame>
 美英两国国旗 <text:a xlink:type="simple" xlink:href="https://www.rfa.org/mandarin/yataibaodao/junshiwaijiao/jw2-05172023113609.html/@@images/image" text:style-name="Internet_20_link" text:visited-style-name="Visited_20_Internet_20_Link">
</text:a>
美联社图片  <text:a xlink:type="simple" xlink:href="https://www.rfa.org/mandarin/yataibaodao/junshiwaijiao/jw2-05172023113609.html/@@stream" text:style-name="Internet_20_link" text:visited-style-name="Visited_20_Internet_20_Link">
</text:a>
</text:p>
      <text:p text:style-name="P4">
据美国政治新闻网站POLITICO报道，美国国会两党小组计划访问英国，并敦促加强双边合作，共同应对中国威胁。</text:p>
      <text:p text:style-name="P4">
<text:a xlink:type="simple" xlink:href="https://www.rfa.org/mandarin/yataibaodao/junshiwaijiao/bx1-01252023101657.html" text:style-name="Internet_20_link" text:visited-style-name="Visited_20_Internet_20_Link">
 <text:span text:style-name="T4">
美与中共战略竞争特设委员会定议程 聚焦三重点</text:span>
 </text:a>
  * <text:a xlink:type="simple" xlink:href="https://www.rfa.org/mandarin/yataibaodao/junshiwaijiao/bx-01112023102720.html" text:style-name="Internet_20_link" text:visited-style-name="Visited_20_Internet_20_Link">
 <text:span text:style-name="T4">
美众院成立特设委员会 两党一致枪口向中共</text:span>
 </text:a>
  * <text:span text:style-name="T4">
<text:a xlink:type="simple" xlink:href="https://www.rfa.org/mandarin/yataibaodao/junshiwaijiao/hcm-03012023042935.html" text:style-name="Internet_20_link" text:visited-style-name="Visited_20_Internet_20_Link">
 </text:a>
 </text:span>
</text:p>
      <text:p text:style-name="P4">
美国政治新闻网站POLITICO5月17日报道，美国国会代表团将于周四出访伦敦，游说英国政界人士、官员和科技公司，呼吁美英合作对中国共同采取更强硬立场。</text:p>
      <text:p text:style-name="P4">
报道指出，该代表团是由十人组成的两党小组，将在英国停留三天，与英国政府官员和议员会面，探讨共同应对中国敌对行动的方法。该代表团由美国众议院美中战略竞争特设委员会主席加拉格尔（MikeGallagher）带队，他此前将中共描述为美国“最大的地缘政治威胁”。</text:p>
      <text:p text:style-name="P4">
<draw:frame draw:style-name="fr1" draw:name="Image128" text:anchor-type="as-char" svg:width="6.9236in" svg:height="4.612011in" draw:z-index="0">
<draw:image xlink:href="../Images/rfamandarin/2023-05-17T14-35-00-04-00/000001.png" xlink:type="simple" xlink:show="embed" xlink:actuate="onLoad" draw:mime-type="image/png"/>
</draw:frame>
将率九名议员访问英国的美国众议院美国与中共战略竞争特设委员会主席加拉格尔（左）（美联社图片）</text:p>
      <text:p text:style-name="P4">
此次出访，国会代表团计划在周五上午，参加对中国持怀疑态度的英国议员组成的对华政策跨国议会联盟（IPAC）主持的针对中国的讨论。此外，代表团还希望与位于伦敦的谷歌人工智能公司DeepMind和软银旗下的半导体设计与软件公司安谋（ARM）的代表会面。代表团的两党成员还将参加一场由智库里根国防论坛（ReaganNational Defense Forum）和亨利·杰克逊协会（Henry Jackson Society）联合举办的活动。</text:p>
      <text:p text:style-name="P4">
“中共的侵略是全球性的，美国和英国共同面临中共的经济、军事和意识形态威胁。”加拉格尔在声明中告诉POLITICO：“为了我们的国家和自由世界，我们必须携手合作，共同抵制中共的技术盗窃、统战工作、跨国镇压和对我们主权的公然侵犯。”</text:p>
      <text:p text:style-name="P4">
美国国会代表团本次出访正值英国议会通过政府采购法案的重要时刻。英国保守党内的对华鹰派人士乐观认为，英国政府将接受一系列旨在应对中国在科技领域主导地位增长的修正案。</text:p>
      <text:p text:style-name="P4">
美国众议院美中战略竞争特设委员会发言人还表示，美国立法者旨在“深化与英国及其它盟国的战略关系”。</text:p>
      <text:p text:style-name="P4">
“关于中国的跨党派、跨大西洋对话从未如此重要。”对华政策跨国议会联盟（IPAC）执行董事卢克·德普尔福德（Luke dePulford）表示，虽然上届和本届美国政府都意识到这一重要性，但对话并没有真正实现。</text:p>
      <text:p text:style-name="P4">
他说：“这是一个开始纠正这一问题的机会，分享想法和担忧，及对习近平领导下的中国行为的看法。对于对华政策跨国议会联盟来说，这是要给强调取得进展的机会。”</text:p>
      <text:p text:style-name="P4">
中国驻英大使馆并未回复POLITICO的置评请求。</text:p>
      <text:p text:style-name="P4">
记者：经纬 责编：梒青 网编：洪伟</text:p>
      <text:p text:style-name="P4">
Source: <text:a xlink:type="simple" xlink:href="https://www.rfa.org/mandarin/yataibaodao/junshiwaijiao/jw2-05172023113609.html" text:style-name="Internet_20_link" text:visited-style-name="Visited_20_Internet_20_Link">
https://www.rfa.org/mandarin/yataibaodao/junshiwaijiao/jw2-05172023113609.html</text:a>
</text:p>
      <!--NEWS-->
      <text:h text:style-name="P10" text:outline-level="1">
<text:span text:style-name="T4">
拜登说他将与习近平对话</text:span>
</text:h>
      <text:p text:style-name="P4">
Author: None</text:p>
      <text:p text:style-name="P4">
Publisher: Radio Free Asia (Organization)</text:p>
      <text:p text:style-name="P4">
Published Time: 2023-05-17T14:35:45-04:00</text:p>
      <text:p text:style-name="P4">
Modified Time: 2023-05-17T14:35: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4.612011in" draw:z-index="0">
<draw:image xlink:href="../Images/rfamandarin/2023-05-17T14-35-45-04-00/000000.png" xlink:type="simple" xlink:show="embed" xlink:actuate="onLoad" draw:mime-type="image/png"/>
</draw:frame>
图为美国总统拜登与中国国家主席习近平，在2021年11月15日透过视讯进行对话 <text:a xlink:type="simple" xlink:href="https://www.rfa.org/mandarin/Xinwen/7-05172023143138.html/@@images/image" text:style-name="Internet_20_link" text:visited-style-name="Visited_20_Internet_20_Link">
</text:a>
美联社资料图片  据路透社报道，美国总统拜登周三（5月17日）对外表示，他将与中国国家主席习近平对话，但没有说明将在何时进行这次对话。拜登是在启程前往日本参加七国集团峰会时对媒体作出这一表述的，他说，不管早晚，两人终会见面。 （责编：王允）</text:p>
      <text:p text:style-name="P4">
Source: <text:a xlink:type="simple" xlink:href="https://www.rfa.org/mandarin/Xinwen/7-05172023143138.html" text:style-name="Internet_20_link" text:visited-style-name="Visited_20_Internet_20_Link">
https://www.rfa.org/mandarin/Xinwen/7-05172023143138.html</text:a>
</text:p>
      <!--NEWS-->
      <text:h text:style-name="P10" text:outline-level="1">
<text:span text:style-name="T4">
博雷尔: 欧盟应打击印度加工俄油卖给欧洲</text:span>
</text:h>
      <text:p text:style-name="P4">
Author: None (Language: zh)</text:p>
      <text:p text:style-name="P4">
Publisher: None</text:p>
      <text:p text:style-name="P4">
Time: 2023-05-17T14:40:00Z</text:p>
      <text:p text:style-name="P4">
Description: 欧盟外交政策负责人博雷尔在近日接受《金融时报》采访时表示，欧盟应该打击印度加工俄罗斯石油后再转卖到欧洲的行为。他表示，这应该属于制裁范畴，并称“我们必须看看谁在购买”。</text:p>
      <text:p text:style-name="P4">
Videos: []</text:p>
      <text:p text:style-name="P4">
Images: ["<text:a xlink:type="simple" xlink:href="https://static.dw.com/image/65409585_303.jpeg" text:style-name="Internet_20_link" text:visited-style-name="Visited_20_Internet_20_Link">
65409585_303....</text:a>
", "<text:a xlink:type="simple" xlink:href="https://static.dw.com/image/61324716_404.jpg" text:style-name="Internet_20_link" text:visited-style-name="Visited_20_Internet_20_Link">
61324716_404.jpg</text:a>
"]</text:p>
      <text:p text:style-name="P4">
Subject: 经济纵横</text:p>
      <text:p text:style-name="P4">
Subjects: ['希腊债务危机', '欧债危机', '俄罗斯', '欧盟', '乌克兰', '诺贝尔奖', '印度', '欧洲难民危机', '欧洲', '石油']</text:p>
      <text:p text:style-name="P4">
Keywords: ['博雷尔', '印度', '加工俄油', '欧洲', '欧盟', '制裁', '俄罗斯', '石油', '原油']</text:p>
      <text:p text:style-name="P4">
ID: 65661947</text:p>
      <!--METADATA-->
      <text:p text:style-name="P4">
<text:a xlink:type="simple" xlink:href="https://www.dw.com/zh/overlay/image/article/65661947/65409585" text:style-name="Internet_20_link" text:visited-style-name="Visited_20_Internet_20_Link">
 <draw:frame draw:style-name="fr1" draw:name="Image130" text:anchor-type="as-char" svg:width="6.9236in" svg:height="3.896998in" draw:z-index="0">
<draw:image xlink:href="../Images/dwzh/2023-05-17T14-40-00Z/65409585_303.jpeg" xlink:type="simple" xlink:show="embed" xlink:actuate="onLoad" draw:mime-type="image/jpeg"/>
</draw:frame>
</text:a>
</text:p>
      <text:p text:style-name="P4">
欧盟外交政策负责人博雷尔（Josep Borrell）</text:p>
      <text:p text:style-name="P4">
（德国之声中文网）在 <text:a xlink:type="simple" xlink:href="https://www.ft.com/content/ebb851db-6ff6-4334-a47f-dd176b2adf2f" text:style-name="Internet_20_link" text:visited-style-name="Visited_20_Internet_20_Link">
</text:a>
采访中，欧盟外交政策负责人博雷尔（JosepBorrell）表示，欧盟要想办法减少莫斯科从精炼燃料中获得收入，称欧盟应该打击印度将俄罗斯石油加工后转卖给欧洲的行为。</text:p>
      <text:p text:style-name="P4">
博雷尔说，布鲁塞尔知道 <text:a xlink:type="simple" xlink:href="https://www.dw.com/zh/zh/俄出口印度石油年增22倍-俄副总理卖给友好国家/a-65154699" text:style-name="Internet_20_link" text:visited-style-name="Visited_20_Internet_20_Link">
 </text:a>
，然后加工成燃料、卖给欧洲。《金融时报》报道称，这是博雷尔首次表示欧盟应该采取行动阻止这种行为。</text:p>
      <text:p text:style-name="P4">
路透社在其相关报道中指出，在2022年2月24日莫斯科入侵乌克兰后，印度过去一年成为俄罗斯石油的大买家。廉价的俄罗斯原油提高了印度炼油厂的产量、利润和竞争力，让其能向欧洲出口成品油，占据更多市场份额。</text:p>
      <text:h text:style-name="P12" text:outline-level="3">
<text:span text:style-name="T4">
<text:span text:style-name="T4">
“这肯定属于规避制裁”</text:span>
</text:span>
</text:h>
      <text:p text:style-name="P4">
博雷尔告诉《金融时报》，他将在周二于布鲁塞尔举行的会议上向印度外交部长苏杰生（SubrahmanyamJaishankar）提及此事。他说，如果来自印度、进入欧洲的柴油或者汽油是用俄罗斯石油生产的，“这肯定属于规避制裁”。</text:p>
      <text:p text:style-name="P4">
这位欧盟外交政策负责人还表示：“印度购买俄罗斯的石油，这很正常......但是如果他们利用这一点，成为俄罗斯石油的加工中心，并将产品卖给我们......我们必须采取行动。”</text:p>
      <text:p text:style-name="P4">
<draw:frame draw:style-name="fr1" draw:name="Image131" text:anchor-type="as-char" svg:width="6.9236in" svg:height="3.889434in" draw:z-index="0">
<draw:image xlink:href="../Images/dwzh/2023-05-17T14-40-00Z/61324716_404.jpg" xlink:type="simple" xlink:show="embed" xlink:actuate="onLoad" draw:mime-type="image/jpeg"/>
</draw:frame>
</text:p>
      <text:p text:style-name="P4">
印度外长苏杰生表示，他对欧盟制裁规则的理解是，在第三国经过大量加工的俄罗斯原油不再被认为是俄罗斯产品（资料图片）</text:p>
      <text:p text:style-name="P4">
在博雷尔与印度外长苏杰生周二会后的新闻发布会上，苏杰生表示，他对欧盟制裁规则的理解是，在第三国经过实质性改造的俄罗斯原油不再被认为是俄罗斯产品。</text:p>
      <text:p text:style-name="P4">
欧盟委员会副主席维斯塔格（Margrethe Vestager）表示，欧盟将与印度就这一问题进行讨论，但会是以合作的态度而非指责口吻。</text:p>
      <text:h text:style-name="P12" text:outline-level="3">
<text:span text:style-name="T4">
<text:span text:style-name="T4">
“我们必须看看是谁在购买”</text:span>
</text:span>
</text:h>
      <text:p text:style-name="P4">
路透社报道指出，由于运输成本高，印度的炼油厂们以前很少购买俄罗斯石油。不过在2022年4月至2023年3月，印度平均每天进口97万-98万桶俄罗斯石油，占该国整体燃料进口的五分之一以上。</text:p>
      <text:p text:style-name="P4">
俄罗斯最大的石油生产商俄罗斯石油（Rosneft）和印度炼油巨头印度石油公司（Indian OilCorp）也签署了一项协议，大幅增加向印度交付的石油等级，使之多样化。</text:p>
      <text:h text:style-name="P12" text:outline-level="3">
<text:span text:style-name="T4">
印度对俄罗斯石油的胃口越来越大</text:span>
</text:h>
      <text:p text:style-name="P4">
根据法国大宗商品追踪公司Kpler的船舶追踪数据，印度信实工业（Reliance Industries）和纳亚拉能源（NayaraEnergy）是精炼燃料的主要出口商，也是俄罗斯石油的买家。这些公司没有立即对路透社的问询作出回应。</text:p>
      <text:p text:style-name="P4">
在俄罗斯入侵乌克兰前，印度通常平均每天向欧洲出口15.4万桶柴油和航空燃料。而来自Kpler的数据显示，自欧盟从今年2月5日开始禁止俄罗斯石油产品进口后，这一数字已经增加到平均每天20万桶。</text:p>
      <text:p text:style-name="P4">
博雷尔告诉《金融时报》，任何限制俄罗斯石油流动的机制都需要由各国当局实施，暗示欧盟可以针对那些印度精炼燃料的购买者。他说，“如果他们在出售，那是因为有人在购买。我们必须看看是谁在购买”。</text:p>
      <text:p text:style-name="P4">
（路透社，金融时报）</text:p>
      <text:p text:style-name="P4">
Source: <text:a xlink:type="simple" xlink:href="https://www.dw.com/zh/博雷尔-欧盟应打击印度加工俄油卖给欧洲/a-65661947" text:style-name="Internet_20_link" text:visited-style-name="Visited_20_Internet_20_Link">
https://www.dw.com/zh/博雷尔-欧盟应打击印度加工俄油卖给欧洲/a-65661947?maca=chi-rss-chi-all-1127-rdf</text:a>
</text:p>
      <!--NEWS-->
      <text:h text:style-name="P10" text:outline-level="1">
<text:span text:style-name="T4">
习近平表示要深化与哈萨克斯坦的关系</text:span>
</text:h>
      <text:p text:style-name="P4">
Author: None</text:p>
      <text:p text:style-name="P4">
Publisher: Radio Free Asia (Organization)</text:p>
      <text:p text:style-name="P4">
Published Time: 2023-05-17T14:41:24-04:00</text:p>
      <text:p text:style-name="P4">
Modified Time: 2023-05-17T14:41: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4.612011in" draw:z-index="0">
<draw:image xlink:href="../Images/rfamandarin/2023-05-17T14-41-24-04-00/000000.png" xlink:type="simple" xlink:show="embed" xlink:actuate="onLoad" draw:mime-type="image/png"/>
</draw:frame>
中国国家主席习近平周三欢迎来访的哈萨克斯坦总统托卡耶夫。 <text:a xlink:type="simple" xlink:href="https://www.rfa.org/mandarin/Xinwen/8-05172023143650.html/@@images/image" text:style-name="Internet_20_link" text:visited-style-name="Visited_20_Internet_20_Link">
</text:a>
Liu Bin/Xinhua via AP据路透社报道，中国国家主席习近平周三对来访的哈萨克斯坦总统托卡耶夫说，中国希望在"繁荣与逆境"之际进一步深化与哈萨克斯坦的关系。报道指出，这一说法的背景是，中国主办中亚五国峰会即将开幕，中国想与俄罗斯的后院建立联系，同时中国与西方的关系恶化。这次参加峰会的中亚五国哈萨克斯坦、吉尔吉斯斯坦、塔吉克斯坦、土库曼斯坦和乌兹别克斯坦都是前苏联的一部分，但目前都在寻求其他投资来源，因为莫斯科将其资源投入了乌克兰战争。托卡耶夫告诉习近平，哈萨克斯坦在2030年前将与中国的双边贸易目标定为每年400亿美元，高于2022年的310亿美元。他还称赞了习近平的一带一路倡议，并表示哈萨克斯坦有兴趣扩大对中国的农产品出口。报道强调，现在西安作为峰会举办地具有象征意义，西安在曾经贯穿中亚的古代丝绸之路贸易路线中起着关键作用。 （责编：王允）</text:p>
      <text:p text:style-name="P4">
Source: <text:a xlink:type="simple" xlink:href="https://www.rfa.org/mandarin/Xinwen/8-05172023143650.html" text:style-name="Internet_20_link" text:visited-style-name="Visited_20_Internet_20_Link">
https://www.rfa.org/mandarin/Xinwen/8-05172023143650.html</text:a>
</text:p>
      <!--NEWS-->
      <text:h text:style-name="P10" text:outline-level="1">
<text:span text:style-name="T4">
欧洲“核联盟”为欧洲核能发展拟定路线图</text:span>
</text:h>
      <text:p text:style-name="P4">
Author: 联合早报 (Person)</text:p>
      <text:p text:style-name="P4">
Publisher: 联合早报 (Organization)</text:p>
      <text:p text:style-name="P4">
Published Time: 2023-05-17T14:47</text:p>
      <text:p text:style-name="P4">
Modified Time: 2023-05-17T15:42</text:p>
      <text:p text:style-name="P4">
Description: 欧洲“核联盟”在巴黎召开会议，为欧洲核能发展拟定“路线图”，预计到2050年欧盟核电装机容量将从目前的100吉瓦提高至150吉瓦。新华社报道，在法国能源转型部的召集下，比利时、保加...</text:p>
      <text:p text:style-name="P4">
Videos: []</text:p>
      <text:p text:style-name="P4">
Audios: []</text:p>
      <text:p text:style-name="P4">
Images: []</text:p>
      <text:p text:style-name="P4">
Type: NewsArticle</text:p>
      <text:p text:style-name="P4">
Breadcrumbs: ['即时', '国际']</text:p>
      <text:p text:style-name="P4">
Keywords: ['欧洲', '核能', '供应链', '能源', '核电']</text:p>
      <!--METADATA-->
      <text:p text:style-name="P4">
欧洲“核联盟”在巴黎召开会议，为欧洲核能发展拟定“路线图”，预计到2050年欧盟核电装机容量将从目前的100吉瓦提高至150吉瓦。</text:p>
      <text:p text:style-name="P4">
新华社报道，在法国能源转型部的召集下，比利时、保加利亚等14个欧洲“核联盟”成员国派代表参加了星期二（5月16日）的会议，观察员意大利和嘉宾国英国也派代表出席。</text:p>
      <text:p text:style-name="P4">
据法国能源转型部当天发布的新闻公报，本次会议主要讨论两个议题：一是如何建立独立的欧洲核供应链；二是欧洲核工业复兴的条件。与会方签署了一份联合声明，呼吁制定欧洲行动计划，以促进核能部门在技术、创新、安全标准等方面的合作。</text:p>
      <text:p text:style-name="P4">
公报预计，在现有核电设施持续安全运行基础上，如果欧盟新建30个至45个大型核反应堆，同时发展小型模块化核反应堆，到2050年其核电装机容量将提升至150吉瓦。</text:p>
      <text:p text:style-name="P4">
公报称，本次会议发出明确信号，即核电在欧洲能源战略中的重要性，这既是为了加强欧洲的能源主权，也是为了加速去碳化和实现气候目标。</text:p>
      <text:p text:style-name="P4">
这是欧洲“核联盟”成员国第三次召开会议。</text:p>
      <text:p text:style-name="P4">
欧洲核联盟是在法国倡议下成立的，首次会议于今年2月28日在瑞典首都斯德哥尔摩召开。</text:p>
      <text:p text:style-name="P4">
Source: <text:a xlink:type="simple" xlink:href="https://www.zaobao.com.sg/realtime/world/story20230517-1395488" text:style-name="Internet_20_link" text:visited-style-name="Visited_20_Internet_20_Link">
https://www.zaobao.com.sg/realtime/world/story20230517-1395488</text:a>
</text:p>
      <!--NEWS-->
      <text:h text:style-name="P10" text:outline-level="1">
<text:span text:style-name="T4">
美国指控一中国公民向伊朗提供导弹材料</text:span>
</text:h>
      <text:p text:style-name="P4">
Author: None</text:p>
      <text:p text:style-name="P4">
Publisher: Radio Free Asia (Organization)</text:p>
      <text:p text:style-name="P4">
Published Time: 2023-05-17T14:47:47-04:00</text:p>
      <text:p text:style-name="P4">
Modified Time: 2023-05-17T14:47: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4.612011in" draw:z-index="0">
<draw:image xlink:href="../Images/rfamandarin/2023-05-17T14-47-47-04-00/000000.png" xlink:type="simple" xlink:show="embed" xlink:actuate="onLoad" draw:mime-type="image/png"/>
</draw:frame>
 美国纽约南区检察官达米安·威廉姆斯（DamianWilliams），16日出席了司法部在华盛顿举行的记者会。 <text:a xlink:type="simple" xlink:href="https://www.rfa.org/mandarin/Xinwen/9-05172023144220.html/@@images/image" text:style-name="Internet_20_link" text:visited-style-name="Visited_20_Internet_20_Link">
</text:a>
美联社图片  美国司法部网站周二（5月16日）发布消息，美国纽约南区检察官达米安·威廉姆斯（DamianWilliams）等官员指控中国公民乔湘江（Xiangjiang Qiao），又名“乔·汉森”（JoeHansen），涉嫌逃避制裁、洗钱和银行欺诈等罪行，利用一家受制裁的中国公司向伊朗提供用于生产大规模杀伤性武器（WMD）的材料等静压石墨，并通过美国金融系统进行支付。行为跨度从2019年到2022年。乔目前在中国逍遥法外。消息指出，这家涉案的公司是大连斯诺泰科炭素制品有限公司（SinotechDalian），它是传播大规模杀伤性武器（WMD）的中国公司网络的一部分，在为伊朗的弹道导弹计划采购材料方面提供帮助。2014年，美国财政部就对这家公司实施了制裁。美国检察官指控乔湘江采取措施隐藏大连斯诺泰科参与交易的事实，通过创建一家前台公司的银行账户，接收来自一家美国银行的两笔总额超过15,000美元的转账，作为他促进向伊朗供应导弹材料的回报。乔湘江现年39岁，他被指控多项罪名，加起来的监禁最高年限达到150年。 （责编：王允）</text:p>
      <text:p text:style-name="P4">
Source: <text:a xlink:type="simple" xlink:href="https://www.rfa.org/mandarin/Xinwen/9-05172023144220.html" text:style-name="Internet_20_link" text:visited-style-name="Visited_20_Internet_20_Link">
https://www.rfa.org/mandarin/Xinwen/9-05172023144220.html</text:a>
</text:p>
      <!--NEWS-->
      <text:h text:style-name="P10" text:outline-level="1">
<text:span text:style-name="T4">
大规模裁员在路上 华尔街巨头梦醒中国</text:span>
</text:h>
      <text:p text:style-name="P4">
Author: None</text:p>
      <text:p text:style-name="P4">
Publisher: Radio Free Asia (Organization)</text:p>
      <text:p text:style-name="P4">
Published Time: 2023-05-17T14:51:00-04:00</text:p>
      <text:p text:style-name="P4">
Modified Time: 2023-05-17T14:52: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4.612011in" draw:z-index="0">
<draw:image xlink:href="../Images/rfamandarin/2023-05-17T14-51-00-04-00/000000.png" xlink:type="simple" xlink:show="embed" xlink:actuate="onLoad" draw:mime-type="image/png"/>
</draw:frame>
 美国投资公司高盛（Goldman Sachs）美联社资料图片  据彭博社报道，华尔街巨头在中国享有了金融市场大开放的三年红利后，正在酝酿大规模裁减在中国的项目和员工，其中包括高盛和摩根士丹利等公司。报道指出，这些公司认为，由于地缘政治环境不断恶化，中国国家主席习近平宁可牺牲经济，也要优先处理安全问题，打压私营部门、扼杀并购交易，在这个60兆美元的市场中赚大钱的梦想已经越来越渺茫。目前，高盛已经降低其五年计划的预期，摩根士丹利也决定暂不设立中国境内券商，并将衍生品和期货业务投资缩减至1亿5000万美元。而摩根大通集团早在今年初就开始裁撤中国专职员工。报道形容这些投资业巨头的选择是“发夹弯”，18个月前，他们还认为可以在中国大型银行主业上展开竞争，现在已经表示要彻底反思对中国的策略。有业内高管表示，全球范围内的银行都在裁员，但在中国的裁员规模是历年来最大的，力度也比其他地区要强。从去年9月以来，这些投资业巨头在中国的专职员工已经裁掉了至少100个，而高盛已经裁掉了十分之一的中国人力。（责编：王允）</text:p>
      <text:p text:style-name="P4">
Source: <text:a xlink:type="simple" xlink:href="https://www.rfa.org/mandarin/Xinwen/10-05172023144839.html" text:style-name="Internet_20_link" text:visited-style-name="Visited_20_Internet_20_Link">
https://www.rfa.org/mandarin/Xinwen/10-05172023144839.html</text:a>
</text:p>
      <!--NEWS-->
      <text:h text:style-name="P10" text:outline-level="1">
<text:span text:style-name="T4">
约翰·塞巴斯蒂安·巴赫:A小调前奏曲与赋格</text:span>
</text:h>
      <text:p text:style-name="P4">
Author: None (Language: zh)</text:p>
      <text:p text:style-name="P4">
Publisher: None</text:p>
      <text:p text:style-name="P4">
Time: 2023-05-17T14:53:00Z</text:p>
      <text:p text:style-name="P4">
Description: A小调前奏曲与赋格是巴赫非常早期的作品。巴赫擅长以赋格的形式创作，即在有限的主题的基础上进行变化。请听管风琴演奏家约翰内斯·朗的演奏。</text:p>
      <text:p text:style-name="P4">
Videos: []</text:p>
      <text:p text:style-name="P4">
Images: ["<text:a xlink:type="simple" xlink:href="https://static.dw.com/image/62026010_301.jpg" text:style-name="Internet_20_link" text:visited-style-name="Visited_20_Internet_20_Link">
62026010_301.jpg</text:a>
", "<text:a xlink:type="simple" xlink:href="https://static.dw.com/image/62088055_301.jpg" text:style-name="Internet_20_link" text:visited-style-name="Visited_20_Internet_20_Link">
62088055_301.jpg</text:a>
", "<text:a xlink:type="simple" xlink:href="https://static.dw.com/image/4555299_301.jpg" text:style-name="Internet_20_link" text:visited-style-name="Visited_20_Internet_20_Link">
4555299_301.jpg</text:a>
"]</text:p>
      <text:p text:style-name="P4">
Subject: 文化经纬</text:p>
      <text:p text:style-name="P4">
Subjects: ['贝多芬音乐节', '古典音乐风']</text:p>
      <text:p text:style-name="P4">
Keywords: ['音乐', '古典音乐']</text:p>
      <text:p text:style-name="P4">
ID: 65662186</text:p>
      <!--METADATA-->
      <h5>
文化经纬</h5>
      <text:h text:style-name="P12" text:outline-level="3">
<text:span text:style-name="T4">
约翰·塞巴斯蒂安·巴赫:A小调前奏曲与赋格</text:span>
</text:h>
      <text:p text:style-name="P4">
A小调前奏曲与赋格是巴赫非常早期的作品。巴赫擅长以赋格的形式创作，即在有限的主题的基础上进行变化。请听管风琴演奏家约翰内斯·朗的演奏。</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约翰·塞巴斯蒂安·巴赫:A小调前奏曲与赋格</text:span>
</text:h>
      <text:p text:style-name="P4">
约翰·塞巴斯蒂安·巴赫是音乐史上最重要的作曲家之一，一生创作了大量作品，包括许多管风琴曲目。</text:p>
      <text:p text:style-name="P4">
他的音乐主题清晰，旋律精致、复杂，擅长以赋格的形式创作，也就是对有限的主题进行变化、堆叠，形成结构严密的作品。</text:p>
      <text:p text:style-name="P4">
A小调前奏曲与赋格，作品55号，是巴赫非常早期的作品。管风琴演奏家约翰内斯·朗说，这首曲子带有北德风格，可以看到驰名欧洲的丹麦-德国管风琴家迪特里希·布施特胡（Dietrich Buxtehude，1637年－1707年5月9日））的影子。</text:p>
      <text:p text:style-name="P4">
<text:span text:style-name="T4">
欢迎订阅德国之声“古典音乐风”播客，收听更多优秀的古典音乐演出。</text:span>
</text:p>
      <text:p text:style-name="P4">
<text:span text:style-name="T4">
Feed-URL:</text:span>
</text:p>
      <text:p text:style-name="P4">
<text:span text:style-name="T4">
https://rss.dw.com/xml/podcast_chi_klassischemusik</text:span>
</text:p>
      <text:p text:style-name="P4">
<text:span text:style-name="T4">
iTunes:</text:span>
</text:p>
      <text:p text:style-name="P4">
<text:span text:style-name="T4">
https://itunes.apple.com/us/podcast/id1347146553?l=de</text:span>
</text:p>
      <h5>
相关音频视频</h5>
      <text:p text:style-name="P4">
[</text:p>
      <text:h text:style-name="P12" text:outline-level="3">
<text:span text:style-name="T4">
约翰·塞巴斯蒂安·巴赫:A小调前奏曲与赋格</text:span>
</text:h>
      <text:p text:style-name="P4">
](https://www.dw.com/zh/overlay/media/zh/约翰塞巴斯蒂安巴赫a小调前奏曲与赋格/65320357/65662186)</text:p>
      <ul>
        <li>
<text:span text:style-name="T4">
日期</text:span>
 17.05.2023   * <text:span text:style-name="T4">
主题</text:span>
 <text:a xlink:type="simple" xlink:href="https://www.dw.com/zh/zh/贝多芬音乐节/t-17464944" text:style-name="Internet_20_link" text:visited-style-name="Visited_20_Internet_20_Link">
 </text:a>
 , <text:a xlink:type="simple" xlink:href="https://www.dw.com/zh/zh/古典音乐风/t-43820400" text:style-name="Internet_20_link" text:visited-style-name="Visited_20_Internet_20_Link">
 </text:a>
  * <text:span text:style-name="T4">
关键词</text:span>
 <text:a xlink:type="simple" xlink:href="https://www.dw.com/zh/search/zh" text:style-name="Internet_20_link" text:visited-style-name="Visited_20_Internet_20_Link">
 </text:a>
 , <text:a xlink:type="simple" xlink:href="https://www.dw.com/zh/search/zh" text:style-name="Internet_20_link" text:visited-style-name="Visited_20_Internet_20_Link">
 </text:a>
  * <text:span text:style-name="T4">
下载</text:span>
 <text:a xlink:type="simple" xlink:href="https://radiodownloaddw-a.akamaihd.net/downloads/Events/dwelle/dira/mp3/chi/F8C26992_2.mp3" text:style-name="Internet_20_link" text:visited-style-name="Visited_20_Internet_20_Link">
 </text:a>
  * <text:span text:style-name="T4">
反馈</text:span>
 :   * <text:span text:style-name="T4">
打印</text:span>
 <text:a xlink:type="simple" xlink:href="javascript:window.print()" text:style-name="Internet_20_link" text:visited-style-name="Visited_20_Internet_20_Link">
 </text:a>
  * <text:span text:style-name="T4">
固定链接</text:span>
 https://p.dw.com/p/4RVjW</li>
      </ul>
      <h5>
相关内容</h5>
      <text:p text:style-name="P4">
[ <draw:frame draw:style-name="fr1" draw:name="Image135" text:anchor-type="as-char" svg:width="6.9236in" svg:height="3.902393in" draw:z-index="0">
<draw:image xlink:href="../Images/dwzh/2023-05-17T14-53-00Z/62026010_301.jpg" xlink:type="simple" xlink:show="embed" xlink:actuate="onLoad" draw:mime-type="image/jpeg"/>
</draw:frame>
</text:p>
      <text:h text:style-name="P12" text:outline-level="3">
<text:span text:style-name="T4">
约翰·塞巴斯蒂安·巴赫：E大调随想曲</text:span>
</text:h>
      <text:p text:style-name="P4">
12.05.2023</text:p>
      <text:p text:style-name="P4">
E大调随想曲是约翰·塞巴斯蒂安·巴赫献给比他年长14岁的哥哥约翰·克里斯托夫的一首曲子。请听约翰内斯·朗的管风琴演奏。</text:p>
      <text:p text:style-name="P4">
](https://www.dw.com/zh/zh/约翰塞巴斯蒂安巴赫e大调随想曲/a-65607008) [<draw:frame draw:style-name="fr1" draw:name="Image136" text:anchor-type="as-char" svg:width="6.9236in" svg:height="3.902393in" draw:z-index="0">
<draw:image xlink:href="../Images/dwzh/2023-05-17T14-53-00Z/62088055_301.jpg" xlink:type="simple" xlink:show="embed" xlink:actuate="onLoad" draw:mime-type="image/jpeg"/>
</draw:frame>
</text:p>
      <text:h text:style-name="P12" text:outline-level="3">
<text:span text:style-name="T4">
约翰·塞巴斯蒂安·巴赫：G小调幻想曲与赋格</text:span>
</text:h>
      <text:p text:style-name="P4">
04.05.2023</text:p>
      <text:p text:style-name="P4">
G小调幻想曲与赋格是巴赫管风琴作品里最为复杂、最引人注目的作品之一，创作于1717—1723年间。请听青年管风琴家约翰内斯·朗的演奏。</text:p>
      <text:p text:style-name="P4">
](https://www.dw.com/zh/zh/约翰塞巴斯蒂安巴赫g小调幻想曲与赋格/a-65510532) [<draw:frame draw:style-name="fr1" draw:name="Image137" text:anchor-type="as-char" svg:width="6.9236in" svg:height="3.902393in" draw:z-index="0">
<draw:image xlink:href="../Images/dwzh/2023-05-17T14-53-00Z/4555299_301.jpg" xlink:type="simple" xlink:show="embed" xlink:actuate="onLoad" draw:mime-type="image/jpeg"/>
</draw:frame>
</text:p>
      <text:h text:style-name="P12" text:outline-level="3">
<text:span text:style-name="T4">
米歇尔·卡米洛：只是开个玩笑”</text:span>
</text:h>
      <text:p text:style-name="P4">
27.04.2023</text:p>
      <text:p text:style-name="P4">
米歇尔·卡米洛（Michel Camilo）爵士乐及古典音乐作曲家，爵士乐坛一颗耀眼的明星。“Justkidding”（“只是开个玩笑”）是一首热情洋溢、风趣诙谐的爵士舞曲</text:p>
      <text:p text:style-name="P4">
](https://www.dw.com/zh/zh/米歇尔卡米洛只是开个玩笑/a-65452878)</text:p>
      <text:p text:style-name="P4">
Source: <text:a xlink:type="simple" xlink:href="https://www.dw.com/zh/约翰·塞巴斯蒂安·巴赫-a小调前奏曲与赋格/a-65662186" text:style-name="Internet_20_link" text:visited-style-name="Visited_20_Internet_20_Link">
https://www.dw.com/zh/约翰·塞巴斯蒂安·巴赫-a小调前奏曲与赋格/a-65662186?maca=chi-rss-chi-all-1127-rdf</text:a>
</text:p>
      <!--NEWS-->
      <text:h text:style-name="P10" text:outline-level="1">
<text:span text:style-name="T4">
事实查核│美国计划研发基因武器，精准杀害华裔欧裔和中东人？</text:span>
</text:h>
      <text:p text:style-name="P4">
Author: 作者：辛西娅 沈轲</text:p>
      <text:p text:style-name="P4">
Publisher: Radio Free Asia (Organization)</text:p>
      <text:p text:style-name="P4">
Published Time: 2023-05-17T15:00:00-04:00</text:p>
      <text:p text:style-name="P4">
Modified Time: 2023-05-17T17:32:55-04:00</text:p>
      <text:p text:style-name="P4">
Description: 作者：辛西娅 沈轲</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38" text:anchor-type="as-char" svg:width="6.9236in" svg:height="4.857687in" draw:z-index="0">
<draw:image xlink:href="../Images/rfamandarin/2023-05-17T15-00-00-04-00/000000.png" xlink:type="simple" xlink:show="embed" xlink:actuate="onLoad" draw:mime-type="image/png"/>
</draw:frame>
 一名科技人员正在进行基因研究 <text:a xlink:type="simple" xlink:href="https://www.rfa.org/mandarin/shishi-hecha/hc-05172023143653.html/@@images/image" text:style-name="Internet_20_link" text:visited-style-name="Visited_20_Internet_20_Link">
</text:a>
 美联社图片</text:p>
      <text:p text:style-name="P4">
<text:span text:style-name="T4">
标签：虚假</text:span>
</text:p>
      <text:p text:style-name="P4">
<text:span text:style-name="T4">
一分钟完读：</text:span>
 <text:span text:style-name="T4">
  </text:span>
中国外交部发言人汪文斌近日称，《华尔街日报》曾披露美国五角大楼已制定了以基因武器打击对手的研发计划，亚洲华人、欧洲雅利安人、中东阿拉伯人的基因都被列入美军搜集范围。</text:p>
      <text:p text:style-name="P4">
亚洲事实查核实验室发现，没有任何证据显示《华尔街日报》曾发布此类报道。而中文网络记录显示，关于美军研发基于种族的基因武器的各类传闻在简体中文世界已经流传了二十多年的，更早来源是是俄语世界自苏联时代就开始的宣传。针对这项指控，美国国务院回复亚洲事实查核实验室称，中国的指责毫无根据。科技报道和美国国防部近期的声明也显示，人类当前的技术水平无法实现"按特定基因杀人"。</text:p>
      <text:p text:style-name="P4">
<draw:frame draw:style-name="fr1" draw:name="Image139" text:anchor-type="as-char" svg:width="6.9236in" svg:height="6.138925in" draw:z-index="0">
<draw:image xlink:href="../Images/rfamandarin/2023-05-17T15-00-00-04-00/000001.png" xlink:type="simple" xlink:show="embed" xlink:actuate="onLoad" draw:mime-type="image/png"/>
</draw:frame>
 外交部发言人汪文斌 （图取自中国外交部官网）</text:p>
      <text:p text:style-name="P4">
<text:span text:style-name="T4">
深度解析：</text:span>
</text:p>
      <text:p text:style-name="P4">
2023年5月10日，中国外交部发言人 <text:a xlink:type="simple" xlink:href="https://www.fmprc.gov.cn/wjdt_674879/fyrbt_674889/202305/t20230510_11074604.shtml" text:style-name="Internet_20_link" text:visited-style-name="Visited_20_Internet_20_Link">
</text:a>
：“美国是广泛搜集并运用基因信息的国家。据《华尔街日报》披露，美国五角大楼已经制定了以基因武器打击对手的研发计划。参与者称，亚洲华人、欧洲雅利安人、中东阿拉伯人的基因都被列入美军搜集范围。”</text:p>
      <text:p text:style-name="P4">
同一天，中国外交部 <text:a xlink:type="simple" xlink:href="https://twitter.com/MFA_China/status/1656297450762805249" text:style-name="Internet_20_link" text:visited-style-name="Visited_20_Internet_20_Link">
 </text:a>
 。</text:p>
      <text:p text:style-name="P4">
亚洲事实查核实验室发现，汪文斌的说法没有任何根据，且明显违反国际事务的运行逻辑。</text:p>
      <text:p text:style-name="P4">
<text:span text:style-name="T4">
1、"基因武器"指控缺乏依据</text:span>
</text:p>
      <text:p text:style-name="P4">
亚洲事实查核实验室在华尔街日报英文网站的搜索页面，用“genetically engineered weapon”“Pentagon”等关键词的组合搜索，找不到任何相关报道。</text:p>
      <text:p text:style-name="P4">
在谷歌、必应等搜索引擎上以同样关键词组合搜索，也找不到相关内容。</text:p>
      <text:p text:style-name="P4">
亚洲事实查核实验室给《华尔街日报》发邮件查询，但截稿之前没有收到回复。</text:p>
      <text:p text:style-name="P4">
周一，美国国务院就该指控回复亚洲事实查核实验室称：中国的指责毫无根据，完全是错误的。</text:p>
      <text:p text:style-name="P4">
国务院在回复中说：</text:p>
      <text:p text:style-name="P4">
“美国的基因研究是利用基因组信息来改善人类健康，而非攻击人类健康，并且相关研究都是在保护个人的权利和隐私前提下进行的；</text:p>
      <text:p text:style-name="P4">
我们珍视生物技术为全人类带来的好处，并继续与合作伙伴和盟友一起引领和制定关于先进生物技术的规范和规则，这些规范和规则符合我们的价值观和保护人权的原则；</text:p>
      <text:p text:style-name="P4">
然而，包括中华人民共和国在内的其它国家正在滥用这些技术。”</text:p>
      <text:p text:style-name="P4">
<text:span text:style-name="T4">
2、中文网络上，美国军方收集华人基因以制造生物武器的说法已流传了至少20年，但至今仍是“计划”</text:span>
</text:p>
      <text:p text:style-name="P4">
亚洲事实查核实验室在中文网络上以“华尔街日报” “五角大楼”“亚洲华人、欧洲雅利安人、中东阿拉伯人”搜索显示，美国军方收集华人基因以制造武器方面的内容不少，而且不少来自官方媒体，比如《中国国防报》2014年1月发布的文章<text:a xlink:type="simple" xlink:href="http://www.81.cn/jwgd/2014-01/23/content_5747637.htm" text:style-name="Internet_20_link" text:visited-style-name="Visited_20_Internet_20_Link">
 </text:a>
 ）。</text:p>
      <text:p text:style-name="P4">
最早的报道可回溯到 <text:a xlink:type="simple" xlink:href="http://zqb.cyol.com/content/2003-10/08/content_744256.htm" text:style-name="Internet_20_link" text:visited-style-name="Visited_20_Internet_20_Link">
 </text:a>
 <text:a xlink:type="simple" xlink:href="http://zqb.cyol.com/content/2003-10/08/content_744256.htm" text:style-name="Internet_20_link" text:visited-style-name="Visited_20_Internet_20_Link">
</text:a>
。该报记者陈为民采访了一个叫童增的活动家，此人作品《最后一道防线》宣称美国英国一直在盗取中国人基因，而非典很可能是西方国家针对中国的基因武器。在中青报的采访中有这样一段：“为了确保美国未来的霸主地位，美国军方制定了以基因武器为秘密武器打击敌方的计划。美国《华尔街日报》根据参与者的透露报道说，中国的华人、欧洲的雅利安人、中东的阿拉伯人的基因，均属于美军的搜集范围。”</text:p>
      <text:p text:style-name="P4">
与《中国国防报》的文章一样，中国官媒的文章都提到了《华尔街日报》，但都没有提供报道的日期、标题、直接引文和原文链接。被采访人也没有名字、职业等具体信息，只有“参与者”的模糊说法。</text:p>
      <text:p text:style-name="P4">
亚洲事实查核实验室日前致信中国外交部，询问消息来源和《华尔街日报》报道的具体信息，但截至发稿时也没有收到回复。</text:p>
      <text:p text:style-name="P4">
其实，除了非典以外，新冠疫情和俄乌战争期间，“基因战”和“基因武器”的传言也多次在网络空间重复。根据他们的说法，美国研发基因武器的“计划”从20年前就已经开始了，但直到今天仍然只是被称为“计划”，《华尔街日报》也没做任何跟进报道。</text:p>
      <text:p text:style-name="P4">
<text:span text:style-name="T4">
3、"基因武器"和"生物战"，是苏俄信息战长盛不衰的主题</text:span>
</text:p>
      <text:p text:style-name="P4">
美国国务院官方网站记载的历史资料显示，从前苏联时代开始， <text:a xlink:type="simple" xlink:href="https://www.state.gov/the-kremlins-never-ending-attempt-to-spread-disinformation-about-biological-weapons/" text:style-name="Internet_20_link" text:visited-style-name="Visited_20_Internet_20_Link">
 </text:a>
，艾滋病毒、炭疽、埃博拉、SARS、新冠病毒，都曾被苏俄称作美国或西方人为制造的生物武器。而童增作品宣称的“非典可能是针对中国的基因武器”，与俄罗斯宣传口径类似。</text:p>
      <text:p text:style-name="P4">
2022年5月，美国马里兰大学公共政策学院研究员米尔顿·莱滕伯格（ <text:a xlink:type="simple" xlink:href="https://cissm.umd.edu/news/leitenberg-publishes-timely-research-russian-bioweapon-disinformation" text:style-name="Internet_20_link" text:visited-style-name="Visited_20_Internet_20_Link">
 </text:a>
，记录了1998-2021年俄罗斯官方机构发布的与生物武器有关的虚假信息。报告称， <text:a xlink:type="simple" xlink:href="https://cissm.umd.edu/sites/default/files/2021-10/NonProliferationReview_False%20allegations%20of%20biological%20weapons%20use%20from%20Putin%20s%20Russia.pdf" text:style-name="Internet_20_link" text:visited-style-name="Visited_20_Internet_20_Link">
</text:a>
，西方一些顶级医学研究机构正在研究一种基因武器， <text:a xlink:type="simple" xlink:href="https://cissm.umd.edu/sites/default/files/2021-10/NonProliferationReview%20Supplemental%20material_rnpr_a_1964755_sm5635.pdf" text:style-name="Internet_20_link" text:visited-style-name="Visited_20_Internet_20_Link">
</text:a>
。</text:p>
      <text:p text:style-name="P4">
<draw:frame draw:style-name="fr1" draw:name="Image140" text:anchor-type="as-char" svg:width="6.9236in" svg:height="4.658583in" draw:z-index="0">
<draw:image xlink:href="../Images/rfamandarin/2023-05-17T15-00-00-04-00/000002.png" xlink:type="simple" xlink:show="embed" xlink:actuate="onLoad" draw:mime-type="image/png"/>
</draw:frame>
 美国马里兰大学公共政策学院研究报告网页截图  <text:a xlink:type="simple" xlink:href="https://www.rfa.org/mandarin/shishi-hecha/hc-05172023143653.html/pic2-leitenberg-publishes-timely-research-on-russian-bioweapon-disinformation-center-for-international-and-security-studies-at-maryland.png" text:style-name="Internet_20_link" text:visited-style-name="Visited_20_Internet_20_Link">
</text:a>
</text:p>
      <text:p text:style-name="P4">
该报告没有显示FSB提到了亚裔华人、中东人等信息。但翻译成中文后，传播者又加入了“五角大楼”“亚裔华人、欧洲雅利安人、中东阿拉伯人”等信息，继续在网络上传播发酵，并在近日登堂入室，借着外交部发言人之口宣告给了全世界。</text:p>
      <text:p text:style-name="P4">
<text:span text:style-name="T4">
4、按特定基因杀人的武器在当前的技术水平上无法实现</text:span>
</text:p>
      <text:p text:style-name="P4">
2021年上映的英国 <text:a xlink:type="simple" xlink:href="https://en.wikipedia.org/wiki/No_Time_to_Die" text:style-name="Internet_20_link" text:visited-style-name="Visited_20_Internet_20_Link">
 <text:span text:style-name="T5">
No Time to Die</text:span>
 </text:a>
中，虚构了一个叫做“赫拉克勒斯计划”（ProjectHeracles）的基因武器工程，该工程研发的纳米机器人根据特定DNA编码来定向传播病毒，可对含有特定DNA的人发起精准攻击，而不含特定DNA的其他人则不受任何影响。这种“按基因杀人”的桥段，常见于文艺作品。    2022年4月，剑桥大学旗下科普网站 <text:a xlink:type="simple" xlink:href="https://www.thenakedscientists.com/articles/interviews/no-time-dies-bioweapon-plausible" text:style-name="Internet_20_link" text:visited-style-name="Visited_20_Internet_20_Link">
</text:a>
 ，明确说明按特定基因杀人的武器在当前的技术水平上无法实现。</text:p>
      <text:p text:style-name="P4">
<text:span text:style-name="T4">
5、联合国《禁止生物武器公约》对生物武器进行了严格限制</text:span>
</text:p>
      <text:p text:style-name="P4">
但科技发展一日千里，如果对技术的运用不加任何限制，极有可能会导致失控。生物科技就像核武技术一样，面临的选择不是“能不能”，而是“该不该”。</text:p>
      <text:p text:style-name="P4">
1975年生效的 <text:a xlink:type="simple" xlink:href="https://en.wikipedia.org/wiki/Biological_Weapons_Convention" text:style-name="Internet_20_link" text:visited-style-name="Visited_20_Internet_20_Link">
 <text:span text:style-name="T5">
Biological Weapons Convention, BWC</text:span>
</text:a>
对生物武器在全球的开发、生产、获取、转让、储存和使用进行了全面限制，为生物科技的和平使用搭建了规范。目前该公约已有183个签署，美国和中国都是缔约国。</text:p>
      <text:p text:style-name="P4">
2022年春，“美国在乌克兰建立生物实验室”的虚假信息泛滥网络空间时， <text:a xlink:type="simple" xlink:href="https://www.defense.gov/News/News-Stories/Article/Article/2963280/russia-and-china-falsely-accusing-use-of-biological-weapons-against-russians-sa/" text:style-name="Internet_20_link" text:visited-style-name="Visited_20_Internet_20_Link">
 </text:a>
 并再次重申，美国作为《生物武器公约》的缔约国之一，一直严格遵守公约规定。</text:p>
      <text:p text:style-name="P4">
<text:span text:style-name="T5">
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afcl@rfa.org寄给亚洲事实查核实验室，由我们为您查证核实。</text:span>
</text:p>
      <text:p text:style-name="P4">
Source: <text:a xlink:type="simple" xlink:href="https://www.rfa.org/mandarin/shishi-hecha/hc-05172023143653.html" text:style-name="Internet_20_link" text:visited-style-name="Visited_20_Internet_20_Link">
https://www.rfa.org/mandarin/shishi-hecha/hc-05172023143653.html</text:a>
</text:p>
      <!--NEWS-->
      <text:h text:style-name="P10" text:outline-level="1">
<text:span text:style-name="T4">
日本第一季度实际GDP环比增长0.4%</text:span>
</text:h>
      <text:p text:style-name="P4">
Author: 联合早报 (Person)</text:p>
      <text:p text:style-name="P4">
Publisher: 联合早报 (Organization)</text:p>
      <text:p text:style-name="P4">
Published Time: 2023-05-17T15:31</text:p>
      <text:p text:style-name="P4">
Modified Time: 2023-05-17T15:49</text:p>
      <text:p text:style-name="P4">
Description: 日本内阁府星期三（5月17日）发布的初步统计结果显示，今年第一季度日本实际国内生产总值（GDP）环比增长0.4%，按年率计算增幅为1.6%，均高于市场预期。新华社报道，日本国内需求...</text:p>
      <text:p text:style-name="P4">
Videos: []</text:p>
      <text:p text:style-name="P4">
Audios: []</text:p>
      <text:p text:style-name="P4">
Images: []</text:p>
      <text:p text:style-name="P4">
Type: NewsArticle</text:p>
      <text:p text:style-name="P4">
Breadcrumbs: ['即时', '国际']</text:p>
      <text:p text:style-name="P4">
Keywords: ['日本', '国内生产总值', '日本经济', '经济增长']</text:p>
      <!--METADATA-->
      <text:p text:style-name="P4">
日本内阁府星期三（5月17日）发布的初步统计结果显示，今年第一季度日本实际国内生产总值（GDP）环比增长0.4%，按年率计算增幅为1.6%，均高于市场预期。</text:p>
      <text:p text:style-name="P4">
新华社报道，日本国内需求回暖成为当季拉动日本经济增长的主要因素。数据显示，第一季度，个人消费环比增长0.6%，住宅投资环比增长0.2%，企业设备投资环比增长0.9%。当季内需对日本经济增长的贡献为0.7个百分点。</text:p>
      <text:p text:style-name="P4">
外需下滑成为当季日本经济的主要拖累因素。第一季度，日本出口环比下降4.2%，进口环比下降2.3%，进出口相抵后的净出口对经济增长的贡献为负0.3个百分点。</text:p>
      <text:p text:style-name="P4">
日本内阁府星期三也公布了2022财年（2022年4月至2023年3月）日本实际GDP的初步统计结果。扣除物价因素后，2022财年日本经济实际增长1.2%，大幅低于上财年的2.6%。</text:p>
      <text:p text:style-name="P4">
Source: <text:a xlink:type="simple" xlink:href="https://www.zaobao.com.sg/realtime/world/story20230517-1395593" text:style-name="Internet_20_link" text:visited-style-name="Visited_20_Internet_20_Link">
https://www.zaobao.com.sg/realtime/world/story20230517-1395593</text:a>
</text:p>
      <!--NEWS-->
      <text:h text:style-name="P10" text:outline-level="1">
<text:span text:style-name="T4">
英前首相特拉斯访台：新冷战决定权不在西方 中国若侵台实质与西方脱钩将不可避免</text:span>
</text:h>
      <text:p text:style-name="P4">
Author: chinese@voanews.com (杨安)</text:p>
      <text:p text:style-name="P4">
Publisher: 美国之音中文网 (Type: NewsMediaOrganization)</text:p>
      <text:p text:style-name="P4">
Published Time: 2023-05-17T15:33:07+08:00</text:p>
      <text:p text:style-name="P4">
Modified Time: 2023-05-17 07:33:07Z</text:p>
      <text:p text:style-name="P4">
Description: 英国前首相丽兹·特拉斯（Liz Truss）周三（5月17日）在台湾发表演说表示，尽管很多人不想再看到一次“新冷战”，但是决定权并不在于西方世界手上，北京已经走上自力更生的道路，经济是否脱钩将由中国掌握。</text:p>
      <text:p text:style-name="P4">
Videos: []</text:p>
      <text:p text:style-name="P4">
Images: []</text:p>
      <text:p text:style-name="P4">
Categories: ['欧洲', '中国', '台湾']</text:p>
      <text:p text:style-name="P4">
Type: None</text:p>
      <!--METADATA-->
      <text:p text:style-name="P4">
NoneNone</text:p>
      <text:p text:style-name="P4">
Source: <text:a xlink:type="simple" xlink:href="https://www.voachinese.com/a/liz-truss-china-new-cold-war-20230517/7096796.html" text:style-name="Internet_20_link" text:visited-style-name="Visited_20_Internet_20_Link">
https://www.voachinese.com/a/liz-truss-china-new-cold-war-20230517/7096796.html</text:a>
</text:p>
      <!--NEWS-->
      <text:h text:style-name="P10" text:outline-level="1">
<text:span text:style-name="T4">
中国-中亚峰会与G7峰会轮番上场： 重点抢先看</text:span>
</text:h>
      <text:p text:style-name="P4">
Author: None</text:p>
      <text:p text:style-name="P4">
Publisher: Radio Free Asia (Organization)</text:p>
      <text:p text:style-name="P4">
Published Time: 2023-05-17T15:34:00-04:00</text:p>
      <text:p text:style-name="P4">
Modified Time: 2023-05-17T16:07:25-04:00</text:p>
      <text:p text:style-name="P4">
Description: None</text:p>
      <text:p text:style-name="P4">
Videos: []</text:p>
      <text:p text:style-name="P4">
Audios: ["<text:a xlink:type="simple" xlink:href="https://www.rfa.org/mandarin/yataibaodao/junshiwaijiao/tj-0517202313304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41" text:anchor-type="as-char" svg:width="6.9236in" svg:height="4.612011in" draw:z-index="0">
<draw:image xlink:href="../Images/rfamandarin/2023-05-17T15-34-00-04-00/000000.png" xlink:type="simple" xlink:show="embed" xlink:actuate="onLoad" draw:mime-type="image/png"/>
</draw:frame>
 陕西西安媒体中心外2023年5月16日显示的中国-中亚峰会标志 <text:a xlink:type="simple" xlink:href="https://www.rfa.org/mandarin/yataibaodao/junshiwaijiao/tj-05172023133040.html/@@images/image" text:style-name="Internet_20_link" text:visited-style-name="Visited_20_Internet_20_Link">
</text:a>
路透社图片  <text:a xlink:type="simple" xlink:href="https://www.rfa.org/mandarin/yataibaodao/junshiwaijiao/tj-05172023133040.html/@@stream" text:style-name="Internet_20_link" text:visited-style-name="Visited_20_Internet_20_Link">
</text:a>
</text:p>
      <text:p text:style-name="P4">
中国-中亚峰会以及七国集团峰会（G7）即将在本周相继展开，两场峰会将重点关注什么议题？此外，两场峰会召开日期相近，这是否暗示着未来的国际秩序将成为已开发国家与以中国为首的开发中国家的对抗？</text:p>
      <text:p text:style-name="P4">
<text:a xlink:type="simple" xlink:href="https://www.rfa.org/mandarin/yataibaodao/junshiwaijiao/tj-05152023103400.html" text:style-name="Internet_20_link" text:visited-style-name="Visited_20_Internet_20_Link">
 </text:a>
 <text:span text:style-name="T4">
<text:a xlink:type="simple" xlink:href="https://www.rfa.org/mandarin/yataibaodao/junshiwaijiao/al-05162023131022.html" text:style-name="Internet_20_link" text:visited-style-name="Visited_20_Internet_20_Link">
 </text:a>
 </text:span>
  * <text:a xlink:type="simple" xlink:href="https://www.rfa.org/mandarin/yataibaodao/junshiwaijiao/tj-05152023103400.html" text:style-name="Internet_20_link" text:visited-style-name="Visited_20_Internet_20_Link">
 <text:span text:style-name="T4">
中国-中亚峰会同步G7 向国际示威？</text:span>
 </text:a>
</text:p>
      <text:p text:style-name="P4">
中国-中亚峰会即将在周四于西安召开，中国国家主席习近平以及哈萨克斯坦、吉尔吉斯斯坦、塔吉克斯坦、土库曼斯坦和乌兹别克斯坦的元首都将出席。外界普遍分析，此次峰会重点将聚焦能源供应链问题。尤其在俄乌战争后，中国意识到俄罗斯深受经济制裁影响，因此想与中亚国家建立能源供应链，以应对若是台海发生战争，中国当前自马六甲海峡进口能源的路线，可能会因为西方制裁而受限。</text:p>
      <text:p text:style-name="P4">
<text:span text:style-name="T4">
学者：中亚国家将要求中国提供更多“一带一路”资金</text:span>
</text:p>
      <text:p text:style-name="P4">
据香港01报道，本周二，中国常驻联合国副代表戴兵对即将展开的中国-中亚峰会发表评论，戴兵说：“中国-中亚峰会是中国着眼共同未来、构建更加紧密的中国—中亚命运共同体采取的重要行动。”戴兵补充，在峰会上，中国与中亚将强调互相尊重主权与领土完整、共同打击恐怖主义、以及共同加深在“一带一路”方面的合作。</text:p>
      <text:p text:style-name="P4">
中国外交部发言人汪文斌5月8日也提到，中国-中亚峰会“是今年中国首场重大主场外交活动，也是建交31年来六国元首首次以实体形式举办峰会。”</text:p>
      <text:p text:style-name="P4">
华盛顿智库美国企业研究所（AEI）高级研究员库珀（Zack Cooper）在接受本台采访时告诉记者，在中国-中亚峰会中，中亚国家应该会关注“一带一路”问题：“中亚国家希望维持中国对中亚的投资。中国‘一带一路’资金在近年来有下降的趋势，所以中亚国家会要求北京提供更多资金与资源。同时，会议上，与会成员也会重点探讨俄罗斯与中国在中亚的权力互动。”</text:p>
      <text:p text:style-name="P4">
英国广播公司17日的报道说，习近平选择的舞台不是北京，而是西安。西安曾是丝绸之路的起点。这条连接中国和中亚、中东、非洲以及欧洲的通商要道，也是中国经济和外交扩张的重要通路。</text:p>
      <text:p text:style-name="P4">
而十年前，上台不久的习近平正是在中亚国家哈萨克斯坦提出了重振古丝绸之路的“一带一路”计划。</text:p>
      <text:p text:style-name="P4">
<draw:frame draw:style-name="fr1" draw:name="Image142" text:anchor-type="as-char" svg:width="6.9236in" svg:height="4.61393in" draw:z-index="0">
<draw:image xlink:href="../Images/rfamandarin/2023-05-17T15-34-00-04-00/000001.png" xlink:type="simple" xlink:show="embed" xlink:actuate="onLoad" draw:mime-type="image/png"/>
</draw:frame>
2023年5月16日，倒计时钟显示七国集团峰会将于三日后在日本广岛开幕。（法新社）  <text:a xlink:type="simple" xlink:href="https://www.rfa.org/mandarin/yataibaodao/junshiwaijiao/tj-05172023133040.html/000_33f96kq.jpg" text:style-name="Internet_20_link" text:visited-style-name="Visited_20_Internet_20_Link">
</text:a>
</text:p>
      <text:p text:style-name="P4">
<text:span text:style-name="T4">
学者：七国集团峰会将关注中国对全球经济安全的危害</text:span>
</text:p>
      <text:p text:style-name="P4">
与此同时，七国集团峰会即将于本周五在日本广岛召开，外界推估，此次峰会将重点关注中国议题。据国际媒体报道，这场峰会将会发布6份成果文件，上述文件不仅会要求中国担负起“作为国际社会一员的责任”，也将重申和平解决台海问题的重要性。此外，上述文件也会提及乌克兰问题、核裁军、以及如何面对中国经济胁迫并提升经济安全保障。</text:p>
      <text:p text:style-name="P4">
针对七国集团峰会，库珀分析七国集团将重点探讨中国的经济胁迫问题并且发布声明，不过在声明中，七国集团很可能不会直接点名中国：“我认为七国集团峰会传递的最主要信息会是维持现有秩序，所以会议上会提到中国，但我认为提到俄罗斯的部分会更多，尤其针对俄乌战争。至于中国的部分，峰会应该会讨论如何应对中国不公平的经济操作以及经济胁迫，尽管在声明中有可能不直接点名中国。”</text:p>
      <text:p text:style-name="P4">
美国华盛顿智库德国马歇尔基金会（GMF）印太项目主任葛来仪（BonnieGlaser）在接受本台采访时也表示，七国集团成员对中国产生的经济威胁感到高度担忧：“七国集团峰会很可能会针对经济安全议题发布一个单独声明。尽管中国很可能不被点名，但是峰会上的讨论以及事后的声明内容都会显示成员国对中国的担忧。七国集团领导人会谈及中国经济胁迫的问题，并讨论具体应对措施。他们也将讨论境外投资审查的问题。”</text:p>
      <text:p text:style-name="P4">
<text:span text:style-name="T4">
学者：中国-中亚峰会举办时机有意与七国集团峰会抗衡</text:span>
</text:p>
      <text:p text:style-name="P4">
对于中国-中亚峰会与七国集团峰会选择在相近的时间召开，迈阿密大学政治系教授金德芳（June TeufelDreyer）告诉本台记者，这是中国有意与七国集团抗衡：“中国选择在此时举办中国-中亚峰会，意在抗衡公众对于七国集团峰会的关注。中国已大致放弃影响已开发国家，也就是七国集团成员国。中国会将更专注于提高开发中国家对中国的支持，包含中亚国家。”</text:p>
      <text:p text:style-name="P4">
对此，库珀也有近似看法：“我不确定中国-中亚峰会敲定的时机是在七国集团峰会之前还是之后，但值得关注的是，中国经常在美国从事大型外交活动时也举办外交活动，因此我不会很惊讶如果中国特意选择在此时举办峰会，这很可能是中国故意要与七国集团对抗。”</text:p>
      <text:p text:style-name="P4">
记者：唐缘媛 责编：梒青 网编：洪伟</text:p>
      <text:p text:style-name="P4">
Source: <text:a xlink:type="simple" xlink:href="https://www.rfa.org/mandarin/yataibaodao/junshiwaijiao/tj-05172023133040.html" text:style-name="Internet_20_link" text:visited-style-name="Visited_20_Internet_20_Link">
https://www.rfa.org/mandarin/yataibaodao/junshiwaijiao/tj-05172023133040.html</text:a>
</text:p>
      <!--NEWS-->
      <text:h text:style-name="P10" text:outline-level="1">
<text:span text:style-name="T4">
李昊石被立案 笑果被罚并禁演 这段脱口秀到底冒犯了谁？</text:span>
</text:h>
      <text:p text:style-name="P4">
Author: None</text:p>
      <text:p text:style-name="P4">
Publisher: Radio Free Asia (Organization)</text:p>
      <text:p text:style-name="P4">
Published Time: 2023-05-17T16:02:00-04:00</text:p>
      <text:p text:style-name="P4">
Modified Time: 2023-05-17T17:36:14-04:00</text:p>
      <text:p text:style-name="P4">
Description: None</text:p>
      <text:p text:style-name="P4">
Videos: []</text:p>
      <text:p text:style-name="P4">
Audios: ["<text:a xlink:type="simple" xlink:href="https://www.rfa.org/mandarin/yataibaodao/meiti/kw-0517202313185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43" text:anchor-type="as-char" svg:width="6.9236in" svg:height="4.612011in" draw:z-index="0">
<draw:image xlink:href="../Images/rfamandarin/2023-05-17T16-02-00-04-00/000000.png" xlink:type="simple" xlink:show="embed" xlink:actuate="onLoad" draw:mime-type="image/png"/>
</draw:frame>
中国军人身后广告牌上显示的中国领导人习近平"能打胜仗，作风优良"的言论 <text:a xlink:type="simple" xlink:href="https://www.rfa.org/mandarin/yataibaodao/meiti/kw-05172023131857.html/@@images/image" text:style-name="Internet_20_link" text:visited-style-name="Visited_20_Internet_20_Link">
</text:a>
路透社图片  <text:a xlink:type="simple" xlink:href="https://www.rfa.org/mandarin/yataibaodao/meiti/kw-05172023131857.html/@@stream" text:style-name="Internet_20_link" text:visited-style-name="Visited_20_Internet_20_Link">
</text:a>
</text:p>
      <text:p text:style-name="P4">
中国脱口秀演员李昊石（House）日前表演的段子被官媒指"冒犯人民军队"，新华社发评论称："人民军队保家卫国，每个人都必须敬畏"。李昊石因此被立案调查，公司被罚巨款。一个脱口秀段子引起如此轩然大波，它到底触动了谁？</text:p>
      <text:p text:style-name="P4">
<text:a xlink:type="simple" xlink:href="https://www.rfa.org/mandarin/yataibaodao/meiti/gt2-05162023080156.html" text:style-name="Internet_20_link" text:visited-style-name="Visited_20_Internet_20_Link">
 <text:span text:style-name="T4">
脱口秀引用习近平"作风优良能打胜仗" 被指侮辱军队</text:span>
 </text:a>
</text:p>
      <text:p text:style-name="P4">
据微博号“平安北京朝阳”消息，北京朝阳警方17日通报，“针对某文化公司演员李某某（男，31岁）在演出过程中出现严重侮辱人民军队的情节，造成恶劣社会影响的情况，公安机关已依法立案调查。”</text:p>
      <text:p text:style-name="P4">
这里的李某某显然就是笑果文化公司的脱口秀演员李昊石。根据网络上流传的录音，他在5月13日下午和晚上的两场演出中，称其收养的两只流浪狗在追松鼠时的样子让他想到“作风优良，能打胜仗”八个大字。就是这个梗让他惹上了大麻烦。</text:p>
      <text:p text:style-name="P4">
先是一个叫做“不愿透露姓名的曼联球迷天某”的微博用户发文称：“如果这个梗是无意的，那我劝你们下次删掉。如果这个梗是故意的，那我觉得你们作死。你们这个破梗侮辱了人民子弟兵。”相关讨论随后在网络上热烈展开，并有网民向当局举报。北京、上海文旅部门随即介入调查。</text:p>
      <text:p text:style-name="P4">
北京市文旅局17日宣布，对笑果文化作出行政处罚, 警告、没收违法所得132万多元, 并罚款1335万多元, 同时无限期暂停该公司在京所有演出活动,还将对涉案人员及其演出经纪机构和演出场所经营单位“进一步依法依规追究责任”。</text:p>
      <text:p text:style-name="P4">
笑果文化随后在受访时表示，将作出一系列整改，包括即刻解除涉事演员劳动合同和艺人经纪合同；将搭建独立于演出业务之外的审核部门，配置专职监场人员；开展内部教育并形成常态，避免“因为无知导致触碰政治红线、公众底线”。</text:p>
      <text:p text:style-name="P4">
目前，演员李昊石的微博账号已被禁言。</text:p>
      <text:p text:style-name="P4">
<draw:frame draw:style-name="fr1" draw:name="Image144" text:anchor-type="as-char" svg:width="6.9236in" svg:height="5.527045in" draw:z-index="0">
<draw:image xlink:href="../Images/rfamandarin/2023-05-17T16-02-00-04-00/000001.png" xlink:type="simple" xlink:show="embed" xlink:actuate="onLoad" draw:mime-type="image/png"/>
</draw:frame>
喜剧演员HOUSE在舞台上说他的两条“野狗”追松鼠，联想到"能打胜仗，作风优良"，惹上大祸。（微博/古亭提供）  <text:a xlink:type="simple" xlink:href="https://www.rfa.org/mandarin/yataibaodao/meiti/kw-05172023131857.html/image.jpg" text:style-name="Internet_20_link" text:visited-style-name="Visited_20_Internet_20_Link">
</text:a>
</text:p>
      <text:p text:style-name="P4">
<text:span text:style-name="T4">
官媒：人民军队"必须敬畏"、"</text:span>
 <text:span text:style-name="T4">
不容冒犯"</text:span>
</text:p>
      <text:p text:style-name="P4">
针对李昊石的脱口秀段子，官媒也大做文章。5月16日中午，新华社透过微博发评论称：“人民军队保家卫国，每个人都必须敬畏；‘听党指挥、能打胜仗、作风优良’，每个字都不容冒犯！”</text:p>
      <text:p text:style-name="P4">
《人民日报》当天也发评论称，打着“开玩笑”的名义贬损军人荣誉，更是涉嫌突破法律红线的严重问题。</text:p>
      <text:p text:style-name="P4">
对此事件，有网友说，“这个梗确实踩大多数人的雷点了，有种想笑又笑不出口的感觉，虽然脱口秀是冒犯文化，但是拿战争开玩笑稍微过了点”;也有的说：“底线是不能触碰的。所以笑果该死。该企业党建不到位，说明政治觉悟不够，在中国，政治觉悟相当重要。”</text:p>
      <text:p text:style-name="P4">
还有网友说：“解放军也太玻璃心了，人家也没点名，非要自己往上套，这么怕侮辱，还打仗？人家一句话就把解放军打倒了。”更有网友指：“现在的风气很迷惑，动不动就被举报，动不动就侮辱了……是不是要人人都拿个红本本了？？？现在是文革时期？是我穿越了吗？”</text:p>
      <text:p text:style-name="P4">
<text:span text:style-name="T4">
这个脱口秀到底“冒犯”了谁？</text:span>
</text:p>
      <text:p text:style-name="P4">
这一事件中，中国官方的红线到底是什么？为何官媒强调“听党指挥、能打胜仗、作风优良”，每个字都“不容冒犯”？</text:p>
      <text:p text:style-name="P4">
其实，这句口号源自中国领导人习近平。2013年，习近平在十二届全国人大一次会议解放军代表团全体会议上曾说：“建设一支听党指挥、能打胜仗、作风优良的人民军队，是党在新形势下的强军目标。”官媒此后常引用这段话描述中国军队。</text:p>
      <text:p text:style-name="P4">
旅美时事评论员横河告诉本台，官方之所以大动干戈，就是因为这段脱口秀实际冒犯的是习近平。“因为现在对习近平的个人崇拜已经到了登峰造极的地步了，比如在那个博物馆里他凝视过的茶杯都要展览起来。那他讲过的话、他给中共军队下的定义，你能随便用的？更主要的是他把这个话用在狗身上，那当然不允许。”</text:p>
      <text:p text:style-name="P4">
横河说，官方认为这段脱口秀是对习近平的“不敬”，但又不能直说，所以只好以“侮辱解放军”来说事。实际上，中共从未真正尊重过军队将士。“老山战斗死的那些士兵，他们的家属几十年都没有钱到那里去扫墓，谁管过？中共从来不把军人的生命当回事，怎么现在会突然把军人重视起来了呢？根本没有这回事。”</text:p>
      <text:p text:style-name="P4">
旅美的前中国海军中校姚诚也告诉本台，中共严惩脱口秀演员和公司，只是表面上摆出维护军队的架势,维护其统治。“共产党现在就靠枪杆子来维护它的统治和自身利益。军队是它的命脉，它失去军队就得倒台。所以它必须要维护军人的所谓‘名誉’。实际上，它维护什么‘名誉’啊？”</text:p>
      <text:p text:style-name="P4">
姚诚举例说，在中印边界对峙中，双方军队曾用石头打架，印度死了20多个人，官方举行了国葬，而中方死了40多人，当局却把他们偷偷埋掉，家人都不许看。“中国军人哪有什么荣誉啊？说实话，连狗都不如。”</text:p>
      <text:p text:style-name="P4">
姚诚认为，1989年六四大屠杀之后，军人在中国老百姓的心目中形象已一落千丈。现在，军人对自己的身份也没有荣誉感。“现在的军队已经不是保卫国家、人民的子弟兵了，它是一个党卫军，甚至就是习近平个人的看门狗。所以这个脱口秀出来不是偶然的。”</text:p>
      <text:p text:style-name="P4">
<text:span text:style-name="T4">
脱口秀演员不断遭整肃 习近平想把中国搞回文革前？</text:span>
</text:p>
      <text:p text:style-name="P4">
除了笑果文化和演员李昊石之外，此案也引发连锁效应。据中国数字时代消息，5月16日，一位微博网友 @花花花未央HWY在“笑果脱口秀演出风波”相关话题下评论，认为不应该对艺人进行永久封杀，并同时发表了一句嘲讽评论“兵哥哥难道不都是狗哥哥么”。但这句评论遭到其他微博用户的举报，这位网友随后被大连公安行政拘留，理由是“在网上发布涉军人不当言论”。</text:p>
      <text:p text:style-name="P4">
今年2月，中国脱口秀演员池子在北美巡演，疑似演出内容涉及当局敏感话题，而在国内网络上遭到封杀。去年11月，脱口秀演员孟川的微博账号也被禁言。流传的网络截图显示，他在“白纸运动”期间曾对抗议学生表达赞许。</text:p>
      <text:p text:style-name="P4">
“对于中共来说，现在管制舆论是最重要的，对于文艺（管制）当然毫无疑问了，特别是这种牵扯到政治敏感性的问题。”横河说，脱口秀要的就是梗，而这些梗都是要找社会的笑点、弱点，夸张地表达出来，所以脱口秀最容易“犯忌”。</text:p>
      <text:p text:style-name="P4">
目前，中国当局对舆论的管制被外界认为是文革之后最严厉时期。横河说，这几年，中共在意识形态上已经越来越退回到毛泽东时代,文艺界则是回到“延安文艺座谈会”的纲领上去了。“因为习近平对那个时代比较怀念，文革不可能重现，但文革前的那种管制是他理想的中国社会状态。”</text:p>
      <text:p text:style-name="P4">
<text:span text:style-name="T4">
“事情正在起变化...</text:span>
 <text:span text:style-name="T4">
”</text:span>
</text:p>
      <text:p text:style-name="P4">
今年5月16日正是文革发动57周年。对于这起脱口秀事件，美国哈德逊研究所中国中心主任余茂春16日晚发出意味深长的推文：“事情正在起变化...”</text:p>
      <text:p text:style-name="P4">
横河则表示，这次整治脱口秀就是要杀一儆百，表明无论是在官场上，还是在娱乐界，“习近平的权威绝对不容挑战。”</text:p>
      <text:p text:style-name="P4">
记者：凯迪 责编：梒青 网编：洪伟</text:p>
      <text:p text:style-name="P4">
Source: <text:a xlink:type="simple" xlink:href="https://www.rfa.org/mandarin/yataibaodao/meiti/kw-05172023131857.html" text:style-name="Internet_20_link" text:visited-style-name="Visited_20_Internet_20_Link">
https://www.rfa.org/mandarin/yataibaodao/meiti/kw-05172023131857.html</text:a>
</text:p>
      <!--NEWS-->
      <text:h text:style-name="P10" text:outline-level="1">
<text:span text:style-name="T4">
英国荷兰拟建国际联盟 为乌克兰购买F-16战机</text:span>
</text:h>
      <text:p text:style-name="P4">
Author: 联合早报 (Person)</text:p>
      <text:p text:style-name="P4">
Publisher: 联合早报 (Organization)</text:p>
      <text:p text:style-name="P4">
Published Time: 2023-05-17T16:04</text:p>
      <text:p text:style-name="P4">
Modified Time: 2023-05-17T16:25</text:p>
      <text:p text:style-name="P4">
Description: 英国正与荷兰计划构建“国际联盟”，帮助乌克兰采购F-16战机，并对乌军飞行员展开操作训练。美国有线新闻网（CNN）报道，英国首相苏纳克星期二（5月16日）与荷兰首相吕特在欧洲委员会...</text:p>
      <text:p text:style-name="P4">
Videos: []</text:p>
      <text:p text:style-name="P4">
Audios: []</text:p>
      <text:p text:style-name="P4">
Images: []</text:p>
      <text:p text:style-name="P4">
Type: NewsArticle</text:p>
      <text:p text:style-name="P4">
Breadcrumbs: ['即时', '国际']</text:p>
      <text:p text:style-name="P4">
Keywords: ['俄乌战争', '英国', '荷兰', 'F-16战机', '苏纳克', '泽连斯基']</text:p>
      <!--METADATA-->
      <text:p text:style-name="P4">
英国正与荷兰计划构建“国际联盟”，帮助乌克兰采购F-16战机，并对乌军飞行员展开操作训练。</text:p>
      <text:p text:style-name="P4">
美国有线新闻网（CNN）报道，英国首相苏纳克星期二（5月16日）与荷兰首相吕特在欧洲委员会冰岛峰会上举行会晤，双方“同意共同努力建立一个国际联盟，为乌克兰提供空中作战能力……包括训练和交付F-16战机。”</text:p>
      <text:p text:style-name="P4">
乌克兰方面曾多次强调，F-16战机对于防御俄罗斯导弹和无人机攻击必不可少。</text:p>
      <text:p text:style-name="P4">
乌总统办公室主任耶尔马克对英国与荷兰公布的这一消息表示欢迎，并感谢”我们的盟友决定朝这个方向努力”。</text:p>
      <text:p text:style-name="P4">
耶尔马克还说，另一个北约盟国比利时已经“确认准备好训练”乌克兰飞行员。</text:p>
      <text:p text:style-name="P4">
英国空军没有F-16战斗机，但荷兰和比利时拥有这款战机。美国空军舰队则有近800架F-16战斗机。</text:p>
      <text:p text:style-name="P4">
根据美国空军的说法，1978年首飞的F-16战机是一种“相对低成本、高性能的武器系统”，可以在空对空或对地攻击模式下行动，在所有天气条件下飞行，航程为860公里。</text:p>
      <text:p text:style-name="P4">
<text:a xlink:type="simple" xlink:href="https://www.zaobao.com/keywords/e-wu-zhan-zheng" text:style-name="Internet_20_link" text:visited-style-name="Visited_20_Internet_20_Link">
 </text:a>
爆发以来，尽管乌克兰总统泽连斯基多次呼吁，仍未有国际盟友愿意向乌克兰提供F-16战机。</text:p>
      <text:p text:style-name="P4">
CNN的报道指出，若获得F-16战机，乌克兰目前的军机装备将迎来一次实质性升级。</text:p>
      <text:p text:style-name="P4">
Source: <text:a xlink:type="simple" xlink:href="https://www.zaobao.com.sg/realtime/world/story20230517-1395601" text:style-name="Internet_20_link" text:visited-style-name="Visited_20_Internet_20_Link">
https://www.zaobao.com.sg/realtime/world/story20230517-1395601</text:a>
</text:p>
      <!--NEWS-->
      <text:h text:style-name="P10" text:outline-level="1">
<text:span text:style-name="T4">
拜登决定延迟出席后 澳大利亚取消主办四方安全对话首脑会议</text:span>
</text:h>
      <text:p text:style-name="P4">
Author: chinese@voanews.com (金谷)</text:p>
      <text:p text:style-name="P4">
Publisher: 美国之音中文网 (Type: NewsMediaOrganization)</text:p>
      <text:p text:style-name="P4">
Published Time: 2023-05-17T16:10:59+08:00</text:p>
      <text:p text:style-name="P4">
Modified Time: 2023-05-17 08:10:59Z</text:p>
      <text:p text:style-name="P4">
Description: 澳大利亚总理安东尼·阿尔巴尼斯（Anthony Albanese）周三（5月17日)表示，因为美国总统拜登因处理美国债务上限问题而推迟下周的澳大利亚之行，澳大利亚将取消原定下周在悉尼主办的四方安全对话（Quad）峰会，并将会议改在日本举行。</text:p>
      <text:p text:style-name="P4">
Videos: []</text:p>
      <text:p text:style-name="P4">
Images: []</text:p>
      <text:p text:style-name="P4">
Categories: ['亚太', '美国', '中国']</text:p>
      <text:p text:style-name="P4">
Type: None</text:p>
      <!--METADATA-->
      <text:p text:style-name="P4">
NoneNone</text:p>
      <text:p text:style-name="P4">
Source: <text:a xlink:type="simple" xlink:href="https://www.voachinese.com/a/australia-cancels-hosting-quad-after-biden-cancellation-20230517/7096811.html" text:style-name="Internet_20_link" text:visited-style-name="Visited_20_Internet_20_Link">
https://www.voachinese.com/a/australia-cancels-hosting-quad-after-biden-cancellation-20230517/7096811.html</text:a>
</text:p>
      <!--NEWS-->
      <text:h text:style-name="P10" text:outline-level="1">
<text:span text:style-name="T4">
专栏 | 网络博弈：被判煽颠罪的郭飞雄发表过哪些政治主张？</text:span>
</text:h>
      <text:p text:style-name="P4">
Author: None</text:p>
      <text:p text:style-name="P4">
Publisher: Radio Free Asia (Organization)</text:p>
      <text:p text:style-name="P4">
Published Time: 2023-05-17T16:12:00-04:00</text:p>
      <text:p text:style-name="P4">
Modified Time: 2023-05-17T17:33:42-04:00</text:p>
      <text:p text:style-name="P4">
Description: None</text:p>
      <text:p text:style-name="P4">
Videos: []</text:p>
      <text:p text:style-name="P4">
Audios: ["<text:a xlink:type="simple" xlink:href="https://www.rfa.org/mandarin/zhuanlan/wangluoboyi/iwar-051720231544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5.212274in" draw:z-index="0">
<draw:image xlink:href="../Images/rfamandarin/2023-05-17T16-12-00-04-00/000000.png" xlink:type="simple" xlink:show="embed" xlink:actuate="onLoad" draw:mime-type="image/png"/>
</draw:frame>
 资料图片：中国异议人士郭飞雄 新公民运动  <text:a xlink:type="simple" xlink:href="https://www.rfa.org/mandarin/zhuanlan/wangluoboyi/iwar-05172023154411.html/@@stream" text:style-name="Internet_20_link" text:visited-style-name="Visited_20_Internet_20_Link">
</text:a>
</text:p>
      <text:p text:style-name="P4">
国际舆论认为，中国刚刚被判刑8年的知名人权捍卫者、异议人士、独立作家郭飞雄是政治犯。那么，他的主要政治观点是什么？</text:p>
      <text:p text:style-name="P4">
郭飞雄5月11号在广州被以煽动颠覆国家政权罪判处8年刑期。将近57岁的郭飞雄实名是杨茂东，湖北人，早年毕业于上海华东师范大学哲学系。过去大约20年来，他参与过的主要维权活动包括广东太石村罢免村官事件、为法轮功辩护声援、呼吁官员财产公开、新公民运动等。</text:p>
      <text:p text:style-name="P4">
郭飞雄在海外网站发表过文章讨论中国政治制度和维权运动。从维权网披露的信息来看，广州中级人民法院将郭飞雄判刑8年，跟他长期在网上发表文章、创建世界宪政民主论坛、接受自由亚洲电台采访有关。</text:p>
      <text:p text:style-name="P4">
具体郭飞雄在网上发表的文章反映了什么政治主张和思想观点？今天的《网络博弈》节目里，请听我们对海外的独立中文笔会狱中作家和自由写作委员会协调人张裕的专访。在美国注册成立的笔会是国际作家团体笔会的分支机构，曾授予郭飞雄荣誉会员的称号。</text:p>
      <text:p text:style-name="P4">
2021年1月，郭飞雄在上海浦东机场准备乘飞机到美国看望重病的妻子时被拘捕。郭飞雄向中国领导人习近平、李克強等人发出公开信，希望政府能够允许他出境赴美探望妻子。</text:p>
      <text:p text:style-name="P4">
2021年1月27号，自由亚洲电台发表了记者薛小山对郭飞雄的采访。郭飞雄谈到了为什么他当时通过绝食来抗争，要求中国政府允许他出国探望在美国生病的妻子。2022年1月，郭飞雄的妻子在美国病逝后，郭飞雄被正式以涉嫌煽动颠覆国家政权罪逮捕。</text:p>
      <text:p text:style-name="P4">
中国政府禁止媒体和网络发表不同的声音。中国民众无法在中国的网络平台上了解郭飞雄的政治主张和观点。</text:p>
      <text:p text:style-name="P4">
美国国务院近日发表声明，谴责中国政府将郭飞雄判刑8年，呼吁中国释放郭飞雄，允许他前往美国与家人团聚。美国国务院敦促中国履行国际承诺，尊重公民的人权和基本自由、包括言论自由，停止随意拘押公民的行为。</text:p>
      <text:p text:style-name="P4">
详细情况请点击本网页《网络博弈》节目的音频文件链接。</text:p>
      <text:p text:style-name="P4">
欢迎大家在网上转推《网络博弈》节目声音链接。</text:p>
      <text:p text:style-name="P4">
主持人小安的社交媒体：</text:p>
      <text:p text:style-name="P4">
推特账号：https://twitter.com/XIAOAN000</text:p>
      <text:p text:style-name="P4">
脸书账号：https://www.facebook.com/pei.an.58</text:p>
      <text:p text:style-name="P4">
声明：自由亚洲电台播出的被采访者的观点并不一定代表自由亚洲电台的立场。</text:p>
      <text:p text:style-name="P4">
Source: <text:a xlink:type="simple" xlink:href="https://www.rfa.org/mandarin/zhuanlan/wangluoboyi/iwar-05172023154411.html" text:style-name="Internet_20_link" text:visited-style-name="Visited_20_Internet_20_Link">
https://www.rfa.org/mandarin/zhuanlan/wangluoboyi/iwar-05172023154411.html</text:a>
</text:p>
      <!--NEWS-->
      <text:h text:style-name="P10" text:outline-level="1">
<text:span text:style-name="T4">
法前总统萨科齐腐败和以权谋私案败诉</text:span>
</text:h>
      <text:p text:style-name="P4">
Author: 联合早报 (Person)</text:p>
      <text:p text:style-name="P4">
Publisher: 联合早报 (Organization)</text:p>
      <text:p text:style-name="P4">
Published Time: 2023-05-17T16:15</text:p>
      <text:p text:style-name="P4">
Modified Time: 2023-05-17T16:39</text:p>
      <text:p text:style-name="P4">
Description: 法国前总统萨科齐2021年腐败和以权谋私指控上诉失败，巴黎法院维持原判。路透社报道，巴黎上诉法院星期三（5月17日）判定萨科齐腐败和以权谋私案上诉失败，并维持原判三年有期徒刑，其中...</text:p>
      <text:p text:style-name="P4">
Videos: []</text:p>
      <text:p text:style-name="P4">
Audios: []</text:p>
      <text:p text:style-name="P4">
Images: []</text:p>
      <text:p text:style-name="P4">
Type: NewsArticle</text:p>
      <text:p text:style-name="P4">
Breadcrumbs: ['即时', '国际']</text:p>
      <text:p text:style-name="P4">
Keywords: ['法国', '上诉', '总统']</text:p>
      <!--METADATA-->
      <text:p text:style-name="P4">
<text:a xlink:type="simple" xlink:href="https://www.zaobao.com/realtime/world/story20210930-1198895" text:style-name="Internet_20_link" text:visited-style-name="Visited_20_Internet_20_Link">
 </text:a>
2021年腐败和以权谋私指控 <text:a xlink:type="simple" xlink:href="https://www.zaobao.com/realtime/world/story20181027-902600" text:style-name="Internet_20_link" text:visited-style-name="Visited_20_Internet_20_Link">
 </text:a>
，巴黎法院维持原判。</text:p>
      <text:p text:style-name="P4">
路透社报道，巴黎上诉法院星期三（5月17日）判定萨科齐腐败和以权谋私案上诉失败，并维持原判 <text:a xlink:type="simple" xlink:href="https://www.zaobao.com/realtime/world/story20210301-1127876" text:style-name="Internet_20_link" text:visited-style-name="Visited_20_Internet_20_Link">
</text:a>
，其中两年缓期执行；萨科齐可在最后一年佩戴电子手铐，不需入狱服刑。</text:p>
      <text:p text:style-name="P4">
萨科齐2007年至2012年担任法国总统。2021年3月，萨科齐因“腐败”和“以权谋私”被判处三年有期徒刑，包括一年实刑。</text:p>
      <text:p text:style-name="P4">
Source: <text:a xlink:type="simple" xlink:href="https://www.zaobao.com.sg/realtime/world/story20230517-1395604" text:style-name="Internet_20_link" text:visited-style-name="Visited_20_Internet_20_Link">
https://www.zaobao.com.sg/realtime/world/story20230517-1395604</text:a>
</text:p>
      <!--NEWS-->
      <text:h text:style-name="P10" text:outline-level="1">
<text:span text:style-name="T4">
芬兰驻俄使领馆银行账户遭冻结</text:span>
</text:h>
      <text:p text:style-name="P4">
Author: 联合早报 (Person)</text:p>
      <text:p text:style-name="P4">
Publisher: 联合早报 (Organization)</text:p>
      <text:p text:style-name="P4">
Published Time: 2023-05-17T16:30</text:p>
      <text:p text:style-name="P4">
Modified Time: 2023-05-17T19:23</text:p>
      <text:p text:style-name="P4">
Description: 芬兰外交部星期三（5月17日）说，芬兰大使馆在俄罗斯的银行账户已被冻结。路透社报道，芬兰外交部发言人称，芬兰驻莫斯科大使馆、驻圣彼得堡领事馆的银行账户目前均“不在运作”（not f...</text:p>
      <text:p text:style-name="P4">
Videos: []</text:p>
      <text:p text:style-name="P4">
Audios: []</text:p>
      <text:p text:style-name="P4">
Images: []</text:p>
      <text:p text:style-name="P4">
Type: NewsArticle</text:p>
      <text:p text:style-name="P4">
Breadcrumbs: ['即时', '国际']</text:p>
      <text:p text:style-name="P4">
Keywords: ['芬兰', '俄罗斯', '外交']</text:p>
      <!--METADATA-->
      <text:p text:style-name="P4">
芬兰外交部星期三（5月17日）说，芬兰大使馆在俄罗斯的银行账户已被冻结。</text:p>
      <text:p text:style-name="P4">
路透社报道，芬兰外交部发言人称，芬兰驻莫斯科大使馆、驻圣彼得堡领事馆的银行账户目前均“不在运作”（not functioning），但拒绝进一步透露细节。</text:p>
      <text:p text:style-name="P4">
俄罗斯中央银行尚未对此置评。</text:p>
      <text:p text:style-name="P4">
Source: <text:a xlink:type="simple" xlink:href="https://www.zaobao.com.sg/realtime/world/story20230517-1395606" text:style-name="Internet_20_link" text:visited-style-name="Visited_20_Internet_20_Link">
https://www.zaobao.com.sg/realtime/world/story20230517-1395606</text:a>
</text:p>
      <!--NEWS-->
      <text:h text:style-name="P10" text:outline-level="1">
<text:span text:style-name="T4">
联合国警告未来5年史上最热</text:span>
</text:h>
      <text:p text:style-name="P4">
Publisher: 法新社</text:p>
      <text:p text:style-name="P4">
Published Time: 2023-05-17T16:32:07+00:00</text:p>
      <text:p text:style-name="P4">
Modified Time: 2023-05-17T18:05:03+00:00</text:p>
      <text:p text:style-name="P4">
Description: （法新社日内瓦17日电） 温室气体排放加上圣婴现象，导致地球表面温度飙升，联合国今天警告，2023-2027年几可确定将是有纪录以来最热的5年。</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617581in" draw:z-index="0">
<draw:image xlink:href="../Images/rficn/2023-05-17T16-32-07-00-00/000000.png" xlink:type="simple" xlink:show="embed" xlink:actuate="onLoad" draw:mime-type="image/png"/>
</draw:frame>
</text:p>
      <text:p text:style-name="P4">
联合国世界气象组织（World MeteorologicalOrganization）表示，全球气温很快将超过巴黎气候协定设定的限制升温不超过摄氏1.5度目标，有2/3的机率将在未来5年中的一年发生。</text:p>
      <text:p text:style-name="P4">
有纪录以来最热的8年全都落在2015到2022年期间，但随着气候变迁加速，气温将进一步攀升。</text:p>
      <text:p text:style-name="P4">
世界气象组织表示，有98%的机率未来五年至少一年会是有纪录以来最热一年，而这五年整体来看也将是历来最热时期。</text:p>
      <text:p text:style-name="P4">
2015年巴黎气候协定缔约国同意限制全球平均增温幅度，超过1850至1900年时期测得的水准要「远低于」2度，可能的话限制在摄氏1.5度。</text:p>
      <text:p text:style-name="P4">
2022年全球气温已比1850至1900年时期均温高了摄氏1.15度。</text:p>
      <text:p text:style-name="P4">
世界气象组织表示，2023至2027年的5年期间，有66%机会至少1年的全球地表年均温将超过工业革命时代以前水准1.5度。这5年中各年增温范围预测将介于摄氏1.1度到1.8度。</text:p>
      <text:p text:style-name="P4">
这不表示全球气温将永久超越巴黎气候协定设定的目标，但世界气象组织秘书长塔拉斯（PetteriTaalas）说：「世界气象组织正在发出警告，提醒我们将会暂时增温超过摄氏1.5度，且频率将会增加。」</text:p>
      <text:p text:style-name="P4">
「未来几个月预期将发生温暖的圣婴现象，再加上人类造成的气候变迁将把全球气温推向未知的领域。」</text:p>
      <text:p text:style-name="P4">
「这将对人类健康、粮食安全、水资源管理以及环境造成深远的影响。我们必须做好因应准备。」</text:p>
      <text:p text:style-name="P4">
Source: <text:a xlink:type="simple" xlink:href="https://www.rfi.fr/cn/%E7%A7%91%E5%AD%A6%E6%96%B0%E7%9F%A5/20230517-%E8%81%94%E5%90%88%E5%9B%BD%E8%AD%A6%E5%91%8A%E6%9C%AA%E6%9D%A55%E5%B9%B4%E5%8F%B2%E4%B8%8A%E6%9C%80%E7%83%AD" text:style-name="Internet_20_link" text:visited-style-name="Visited_20_Internet_20_Link">
https://www.rfi.fr/cn/%E7%A7%91%E5%AD%A6%E6%96%B0%E7%9F%A5/20230517-%E8%81%94%E5%90%88%E5%9B%BD%E8%AD%A6%E5%91%8A%E6%9C%AA%E6%9D%A55%E5%B9%B4%E5%8F%B2%E4%B8%8A%E6%9C%80%E7%83%AD</text:a>
</text:p>
      <!--NEWS-->
      <text:h text:style-name="P10" text:outline-level="1">
<text:span text:style-name="T4">
马来西亚雪森两州议会或6月底解散</text:span>
</text:h>
      <text:p text:style-name="P4">
Author: 联合早报 (Person)</text:p>
      <text:p text:style-name="P4">
Publisher: 联合早报 (Organization)</text:p>
      <text:p text:style-name="P4">
Published Time: 2023-05-17T16:55</text:p>
      <text:p text:style-name="P4">
Modified Time: 2023-05-17T17:40</text:p>
      <text:p text:style-name="P4">
Description: 马来西亚六州选举将在近几个月内举行，六州议会何时解散也备受关注。雪兰莪州议会议长黄瑞林说，雪州大臣阿米鲁丁预料将在州议会6月25日自动解散前这么做。森美兰州务大臣阿米努丁说，森州议...</text:p>
      <text:p text:style-name="P4">
Videos: []</text:p>
      <text:p text:style-name="P4">
Audios: []</text:p>
      <text:p text:style-name="P4">
Images: []</text:p>
      <text:p text:style-name="P4">
Type: NewsArticle</text:p>
      <text:p text:style-name="P4">
Breadcrumbs: ['即时', '国际']</text:p>
      <text:p text:style-name="P4">
Keywords: ['雪兰莪', '森美兰', '选举', '马来西亚']</text:p>
      <!--METADATA-->
      <text:p text:style-name="P4">
马来西亚六州选举将在近几个月内举行， <text:a xlink:type="simple" xlink:href="https://www.zaobao.com/realtime/world/story20230222-1365847" text:style-name="Internet_20_link" text:visited-style-name="Visited_20_Internet_20_Link">
</text:a>
何时解散也备受关注。雪兰莪州议会议长黄瑞林说，雪州大臣阿米鲁丁预料将在州议会6月25日自动解散前这么做。森美兰州务大臣阿米努丁说，森州议会预料6月或7月解散。</text:p>
      <text:p text:style-name="P4">
来自希盟的雪兰莪州务大臣阿米鲁丁、槟城州首席部长曹观友与森美兰州务大臣阿米努丁，以及来自国盟的吉兰丹州务大臣阿末耶谷、登嘉楼州务大臣阿末山苏里，以及吉打州务大臣沙努西2月22日举行会谈，并同意六州在6月最后两周同时解散州议会，但各州到时解散州议会的具体时间则尚未敲定。</text:p>
      <text:p text:style-name="P4">
雪州议长黄瑞林星期二（5月16日）晚间受询时说：“如果大臣觐见（雪州苏丹）并且获得御准（解散州议会），相信所有事情都将顺利进行。”之前有消息指阿米鲁丁可能在6月第三个星期觐见雪州苏丹沙拉胡丁，并要求解散州议会。</text:p>
      <text:p text:style-name="P4">
黄瑞林也是雪州适耕庄区州议员。他透露，第14届雪州议会的所有立法项目都已在3月14日召开为期两周的雪州议会中完成。“这意味我为期五年的议长职责已经完成，目前只待解散州议会的最佳时刻。”</text:p>
      <text:p text:style-name="P4">
此外，森美兰州务大臣阿米努丁星期二透露，森州议会将在6月底解散，他已经告知森州最高统治者端姑慕里兹。他说，这是今年2月与其他五州领导人讨论的结果。</text:p>
      <text:p text:style-name="P4">
他说：“我们决定在相同月份，但不同日期解散州议会。有的（州属）可能在5月底或6月初，有的可能在6月底或7月初解散。”</text:p>
      <text:p text:style-name="P4">
至于森州议会解散的确切日期，他说：“我们将在6月初或最迟7月1日（解散州议会）。”</text:p>
      <text:p text:style-name="P4">
Source: <text:a xlink:type="simple" xlink:href="https://www.zaobao.com.sg/realtime/world/story20230517-1395610" text:style-name="Internet_20_link" text:visited-style-name="Visited_20_Internet_20_Link">
https://www.zaobao.com.sg/realtime/world/story20230517-1395610</text:a>
</text:p>
      <!--NEWS-->
      <text:h text:style-name="P10" text:outline-level="1">
<text:span text:style-name="T4">
日媒：岸田拟G7峰会前夕与英意首脑个别会谈</text:span>
</text:h>
      <text:p text:style-name="P4">
Author: 联合早报 (Person)</text:p>
      <text:p text:style-name="P4">
Publisher: 联合早报 (Organization)</text:p>
      <text:p text:style-name="P4">
Published Time: 2023-05-17T17:02</text:p>
      <text:p text:style-name="P4">
Modified Time: 2023-05-17T17:24</text:p>
      <text:p text:style-name="P4">
Description: 消息人士透露，日本首相岸田文雄拟在七国集团（G7）广岛峰会开幕前夕，与英国和意大利等国领导人举行个别会谈。共同社报道，日本政府相关人士星期二（5月16日）透露，岸田文雄星期四（18...</text:p>
      <text:p text:style-name="P4">
Videos: []</text:p>
      <text:p text:style-name="P4">
Audios: []</text:p>
      <text:p text:style-name="P4">
Images: []</text:p>
      <text:p text:style-name="P4">
Type: NewsArticle</text:p>
      <text:p text:style-name="P4">
Breadcrumbs: ['即时', '国际']</text:p>
      <text:p text:style-name="P4">
Keywords: ['七国集团', '岸田文雄', '跨太平洋伙伴全面进展协定']</text:p>
      <!--METADATA-->
      <text:p text:style-name="P4">
消息人士透露，日本首相岸田文雄拟在七国集团（G7） <text:a xlink:type="simple" xlink:href="https://www.zaobao.com/realtime/world/story20230510-1393187" text:style-name="Internet_20_link" text:visited-style-name="Visited_20_Internet_20_Link">
</text:a>
开幕前夕，与英国和意大利等国领导人举行个别会谈。</text:p>
      <text:p text:style-name="P4">
共同社报道，日本政府相关人士星期二（5月16日）透露，岸田文雄星期四（18日）将在广岛会见英国首相苏纳克和意大利总理梅洛尼，同时也在协调与德国总理朔尔茨的会谈。</text:p>
      <text:p text:style-name="P4">
<text:a xlink:type="simple" xlink:href="https://www.zaobao.com/realtime/world/story20230331-1378104" text:style-name="Internet_20_link" text:visited-style-name="Visited_20_Internet_20_Link">
 </text:a>
，岸田此次会谈将与苏纳克就扩大经济领域合作展开协商。</text:p>
      <text:p text:style-name="P4">
在与梅洛尼的会谈中，双方则将讨论推进共同开发下一代战机等安全领域合作。</text:p>
      <text:p text:style-name="P4">
日本和德国首脑与部长3月首次在东京举行“政府间磋商”。岸田希望在本周的会晤中，与朔尔茨确认两国经济安全领域的合作。</text:p>
      <text:p text:style-name="P4">
此外，岸田星期四还计划与 <text:a xlink:type="simple" xlink:href="https://www.zaobao.com/realtime/world/story20230514-1394638" text:style-name="Internet_20_link" text:visited-style-name="Visited_20_Internet_20_Link">
 </text:a>
，希望与各国确认为峰会取得成功而团结一致。</text:p>
      <text:p text:style-name="P4">
除了G7国家之外，岸田在广岛峰会期间还计划同受邀国印度及巴西等国首脑举行个别会谈。</text:p>
      <text:p text:style-name="P4">
Source: <text:a xlink:type="simple" xlink:href="https://www.zaobao.com.sg/realtime/world/story20230517-1395613" text:style-name="Internet_20_link" text:visited-style-name="Visited_20_Internet_20_Link">
https://www.zaobao.com.sg/realtime/world/story20230517-1395613</text:a>
</text:p>
      <!--NEWS-->
      <text:h text:style-name="P10" text:outline-level="1">
<text:span text:style-name="T4">
管控海空意外 中日防长首度启用新联络机制直通电话</text:span>
</text:h>
      <text:p text:style-name="P4">
Author: chinese@voanews.com (杨安)</text:p>
      <text:p text:style-name="P4">
Publisher: 美国之音中文网 (Type: NewsMediaOrganization)</text:p>
      <text:p text:style-name="P4">
Published Time: 2023-05-17T17:06:33+08:00</text:p>
      <text:p text:style-name="P4">
Modified Time: 2023-05-17 09:06:33Z</text:p>
      <text:p text:style-name="P4">
Description: 中国和日本为避免偶发性军事冲突，3月底已开设两国防务部门之间的直通电话。5月16日，中国国务委员兼国防部长李尚福与日本防卫大臣浜田靖一首次使用中日防务部门海空联络机制直通电话进行通话，就两国和两国防务关系交换了意见。</text:p>
      <text:p text:style-name="P4">
Videos: []</text:p>
      <text:p text:style-name="P4">
Images: []</text:p>
      <text:p text:style-name="P4">
Categories: ['亚太', '中国', '军事']</text:p>
      <text:p text:style-name="P4">
Type: None</text:p>
      <!--METADATA-->
      <text:p text:style-name="P4">
NoneNone</text:p>
      <text:p text:style-name="P4">
Source: <text:a xlink:type="simple" xlink:href="https://www.voachinese.com/a/china-japan-military-dialogue-20230517/7096837.html" text:style-name="Internet_20_link" text:visited-style-name="Visited_20_Internet_20_Link">
https://www.voachinese.com/a/china-japan-military-dialogue-20230517/7096837.html</text:a>
</text:p>
      <!--NEWS-->
      <text:h text:style-name="P10" text:outline-level="1">
<text:span text:style-name="T4">
国民党征召现任新北市长侯友宜出征选总统 郭台铭则表尊重</text:span>
</text:h>
      <text:p text:style-name="P4">
Author: chinese@voanews.com (金谷)</text:p>
      <text:p text:style-name="P4">
Publisher: 美国之音中文网 (Type: NewsMediaOrganization)</text:p>
      <text:p text:style-name="P4">
Published Time: 2023-05-17T17:34:08+08:00</text:p>
      <text:p text:style-name="P4">
Modified Time: 2023-05-17 09:34:08Z</text:p>
      <text:p text:style-name="P4">
Description: 台湾最大在野党国民党周三(5月17日)下午举行中常会，确定征召现任新北市长侯友宜参选2024年第16任”中华民国总统”。对此，先前积极表态争取参选总统提名的台湾鸿海集团和富士康公司创办人郭台铭在脸书发声，恭喜侯友宜获得征召提名，代表国民党角逐2024年总统大位。</text:p>
      <text:p text:style-name="P4">
Videos: []</text:p>
      <text:p text:style-name="P4">
Images: []</text:p>
      <text:p text:style-name="P4">
Categories: '台湾'</text:p>
      <text:p text:style-name="P4">
Type: None</text:p>
      <!--METADATA-->
      <text:p text:style-name="P4">
NoneNone</text:p>
      <text:p text:style-name="P4">
Source: <text:a xlink:type="simple" xlink:href="https://www.voachinese.com/a/kmt-presidential-election-20230517/7096846.html" text:style-name="Internet_20_link" text:visited-style-name="Visited_20_Internet_20_Link">
https://www.voachinese.com/a/kmt-presidential-election-20230517/7096846.html</text:a>
</text:p>
      <!--NEWS-->
      <text:h text:style-name="P10" text:outline-level="1">
<text:span text:style-name="T4">
《亚太报道》2023年5月17日音频</text:span>
</text:h>
      <text:p text:style-name="P4">
Author: None</text:p>
      <text:p text:style-name="P4">
Publisher: Radio Free Asia (Organization)</text:p>
      <text:p text:style-name="P4">
Published Time: 2023-05-17T17:39:47-04:00</text:p>
      <text:p text:style-name="P4">
Modified Time: 2023-05-17T17:39:47-04:00</text:p>
      <text:p text:style-name="P4">
Description: None</text:p>
      <text:p text:style-name="P4">
Videos: []</text:p>
      <text:p text:style-name="P4">
Audios: ["<text:a xlink:type="simple" xlink:href="https://www.rfa.org/mandarin/apr-audio/yp-051720230958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88615in" draw:z-index="0">
<draw:image xlink:href="../Images/rfamandarin/2023-05-17T17-39-47-04-00/000000.png" xlink:type="simple" xlink:show="embed" xlink:actuate="onLoad" draw:mime-type="image/png"/>
</draw:frame>
 <text:a xlink:type="simple" xlink:href="https://www.rfa.org/mandarin/apr-audio/yp-05172023095846.html/@@images/image" text:style-name="Internet_20_link" text:visited-style-name="Visited_20_Internet_20_Link">
</text:a>
 自由亚洲电台制图  <text:a xlink:type="simple" xlink:href="https://www.rfa.org/mandarin/apr-audio/yp-05172023095846.html/@@stream" text:style-name="Internet_20_link" text:visited-style-name="Visited_20_Internet_20_Link">
</text:a>
</text:p>
      <text:p text:style-name="P4">
此次节目的主要内容：</text:p>
      <text:p text:style-name="P4">
1. Skype海外致电中国座机或手机自动断线</text:p>
      <text:p text:style-name="P4">
2.李昊石被立案，笑果被罚并禁演，这段脱口秀到底冒犯了谁？</text:p>
      <text:p text:style-name="P4">
3.中国-中亚峰会与G7峰会轮番上场： 重点抢先看</text:p>
      <text:p text:style-name="P4">
4.美国会代表团将出访英国 敦促双边合作对华更强硬</text:p>
      <text:p text:style-name="P4">
5. 北京严控民间资金外流，地下钱庄收费翻倍</text:p>
      <text:p text:style-name="P4">
Source: <text:a xlink:type="simple" xlink:href="https://www.rfa.org/mandarin/apr-audio/yp-05172023095846.html" text:style-name="Internet_20_link" text:visited-style-name="Visited_20_Internet_20_Link">
https://www.rfa.org/mandarin/apr-audio/yp-05172023095846.html</text:a>
</text:p>
      <!--NEWS-->
      <text:h text:style-name="P10" text:outline-level="1">
<text:span text:style-name="T4">
安华：内阁同意“阿拉案”不上诉</text:span>
</text:h>
      <text:p text:style-name="P4">
Author: 联合早报 (Person)</text:p>
      <text:p text:style-name="P4">
Publisher: 联合早报 (Organization)</text:p>
      <text:p text:style-name="P4">
Published Time: 2023-05-17T17:51</text:p>
      <text:p text:style-name="P4">
Modified Time: 2023-05-17T18:05</text:p>
      <text:p text:style-name="P4">
Description: 马来西亚政府撤销“禁止基督徒使用‘阿拉’字眼”案的上诉课题继续延烧。马来西亚首相安华宣布，内阁同意政府撤销上诉，并获得获得国家元首御准向马来统治者理事会提呈加强执行“阿拉”字眼的政...</text:p>
      <text:p text:style-name="P4">
Videos: []</text:p>
      <text:p text:style-name="P4">
Audios: []</text:p>
      <text:p text:style-name="P4">
Images: []</text:p>
      <text:p text:style-name="P4">
Type: NewsArticle</text:p>
      <text:p text:style-name="P4">
Breadcrumbs: ['即时', '国际']</text:p>
      <text:p text:style-name="P4">
Keywords: ['安华', '上诉', '宗教']</text:p>
      <!--METADATA-->
      <text:p text:style-name="P4">
马来西亚政府撤销 <text:a xlink:type="simple" xlink:href="https://www.zaobao.com/realtime/world/story20210318-1132282" text:style-name="Internet_20_link" text:visited-style-name="Visited_20_Internet_20_Link">
 </text:a>
继续延烧。马来西亚首相安华宣布，内阁同意政府撤销上诉，并获得获得国家元首御准向马来统治者理事会提呈加强执行“阿拉”字眼的政策建议。</text:p>
      <text:p text:style-name="P4">
安华星期三（5月17日）在内阁会议后发文告说，内阁会议讨论了总检察署撤回上诉的做法，并同意政府这么做。“这是为了全面解决如何使用“阿拉”字眼的问题，并加强马国各宗教与种族之间的和谐与团结。”</text:p>
      <text:p text:style-name="P4">
他强调，政府决定这么做，是因为吉隆坡高庭的判决只涉及是否充公相关光碟的行政事务，并不改变联邦法院在2014年的判决。联邦法院2014年驳回天主教会对内政部禁止在教会周刊《先驱报》中使用“阿拉”字眼提出的上诉，不准天主教会继续使用阿拉字眼。</text:p>
      <text:p text:style-name="P4">
副首相阿末扎希星期三在脸书上指出，安华将在联邦法院2014年相关判决的基础上，致力于捍卫政府对使用“阿拉”字眼的政策。他说，政府将精简涉及使用“阿拉”字眼的问题，并向统治者会议提交建议。</text:p>
      <text:p text:style-name="P4">
他指出，这是为了维护“联邦宪法”规定的回教是官方宗教的地位，同时维护国内的种族与宗教和谐。</text:p>
      <text:p text:style-name="P4">
Source: <text:a xlink:type="simple" xlink:href="https://www.zaobao.com.sg/realtime/world/story20230517-1395624" text:style-name="Internet_20_link" text:visited-style-name="Visited_20_Internet_20_Link">
https://www.zaobao.com.sg/realtime/world/story20230517-1395624</text:a>
</text:p>
      <!--NEWS-->
      <text:h text:style-name="P10" text:outline-level="1">
<text:span text:style-name="T4">
联合国急需40亿元援助苏丹难民</text:span>
</text:h>
      <text:p text:style-name="P4">
Author: 联合早报 (Person)</text:p>
      <text:p text:style-name="P4">
Publisher: 联合早报 (Organization)</text:p>
      <text:p text:style-name="P4">
Published Time: 2023-05-17T18:19</text:p>
      <text:p text:style-name="P4">
Modified Time: 2023-05-17T18:39</text:p>
      <text:p text:style-name="P4">
Description: 联合国组织急需超过30.3亿美元（约40.72亿新元），以为国家武装冲突不断的苏丹国内人民与逃出的难民提供人道主义援助。路透社报道，联合国人道主义事务协调厅驻日内瓦办事处主任兼协调...</text:p>
      <text:p text:style-name="P4">
Videos: []</text:p>
      <text:p text:style-name="P4">
Audios: []</text:p>
      <text:p text:style-name="P4">
Images: []</text:p>
      <text:p text:style-name="P4">
Type: NewsArticle</text:p>
      <text:p text:style-name="P4">
Breadcrumbs: ['即时', '国际']</text:p>
      <text:p text:style-name="P4">
Keywords: ['联合国', '苏丹']</text:p>
      <!--METADATA-->
      <text:p text:style-name="P4">
联合国组织急需超过30.3亿美元（约40.72亿新元），以为国家武装冲突不断的苏丹国内人民与逃出的难民提供人道主义援助。</text:p>
      <text:p text:style-name="P4">
路透社报道，联合国人道主义事务协调厅驻日内瓦办事处主任兼协调司司长拉贾辛汉姆（RameshRajasingham）星期三（5月17日）说，苏丹目前有2500万人需要人道主义援助和保护，超过该国人口的一半，是历来最多的一次。</text:p>
      <text:p text:style-name="P4">
拉贾辛汉姆指出，联合国人道主义应急计划希望为苏丹国内人民募得近26亿美元人道救援金，也是至今最大的一笔。</text:p>
      <text:p text:style-name="P4">
与此同时，联合国难民事务署（UNHCR）也呼吁国际社会捐助4.72亿美元资金，以在未来六个月内协助那些逃离苏丹的难民。联合国预测，今年将有多达110万人逃离苏丹。</text:p>
      <text:p text:style-name="P4">
上个月， <text:a xlink:type="simple" xlink:href="https://www.zaobao.com/realtime/world/story20230415-1383440" text:style-name="Internet_20_link" text:visited-style-name="Visited_20_Internet_20_Link">
 </text:a>
，至今已造成670多人死亡，苏丹境内70多万人流离失所。冲突还对地区稳定造成严重威胁。</text:p>
      <text:p text:style-name="P4">
由于形势紧张，当地人道主义工作进展困难，数十名联合国组织工作人员在冲突中遇难。</text:p>
      <text:p text:style-name="P4">
Source: <text:a xlink:type="simple" xlink:href="https://www.zaobao.com.sg/realtime/world/story20230517-1395628" text:style-name="Internet_20_link" text:visited-style-name="Visited_20_Internet_20_Link">
https://www.zaobao.com.sg/realtime/world/story20230517-1395628</text:a>
</text:p>
      <!--NEWS-->
      <text:h text:style-name="P10" text:outline-level="1">
<text:span text:style-name="T4">
厄瓜多总统解散国会提前选举</text:span>
</text:h>
      <text:p text:style-name="P4">
Publisher: 法新社</text:p>
      <text:p text:style-name="P4">
Published Time: 2023-05-17T18:32:07+00:00</text:p>
      <text:p text:style-name="P4">
Modified Time: 2023-05-17T18:05:01+00:00</text:p>
      <text:p text:style-name="P4">
Description: （法新社厄瓜多基多17日电） 厄瓜多总统拉梭（Guillermo Lasso）因涉嫌贪污而面临国会弹劾之际，今天发布命令解散立法机构，此举意味着厄瓜多将提前进行国会和总统选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3.617581in" draw:z-index="0">
<draw:image xlink:href="../Images/rficn/2023-05-17T18-32-07-00-00/000000.png" xlink:type="simple" xlink:show="embed" xlink:actuate="onLoad" draw:mime-type="image/png"/>
</draw:frame>
</text:p>
      <text:p text:style-name="P4">
总统办公室在宣布解散国会时发布声明表示，拉梭「鉴于严重的政治危机和国家动荡而解散国民议会」。</text:p>
      <text:p text:style-name="P4">
此前一天，拉梭针对他的弹劾案提出抗辩，他否认贪污指控，并称他的政府是为造福国家而根据主计长的建议，对他上任前几年签署的合约进行修改。</text:p>
      <text:p text:style-name="P4">
尽管国会监察委员会在听取反对派国会议员、官员和拉梭律师的证词后，在报告中表示不建议进行弹劾，多数议员仍支持一项决议，指责拉梭允许贪腐合约持续进行。</text:p>
      <text:p text:style-name="P4">
拉梭在一段影片中说道：「这是一个民主的决定，不仅因为它符合宪法，它还将权力交给厄瓜多人民…在下次选举中决定他们的未来。」</text:p>
      <text:p text:style-name="P4">
在同一段影片中，拉梭还下令推动税务改革，表示这将降低厄瓜多人民的税负。</text:p>
      <text:p text:style-name="P4">
厄瓜多的宪法载入了一项原则，允许拉梭在特定情况下要求举行总统和国会选举，这些状况包括当立法机构阻碍政府的运作时。</text:p>
      <text:p text:style-name="P4">
选举法庭须在国会解散7日内决定举行选举日期，拉梭将可继续担任总统至多6个月。</text:p>
      <text:p text:style-name="P4">
一些议员表示，任何解散国会行动都是违宪的，他们将拒绝遵守。</text:p>
      <text:p text:style-name="P4">
Source: <text:a xlink:type="simple" xlink:href="https://www.rfi.fr/cn/%E5%9B%BD%E9%99%85%E6%8A%A5%E9%81%93/20230517-%E5%8E%84%E7%93%9C%E5%A4%9A%E6%80%BB%E7%BB%9F%E8%A7%A3%E6%95%A3%E5%9B%BD%E4%BC%9A%E6%8F%90%E5%89%8D%E9%80%89%E4%B8%BE" text:style-name="Internet_20_link" text:visited-style-name="Visited_20_Internet_20_Link">
https://www.rfi.fr/cn/%E5%9B%BD%E9%99%85%E6%8A%A5%E9%81%93/20230517-%E5%8E%84%E7%93%9C%E5%A4%9A%E6%80%BB%E7%BB%9F%E8%A7%A3%E6%95%A3%E5%9B%BD%E4%BC%9A%E6%8F%90%E5%89%8D%E9%80%89%E4%B8%BE</text:a>
</text:p>
      <!--NEWS-->
      <text:h text:style-name="P10" text:outline-level="1">
<text:span text:style-name="T4">
周三美市盘前小幅走高 重点谈特斯拉年度股东大会亮点</text:span>
</text:h>
      <text:p text:style-name="P4">
Author: 李可爱 (Person)</text:p>
      <text:p text:style-name="P4">
Publisher: 联合早报 (Organization)</text:p>
      <text:p text:style-name="P4">
Published Time: 2023-05-17T19:43</text:p>
      <text:p text:style-name="P4">
Modified Time: 2023-05-17T19:50</text:p>
      <text:p text:style-name="P4">
Description: ●华尔街市场人士继续关注美国总统拜登与共和党，以及民主党国会领袖就提高债务上限进行的谈判进展，美国华尔街股市主要股指期货星期三（17日）小幅走高。●在7时截稿时，标准与普尔500指...</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 '特斯拉']</text:p>
      <!--METADATA-->
      <text:p text:style-name="P4">
星期三（5月17日）重点：</text:p>
      <text:p text:style-name="P4">
●华尔街市场人士继续关注美国总统拜登与共和党，以及民主党国会领袖就提高债务上限进行的谈判进展，美国华尔街股市主要股指期货星期三（17日）小幅走高。</text:p>
      <text:p text:style-name="P4">
●在7时截稿时，标准与普尔500指数期货上升14.20点或0.35％，报4124.10点；纳斯达克100指数期货起23.40点或0.17％，报13449.40点；道琼斯指数期货也升高116.60点，报33128.70点。</text:p>
      <text:p text:style-name="P4">
●在零售连锁商HomeDepot隔夜发布业绩时，对公司未来业务作出令人失望的预测，以及美国4月份零售销售数据显示消费者支出开始疲软之后，美国股指隔夜（星期二）收低，再加上市场利率和债务上限谈判前景仍不明朗，打压了整个股市的交易情绪。</text:p>
      <text:p text:style-name="P4">
●标准与普尔500指数隔夜下跌26.38点，闭市报4109.90点。重量级的道琼斯指数也跌336.46点，闭市报33012.14点。不过以科技股为主的纳斯达克100指数则微起0.09％或12.51点，以13426.01点收市。</text:p>
      <text:p text:style-name="P4">
●美国股市隔夜的交易继续保持淡静，交易所的总成交量是93亿6000万股，比过去20天的105亿8000万股平均成交量少。</text:p>
      <text:h text:style-name="P13" text:outline-level="4">
<text:span text:style-name="T4">
盘前交易重点：</text:span>
</text:h>
      <text:p text:style-name="P4">
●今晚有两大零售商Target和TJXCompanies将陆续在开盘前发布业绩报告。Target股价在今晚盘前升高1.87美元，截稿时报158.78美元；TJXCompanies股价也在盘前起0.53美元，报78.75美元。</text:p>
      <text:p text:style-name="P4">
●Western AllianceBancorp在隔夜披露截至5月12日的季度里，银行获取的存款超过20亿美元。这个消息带动该股股价在今晚盘前上升2.58美元，截稿时报34.17美元。</text:p>
      <text:p text:style-name="P4">
●电动车巨头特斯拉（Tesla）隔夜召开年度股东大会。今晚盘前，该股起2.78美元，截稿时报169.30美元。</text:p>
      <text:p text:style-name="P4">
●盘前活跃股按序：西太平洋合众银行、特斯拉、Western AllianceBancorp、亚马逊和英伟达。截稿时，除了亚马逊股价微跌之外，其他四只活跃股的股价全部上升。</text:p>
      <text:p text:style-name="P4">
<draw:frame draw:style-name="fr1" draw:name="Image149" text:anchor-type="as-char" svg:width="6.9236in" svg:height="4.615733in" draw:z-index="0">
<draw:image xlink:href="../Images/zaobao world/2023-05-17T19-43/000000.png" xlink:type="simple" xlink:show="embed" xlink:actuate="onLoad" draw:mime-type="image/png"/>
</draw:frame>
 马斯克表示，他没有辞去特斯拉首席执行官一职的计划。（路透社）</text:p>
      <text:h text:style-name="P13" text:outline-level="4">
<text:span text:style-name="T4">
特斯拉（Tesla）（纳斯达克证券交易所代码：TSLA）</text:span>
</text:h>
      <text:p text:style-name="P4">
在隔夜盘后，特斯拉召开了年度股东大会。在大会上，特斯拉针对公司的各个事项，包括：董事会成员、股东对各种措施的投票、长期规划，以及特斯拉前高管回归成为董事会成员等作出报告。</text:p>
      <text:p text:style-name="P4">
这也是特斯拉第三次在它的德克萨斯州霸级GigaAustin工厂举行年度股东大会。该公司还在大会上分享了有关汽车生产目标和发展方向、特斯拉总体发展蓝图中提到的清洁能源计划，以及全自动驾驶，甚至是Optimus人形机器人的软件开发等事项。</text:p>
      <text:p text:style-name="P4">
其实今年的常年股东大会举行的日期要比去年提前了好几个月。从各个新闻平台、社交平台上，好一些投资者为此感到不高兴。他们认为，特斯拉没有给他们足够的时间来提出一些需要让股东在大会上投票的事项。虽然如此，隔夜的大会仍有几个值得注意的亮点。</text:p>
      <text:p text:style-name="P4">
首先是在董事部成员方面。特斯拉的联合创始人和前首席技术官施特劳贝尔（JBStraubel）归巢，而且还被选为特斯拉董事会的新成员。施特劳贝尔是在2019年离开特斯拉，转而去创办了他的电池回收公司RedwoodMaterials。市场一向来都有业内人窃窃私语，说马斯克性格善变，只有施特劳贝尔在董事会才能够为特斯拉稳定业务。</text:p>
      <text:p text:style-name="P4">
另一个话题人物是丹霍姆（RobynDenholm）。她这次是被选为董事会主席，任期三年。过去，丹霍姆和董事会成员因无法“控制”首席执行官马斯克，让他把注意力集中在特斯拉业务上而遭受到批评。好些股东甚至在股东大会之前表明，会投票反对她再次当选董事会成员。虽然如此，她还是中选了。</text:p>
      <text:p text:style-name="P4">
首席执行官马斯克则“理所当然”连任了他在董事会的位置。在对股东的致辞中，马斯克还宣布启动特斯拉新一代电机计划。他也认为，全球经济在12个月后会开始好转。</text:p>
      <text:p text:style-name="P4">
不仅如此，马斯克还透露公司正在研发两款新车，其中一款被称为全新的第三代平台；第二款则可能是传闻中Model3轿车的更新版。马斯克也预计这两款车型每年的销量将达到500万辆。</text:p>
      <text:p text:style-name="P4">
另一个在股东大会上提出的项目是：“关键人物风险”提案（“Key Person Risk”Proposal）。这个提案谈到继任的问题，也要求特斯拉针对“关键人物和行为以减轻潜在损失”做出明确的报告。其实，这个提案主要是针对马斯克的。这些股东也要求公司制定“明确的继任计划或战略，以减轻马斯克一旦离职的影响”。不过大会股东投票否决了这个提案。与此同时，马斯克也表示他没有辞去特斯拉首席执行官一职的计划。</text:p>
      <text:p text:style-name="P4">
在特斯拉股东大会精彩上演之际，Tipranks的30名分析师当中，有15名给予特斯拉股“买进”的评级，11名给予“持守”的评级，四名给予“卖出”的评级，一年期限平均目标价是202.84美元。</text:p>
      <text:p text:style-name="P4">
Source: <text:a xlink:type="simple" xlink:href="https://www.zaobao.com.sg/realtime/world/story20230517-1395636" text:style-name="Internet_20_link" text:visited-style-name="Visited_20_Internet_20_Link">
https://www.zaobao.com.sg/realtime/world/story20230517-1395636</text:a>
</text:p>
      <!--NEWS-->
      <text:h text:style-name="P10" text:outline-level="1">
<text:span text:style-name="T4">
韩加将继续在关键经济安全领域合作</text:span>
</text:h>
      <text:p text:style-name="P4">
Author: 联合早报 (Person)</text:p>
      <text:p text:style-name="P4">
Publisher: 联合早报 (Organization)</text:p>
      <text:p text:style-name="P4">
Published Time: 2023-05-17T20:07</text:p>
      <text:p text:style-name="P4">
Modified Time: 2023-05-17T20:16</text:p>
      <text:p text:style-name="P4">
Description: 韩国总统尹锡悦星期三（5月17日）在首尔龙山总统府会见加拿大总理特鲁多，双方同意继续在关键经济安全领域保持合作。综合路透社和韩联社报道，尹锡悦在会后的联合记者会上指出，为打造更为和...</text:p>
      <text:p text:style-name="P4">
Videos: []</text:p>
      <text:p text:style-name="P4">
Audios: []</text:p>
      <text:p text:style-name="P4">
Images: []</text:p>
      <text:p text:style-name="P4">
Type: NewsArticle</text:p>
      <text:p text:style-name="P4">
Breadcrumbs: ['即时', '国际']</text:p>
      <text:p text:style-name="P4">
Keywords: ['韩国', '加拿大', '朝鲜半岛']</text:p>
      <!--METADATA-->
      <text:p text:style-name="P4">
韩国总统尹锡悦星期三（5月17日）在首尔龙山总统府会见加拿大总理特鲁多，双方同意继续在关键经济安全领域保持合作。</text:p>
      <text:p text:style-name="P4">
综合路透社和韩联社报道，尹锡悦在会后的联合记者会上指出，为打造更为和平、民主、正义和繁荣的世界，韩国将在今后60年与加拿大携手构建更强有力的合作伙伴关系。</text:p>
      <text:p text:style-name="P4">
这是特鲁多首次访问韩国，适逢两国今年庆祝建交60周年。</text:p>
      <text:p text:style-name="P4">
尹锡悦与特鲁多也在会上商定 <text:a xlink:type="simple" xlink:href="https://www.zaobao.com/realtime/world/story20230516-1395131" text:style-name="Internet_20_link" text:visited-style-name="Visited_20_Internet_20_Link">
 </text:a>
及清洁能源领域合作，并签署谅解备忘录，两国今后还将在稳定供应链等关键经济安全事项上，定期展开协商。</text:p>
      <text:p text:style-name="P4">
韩国和加拿大也强烈谴责朝鲜开发核导威胁区域和平与稳定，并同意继续共同努力，在地区构建基于规则的国际秩序，捍卫民主和自由。</text:p>
      <text:p text:style-name="P4">
韩联社报道指出，这是尹锡悦出任韩国总统以来，韩加首脑第三次举行会谈。</text:p>
      <text:p text:style-name="P4">
Source: <text:a xlink:type="simple" xlink:href="https://www.zaobao.com.sg/realtime/world/story20230517-1395649" text:style-name="Internet_20_link" text:visited-style-name="Visited_20_Internet_20_Link">
https://www.zaobao.com.sg/realtime/world/story20230517-1395649</text:a>
</text:p>
      <!--NEWS-->
      <text:h text:style-name="P10" text:outline-level="1">
<text:span text:style-name="T4">
英财长：无法在明年大选前承诺减税</text:span>
</text:h>
      <text:p text:style-name="P4">
Author: 联合早报 (Person)</text:p>
      <text:p text:style-name="P4">
Publisher: 联合早报 (Organization)</text:p>
      <text:p text:style-name="P4">
Published Time: 2023-05-17T20:51</text:p>
      <text:p text:style-name="P4">
Modified Time: 2023-05-17T20:51</text:p>
      <text:p text:style-name="P4">
Description: 英国财政部长亨特说，无法在预计明年举行的大选前做出减税承诺，英国当前的重中之重是降低通货膨胀。彭博社报道，亨特星期三（5月17日）在伦敦参加2023年英国商会全球年会时发表上述言论...</text:p>
      <text:p text:style-name="P4">
Videos: []</text:p>
      <text:p text:style-name="P4">
Audios: []</text:p>
      <text:p text:style-name="P4">
Images: []</text:p>
      <text:p text:style-name="P4">
Type: NewsArticle</text:p>
      <text:p text:style-name="P4">
Breadcrumbs: ['即时', '国际']</text:p>
      <text:p text:style-name="P4">
Keywords: ['英国', '通货膨胀', '税收']</text:p>
      <!--METADATA-->
      <text:p text:style-name="P4">
英国财政部长亨特说，无法在预计明年举行的大选前做出减税承诺，英国当前的重中之重是降低通货膨胀。</text:p>
      <text:p text:style-name="P4">
彭博社报道，亨特星期三（5月17日）在伦敦参加2023年英国商会全球年会时发表上述言论。他强调，英国正努力实现降低通胀的目标，同时也在让利率回到下降的轨道上。</text:p>
      <text:p text:style-name="P4">
亨特指出，政府目前还不清楚是否有任何减税空间（headroom for taxcuts），但他建议涉及到减税问题时，优先考虑减少商业税。“我们必须降低税收，尤其要降低企业税收，但最糟糕的税是通胀税。”</text:p>
      <text:p text:style-name="P4">
受通胀影响，人们的名义货币收入增加，但收入的更大比重会以税收的形式转移到政府财政收入中。这种由通胀引起的隐蔽性增税，被称为通胀税（inflationtax）。</text:p>
      <text:p text:style-name="P4">
首相苏纳克和他所在的保守党，近几个月的民调支持率一直落后于工党。苏纳克受到党内后座议员的更大压力，要求他削减英国税收负担以吸引选民。</text:p>
      <text:p text:style-name="P4">
不过，亨特称他与苏纳克更专注于维持英国在金融市场上的信誉，并希望避免给通胀问题火上浇油，从而使利率和借贷成本进一步增加。</text:p>
      <text:p text:style-name="P4">
亨特还说，当局正在考虑对具有战略意义的行业进行补贴，以回应美国的《降低通货膨胀法》。</text:p>
      <text:p text:style-name="P4">
Source: <text:a xlink:type="simple" xlink:href="https://www.zaobao.com.sg/realtime/world/story20230517-1395660" text:style-name="Internet_20_link" text:visited-style-name="Visited_20_Internet_20_Link">
https://www.zaobao.com.sg/realtime/world/story20230517-1395660</text:a>
</text:p>
      <!--NEWS-->
      <text:h text:style-name="P10" text:outline-level="1">
<text:span text:style-name="T4">
美中博弈新看点：中亚峰会对G7峰会</text:span>
</text:h>
      <text:p text:style-name="P4">
Author: chinese@voanews.com (木风)</text:p>
      <text:p text:style-name="P4">
Publisher: 美国之音中文网 (Type: NewsMediaOrganization)</text:p>
      <text:p text:style-name="P4">
Published Time: 2023-05-17T21:17:59+08:00</text:p>
      <text:p text:style-name="P4">
Modified Time: 2023-05-17 13:39:17Z</text:p>
      <text:p text:style-name="P4">
Description: 中亚峰会将在周四（5月18日）在中国西安举行。预计，中国国家主席习近平将主持会议并发表主题演讲。这个峰会与七国集团的广岛峰会几乎同时举行，格外引人关注。在美中对抗中，中亚这个地处欧洲和东亚之间的经济比较落后的地区正在显示出它的新的价值。</text:p>
      <text:p text:style-name="P4">
Videos: []</text:p>
      <text:p text:style-name="P4">
Images: []</text:p>
      <text:p text:style-name="P4">
Categories: ['中国', '亚太', '欧洲']</text:p>
      <text:p text:style-name="P4">
Type: None</text:p>
      <!--METADATA-->
      <text:p text:style-name="P4">
NoneNone</text:p>
      <text:p text:style-name="P4">
Source: <text:a xlink:type="simple" xlink:href="https://www.voachinese.com/a/china-looks-to-strengthen-ties-in-russia-s-central-asian-backyard-20230517/7096992.html" text:style-name="Internet_20_link" text:visited-style-name="Visited_20_Internet_20_Link">
https://www.voachinese.com/a/china-looks-to-strengthen-ties-in-russia-s-central-asian-backyard-20230517/7096992.html</text:a>
</text:p>
      <!--NEWS-->
      <text:h text:style-name="P10" text:outline-level="1">
<text:span text:style-name="T4">
英荷为乌克兰购F-16战机一事态度模糊</text:span>
</text:h>
      <text:p text:style-name="P4">
Author: 联合早报 (Person)</text:p>
      <text:p text:style-name="P4">
Publisher: 联合早报 (Organization)</text:p>
      <text:p text:style-name="P4">
Published Time: 2023-05-17T21:29</text:p>
      <text:p text:style-name="P4">
Modified Time: 2023-05-17T21:51</text:p>
      <text:p text:style-name="P4">
Description: 英国和荷兰当局星期三（5月17日）回应有关两国拟组建“国际联盟”为乌克兰采购F-16战机的报道，双方均态度模糊。综合外电报道，英国国防部长华莱士当天在柏林会见德国国防部长皮斯托里奥...</text:p>
      <text:p text:style-name="P4">
Videos: []</text:p>
      <text:p text:style-name="P4">
Audios: []</text:p>
      <text:p text:style-name="P4">
Images: []</text:p>
      <text:p text:style-name="P4">
Type: NewsArticle</text:p>
      <text:p text:style-name="P4">
Breadcrumbs: ['即时', '国际']</text:p>
      <text:p text:style-name="P4">
Keywords: ['俄乌战争', '英国', '荷兰', 'F-16战机']</text:p>
      <!--METADATA-->
      <text:p text:style-name="P4">
英国和荷兰当局星期三（5月17日）回应有关 <text:a xlink:type="simple" xlink:href="https://www.zaobao.com/realtime/world/story20230517-1395601" text:style-name="Internet_20_link" text:visited-style-name="Visited_20_Internet_20_Link">
</text:a>
 的报道，双方均态度模糊。</text:p>
      <text:p text:style-name="P4">
综合外电报道，英国国防部长华莱士当天在柏林会见德国国防部长皮斯托里奥斯后说，向乌克兰派遣 <text:a xlink:type="simple" xlink:href="https://www.zaobao.com/keywords/f-16-zhan-ji" text:style-name="Internet_20_link" text:visited-style-name="Visited_20_Internet_20_Link">
</text:a>
 的任何决定都将“取决于白宫”。</text:p>
      <text:p text:style-name="P4">
荷兰外交部长胡克斯特拉（Wopke Hoekstra）说：“我们还没有达成解决方案……当我们准备好跨过那座桥并准备好沟通此事时，我们才会沟通。”</text:p>
      <text:p text:style-name="P4">
美媒星期三早些时候报道，英国首相苏纳克办公室发言人在星期二（16日）的声明中说，英国与荷兰领导人同意合作建立一个国际联盟，为乌克兰提供空中作战能力，从采购F-16战斗机到训练如何操作，都会给予全力支持。</text:p>
      <text:p text:style-name="P4">
华莱士指出，英国没有F-16战机，且不打算从本国台风机队中派谴任何战机，但英国可以帮助“那些希望这么做的人”。</text:p>
      <text:p text:style-name="P4">
皮斯托里奥斯则补充道，德国“没有训练能力，没有技能，也没有飞机”，因此无法在这样一个联盟中 “发挥积极作用”。</text:p>
      <text:p text:style-name="P4">
乌克兰方面长期呼吁西方盟国提供F-16战机支持，但至今仍未收到确切回音。</text:p>
      <text:p text:style-name="P4">
美国总统拜登1月曾直白 <text:a xlink:type="simple" xlink:href="https://www.zaobao.com/realtime/world/story20230131-1358242" text:style-name="Internet_20_link" text:visited-style-name="Visited_20_Internet_20_Link">
 </text:a>
。早前有报道称美军正在训练一批乌军飞行员操作飞行器，但美方当时回应称该训练与F-16战机无关。</text:p>
      <text:p text:style-name="P4">
Source: <text:a xlink:type="simple" xlink:href="https://www.zaobao.com.sg/realtime/world/story20230517-1395668" text:style-name="Internet_20_link" text:visited-style-name="Visited_20_Internet_20_Link">
https://www.zaobao.com.sg/realtime/world/story20230517-1395668</text:a>
</text:p>
      <!--NEWS-->
      <text:h text:style-name="P10" text:outline-level="1">
<text:span text:style-name="T4">
北京以打击虚假新闻为由清理十万多个社媒“违规”主播账号</text:span>
</text:h>
      <text:p text:style-name="P4">
Author: chinese@voanews.com (松仁)</text:p>
      <text:p text:style-name="P4">
Publisher: 美国之音中文网 (Type: NewsMediaOrganization)</text:p>
      <text:p text:style-name="P4">
Published Time: 2023-05-17T21:31:22+08:00</text:p>
      <text:p text:style-name="P4">
Modified Time: 2023-05-17 13:31:22Z</text:p>
      <text:p text:style-name="P4">
Description: 中国国家互联网信息办公室4月6日起开展一项被称为“清朗·规范重点流量环节网络传播秩序”的专项行动，全面清理和整肃短视频平台、热搜热榜等重点流量环节，至今已排查处置官方所称的“仿冒”新闻单位和新闻主播账号超过十万个。</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shuts-100-000-fake-news-social-media-accounts-20230517/7097068.html" text:style-name="Internet_20_link" text:visited-style-name="Visited_20_Internet_20_Link">
https://www.voachinese.com/a/china-shuts-100-000-fake-news-social-media-accounts-20230517/7097068.html</text:a>
</text:p>
      <!--NEWS-->
      <text:h text:style-name="P10" text:outline-level="1">
<text:span text:style-name="T4">
中国同性恋权益先驱组织在“不可抗力”下停运</text:span>
</text:h>
      <text:p text:style-name="P4">
Author: chinese@voanews.com (高锋)</text:p>
      <text:p text:style-name="P4">
Publisher: 美国之音中文网 (Type: NewsMediaOrganization)</text:p>
      <text:p text:style-name="P4">
Published Time: 2023-05-17T22:20:10+08:00</text:p>
      <text:p text:style-name="P4">
Modified Time: 2023-05-17 14:20:10Z</text:p>
      <text:p text:style-name="P4">
Description: 中国大陆不同性取向运动先驱之一、成立15年的公益组织“北京同志中心”，５月１５日宣布“因不可抗力”终止运作。有分析认为，在目前的政治大环境下，“北同中心”结束营运是无可避免的，同时也反映了两岸政府面对性小众社群的诉求，存在巨大落差。</text:p>
      <text:p text:style-name="P4">
Videos: []</text:p>
      <text:p text:style-name="P4">
Images: []</text:p>
      <text:p text:style-name="P4">
Categories: ['中国', '人权', '法律']</text:p>
      <text:p text:style-name="P4">
Type: None</text:p>
      <!--METADATA-->
      <text:p text:style-name="P4">
NoneNone</text:p>
      <text:p text:style-name="P4">
Source: <text:a xlink:type="simple" xlink:href="https://www.voachinese.com/a/p-gf-hk-beijing-lgbt-advocacy-group-closes-down-20230517/7097023.html" text:style-name="Internet_20_link" text:visited-style-name="Visited_20_Internet_20_Link">
https://www.voachinese.com/a/p-gf-hk-beijing-lgbt-advocacy-group-closes-down-20230517/7097023.html</text:a>
</text:p>
      <!--NEWS-->
      <text:h text:style-name="P10" text:outline-level="1">
<text:span text:style-name="T4">
泰自豪党：不会支持改革冒犯君主法的首相</text:span>
</text:h>
      <text:p text:style-name="P4">
Author: 联合早报 (Person)</text:p>
      <text:p text:style-name="P4">
Publisher: 联合早报 (Organization)</text:p>
      <text:p text:style-name="P4">
Published Time: 2023-05-17T22:33</text:p>
      <text:p text:style-name="P4">
Modified Time: 2023-05-17T22:36</text:p>
      <text:p text:style-name="P4">
Description: 泰国大选刚刚结束，拔得头筹的前进党能否顺利组建新政府成为焦点。议席数量排名第三的泰自豪党表明，不会投票支持改革“冒犯君主法”的首相。路透社报道，泰自豪党星期三（5月17日）声明该党...</text:p>
      <text:p text:style-name="P4">
Videos: []</text:p>
      <text:p text:style-name="P4">
Audios: []</text:p>
      <text:p text:style-name="P4">
Images: []</text:p>
      <text:p text:style-name="P4">
Type: NewsArticle</text:p>
      <text:p text:style-name="P4">
Breadcrumbs: ['即时', '国际']</text:p>
      <text:p text:style-name="P4">
Keywords: ['泰国大选', '泰国', '前进党', '泰国政局']</text:p>
      <!--METADATA-->
      <text:p text:style-name="P4">
泰国大选刚刚结束，拔得头筹的前进党能否顺利组建新政府成为焦点。 <text:a xlink:type="simple" xlink:href="https://www.zaobao.com/realtime/world/story20230514-1394653" text:style-name="Internet_20_link" text:visited-style-name="Visited_20_Internet_20_Link">
</text:a>
 表明，不会投票支持改革“冒犯君主法”的首相。</text:p>
      <text:p text:style-name="P4">
路透社报道，泰自豪党星期三（5月17日）声明该党立场，强调泰自豪党不与任何企图修改或废除刑法第112条（“冒犯君主法”）的政党组成新政府。</text:p>
      <text:p text:style-name="P4">
根据泰国刑法第112条，诋毁或侮辱泰王室者最高可判15年有期徒刑。</text:p>
      <text:p text:style-name="P4">
亲民主的前进党寻求对冒犯君主法进行改革。学者分析指出，前进党可能会因此在保守势力主导的上议院中面临很大阻力。</text:p>
      <text:p text:style-name="P4">
Source: <text:a xlink:type="simple" xlink:href="https://www.zaobao.com.sg/realtime/world/story20230517-1395681" text:style-name="Internet_20_link" text:visited-style-name="Visited_20_Internet_20_Link">
https://www.zaobao.com.sg/realtime/world/story20230517-1395681</text:a>
</text:p>
      <!--NEWS-->
      <text:h text:style-name="P10" text:outline-level="1">
<text:span text:style-name="T4">
土耳其：黑海谷物出口倡议再延长两个月</text:span>
</text:h>
      <text:p text:style-name="P4">
Author: 联合早报 (Person)</text:p>
      <text:p text:style-name="P4">
Publisher: 联合早报 (Organization)</text:p>
      <text:p text:style-name="P4">
Published Time: 2023-05-17T22:52</text:p>
      <text:p text:style-name="P4">
Modified Time: 2023-05-17T23:02</text:p>
      <text:p text:style-name="P4">
Description: 土耳其总统埃尔多安星期三（5月17日）宣布，帮助乌克兰在战时出口粮食的《黑海谷物出口倡议》将再延长两个月。路透社报道，埃尔多安当天在电视讲话中说：“经土耳其参与斡旋，《黑海谷物出口...</text:p>
      <text:p text:style-name="P4">
Videos: []</text:p>
      <text:p text:style-name="P4">
Audios: []</text:p>
      <text:p text:style-name="P4">
Images: []</text:p>
      <text:p text:style-name="P4">
Type: NewsArticle</text:p>
      <text:p text:style-name="P4">
Breadcrumbs: ['即时', '国际']</text:p>
      <text:p text:style-name="P4">
Keywords: None</text:p>
      <!--METADATA-->
      <text:p text:style-name="P4">
<text:a xlink:type="simple" xlink:href="https://www.zaobao.com/realtime/world/story20230515-1394786" text:style-name="Internet_20_link" text:visited-style-name="Visited_20_Internet_20_Link">
 </text:a>
星期三（5月17日）宣布，帮助乌克兰在战时出口粮食的《黑海谷物出口倡议》将再延长两个月。</text:p>
      <text:p text:style-name="P4">
路透社报道，埃尔多安当天在电视讲话中说：“经土耳其参与斡旋，《黑海谷物出口倡议》现将再延长两个月。”</text:p>
      <text:p text:style-name="P4">
他也在讲话中对俄罗斯、乌克兰两国领导人以及联合国秘书长古特雷斯的帮助表示感谢。</text:p>
      <text:p text:style-name="P4">
该倡议于2022年由联合国、俄罗斯、土耳其和乌克兰四方达成， <text:a xlink:type="simple" xlink:href="https://www.zaobao.com/realtime/world/story20230315-1372908" text:style-name="Internet_20_link" text:visited-style-name="Visited_20_Internet_20_Link">
</text:a>
 ，即将 <text:a xlink:type="simple" xlink:href="https://www.zaobao.com/realtime/world/story20230430-1389195" text:style-name="Internet_20_link" text:visited-style-name="Visited_20_Internet_20_Link">
</text:a>
 。</text:p>
      <text:p text:style-name="P4">
俄罗斯方面因谷物和化肥出口受阻，近期一直 <text:a xlink:type="simple" xlink:href="https://www.zaobao.com/realtime/world/story20230309-1370979" text:style-name="Internet_20_link" text:visited-style-name="Visited_20_Internet_20_Link">
</text:a>
，并曾多次强调俄只会在协议内容得到“全面执行”的情况下，才会同意延期。</text:p>
      <text:p text:style-name="P4">
乌克兰对倡议再次延期的决定表示欢迎，同时也希望倡议能够得到有效履行。</text:p>
      <text:p text:style-name="P4">
俄罗斯外交部发言人扎哈罗娃证实倡议将再次延长，但强调俄方对该倡议情况的总体评估“没有改变”。</text:p>
      <text:p text:style-name="P4">
Source: <text:a xlink:type="simple" xlink:href="https://www.zaobao.com.sg/realtime/world/story20230517-1395685" text:style-name="Internet_20_link" text:visited-style-name="Visited_20_Internet_20_Link">
https://www.zaobao.com.sg/realtime/world/story20230517-1395685</text:a>
</text:p>
      <!--NEWS-->
      <text:h text:style-name="P10" text:outline-level="1">
<text:span text:style-name="T4">
中国照会各驻华使馆和外国机构：勿用外墙做“政治宣传”</text:span>
</text:h>
      <text:p text:style-name="P4">
Author: chinese@voanews.com (松仁)</text:p>
      <text:p text:style-name="P4">
Publisher: 美国之音中文网 (Type: NewsMediaOrganization)</text:p>
      <text:p text:style-name="P4">
Published Time: 2023-05-17T23:14:07+08:00</text:p>
      <text:p text:style-name="P4">
Modified Time: 2023-05-17 15:14:07Z</text:p>
      <text:p text:style-name="P4">
Description: 中国政府近日照会各国驻华大使馆及各国际组织驻华代表机构，要求不要利用各自建筑物的外墙做北京所称的“政治宣传”。中方此举被许多外交官视为主要针对那些在俄罗斯入侵乌克兰之后，为展现对基辅支持而在外墙上展示乌克兰国旗的国家和国际组织。</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urges-embassies-to-remove-signs-showing-support-for-ukraine-20230517/7097228.html" text:style-name="Internet_20_link" text:visited-style-name="Visited_20_Internet_20_Link">
https://www.voachinese.com/a/china-urges-embassies-to-remove-signs-showing-support-for-ukraine-20230517/7097228.html</text:a>
</text:p>
      <!--NEWS-->
      <text:h text:style-name="P10" text:outline-level="1">
<text:span text:style-name="T4">
叙利亚总统星期五将出席阿盟峰会</text:span>
</text:h>
      <text:p text:style-name="P4">
Author: 联合早报 (Person)</text:p>
      <text:p text:style-name="P4">
Publisher: 联合早报 (Organization)</text:p>
      <text:p text:style-name="P4">
Published Time: 2023-05-17T23:29</text:p>
      <text:p text:style-name="P4">
Modified Time: 2023-05-17T23:29</text:p>
      <text:p text:style-name="P4">
Description: 叙利亚总统阿萨德星期五（5月19日）将出席阿拉伯国家联盟首脑峰会。综合法新社和路透社报道，叙利亚外交部长梅克达德（Faisal Mekdad）星期三（17日）受访时说，阿萨德将会参...</text:p>
      <text:p text:style-name="P4">
Videos: []</text:p>
      <text:p text:style-name="P4">
Audios: []</text:p>
      <text:p text:style-name="P4">
Images: []</text:p>
      <text:p text:style-name="P4">
Type: NewsArticle</text:p>
      <text:p text:style-name="P4">
Breadcrumbs: ['即时', '国际']</text:p>
      <text:p text:style-name="P4">
Keywords: ['阿拉伯国家', '叙利亚', '中东局势']</text:p>
      <!--METADATA-->
      <text:p text:style-name="P4">
叙利亚总统阿萨德星期五（5月19日）将出席阿拉伯国家联盟首脑峰会。</text:p>
      <text:p text:style-name="P4">
综合法新社和路透社报道，叙利亚外交部长梅克达德（FaisalMekdad）星期三（17日）受访时说，阿萨德将会参加在沙特阿拉伯吉达举行的第32届阿盟首脑峰会。</text:p>
      <text:p text:style-name="P4">
这将是阿萨德在叙利亚时隔12年重返阿盟后，首次参加阿盟峰会。</text:p>
      <text:p text:style-name="P4">
Source: <text:a xlink:type="simple" xlink:href="https://www.zaobao.com.sg/realtime/world/story20230517-1395696" text:style-name="Internet_20_link" text:visited-style-name="Visited_20_Internet_20_Link">
https://www.zaobao.com.sg/realtime/world/story20230517-1395696</text:a>
</text:p>
      <!--NEWS-->
      <text:h text:style-name="P10" text:outline-level="1">
<text:span text:style-name="T4">
联合国环境署：遵循减塑污染路线图可降八成污染</text:span>
</text:h>
      <text:p text:style-name="P4">
Author: 联合早报 (Person)</text:p>
      <text:p text:style-name="P4">
Publisher: 联合早报 (Organization)</text:p>
      <text:p text:style-name="P4">
Published Time: 2023-05-17T23:46</text:p>
      <text:p text:style-name="P4">
Modified Time: 2023-05-18T00:03</text:p>
      <text:p text:style-name="P4">
Description: 联合国环境规划署发布的报告显示，如果各个国家和企业利用现有技术进行深入的政策和市场改革，到2040年塑料污染可以减少八成。环境规划署星期二（5月16日）发布的报告指出，未来几年至关...</text:p>
      <text:p text:style-name="P4">
Videos: []</text:p>
      <text:p text:style-name="P4">
Audios: []</text:p>
      <text:p text:style-name="P4">
Images: []</text:p>
      <text:p text:style-name="P4">
Type: NewsArticle</text:p>
      <text:p text:style-name="P4">
Breadcrumbs: ['即时', '国际']</text:p>
      <text:p text:style-name="P4">
Keywords: ['联合国', '环境', '塑料']</text:p>
      <!--METADATA-->
      <text:p text:style-name="P4">
联合国环境规划署发布的报告显示，如果各个国家和企业利用现有技术进行深入的政策和市场改革，到2040年 <text:a xlink:type="simple" xlink:href="https://www.zaobao.com/keywords/su-liao-la-ji" text:style-name="Internet_20_link" text:visited-style-name="Visited_20_Internet_20_Link">
</text:a>
 可以减少八成。</text:p>
      <text:p text:style-name="P4">
环境规划署星期二（5月16日）发布的报告指出，未来几年至关重要，世界必须将塑料制品减半，并削减一次性塑料消费，以遏制环境污染的加重。</text:p>
      <text:p text:style-name="P4">
法新社报道，塑料的影响越来越受关注，从最深的海沟到最高的山峰珠穆朗玛峰都发现了微塑料碎片。人类的血液、母乳和胎盘中也都能检测到塑料碎片。</text:p>
      <text:p text:style-name="P4">
这份题为《切断根源：全世界如何终结塑料污染，创造循环经济》的报告在巴黎谈判举行的两周前发布。到时候，近200个国家的谈判代表将在巴黎举行第二轮谈判，旨在于明年达成一项终止塑料污染的协定。</text:p>
      <text:p text:style-name="P4">
报告简要介绍了结束塑料污染和创造循环经济所需变革的规模和性质，为政府决策和商业行动提供参考信息。它制定了一个基于再利用、回收和材料使用多样化的三管齐下计划，以便到2040年将塑料污染总体减少八成，并将一次性塑料产量减少一半。</text:p>
      <text:p text:style-name="P4">
2020年，全球产生了约2.38亿公吨的短暂使用的塑料废物，例如货品的包装等。报告指出，时间至关重要：延迟五年实施可能会导致截至2040年塑料污染增加8000万公吨。首先，需要消除导致问题和不必要的塑料，减少问题的规模。</text:p>
      <text:p text:style-name="P4">
报告援引研究估计，到2040年，塑料的温室气体排放可能占全球排放量的19％。</text:p>
      <text:p text:style-name="P4">
根据2015年12月联合国气候变化大会通过的《巴黎协定》。各国同意将本世纪全球气温升幅控制在高于1850年至1900年期间平均气温二摄氏度之内，最理想的是把升幅控制在一点五摄氏度之内。塑料导致的温室气体排放可能使得《巴黎协定》的目标无法达成。</text:p>
      <text:p text:style-name="P4">
联合国新闻中心引述环境署执行主任安德森（IngerAndersen）说：“我们生产、使用和处理塑料的方式正在污染生态系统，给人类健康带来风险，破坏气候稳定。如果能在塑料污染协议的谈判仍在进行中就遵循这一路线图，就能在经济、社会和环境方面取得重大胜利。”</text:p>
      <text:p text:style-name="P4">
但环境保护组织人士认为，报告所列的计划不够雄心勃勃。报告假设塑料使用量将继续保持在显着水平。绿色和平组织成员小池宏隆说：“他们试图更换管道、阀门或其它任何东西，但他们并没有尝试把水龙头关上……他们不是在谈论减产。”</text:p>
      <text:p text:style-name="P4">
Source: <text:a xlink:type="simple" xlink:href="https://www.zaobao.com.sg/realtime/world/story20230517-1395701" text:style-name="Internet_20_link" text:visited-style-name="Visited_20_Internet_20_Link">
https://www.zaobao.com.sg/realtime/world/story20230517-1395701</text:a>
</text:p>
      <!--NEWS-->
      <text:h text:style-name="P10" text:outline-level="1">
<text:span text:style-name="T4">
英媒：哈里梅根遭狗仔队追车两小时</text:span>
</text:h>
      <text:p text:style-name="P4">
Author: 联合早报 (Person)</text:p>
      <text:p text:style-name="P4">
Publisher: 联合早报 (Organization)</text:p>
      <text:p text:style-name="P4">
Published Time: 2023-05-17T23:49</text:p>
      <text:p text:style-name="P4">
Modified Time: 2023-05-17T23:53</text:p>
      <text:p text:style-name="P4">
Description: 英国哈里王子和梅根王妃星期二（5月16日）卷入一场“近乎灾难性”的飙车事件，两人与狗仔队“飙车”将近两小时。英国广播公司（BBC）报道，哈里和梅根星期二在纽约参加一场颁奖典礼后，在...</text:p>
      <text:p text:style-name="P4">
Videos: []</text:p>
      <text:p text:style-name="P4">
Audios: []</text:p>
      <text:p text:style-name="P4">
Images: []</text:p>
      <text:p text:style-name="P4">
Type: NewsArticle</text:p>
      <text:p text:style-name="P4">
Breadcrumbs: ['即时', '国际']</text:p>
      <text:p text:style-name="P4">
Keywords: ['英国王室', '哈里王子']</text:p>
      <!--METADATA-->
      <text:p text:style-name="P4">
英国哈里王子和梅根王妃星期二（5月16日）卷入一场“近乎灾难性”的飙车事件，两人与狗仔队“飙车”将近两小时。</text:p>
      <text:p text:style-name="P4">
英国广播公司（BBC）报道，哈里和梅根星期二在纽约参加一场颁奖典礼后，在驾驶途中遭遇狗仔追车，并险些与道路上的其他车辆、行人和警察发生碰撞。</text:p>
      <text:p text:style-name="P4">
哈里王子的发言人星期三（17日）在声明中说，虽然公众人物难免受到大众一定程度上的关注，但绝不应该以“任何人的安全为代价”。</text:p>
      <text:p text:style-name="P4">
哈里王子的母亲戴安娜王妃在1997年巴黎的一场车祸中丧生。事发时，她的车辆遭狗仔队追赶。哈里王子曾在采访中对戴安娜身边挥之不去的狗仔表示鄙夷。</text:p>
      <text:p text:style-name="P4">
Source: <text:a xlink:type="simple" xlink:href="https://www.zaobao.com.sg/realtime/world/story20230517-1395702" text:style-name="Internet_20_link" text:visited-style-name="Visited_20_Internet_20_Link">
https://www.zaobao.com.sg/realtime/world/story20230517-1395702</text:a>
</text:p>
      <!--NEWS-->
      <text:h text:style-name="P10" text:outline-level="1">
<text:span text:style-name="T4">
拜登：迟早会与习近平会晤</text:span>
</text:h>
      <text:p text:style-name="P4">
Author: 联合早报 (Person)</text:p>
      <text:p text:style-name="P4">
Publisher: 联合早报 (Organization)</text:p>
      <text:p text:style-name="P4">
Published Time: 2023-05-17T23:51</text:p>
      <text:p text:style-name="P4">
Modified Time: 2023-05-17T23:55</text:p>
      <text:p text:style-name="P4">
Description: 美国总统拜登星期三（5月17日）说，他会与中国国家主席习近平会晤，但并未透露何时。路透社报道，拜登当天启程赴日本前回答记者说：“我们会见面的，或早或晚。”...</text:p>
      <text:p text:style-name="P4">
Videos: []</text:p>
      <text:p text:style-name="P4">
Audios: []</text:p>
      <text:p text:style-name="P4">
Images: []</text:p>
      <text:p text:style-name="P4">
Type: NewsArticle</text:p>
      <text:p text:style-name="P4">
Breadcrumbs: ['即时', '国际']</text:p>
      <text:p text:style-name="P4">
Keywords: ['美中关系', '拜登', '习近平']</text:p>
      <!--METADATA-->
      <text:p text:style-name="P4">
美国总统拜登星期三（5月17日）说，他会与中国国家主席习近平会晤，但并未透露何时。</text:p>
      <text:p text:style-name="P4">
路透社报道，拜登当天启程赴日本前回答记者说：“我们会见面的，或早或晚。”</text:p>
      <text:p text:style-name="P4">
Source: <text:a xlink:type="simple" xlink:href="https://www.zaobao.com.sg/realtime/world/story20230517-1395703" text:style-name="Internet_20_link" text:visited-style-name="Visited_20_Internet_20_Link">
https://www.zaobao.com.sg/realtime/world/story20230517-1395703</text:a>
</text:p>
      <!--NEWS-->
      <text:h text:style-name="P10" text:outline-level="1">
<text:span text:style-name="T4">
乌克兰加入北约网路防御中心</text:span>
</text:h>
      <text:p text:style-name="P4">
Publisher: 法新社</text:p>
      <text:p text:style-name="P4">
Published Time: 2023-05-17T6:02:09+00:00</text:p>
      <text:p text:style-name="P4">
Modified Time: 2023-05-17T13:50:01+00:00</text:p>
      <text:p text:style-name="P4">
Description: （法新社爱沙尼亚塔林17日电） 设在爱沙尼亚首都塔林的北大西洋公约组织网路防御中心今天指出，乌克兰已经加入这个中心。基辅表示，此举朝取得北约会籍之路「前进一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3.617581in" draw:z-index="0">
<draw:image xlink:href="../Images/rficn/2023-05-17T6-02-09-00-00/000000.png" xlink:type="simple" xlink:show="embed" xlink:actuate="onLoad" draw:mime-type="image/png"/>
</draw:frame>
</text:p>
      <text:p text:style-name="P4">
北约卓越联合网路防御中心（NATO Cooperative Cyber Defence Centre of Excellence, NATOCCDCOE）并且指出，同时加入的还包括冰岛、爱尔兰和日本。</text:p>
      <text:p text:style-name="P4">
中心发布声明引述爱沙尼亚国防部长派夫克（Hanno Pevkur）说：「我们尤其高兴看到乌克兰加入我们。」</text:p>
      <text:p text:style-name="P4">
「这提供了独特机会，在乌克兰抵御俄罗斯残酷战争的同时也在网路战场上学习，并且改善所有成员的网路安全。」</text:p>
      <text:p text:style-name="P4">
乌克兰驻爱沙尼亚大使贝特萨（Mariana Betsa）为这项「具里程碑意义的事件」喝彩，强调这是「乌克兰迈向正式加入北大西洋公约组织之路的重大一步」。</text:p>
      <text:p text:style-name="P4">
这个中心于2008年设于塔林（Tallinn），北约成员国和其他8国已经加入。</text:p>
      <text:p text:style-name="P4">
来自欧洲和美国的数据专家任职该中心，投入保护这个西方防卫联盟的讯息网络。</text:p>
      <text:p text:style-name="P4">
Source: <text:a xlink:type="simple" xlink:href="https://www.rfi.fr/cn/%E5%9B%BD%E9%99%85%E6%8A%A5%E9%81%93/20230517-%E4%B9%8C%E5%85%8B%E5%85%B0%E5%8A%A0%E5%85%A5%E5%8C%97%E7%BA%A6%E7%BD%91%E8%B7%AF%E9%98%B2%E5%BE%A1%E4%B8%AD%E5%BF%83" text:style-name="Internet_20_link" text:visited-style-name="Visited_20_Internet_20_Link">
https://www.rfi.fr/cn/%E5%9B%BD%E9%99%85%E6%8A%A5%E9%81%93/20230517-%E4%B9%8C%E5%85%8B%E5%85%B0%E5%8A%A0%E5%85%A5%E5%8C%97%E7%BA%A6%E7%BD%91%E8%B7%AF%E9%98%B2%E5%BE%A1%E4%B8%AD%E5%BF%83</text:a>
</text:p>
      <!--NEWS-->
      <text:h text:style-name="P10" text:outline-level="1">
<text:span text:style-name="T4">
中国特使李辉抵基辅 将会见泽伦斯基</text:span>
</text:h>
      <text:p text:style-name="P4">
Publisher: 法新社</text:p>
      <text:p text:style-name="P4">
Published Time: 2023-05-17T9:32:09+00:00</text:p>
      <text:p text:style-name="P4">
Modified Time: 2023-05-17T14:05:01+00:00</text:p>
      <text:p text:style-name="P4">
Description: （法新社基辅17日电） 中国欧亚事务特别代表李辉已抵达基辅，乌克兰总统泽伦斯基今天料将接见他。中国试图调停俄乌战争，因此派李辉推动相关工作。</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17581in" draw:z-index="0">
<draw:image xlink:href="../Images/rficn/2023-05-17T9-32-09-00-00/000000.png" xlink:type="simple" xlink:show="embed" xlink:actuate="onLoad" draw:mime-type="image/png"/>
</draw:frame>
</text:p>
      <text:p text:style-name="P4">
与此同时，基辅官员正试图消除俄军宣称摧毁一套美国提供的爱国者（Patriot）防空系统而引发的疑虑。</text:p>
      <text:p text:style-name="P4">
李辉昨天抵达基辅，展开与乌克兰当局的2天会谈。这是他欧洲行的一环，旨在推动北京所提出的俄乌冲突解决计画。</text:p>
      <text:p text:style-name="P4">
不具名的高阶乌克兰官员告诉法新社，泽伦斯基（Volodymyr Zelenskyy）「可能于今天下午」接见李辉。</text:p>
      <text:p text:style-name="P4">
在中国国家主席习近平与泽伦斯基通话的3周后，李辉成为自从俄罗斯去年2月全面入侵乌兰以来，抵达基辅的最高层中国外交官。</text:p>
      <text:p text:style-name="P4">
基辅昨天警告，「为调解而调解」对乌克兰而言并无必要。</text:p>
      <text:p text:style-name="P4">
乌国高层官员指出：「以牺牲乌克兰为代价来结束战争，这行不通。」</text:p>
      <text:p text:style-name="P4">
北京则表示，李辉此行目的在于「就政治解决乌克兰危机与各方进行沟通」。</text:p>
      <text:p text:style-name="P4">
习近平一直企图营造中国是中立调解人的姿态。他3月曾经访问莫斯科，但因拒绝谴责克里姆林宫攻击邻国之举而遭到批评。</text:p>
      <text:p text:style-name="P4">
Source: <text:a xlink:type="simple" xlink:href="https://www.rfi.fr/cn/%E5%9B%BD%E9%99%85%E6%8A%A5%E9%81%93/20230517-%E4%B8%AD%E5%9B%BD%E7%89%B9%E4%BD%BF%E6%9D%8E%E8%BE%89%E6%8A%B5%E5%9F%BA%E8%BE%85-%E5%B0%86%E4%BC%9A%E8%A7%81%E6%B3%BD%E4%BC%A6%E6%96%AF%E5%9F%BA" text:style-name="Internet_20_link" text:visited-style-name="Visited_20_Internet_20_Link">
https://www.rfi.fr/cn/%E5%9B%BD%E9%99%85%E6%8A%A5%E9%81%93/20230517-%E4%B8%AD%E5%9B%BD%E7%89%B9%E4%BD%BF%E6%9D%8E%E8%BE%89%E6%8A%B5%E5%9F%BA%E8%BE%85-%E5%B0%86%E4%BC%9A%E8%A7%81%E6%B3%BD%E4%BC%A6%E6%96%AF%E5%9F%BA</text:a>
</text:p>
      <!--NEWS-->
      <text:h text:style-name="P10" text:outline-level="1">
<text:span text:style-name="T4">
脱口八个字被罚一千四百多万，禁言之厉让娱乐业人人胆寒</text:span>
</text:h>
      <text:p text:style-name="P4">
Author: chinese@voanews.com (木风)</text:p>
      <text:p text:style-name="P4">
Publisher: 美国之音中文网 (Type: NewsMediaOrganization)</text:p>
      <text:p text:style-name="P4">
Published Time: 2023-05-18T00:10:38+08:00</text:p>
      <text:p text:style-name="P4">
Modified Time: 2023-05-17 16:10:38Z</text:p>
      <text:p text:style-name="P4">
Description: 中国当局周三（5月17日）宣布了对上海笑果文化传媒的处罚决定，罚款和没收总金额高达一千四百多万元人民币，还责令该公司在北京的所有演出无限期暂停。这个事件是中国言论环境日趋恶化的一个重要标志。</text:p>
      <text:p text:style-name="P4">
Videos: []</text:p>
      <text:p text:style-name="P4">
Images: []</text:p>
      <text:p text:style-name="P4">
Categories: ['中国', '文化', '娱乐']</text:p>
      <text:p text:style-name="P4">
Type: None</text:p>
      <!--METADATA-->
      <text:p text:style-name="P4">
NoneNone</text:p>
      <text:p text:style-name="P4">
Source: <text:a xlink:type="simple" xlink:href="https://www.voachinese.com/a/chinese-authorities-slap-comedy-firm-with-2-mln-fine-after-military-joke-20230517/7097013.html" text:style-name="Internet_20_link" text:visited-style-name="Visited_20_Internet_20_Link">
https://www.voachinese.com/a/chinese-authorities-slap-comedy-firm-with-2-mln-fine-after-military-joke-20230517/7097013.html</text:a>
</text:p>
      <!--NEWS-->
      <text:h text:style-name="P10" text:outline-level="1">
<text:span text:style-name="T4">
英国前首相吁成立“经济北约”抗中护台　分析：台英深化安全合作</text:span>
</text:h>
      <text:p text:style-name="P4">
Author: chinese@voanews.com (李贤)</text:p>
      <text:p text:style-name="P4">
Publisher: 美国之音中文网 (Type: NewsMediaOrganization)</text:p>
      <text:p text:style-name="P4">
Published Time: 2023-05-18T02:00:33+08:00</text:p>
      <text:p text:style-name="P4">
Modified Time: 2023-05-17 18:00:33Z</text:p>
      <text:p text:style-name="P4">
Description: 正在台湾访问的英国前首相特拉斯(Liz Truss)周三(5月17日)表示，台湾位于自由民主斗争的前线，西方必须强力捍卫。她呼吁西方国家以硬实力护台，包括成立“经济北约”来集结抗中力量并强化与台湾的安全沟通。分析人士表示，特拉斯以实际行动支持台湾，也点出欧洲应将支持声量化为具体援助，未来台英可望深化安全合作。</text:p>
      <text:p text:style-name="P4">
Videos: []</text:p>
      <text:p text:style-name="P4">
Images: []</text:p>
      <text:p text:style-name="P4">
Categories: ['欧洲', '中国', '台湾']</text:p>
      <text:p text:style-name="P4">
Type: None</text:p>
      <!--METADATA-->
      <text:p text:style-name="P4">
NoneNone</text:p>
      <text:p text:style-name="P4">
Source: <text:a xlink:type="simple" xlink:href="https://www.voachinese.com/a/liz-truss-s-visit-to-taiwan-20230517/7097565.html" text:style-name="Internet_20_link" text:visited-style-name="Visited_20_Internet_20_Link">
https://www.voachinese.com/a/liz-truss-s-visit-to-taiwan-20230517/7097565.html</text:a>
</text:p>
      <!--NEWS-->
      <text:h text:style-name="P10" text:outline-level="1">
<text:span text:style-name="T4">
记者手记(3)：移民庇护所的中国人</text:span>
</text:h>
      <text:p text:style-name="P4">
Author: chinese@voanews.com (莫雨, 海伦, 宁路)</text:p>
      <text:p text:style-name="P4">
Publisher: 美国之音中文网 (Type: NewsMediaOrganization)</text:p>
      <text:p text:style-name="P4">
Published Time: 2023-05-18T03:29:22+08:00</text:p>
      <text:p text:style-name="P4">
Modified Time: 2023-05-17 19:29:22Z</text:p>
      <text:p text:style-name="P4">
Description: 在美墨边境采访的最后一天，我们得知有两名中国人在墨西哥边境城市雷诺萨的“生命之路”(Senda De Vida)庇护所落脚，于是决定再次前往那里采访。</text:p>
      <text:p text:style-name="P4">
Videos: []</text:p>
      <text:p text:style-name="P4">
Images: []</text:p>
      <text:p text:style-name="P4">
Categories: ['美国移民/难民议题', '记者手记']</text:p>
      <text:p text:style-name="P4">
Type: None</text:p>
      <!--METADATA-->
      <text:p text:style-name="P4">
NoneNone</text:p>
      <text:p text:style-name="P4">
Source: <text:a xlink:type="simple" xlink:href="https://www.voachinese.com/a/7097578.html" text:style-name="Internet_20_link" text:visited-style-name="Visited_20_Internet_20_Link">
https://www.voachinese.com/a/7097578.html</text:a>
</text:p>
      <!--NEWS-->
      <text:h text:style-name="P10" text:outline-level="1">
<text:span text:style-name="T4">
俄乌同意将谷物协议再续两月；乌克兰表示爱国者系统并未被毁，“不要担心”</text:span>
</text:h>
      <text:p text:style-name="P4">
Author: chinese@voanews.com (美国之音)</text:p>
      <text:p text:style-name="P4">
Publisher: 美国之音中文网 (Type: NewsMediaOrganization)</text:p>
      <text:p text:style-name="P4">
Published Time: 2023-05-18T03:38:42+08:00</text:p>
      <text:p text:style-name="P4">
Modified Time: 2023-05-17 19:38:42Z</text:p>
      <text:p text:style-name="P4">
Description: 俄罗斯与乌克兰星期三(5月17日)同意把黑海谷物倡议再延长两月至7月18日。这项协议允许从乌克兰港口通过俄罗斯控制的黑海把谷物运往全球市场，以缓解世界粮食短缺。</text:p>
      <text:p text:style-name="P4">
Videos: []</text:p>
      <text:p text:style-name="P4">
Images: []</text:p>
      <text:p text:style-name="P4">
Categories: ['乌克兰局势', '欧洲', '军事', '编辑推荐']</text:p>
      <text:p text:style-name="P4">
Type: None</text:p>
      <!--METADATA-->
      <text:p text:style-name="P4">
NoneNone</text:p>
      <text:p text:style-name="P4">
Source: <text:a xlink:type="simple" xlink:href="https://www.voachinese.com/a/latest-in-ukraine-russia-ukraine-agree-to-60-day-extension-to-black-sea-grain-shipments-20230517/7097665.html" text:style-name="Internet_20_link" text:visited-style-name="Visited_20_Internet_20_Link">
https://www.voachinese.com/a/latest-in-ukraine-russia-ukraine-agree-to-60-day-extension-to-black-sea-grain-shipments-20230517/7097665.html</text:a>
</text:p>
      <!--NEWS-->
      <text:h text:style-name="P10" text:outline-level="1">
<text:span text:style-name="T4">
改装大疆“御”成自杀无人机  乌军对付俄军坦克战壕利器</text:span>
</text:h>
      <text:p text:style-name="P4">
Author: chinese@voanews.com (刘恩民)</text:p>
      <text:p text:style-name="P4">
Publisher: 美国之音中文网 (Type: Organization)</text:p>
      <text:p text:style-name="P4">
Published Time: 2023-05-18T04:10:08+08:00</text:p>
      <text:p text:style-name="P4">
Modified Time: 2023-05-17 20:10:08Z</text:p>
      <text:p text:style-name="P4">
Description: 乌克兰第35海军陆战旅将商用大疆无人机改装成携带炸弹的自杀无人机，将之用来对付俄罗斯坦克和战壕并获得成功。他们的臂章有汉字“神风”及英文“自杀机驾驶”字样，与二战时日本的神风特攻队做连结。乌克兰士兵表示，‘神风敢死队’无人机将在反攻中发挥巨大作用。</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ukrainian-army-deploys-dji-drones-to-attack-russian-tanks-and-trenches-20230518/7097712.html" text:style-name="Internet_20_link" text:visited-style-name="Visited_20_Internet_20_Link">
https://www.voachinese.com/a/ukrainian-army-deploys-dji-drones-to-attack-russian-tanks-and-trenches-20230518/7097712.html</text:a>
</text:p>
      <!--NEWS-->
      <text:h text:style-name="P10" text:outline-level="1">
<text:span text:style-name="T4">
受联合国制裁的塔利班领导人成为阿富汗代理总理</text:span>
</text:h>
      <text:p text:style-name="P4">
Author: chinese@voanews.com (古尔)</text:p>
      <text:p text:style-name="P4">
Publisher: 美国之音中文网 (Type: NewsMediaOrganization)</text:p>
      <text:p text:style-name="P4">
Published Time: 2023-05-18T04:26:04+08:00</text:p>
      <text:p text:style-name="P4">
Modified Time: 2023-05-17 20:32:02Z</text:p>
      <text:p text:style-name="P4">
Description: 阿富汗塔利班星期三证实，他们任命了一名临时总理监督日常事务，因为现任总理阿洪德（Mohammad Hasan Akhund）身体不适，需要时间恢复。</text:p>
      <text:p text:style-name="P4">
Videos: []</text:p>
      <text:p text:style-name="P4">
Images: []</text:p>
      <text:p text:style-name="P4">
Categories: ['亚太', '美国', '军事']</text:p>
      <text:p text:style-name="P4">
Type: None</text:p>
      <!--METADATA-->
      <text:p text:style-name="P4">
NoneNone</text:p>
      <text:p text:style-name="P4">
Source: <text:a xlink:type="simple" xlink:href="https://www.voachinese.com/a/taliban-appoint-interim-pm-20230517/7097733.html" text:style-name="Internet_20_link" text:visited-style-name="Visited_20_Internet_20_Link">
https://www.voachinese.com/a/taliban-appoint-interim-pm-20230517/7097733.html</text:a>
</text:p>
      <!--NEWS-->
      <text:h text:style-name="P10" text:outline-level="1">
<text:span text:style-name="T4">
乌克兰告诉中国特使：和平并不意味着割让领土</text:span>
</text:h>
      <text:p text:style-name="P4">
Author: chinese@voanews.com (美国之音)</text:p>
      <text:p text:style-name="P4">
Publisher: 美国之音中文网 (Type: NewsMediaOrganization)</text:p>
      <text:p text:style-name="P4">
Published Time: 2023-05-18T04:45:46+08:00</text:p>
      <text:p text:style-name="P4">
Modified Time: 2023-05-17 20:45:46Z</text:p>
      <text:p text:style-name="P4">
Description: 乌克兰外交部长周三（5月17日）会见了中国赴基辅特使，坚称这个饱受战争蹂躏的国家不会接受基于放弃俄罗斯入侵领土的和平计划。</text:p>
      <text:p text:style-name="P4">
Videos: []</text:p>
      <text:p text:style-name="P4">
Images: []</text:p>
      <text:p text:style-name="P4">
Categories: ['乌克兰局势', '欧洲', '中国', '军事', '全球议题']</text:p>
      <text:p text:style-name="P4">
Type: None</text:p>
      <!--METADATA-->
      <text:p text:style-name="P4">
NoneNone</text:p>
      <text:p text:style-name="P4">
Source: <text:a xlink:type="simple" xlink:href="https://www.voachinese.com/a/peace-cannot-mean-ceding-territory-ukraine-tells-china-envoy-20230517/7097719.html" text:style-name="Internet_20_link" text:visited-style-name="Visited_20_Internet_20_Link">
https://www.voachinese.com/a/peace-cannot-mean-ceding-territory-ukraine-tells-china-envoy-20230517/7097719.html</text:a>
</text:p>
      <!--NEWS-->
      <text:h text:style-name="P10" text:outline-level="1">
<text:span text:style-name="T4">
美军一周来第二次在阿拉斯加防空识别区发现俄军机</text:span>
</text:h>
      <text:p text:style-name="P4">
Author: chinese@voanews.com (巴布)</text:p>
      <text:p text:style-name="P4">
Publisher: 美国之音中文网 (Type: NewsMediaOrganization)</text:p>
      <text:p text:style-name="P4">
Published Time: 2023-05-18T05:01:46+08:00</text:p>
      <text:p text:style-name="P4">
Modified Time: 2023-05-17 21:01:46Z</text:p>
      <text:p text:style-name="P4">
Description: 美国军方证实，星期一(5月15日)在美国阿拉斯加州附近又追踪到一架俄罗斯军用飞机，这是不到一个星期以来的第二次。</text:p>
      <text:p text:style-name="P4">
Videos: []</text:p>
      <text:p text:style-name="P4">
Images: []</text:p>
      <text:p text:style-name="P4">
Categories: ['军事', '美国', '欧洲']</text:p>
      <text:p text:style-name="P4">
Type: None</text:p>
      <!--METADATA-->
      <text:p text:style-name="P4">
NoneNone</text:p>
      <text:p text:style-name="P4">
Source: <text:a xlink:type="simple" xlink:href="https://www.voachinese.com/a/us-military-intercepts-russian-military-aircraft-near-alaska-for-second-time-in-a-week-20230517/7097797.html" text:style-name="Internet_20_link" text:visited-style-name="Visited_20_Internet_20_Link">
https://www.voachinese.com/a/us-military-intercepts-russian-military-aircraft-near-alaska-for-second-time-in-a-week-20230517/7097797.html</text:a>
</text:p>
      <!--NEWS-->
      <text:h text:style-name="P10" text:outline-level="1">
<text:span text:style-name="T4">
拜登试图在预算谈判期间缓解对政府违约的担忧</text:span>
</text:h>
      <text:p text:style-name="P4">
Author: chinese@voanews.com (阿妮塔·鲍威尔, 布雷德迈尔)</text:p>
      <text:p text:style-name="P4">
Publisher: 美国之音中文网 (Type: NewsMediaOrganization)</text:p>
      <text:p text:style-name="P4">
Published Time: 2023-05-18T05:23:07+08:00</text:p>
      <text:p text:style-name="P4">
Modified Time: 2023-05-17 21:23:07Z</text:p>
      <text:p text:style-name="P4">
Description: 美国总统乔·拜登周三(5月17日)试图向美国人保证，美国不会拖欠债务，目前白宫和国会高层领导人正在进行紧张且旷日持久的预算谈判，而共和党人在谈判中寻求大幅削减开支以换取提高债务上限。</text:p>
      <text:p text:style-name="P4">
Videos: []</text:p>
      <text:p text:style-name="P4">
Images: []</text:p>
      <text:p text:style-name="P4">
Categories: ['美国', '国会报道', '经济·金融·贸易']</text:p>
      <text:p text:style-name="P4">
Type: None</text:p>
      <!--METADATA-->
      <text:p text:style-name="P4">
NoneNone</text:p>
      <text:p text:style-name="P4">
Source: <text:a xlink:type="simple" xlink:href="https://www.voachinese.com/a/biden-tries-to-ease-fears-of-government-default-amid-budget-talks-20230517/7097764.html" text:style-name="Internet_20_link" text:visited-style-name="Visited_20_Internet_20_Link">
https://www.voachinese.com/a/biden-tries-to-ease-fears-of-government-default-amid-budget-talks-20230517/709776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